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2374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698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7" style:family="table-cell" style:parent-style-name="Default">
      <style:text-properties style:font-name="Arial" fo:font-size="10pt" style:font-size-asian="10pt" style:font-name-complex="Times New Roman" style:font-size-complex="10pt"/>
    </style:style>
    <style:style style:name="ce8" style:family="table-cell" style:parent-style-name="Default">
      <style:table-cell-properties fo:background-color="transparent"/>
      <style:text-properties style:font-name="Arial" fo:font-size="10pt" style:font-size-asian="10pt" style:font-name-complex="Times New Roman" style:font-size-complex="10pt"/>
    </style:style>
    <style:style style:name="ce9" style:family="table-cell" style:parent-style-name="Default">
      <style:table-cell-properties fo:background-color="transparent"/>
      <style:text-properties fo:color="#000000" style:font-name="Arial" fo:font-size="10pt" style:font-size-asian="10pt" style:font-name-complex="Times New Roman" style:font-size-complex="10pt"/>
    </style:style>
    <style:style style:name="ce10" style:family="table-cell" style:parent-style-name="Default">
      <style:table-cell-properties fo:border="none"/>
      <style:text-properties style:font-name="Arial" fo:font-size="10pt" style:font-size-asian="10pt" style:font-name-complex="Times New Roman" style:font-size-complex="10pt"/>
    </style:style>
    <style:style style:name="ce1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fo:font-style="italic" style:font-size-asian="10pt" style:font-style-asian="italic" style:font-name-complex="Times New Roman" style:font-size-complex="10pt" style:font-style-complex="italic"/>
    </style:style>
    <style:style style:name="ce13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name-complex="Times New Roman" style:font-size-complex="10pt" style:font-weight-complex="bold"/>
    </style:style>
    <style:style style:name="ce15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ackground-color="transparent" fo:border="none"/>
      <style:text-properties style:font-name="Arial" fo:font-size="10pt" style:font-size-asian="10pt" style:font-name-complex="Times New Roman" style:font-size-complex="10pt"/>
    </style:style>
    <style:style style:name="ce18" style:family="table-cell" style:parent-style-name="Default">
      <style:table-cell-properties fo:background-color="transparent"/>
      <style:text-properties style:font-name="Arial" fo:font-size="10pt" fo:font-style="italic" style:font-size-asian="10pt" style:font-style-asian="italic" style:font-name-complex="Times New Roman" style:font-size-complex="10pt" style:font-style-complex="italic"/>
    </style:style>
    <style:style style:name="ce19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name-complex="Arial1" style:font-size-complex="10pt"/>
    </style:style>
    <style:style style:name="ce21" style:family="table-cell" style:parent-style-name="Default">
      <style:text-properties style:font-name="Arial" fo:font-size="10pt" fo:font-weight="normal" style:font-size-asian="10pt" style:font-weight-asian="normal" style:font-name-complex="Times New Roman" style:font-size-complex="10pt" style:font-weight-complex="normal"/>
    </style:style>
    <style:style style:name="ce2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="none"/>
      <style:text-properties style:font-name="Arial" fo:font-size="10pt" fo:font-weight="bold" style:font-size-asian="10pt" style:font-weight-asian="bold" style:font-name-complex="Times New Roman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ce2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4">
      <style:text-properties style:font-name="Arial" fo:font-size="10pt" style:font-size-asian="10pt" style:font-name-complex="Times New Roman" style:font-size-complex="10pt"/>
    </style:style>
    <style:style style:name="ce29" style:family="table-cell" style:parent-style-name="Default" style:data-style-name="N104">
      <style:text-properties fo:color="#000000" style:font-name="Arial" fo:font-size="10pt" style:font-name-asian="Arial Unicode MS" style:font-size-asian="10pt" style:font-name-complex="Times New Roman" style:font-size-complex="10pt"/>
    </style:style>
    <style:style style:name="ce30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name-complex="Times New Roman" style:font-size-complex="10pt" style:font-weight-complex="normal"/>
    </style:style>
    <style:style style:name="ce32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style:font-size-asian="10pt" style:font-name-complex="Times New Roman" style:font-size-complex="10pt"/>
    </style:style>
    <style:style style:name="ce34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Arial" fo:font-size="10pt" style:font-size-asian="10pt" style:font-name-complex="Times New Roman" style:font-size-complex="10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font-weight="bold" style:font-size-asian="10pt" style:font-weight-asian="bold" style:font-name-complex="Times New Roman" style:font-size-complex="10pt" style:font-weight-complex="bold"/>
    </style:style>
    <style:style style:name="ce36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ackground-color="transparent" fo:border-left="none" fo:border-right="0.0008in solid #000000" fo:border-top="none"/>
      <style:text-properties fo:color="#000000"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font-weight="normal" style:font-size-asian="10pt" style:font-weight-asian="normal" style:font-name-complex="Times New Roman" style:font-size-complex="10pt" style:font-weight-complex="normal"/>
    </style:style>
    <style:style style:name="ce39" style:family="table-cell" style:parent-style-name="Default">
      <style:table-cell-properties fo:border-bottom="none" fo:border-left="none" fo:border-right="0.0008in solid #000000" fo:border-top="none"/>
    </style:style>
    <style:style style:name="ce40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style:font-size-asian="10pt" style:font-name-complex="Arial1" style:font-size-complex="10pt"/>
    </style:style>
    <style:style style:name="ce41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font-style="italic" style:font-size-asian="10pt" style:font-style-asian="italic" style:font-name-complex="Times New Roman" style:font-size-complex="10pt" style:font-style-complex="italic"/>
    </style:style>
    <style:style style:name="ce42" style:family="table-cell" style:parent-style-name="Default">
      <style:text-properties style:font-name="Arial1" fo:font-size="6pt" style:font-size-asian="6pt" style:font-name-complex="Arial1" style:font-size-complex="6pt"/>
    </style:style>
    <style:style style:name="ce43" style:family="table-cell" style:parent-style-name="Default">
      <style:text-properties style:font-name="Arial1" fo:font-size="9pt" fo:font-weight="bold" style:font-size-asian="9pt" style:font-weight-asian="bold" style:font-name-complex="Arial1" style:font-size-complex="9pt" style:font-weight-complex="bold"/>
    </style:style>
    <style:style style:name="ce44" style:family="table-cell" style:parent-style-name="Defaul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ce45" style:family="table-cell" style:parent-style-name="Default">
      <style:table-cell-properties fo:background-color="transparent"/>
      <style:text-properties style:font-name="Arial1" fo:font-size="9pt" fo:font-weight="bold" style:font-size-asian="9pt" style:font-weight-asian="bold" style:font-name-complex="Arial1" style:font-size-complex="9pt" style:font-weight-complex="bold"/>
    </style:style>
    <style:style style:name="ce46" style:family="table-cell" style:parent-style-name="Default">
      <style:text-properties style:font-name="Arial1" fo:font-size="6pt" fo:font-weight="bold" style:font-size-asian="6pt" style:font-weight-asian="bold" style:font-name-complex="Arial1" style:font-size-complex="6pt" style:font-weight-complex="bold"/>
    </style:style>
    <style:style style:name="ce47" style:family="table-cell" style:parent-style-name="Default">
      <style:table-cell-properties fo:background-color="transparent"/>
      <style:text-properties style:font-name="Arial1" fo:font-size="6pt" style:font-size-asian="6pt" style:font-name-complex="Arial1" style:font-size-complex="6pt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1" table:number-columns-repeated="5" table:default-cell-style-name="ce2"/>
        <table:table-column table:style-name="co1" table:default-cell-style-name="ce30"/>
        <table:table-column table:style-name="co6" table:default-cell-style-name="ce30"/>
        <table:table-column table:style-name="co7" table:default-cell-style-name="ce2"/>
        <table:table-column table:style-name="co1" table:default-cell-style-name="ce2"/>
        <table:table-column table:style-name="co8" table:number-columns-repeated="3" table:default-cell-style-name="ce2"/>
        <table:table-column table:style-name="co9" table:number-columns-repeated="1004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ANO</text:p>
          </table:table-cell>
          <table:table-cell table:style-name="ce6" office:value-type="string">
            <text:p>ESTADO</text:p>
          </table:table-cell>
          <table:table-cell table:style-name="ce6" office:value-type="string">
            <text:p>PUERTO</text:p>
          </table:table-cell>
          <table:table-cell table:style-name="ce6" office:value-type="string">
            <text:p>BENEFICIARIO</text:p>
          </table:table-cell>
          <table:table-cell table:style-name="ce1" office:value-type="string">
            <text:p>RNPA</text:p>
          </table:table-cell>
          <table:table-cell table:style-name="ce16" office:value-type="string">
            <text:p>EMBARCACION</text:p>
          </table:table-cell>
          <table:table-cell table:style-name="ce1" office:value-type="string">
            <text:p>MONTO APROBADO</text:p>
          </table:table-cell>
          <table:table-cell table:style-name="ce1" office:value-type="string">
            <text:p>PAGADO</text:p>
          </table:table-cell>
          <table:table-cell table:style-name="ce1" office:value-type="string">
            <text:p>TRAMITE NOV DIC 2014 PASIVOS</text:p>
          </table:table-cell>
          <table:table-cell table:style-name="ce1" office:value-type="string">
            <text:p>TRAMITE ENERO MZO 2014 PASIVOS</text:p>
          </table:table-cell>
          <table:table-cell table:style-name="ce1" office:value-type="string">
            <text:p>DESISTIDO</text:p>
          </table:table-cell>
          <table:table-cell table:style-name="ce1" office:value-type="string">
            <text:p>ACTA ADMINISTRATIVA</text:p>
          </table:table-cell>
          <table:table-cell table:style-name="ce1" office:value-type="string">
            <text:p>REINTEGRO</text:p>
          </table:table-cell>
          <table:table-cell table:style-name="ce36" office:value-type="string">
            <text:p>PDTE DE COMPROBAR PAGO</text:p>
          </table:table-cell>
          <table:table-cell table:style-name="ce1" table:number-columns-repeated="1007"/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PESQUERA SAGAX, S.A. DE C.V.</text:p>
          </table:table-cell>
          <table:table-cell office:value-type="float" office:value="203015102">
            <text:p>203015102</text:p>
          </table:table-cell>
          <table:table-cell table:style-name="ce8" office:value-type="string">
            <text:p>JUANITO DE CADIZ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CORPORACION DE ATUNEROS DE ENSENADA, S.A. DE C.V.</text:p>
          </table:table-cell>
          <table:table-cell office:value-type="float" office:value="203015953">
            <text:p>203015953</text:p>
          </table:table-cell>
          <table:table-cell table:style-name="ce8" office:value-type="string">
            <text:p>CENTAURO DEL NORTE</text:p>
          </table:table-cell>
          <table:table-cell office:value-type="float" office:value="173874.87">
            <text:p>173874.87</text:p>
          </table:table-cell>
          <table:table-cell/>
          <table:table-cell office:value-type="float" office:value="173874.88">
            <text:p>173874.88</text:p>
          </table:table-cell>
          <table:table-cell table:number-columns-repeated="3"/>
          <table:table-cell table:style-name="ce2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CORPORACION DE ATUNEROS DE ENSENADA, S.A. DE C.V.</text:p>
          </table:table-cell>
          <table:table-cell office:value-type="float" office:value="203015953">
            <text:p>203015953</text:p>
          </table:table-cell>
          <table:table-cell table:style-name="ce8" office:value-type="string">
            <text:p>EL GLADIADOR</text:p>
          </table:table-cell>
          <table:table-cell office:value-type="float" office:value="479494.87">
            <text:p>479494.87</text:p>
          </table:table-cell>
          <table:table-cell table:number-columns-repeated="3"/>
          <table:table-cell office:value-type="float" office:value="479494.87">
            <text:p>479494.87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PESQUERA PATRON E HIJOS S.A. DE C.V.</text:p>
          </table:table-cell>
          <table:table-cell office:value-type="float" office:value="203004411">
            <text:p>203004411</text:p>
          </table:table-cell>
          <table:table-cell table:style-name="ce8" office:value-type="string">
            <text:p>VIC-MAR</text:p>
          </table:table-cell>
          <table:table-cell office:value-type="float" office:value="676715.82">
            <text:p>676715.82</text:p>
          </table:table-cell>
          <table:table-cell office:value-type="float" office:value="338357.91">
            <text:p>338357.91</text:p>
          </table:table-cell>
          <table:table-cell/>
          <table:table-cell table:style-name="ce7" office:value-type="float" office:value="338357.91">
            <text:p>338357.91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LINAMAR,S.A DE C.V</text:p>
          </table:table-cell>
          <table:table-cell table:style-name="ce7" office:value-type="float" office:value="2508007958">
            <text:p>2508007958</text:p>
          </table:table-cell>
          <table:table-cell table:style-name="ce8" office:value-type="string">
            <text:p>SAN JACINTO</text:p>
          </table:table-cell>
          <table:table-cell table:number-columns-repeated="2" office:value-type="float" office:value="254565">
            <text:p>25456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10" office:value-type="string">
            <text:p>DENEBOLA, S.A.DE C.V.</text:p>
          </table:table-cell>
          <table:table-cell table:style-name="ce11" office:value-type="float" office:value="203014741">
            <text:p>203014741</text:p>
          </table:table-cell>
          <table:table-cell table:style-name="ce8" office:value-type="string">
            <text:p>LUCINA ELENA</text:p>
          </table:table-cell>
          <table:table-cell table:number-columns-repeated="2" office:value-type="float" office:value="261725.08">
            <text:p>261725.08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10" office:value-type="string">
            <text:p>DENEBOLA, S.A.DE C.V.</text:p>
          </table:table-cell>
          <table:table-cell table:style-name="ce11" office:value-type="float" office:value="203014741">
            <text:p>203014741</text:p>
          </table:table-cell>
          <table:table-cell table:style-name="ce8" office:value-type="string">
            <text:p>DON NICO</text:p>
          </table:table-cell>
          <table:table-cell table:number-columns-repeated="2" office:value-type="float" office:value="224755.08">
            <text:p>224755.08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YAMEL AVILA MEUEN</text:p>
          </table:table-cell>
          <table:table-cell office:value-type="float" office:value="203127170">
            <text:p>203127170</text:p>
          </table:table-cell>
          <table:table-cell table:style-name="ce8" office:value-type="string">
            <text:p>DON JORGE</text:p>
          </table:table-cell>
          <table:table-cell office:value-type="float" office:value="902969.5">
            <text:p>902969.5</text:p>
          </table:table-cell>
          <table:table-cell table:number-columns-repeated="3"/>
          <table:table-cell office:value-type="float" office:value="902969.5">
            <text:p>902969.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SERVICIOS TURISTICOS Y PESCA COMERCIAL LOS VOLCANES, S.P.R DE R.L</text:p>
          </table:table-cell>
          <table:table-cell office:value-type="float" office:value="203014170">
            <text:p>203014170</text:p>
          </table:table-cell>
          <table:table-cell table:style-name="ce8" office:value-type="string">
            <text:p>MAR UBRE</text:p>
          </table:table-cell>
          <table:table-cell office:value-type="float" office:value="109940">
            <text:p>109940</text:p>
          </table:table-cell>
          <table:table-cell table:number-columns-repeated="2" office:value-type="float" office:value="54970">
            <text:p>54970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OPERADORA ENSENADA, S.A. DE C.V.</text:p>
          </table:table-cell>
          <table:table-cell office:value-type="float" office:value="203013842">
            <text:p>203013842</text:p>
          </table:table-cell>
          <table:table-cell table:style-name="ce8" office:value-type="string">
            <text:p>EL CACHANILLA</text:p>
          </table:table-cell>
          <table:table-cell office:value-type="float" office:value="617077">
            <text:p>617077</text:p>
          </table:table-cell>
          <table:table-cell office:value-type="float" office:value="617077.6">
            <text:p>617077.6</text:p>
          </table:table-cell>
          <table:table-cell table:number-columns-repeated="4"/>
          <table:table-cell table:style-name="ce2"/>
          <table:table-cell office:value-type="float" office:value="0.6">
            <text:p>0.6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15" office:value-type="string">
            <text:p>PESQUERA TODOS SANTOS, S.A. DE c.v:</text:p>
          </table:table-cell>
          <table:table-cell office:value-type="float" office:value="203015060">
            <text:p>203015060</text:p>
          </table:table-cell>
          <table:table-cell table:style-name="ce8" office:value-type="string">
            <text:p>CANTAMAR</text:p>
          </table:table-cell>
          <table:table-cell table:number-columns-repeated="2" office:value-type="float" office:value="92958.5">
            <text:p>929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JOSE CRISTOBAL ASCOLANI ROMO</text:p>
          </table:table-cell>
          <table:table-cell office:value-type="float" office:value="203007208">
            <text:p>203007208</text:p>
          </table:table-cell>
          <table:table-cell table:style-name="ce8" office:value-type="string">
            <text:p>VENCEDOR</text:p>
          </table:table-cell>
          <table:table-cell table:number-columns-repeated="2" office:value-type="float" office:value="402824.5">
            <text:p>402824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MEXICALI</text:p>
          </table:table-cell>
          <table:table-cell table:style-name="ce10" office:value-type="string">
            <text:p>SOCIEDAD COOPERATIVA DE PRODUCCION PESQUERA EN GENERAL "GENERAL ALBERTO OVIEDO MOTA" S,C L.....</text:p>
          </table:table-cell>
          <table:table-cell table:style-name="ce11" office:value-type="float" office:value="207001926">
            <text:p>207001926</text:p>
          </table:table-cell>
          <table:table-cell table:style-name="ce8" office:value-type="string">
            <text:p>INSURGENTES MORELOS</text:p>
          </table:table-cell>
          <table:table-cell office:value-type="float" office:value="951611">
            <text:p>951611</text:p>
          </table:table-cell>
          <table:table-cell office:value-type="float" office:value="364616">
            <text:p>364616</text:p>
          </table:table-cell>
          <table:table-cell table:number-columns-repeated="2"/>
          <table:table-cell office:value-type="float" office:value="586995">
            <text:p>58699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MEXICALI</text:p>
          </table:table-cell>
          <table:table-cell table:style-name="ce10" office:value-type="string">
            <text:p>SOCIEDAD COOPERATIVA DE PRODUCCION PESQUERA EN GENERAL "GENERAL ALBERTO OVIEDO MOTA" S,C L.....</text:p>
          </table:table-cell>
          <table:table-cell table:style-name="ce11" office:value-type="float" office:value="207001926">
            <text:p>207001926</text:p>
          </table:table-cell>
          <table:table-cell table:style-name="ce8" office:value-type="string">
            <text:p>TIGRE</text:p>
          </table:table-cell>
          <table:table-cell office:value-type="float" office:value="941857.5">
            <text:p>941857.5</text:p>
          </table:table-cell>
          <table:table-cell office:value-type="float" office:value="212652.5">
            <text:p>212652.5</text:p>
          </table:table-cell>
          <table:table-cell table:number-columns-repeated="2"/>
          <table:table-cell office:value-type="float" office:value="729205">
            <text:p>72920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MEXICALI</text:p>
          </table:table-cell>
          <table:table-cell table:style-name="ce10" office:value-type="string">
            <text:p>SOCIEDAD COOPERATIVA DE PRODUCCION PESQUERA EN GENERAL "GENERAL ALBERTO OVIEDO MOTA" S,C L.....</text:p>
          </table:table-cell>
          <table:table-cell table:style-name="ce11" office:value-type="float" office:value="207001926">
            <text:p>207001926</text:p>
          </table:table-cell>
          <table:table-cell table:style-name="ce8" office:value-type="string">
            <text:p>SAN FELIPE</text:p>
          </table:table-cell>
          <table:table-cell office:value-type="float" office:value="884212.5">
            <text:p>884212.5</text:p>
          </table:table-cell>
          <table:table-cell office:value-type="float" office:value="511457.5">
            <text:p>511457.5</text:p>
          </table:table-cell>
          <table:table-cell table:number-columns-repeated="2"/>
          <table:table-cell office:value-type="float" office:value="372755">
            <text:p>37275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MEXICALI</text:p>
          </table:table-cell>
          <table:table-cell table:style-name="ce10" office:value-type="string">
            <text:p>SOCIEDAD COOPERATIVA DE PRODUCCION PESQUERA EN GENERAL "GENERAL ALBERTO OVIEDO MOTA" S,C L.....</text:p>
          </table:table-cell>
          <table:table-cell table:style-name="ce11" office:value-type="float" office:value="207001926">
            <text:p>207001926</text:p>
          </table:table-cell>
          <table:table-cell table:style-name="ce8" office:value-type="string">
            <text:p>OVIEDO IV</text:p>
          </table:table-cell>
          <table:table-cell office:value-type="float" office:value="392805">
            <text:p>392805</text:p>
          </table:table-cell>
          <table:table-cell table:number-columns-repeated="3"/>
          <table:table-cell office:value-type="float" office:value="392805">
            <text:p>39280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MEXICALI</text:p>
          </table:table-cell>
          <table:table-cell table:style-name="ce10" office:value-type="string">
            <text:p>SOCIEDAD COOPERATIVA DE PRODUCCION PESQUERA EN GENERAL "GENERAL ALBERTO OVIEDO MOTA" S,C L.....</text:p>
          </table:table-cell>
          <table:table-cell table:style-name="ce11" office:value-type="float" office:value="207001926">
            <text:p>207001926</text:p>
          </table:table-cell>
          <table:table-cell table:style-name="ce8" office:value-type="string">
            <text:p>ALMIRANTE</text:p>
          </table:table-cell>
          <table:table-cell office:value-type="float" office:value="298295">
            <text:p>298295</text:p>
          </table:table-cell>
          <table:table-cell table:number-columns-repeated="3"/>
          <table:table-cell office:value-type="float" office:value="298295">
            <text:p>29829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office:value-type="string">
            <text:p>NAVIERA PUERTO NUEVO S.A. DE C.V.</text:p>
          </table:table-cell>
          <table:table-cell office:value-type="float" office:value="203012125">
            <text:p>203012125</text:p>
          </table:table-cell>
          <table:table-cell table:style-name="ce8" office:value-type="string">
            <text:p>PUNTA ABREOJOS II</text:p>
          </table:table-cell>
          <table:table-cell table:number-columns-repeated="2" office:value-type="float" office:value="534300">
            <text:p>53430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office:value-type="string">
            <text:p>NAVIERA PUERTO NUEVO S.A. DE C.V.</text:p>
          </table:table-cell>
          <table:table-cell office:value-type="float" office:value="203012125">
            <text:p>203012125</text:p>
          </table:table-cell>
          <table:table-cell table:style-name="ce8" office:value-type="string">
            <text:p>VENCEDOR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office:value-type="string">
            <text:p>NAVIERA PUERTO NUEVO S.A. DE C.V.</text:p>
          </table:table-cell>
          <table:table-cell office:value-type="float" office:value="203012125">
            <text:p>203012125</text:p>
          </table:table-cell>
          <table:table-cell table:style-name="ce8" office:value-type="string">
            <text:p>GUERRERO DEL MAR</text:p>
          </table:table-cell>
          <table:table-cell table:number-columns-repeated="2" office:value-type="float" office:value="875550">
            <text:p>87555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SOCIEDAD COOPERATIVA DE PRODUCCION PESQUERA RIBEREÑA "LEYES DE REFORMA, S.C. DE R.L."</text:p>
          </table:table-cell>
          <table:table-cell office:value-type="float" office:value="313000036">
            <text:p>313000036</text:p>
          </table:table-cell>
          <table:table-cell table:style-name="ce8" office:value-type="string">
            <text:p>SOLIDARIDAD L R.</text:p>
          </table:table-cell>
          <table:table-cell office:value-type="float" office:value="622209.3">
            <text:p>622209.3</text:p>
          </table:table-cell>
          <table:table-cell table:number-columns-repeated="3"/>
          <table:table-cell office:value-type="float" office:value="622209.3">
            <text:p>622209.3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7" office:value-type="string">
            <text:p>PESQUERA SARDINERA LA UNION, S. DE R.L. DE C.V.</text:p>
          </table:table-cell>
          <table:table-cell office:value-type="float" office:value="203126707">
            <text:p>203126707</text:p>
          </table:table-cell>
          <table:table-cell table:style-name="ce8" office:value-type="string">
            <text:p>NOBLE PROVIDER</text:p>
          </table:table-cell>
          <table:table-cell office:value-type="float" office:value="309100">
            <text:p>309100</text:p>
          </table:table-cell>
          <table:table-cell table:number-columns-repeated="3"/>
          <table:table-cell office:value-type="float" office:value="309100">
            <text:p>3091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10" office:value-type="string">
            <text:p>MARPESCA, S.A DE C.V</text:p>
          </table:table-cell>
          <table:table-cell table:style-name="ce11" office:value-type="float" office:value="203127287">
            <text:p>203127287</text:p>
          </table:table-cell>
          <table:table-cell table:style-name="ce8" office:value-type="string">
            <text:p>OCEAN DAWN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BAJA CALIFORNIA</text:p>
          </table:table-cell>
          <table:table-cell table:style-name="ce7" office:value-type="string">
            <text:p>ENSENADA</text:p>
          </table:table-cell>
          <table:table-cell table:style-name="ce10" office:value-type="string">
            <text:p>MARPESCA, S.A DE C.V</text:p>
          </table:table-cell>
          <table:table-cell table:style-name="ce11" office:value-type="float" office:value="203127287">
            <text:p>203127287</text:p>
          </table:table-cell>
          <table:table-cell table:style-name="ce8" office:value-type="string">
            <text:p>BAJA SEA</text:p>
          </table:table-cell>
          <table:table-cell office:value-type="float" office:value="900000">
            <text:p>900000</text:p>
          </table:table-cell>
          <table:table-cell table:number-columns-repeated="2"/>
          <table:table-cell table:style-name="ce28" office:value-type="currency" office:currency="USD" office:value="1000000">
            <text:p>$1,000,000.00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CAMPECHE</text:p>
          </table:table-cell>
          <table:table-cell table:style-name="ce7" office:value-type="string">
            <text:p>CD. DEL CARMEN</text:p>
          </table:table-cell>
          <table:table-cell table:style-name="ce7" office:value-type="string">
            <text:p>CARLOS ALONSO AVILA ARGAEZ</text:p>
          </table:table-cell>
          <table:table-cell office:value-type="float" office:value="402006522">
            <text:p>402006522</text:p>
          </table:table-cell>
          <table:table-cell table:style-name="ce8" office:value-type="string">
            <text:p>SAN NICOLAS</text:p>
          </table:table-cell>
          <table:table-cell table:number-columns-repeated="2" office:value-type="float" office:value="184350">
            <text:p>184350</text:p>
          </table:table-cell>
          <table:table-cell/>
          <table:table-cell table:style-name="ce29" office:value-type="currency" office:currency="USD" office:value="900000">
            <text:p>$900,000.00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NAVIERA DOLCA S.A. DE C.V.</text:p>
          </table:table-cell>
          <table:table-cell table:style-name="ce11" office:value-type="float" office:value="401002654">
            <text:p>401002654</text:p>
          </table:table-cell>
          <table:table-cell table:style-name="ce8" office:value-type="string">
            <text:p>NAVIERA DOLCA 1</text:p>
          </table:table-cell>
          <table:table-cell table:number-columns-repeated="2" office:value-type="float" office:value="187240.16">
            <text:p>187240.16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NAVIERA DOLCA S.A. DE C.V.</text:p>
          </table:table-cell>
          <table:table-cell table:style-name="ce11" office:value-type="float" office:value="401002654">
            <text:p>401002654</text:p>
          </table:table-cell>
          <table:table-cell table:style-name="ce8" office:value-type="string">
            <text:p>NAVIERA DOLCA II</text:p>
          </table:table-cell>
          <table:table-cell table:number-columns-repeated="2" office:value-type="float" office:value="187240.16">
            <text:p>187240.16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table:style-name="ce3" office:value-type="float" office:value="2014">
            <text:p>2014</text:p>
          </table:table-cell>
          <table:table-cell table:number-columns-repeated="2" table:style-name="ce8" office:value-type="string">
            <text:p>CAMPECHE</text:p>
          </table:table-cell>
          <table:table-cell table:style-name="ce8" office:value-type="string">
            <text:p>NAVIERA Y PESQUERA MIROLAMA, S.A. DE C.V.</text:p>
          </table:table-cell>
          <table:table-cell table:style-name="ce3" office:value-type="float" office:value="401003637">
            <text:p>401003637</text:p>
          </table:table-cell>
          <table:table-cell table:style-name="ce8" office:value-type="string">
            <text:p>MARQUEZ III</text:p>
          </table:table-cell>
          <table:table-cell table:number-columns-repeated="2" table:style-name="ce3" office:value-type="float" office:value="572975">
            <text:p>572975</text:p>
          </table:table-cell>
          <table:table-cell table:style-name="ce3" table:number-columns-repeated="5"/>
          <table:table-cell table:style-name="ce32"/>
          <table:table-cell table:style-name="ce3" table:number-columns-repeated="1007"/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MONICA PATRICIA CEBALLOS ALEJANDRE</text:p>
          </table:table-cell>
          <table:table-cell table:style-name="ce11" office:value-type="float" office:value="401002985">
            <text:p>401002985</text:p>
          </table:table-cell>
          <table:table-cell table:style-name="ce8" office:value-type="string">
            <text:p>MONICA 1</text:p>
          </table:table-cell>
          <table:table-cell table:number-columns-repeated="2" office:value-type="float" office:value="189892.64">
            <text:p>189892.64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MONICA PATRICIA CEBALLOS ALEJANDRE</text:p>
          </table:table-cell>
          <table:table-cell table:style-name="ce11" office:value-type="float" office:value="401002985">
            <text:p>401002985</text:p>
          </table:table-cell>
          <table:table-cell table:style-name="ce8" office:value-type="string">
            <text:p>MONICA II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MONICA PATRICIA CEBALLOS ALEJANDRE</text:p>
          </table:table-cell>
          <table:table-cell table:style-name="ce11" office:value-type="float" office:value="401002985">
            <text:p>401002985</text:p>
          </table:table-cell>
          <table:table-cell table:style-name="ce8" office:value-type="string">
            <text:p>MONICA III</text:p>
          </table:table-cell>
          <table:table-cell table:number-columns-repeated="2" office:value-type="float" office:value="189892.64">
            <text:p>189892.64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LAUREANO JESUS CEBALLOS FUENTES</text:p>
          </table:table-cell>
          <table:table-cell office:value-type="float" office:value="401002837">
            <text:p>401002837</text:p>
          </table:table-cell>
          <table:table-cell table:style-name="ce8" office:value-type="string">
            <text:p>SOÑADOR</text:p>
          </table:table-cell>
          <table:table-cell table:number-columns-repeated="2" office:value-type="float" office:value="194152.73">
            <text:p>194152.73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NAVIERA ALEJANDRE, S.A. DE C.V.</text:p>
          </table:table-cell>
          <table:table-cell office:value-type="float" office:value="402005276">
            <text:p>402005276</text:p>
          </table:table-cell>
          <table:table-cell table:style-name="ce8" office:value-type="string">
            <text:p>DON LAU II</text:p>
          </table:table-cell>
          <table:table-cell office:value-type="float" office:value="572975">
            <text:p>572975</text:p>
          </table:table-cell>
          <table:table-cell table:number-columns-repeated="4"/>
          <table:table-cell office:value-type="float" office:value="572975">
            <text:p>572975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SUR, S.A. DE C.V.</text:p>
          </table:table-cell>
          <table:table-cell table:style-name="ce11" office:value-type="float" office:value="401002472">
            <text:p>401002472</text:p>
          </table:table-cell>
          <table:table-cell table:style-name="ce8" office:value-type="string">
            <text:p>DON TAVO</text:p>
          </table:table-cell>
          <table:table-cell table:number-columns-repeated="2" office:value-type="float" office:value="305358.5">
            <text:p>3053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SUR, S.A. DE C.V.</text:p>
          </table:table-cell>
          <table:table-cell table:style-name="ce11" office:value-type="float" office:value="401002472">
            <text:p>401002472</text:p>
          </table:table-cell>
          <table:table-cell table:style-name="ce8" office:value-type="string">
            <text:p>CAMPECHE MARISOL</text:p>
          </table:table-cell>
          <table:table-cell table:number-columns-repeated="2" office:value-type="float" office:value="305358.5">
            <text:p>3053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SUR, S.A. DE C.V.</text:p>
          </table:table-cell>
          <table:table-cell table:style-name="ce11" office:value-type="float" office:value="401002472">
            <text:p>401002472</text:p>
          </table:table-cell>
          <table:table-cell table:style-name="ce8" office:value-type="string">
            <text:p>CALYPSO</text:p>
          </table:table-cell>
          <table:table-cell table:number-columns-repeated="2" office:value-type="float" office:value="305358.5">
            <text:p>3053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SUR, S.A. DE C.V.</text:p>
          </table:table-cell>
          <table:table-cell table:style-name="ce11" office:value-type="float" office:value="401002472">
            <text:p>401002472</text:p>
          </table:table-cell>
          <table:table-cell table:style-name="ce8" office:value-type="string">
            <text:p>TORNADO</text:p>
          </table:table-cell>
          <table:table-cell table:number-columns-repeated="2" office:value-type="float" office:value="305358.5">
            <text:p>3053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SUR, S.A. DE C.V.</text:p>
          </table:table-cell>
          <table:table-cell table:style-name="ce11" office:value-type="float" office:value="401002472">
            <text:p>401002472</text:p>
          </table:table-cell>
          <table:table-cell table:style-name="ce8" office:value-type="string">
            <text:p>PESCASUR II</text:p>
          </table:table-cell>
          <table:table-cell table:number-columns-repeated="2" office:value-type="float" office:value="305358.5">
            <text:p>3053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SUR, S.A. DE C.V.</text:p>
          </table:table-cell>
          <table:table-cell table:style-name="ce11" office:value-type="float" office:value="401002472">
            <text:p>401002472</text:p>
          </table:table-cell>
          <table:table-cell table:style-name="ce8" office:value-type="string">
            <text:p>LISETTE</text:p>
          </table:table-cell>
          <table:table-cell table:number-columns-repeated="2" office:value-type="float" office:value="305358.5">
            <text:p>305358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JUAN CARLOS LOPEZ PRESUEL</text:p>
          </table:table-cell>
          <table:table-cell office:value-type="float" office:value="401005384">
            <text:p>401005384</text:p>
          </table:table-cell>
          <table:table-cell table:style-name="ce8" office:value-type="string">
            <text:p>ALAMBRA II</text:p>
          </table:table-cell>
          <table:table-cell office:value-type="float" office:value="187240.16">
            <text:p>187240.16</text:p>
          </table:table-cell>
          <table:table-cell office:value-type="float" office:value="187240.15">
            <text:p>187240.15</text:p>
          </table:table-cell>
          <table:table-cell table:number-columns-repeated="4"/>
          <table:table-cell table:style-name="ce2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FERMIN AQUI LES GARCIA ARJONA</text:p>
          </table:table-cell>
          <table:table-cell office:value-type="float" office:value="402006555">
            <text:p>402006555</text:p>
          </table:table-cell>
          <table:table-cell table:style-name="ce8" office:value-type="string">
            <text:p>CAREYES 1</text:p>
          </table:table-cell>
          <table:table-cell office:value-type="float" office:value="518996.43">
            <text:p>518996.43</text:p>
          </table:table-cell>
          <table:table-cell office:value-type="float" office:value="518996.44">
            <text:p>518996.44</text:p>
          </table:table-cell>
          <table:table-cell table:number-columns-repeated="4"/>
          <table:table-cell table:style-name="ce2"/>
          <table:table-cell table:style-name="ce3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 MARINA COMERCIAL S.A. DE C.V.</text:p>
          </table:table-cell>
          <table:table-cell table:style-name="ce11" office:value-type="float" office:value="401002969">
            <text:p>401002969</text:p>
          </table:table-cell>
          <table:table-cell table:style-name="ce8" office:value-type="string">
            <text:p>SAN ROMAN 1</text:p>
          </table:table-cell>
          <table:table-cell office:value-type="float" office:value="178681.41">
            <text:p>178681.41</text:p>
          </table:table-cell>
          <table:table-cell office:value-type="float" office:value="103711.41">
            <text:p>103711.41</text:p>
          </table:table-cell>
          <table:table-cell table:number-columns-repeated="2"/>
          <table:table-cell office:value-type="float" office:value="74970">
            <text:p>74970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CA MARINA COMERCIAL S.A. DE C.V.</text:p>
          </table:table-cell>
          <table:table-cell table:style-name="ce11" office:value-type="float" office:value="401002969">
            <text:p>401002969</text:p>
          </table:table-cell>
          <table:table-cell table:style-name="ce8" office:value-type="string">
            <text:p>REY II</text:p>
          </table:table-cell>
          <table:table-cell office:value-type="float" office:value="353366.41">
            <text:p>353366.41</text:p>
          </table:table-cell>
          <table:table-cell office:value-type="float" office:value="178681.41">
            <text:p>178681.41</text:p>
          </table:table-cell>
          <table:table-cell table:number-columns-repeated="2"/>
          <table:table-cell office:value-type="float" office:value="174685">
            <text:p>174685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PESQUERA COMERCIAL DE ALTURA DE MEXICO, S.A. DE C.V.</text:p>
          </table:table-cell>
          <table:table-cell office:value-type="float" office:value="401002951">
            <text:p>401002951</text:p>
          </table:table-cell>
          <table:table-cell table:style-name="ce8" office:value-type="string">
            <text:p>SEA KING II</text:p>
          </table:table-cell>
          <table:table-cell office:value-type="float" office:value="266881.16">
            <text:p>266881.16</text:p>
          </table:table-cell>
          <table:table-cell office:value-type="float" office:value="88200">
            <text:p>88200</text:p>
          </table:table-cell>
          <table:table-cell table:number-columns-repeated="2"/>
          <table:table-cell office:value-type="float" office:value="178681.16">
            <text:p>178681.16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PROSPECCION PESQUERA DE MEXICO, S.A. DE C.V</text:p>
          </table:table-cell>
          <table:table-cell office:value-type="float" office:value="401002993">
            <text:p>401002993</text:p>
          </table:table-cell>
          <table:table-cell table:style-name="ce8" office:value-type="string">
            <text:p>SEA KING II</text:p>
          </table:table-cell>
          <table:table-cell table:number-columns-repeated="2" office:value-type="float" office:value="160054.18">
            <text:p>160054.18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QUERA MARINA DEL GOLFO S.A. DE C.V.</text:p>
          </table:table-cell>
          <table:table-cell table:style-name="ce11" office:value-type="float" office:value="401002977">
            <text:p>401002977</text:p>
          </table:table-cell>
          <table:table-cell table:style-name="ce8" office:value-type="string">
            <text:p>RUCO</text:p>
          </table:table-cell>
          <table:table-cell table:style-name="ce7" office:value-type="float" office:value="316577.73">
            <text:p>316577.73</text:p>
          </table:table-cell>
          <table:table-cell office:value-type="float" office:value="316577.73">
            <text:p>316577.73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QUERA MARINA DEL GOLFO S.A. DE C.V.</text:p>
          </table:table-cell>
          <table:table-cell table:style-name="ce11" office:value-type="float" office:value="401002977">
            <text:p>401002977</text:p>
          </table:table-cell>
          <table:table-cell table:style-name="ce8" office:value-type="string">
            <text:p>TRIANGULOS II</text:p>
          </table:table-cell>
          <table:table-cell office:value-type="float" office:value="643327.73">
            <text:p>643327.73</text:p>
          </table:table-cell>
          <table:table-cell office:value-type="float" office:value="485827.73">
            <text:p>485827.73</text:p>
          </table:table-cell>
          <table:table-cell table:number-columns-repeated="2"/>
          <table:table-cell table:style-name="ce7" office:value-type="float" office:value="157500">
            <text:p>157500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QUERA MARINA DEL GOLFO S.A. DE C.V.</text:p>
          </table:table-cell>
          <table:table-cell table:style-name="ce11" office:value-type="float" office:value="401002977">
            <text:p>401002977</text:p>
          </table:table-cell>
          <table:table-cell table:style-name="ce8" office:value-type="string">
            <text:p>KUKULKAN III</text:p>
          </table:table-cell>
          <table:table-cell office:value-type="float" office:value="396000.73">
            <text:p>396000.73</text:p>
          </table:table-cell>
          <table:table-cell table:style-name="ce7" office:value-type="float" office:value="100000">
            <text:p>100000</text:p>
          </table:table-cell>
          <table:table-cell table:style-name="ce7"/>
          <table:table-cell/>
          <table:table-cell table:style-name="ce7" office:value-type="float" office:value="296000">
            <text:p>296000</text:p>
          </table:table-cell>
          <table:table-cell/>
          <table:table-cell table:style-name="ce2"/>
          <table:table-cell table:style-name="ce33" office:value-type="float" office:value="0.73">
            <text:p>0.73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PESQUERA MARINA DEL GOLFO S.A. DE C.V.</text:p>
          </table:table-cell>
          <table:table-cell table:style-name="ce11" office:value-type="float" office:value="401002977">
            <text:p>401002977</text:p>
          </table:table-cell>
          <table:table-cell table:style-name="ce8" office:value-type="string">
            <text:p>KUKULKAN</text:p>
          </table:table-cell>
          <table:table-cell office:value-type="float" office:value="105827">
            <text:p>105827</text:p>
          </table:table-cell>
          <table:table-cell table:number-columns-repeated="4"/>
          <table:table-cell table:style-name="ce28" office:value-type="currency" office:currency="USD" office:value="105827">
            <text:p>$105,827.00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ARMADORES INTERNACIONALES, S.A. DE C.V.</text:p>
          </table:table-cell>
          <table:table-cell table:style-name="ce11" office:value-type="float" office:value="401002910">
            <text:p>401002910</text:p>
          </table:table-cell>
          <table:table-cell table:style-name="ce8" office:value-type="string">
            <text:p>TRANS GULF XI</text:p>
          </table:table-cell>
          <table:table-cell office:value-type="float" office:value="90000">
            <text:p>90000</text:p>
          </table:table-cell>
          <table:table-cell table:number-columns-repeated="4"/>
          <table:table-cell table:style-name="ce28" office:value-type="currency" office:currency="USD" office:value="90000">
            <text:p>$90,000.00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ARMADORES INTERNACIONALES, S.A. DE C.V.</text:p>
          </table:table-cell>
          <table:table-cell table:style-name="ce11" office:value-type="float" office:value="401002910">
            <text:p>401002910</text:p>
          </table:table-cell>
          <table:table-cell table:style-name="ce8" office:value-type="string">
            <text:p>TRANS GULF XII</text:p>
          </table:table-cell>
          <table:table-cell office:value-type="float" office:value="272327.73">
            <text:p>272327.73</text:p>
          </table:table-cell>
          <table:table-cell table:style-name="ce7" office:value-type="float" office:value="195827.73">
            <text:p>195827.73</text:p>
          </table:table-cell>
          <table:table-cell table:style-name="ce7"/>
          <table:table-cell/>
          <table:table-cell table:style-name="ce7" office:value-type="float" office:value="76500">
            <text:p>765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ARMADORES INTERNACIONALES, S.A. DE C.V.</text:p>
          </table:table-cell>
          <table:table-cell table:style-name="ce11" office:value-type="float" office:value="401002910">
            <text:p>401002910</text:p>
          </table:table-cell>
          <table:table-cell table:style-name="ce8" office:value-type="string">
            <text:p>TRANS GULF XIV</text:p>
          </table:table-cell>
          <table:table-cell office:value-type="float" office:value="297577.73">
            <text:p>297577.73</text:p>
          </table:table-cell>
          <table:table-cell table:style-name="ce7" office:value-type="float" office:value="105827.73">
            <text:p>105827.73</text:p>
          </table:table-cell>
          <table:table-cell table:style-name="ce7"/>
          <table:table-cell table:number-columns-repeated="2"/>
          <table:table-cell table:style-name="ce28" office:value-type="currency" office:currency="USD" office:value="191750">
            <text:p>$191,750.00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CORPORACION PESQUERA</text:p>
          </table:table-cell>
          <table:table-cell table:style-name="ce11" office:value-type="float" office:value="401002944">
            <text:p>401002944</text:p>
          </table:table-cell>
          <table:table-cell table:style-name="ce8" office:value-type="string">
            <text:p>CARIBEAN KING I</text:p>
          </table:table-cell>
          <table:table-cell office:value-type="float" office:value="363960.75">
            <text:p>363960.75</text:p>
          </table:table-cell>
          <table:table-cell table:number-columns-repeated="3"/>
          <table:table-cell table:style-name="ce7" office:value-type="float" office:value="168534">
            <text:p>168534</text:p>
          </table:table-cell>
          <table:table-cell table:style-name="ce28" office:value-type="currency" office:currency="USD" office:value="195426.75">
            <text:p>$195,426.75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CORPORACION PESQUERA</text:p>
          </table:table-cell>
          <table:table-cell table:style-name="ce11" office:value-type="float" office:value="401002944">
            <text:p>401002944</text:p>
          </table:table-cell>
          <table:table-cell table:style-name="ce8" office:value-type="string">
            <text:p>CARIBEAN KING II</text:p>
          </table:table-cell>
          <table:table-cell office:value-type="float" office:value="90000">
            <text:p>90000</text:p>
          </table:table-cell>
          <table:table-cell table:number-columns-repeated="4"/>
          <table:table-cell office:value-type="float" office:value="90000">
            <text:p>90000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INDUSTRIAL NAVIERA CAMPECHANA</text:p>
          </table:table-cell>
          <table:table-cell office:value-type="float" office:value="401002498">
            <text:p>401002498</text:p>
          </table:table-cell>
          <table:table-cell table:style-name="ce8" office:value-type="string">
            <text:p>CEPSA XII</text:p>
          </table:table-cell>
          <table:table-cell office:value-type="float" office:value="76644">
            <text:p>76644</text:p>
          </table:table-cell>
          <table:table-cell/>
          <table:table-cell office:value-type="float" office:value="49943.73">
            <text:p>49943.73</text:p>
          </table:table-cell>
          <table:table-cell/>
          <table:table-cell office:value-type="float" office:value="26700.27">
            <text:p>26700.27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GRUPO INVERSIONISTA DEL SURESTE, S.A. DE C.V.</text:p>
          </table:table-cell>
          <table:table-cell table:style-name="ce11" office:value-type="float" office:value="401005012">
            <text:p>401005012</text:p>
          </table:table-cell>
          <table:table-cell table:style-name="ce8" office:value-type="string">
            <text:p>DON FRANCISCO R-V</text:p>
          </table:table-cell>
          <table:table-cell office:value-type="float" office:value="181544.29">
            <text:p>181544.29</text:p>
          </table:table-cell>
          <table:table-cell office:value-type="float" office:value="105827.73">
            <text:p>105827.73</text:p>
          </table:table-cell>
          <table:table-cell office:value-type="float" office:value="75716.56">
            <text:p>75716.56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GRUPO INVERSIONISTA DEL SURESTE, S.A. DE C.V.</text:p>
          </table:table-cell>
          <table:table-cell table:style-name="ce11" office:value-type="float" office:value="401005012">
            <text:p>401005012</text:p>
          </table:table-cell>
          <table:table-cell table:style-name="ce8" office:value-type="string">
            <text:p>DON FRANCISCO R-VI</text:p>
          </table:table-cell>
          <table:table-cell table:number-columns-repeated="2" office:value-type="float" office:value="105827.73">
            <text:p>105827.73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GRUPO INVERSIONISTA DEL SURESTE, S.A. DE C.V.</text:p>
          </table:table-cell>
          <table:table-cell table:style-name="ce11" office:value-type="float" office:value="401005012">
            <text:p>401005012</text:p>
          </table:table-cell>
          <table:table-cell table:style-name="ce8" office:value-type="string">
            <text:p>DON FRANCISCO R-VIII</text:p>
          </table:table-cell>
          <table:table-cell office:value-type="float" office:value="181544.29">
            <text:p>181544.29</text:p>
          </table:table-cell>
          <table:table-cell office:value-type="float" office:value="105827.73">
            <text:p>105827.73</text:p>
          </table:table-cell>
          <table:table-cell table:style-name="ce7" office:value-type="float" office:value="46258.29">
            <text:p>46258.29</text:p>
          </table:table-cell>
          <table:table-cell/>
          <table:table-cell office:value-type="float" office:value="29458.27">
            <text:p>29458.27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GRUPO INVERSIONISTA DEL SURESTE, S.A. DE C.V.</text:p>
          </table:table-cell>
          <table:table-cell table:style-name="ce11" office:value-type="float" office:value="401005012">
            <text:p>401005012</text:p>
          </table:table-cell>
          <table:table-cell table:style-name="ce8" office:value-type="string">
            <text:p>DON FRANCISCO R-IX</text:p>
          </table:table-cell>
          <table:table-cell office:value-type="float" office:value="181544.29">
            <text:p>181544.29</text:p>
          </table:table-cell>
          <table:table-cell office:value-type="float" office:value="105827.73">
            <text:p>105827.73</text:p>
          </table:table-cell>
          <table:table-cell table:style-name="ce7" office:value-type="float" office:value="34541.55">
            <text:p>34541.55</text:p>
          </table:table-cell>
          <table:table-cell/>
          <table:table-cell table:style-name="ce7" office:value-type="float" office:value="41175.02">
            <text:p>41175.02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GRUPO INVERSIONISTA DEL SURESTE, S.A. DE C.V.</text:p>
          </table:table-cell>
          <table:table-cell table:style-name="ce11" office:value-type="float" office:value="401005012">
            <text:p>401005012</text:p>
          </table:table-cell>
          <table:table-cell table:style-name="ce8" office:value-type="string">
            <text:p>ROSA ISELA</text:p>
          </table:table-cell>
          <table:table-cell office:value-type="float" office:value="181544.29">
            <text:p>181544.29</text:p>
          </table:table-cell>
          <table:table-cell office:value-type="float" office:value="105827.73">
            <text:p>105827.73</text:p>
          </table:table-cell>
          <table:table-cell table:style-name="ce7" office:value-type="float" office:value="51437.72">
            <text:p>51437.72</text:p>
          </table:table-cell>
          <table:table-cell/>
          <table:table-cell table:style-name="ce7" office:value-type="float" office:value="24278.84">
            <text:p>24278.84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GRUPO INVERSIONISTA DEL SURESTE, S.A. DE C.V.</text:p>
          </table:table-cell>
          <table:table-cell table:style-name="ce11" office:value-type="float" office:value="401005012">
            <text:p>401005012</text:p>
          </table:table-cell>
          <table:table-cell table:style-name="ce8" office:value-type="string">
            <text:p>CAMARONERA X</text:p>
          </table:table-cell>
          <table:table-cell office:value-type="float" office:value="181544.29">
            <text:p>181544.29</text:p>
          </table:table-cell>
          <table:table-cell office:value-type="float" office:value="105827.73">
            <text:p>105827.73</text:p>
          </table:table-cell>
          <table:table-cell table:style-name="ce7" office:value-type="float" office:value="75716.56">
            <text:p>75716.56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FRANCISCO ELIAS ROMELLON HERRERA</text:p>
          </table:table-cell>
          <table:table-cell table:style-name="ce11" office:value-type="float" office:value="401002860">
            <text:p>401002860</text:p>
          </table:table-cell>
          <table:table-cell table:style-name="ce8" office:value-type="string">
            <text:p>DON FRANCISCO R-l</text:p>
          </table:table-cell>
          <table:table-cell office:value-type="float" office:value="75600.79">
            <text:p>75600.79</text:p>
          </table:table-cell>
          <table:table-cell/>
          <table:table-cell table:style-name="ce7" office:value-type="float" office:value="75600.79">
            <text:p>75600.79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FRANCISCO ELIAS ROMELLON HERRERA</text:p>
          </table:table-cell>
          <table:table-cell table:style-name="ce11" office:value-type="float" office:value="401002860">
            <text:p>401002860</text:p>
          </table:table-cell>
          <table:table-cell table:style-name="ce8" office:value-type="string">
            <text:p>DON FRANCISCO R-lll</text:p>
          </table:table-cell>
          <table:table-cell office:value-type="float" office:value="75716.56">
            <text:p>75716.56</text:p>
          </table:table-cell>
          <table:table-cell/>
          <table:table-cell table:style-name="ce7" office:value-type="float" office:value="51437.72">
            <text:p>51437.72</text:p>
          </table:table-cell>
          <table:table-cell/>
          <table:table-cell table:style-name="ce7" office:value-type="float" office:value="24278.84">
            <text:p>24278.84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FRANCISCO ELIAS ROMELLON HERRERA</text:p>
          </table:table-cell>
          <table:table-cell table:style-name="ce11" office:value-type="float" office:value="401002860">
            <text:p>401002860</text:p>
          </table:table-cell>
          <table:table-cell table:style-name="ce8" office:value-type="string">
            <text:p>DON FRANCISCO R-VII</text:p>
          </table:table-cell>
          <table:table-cell office:value-type="float" office:value="75716.56">
            <text:p>75716.56</text:p>
          </table:table-cell>
          <table:table-cell/>
          <table:table-cell office:value-type="float" office:value="44216.49">
            <text:p>44216.49</text:p>
          </table:table-cell>
          <table:table-cell/>
          <table:table-cell office:value-type="float" office:value="31500.07">
            <text:p>31500.07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10" office:value-type="string">
            <text:p>FRANCISCO ELIAS ROMELLON HERRERA</text:p>
          </table:table-cell>
          <table:table-cell table:style-name="ce11" office:value-type="float" office:value="401002860">
            <text:p>401002860</text:p>
          </table:table-cell>
          <table:table-cell table:style-name="ce8" office:value-type="string">
            <text:p>ROSA MARIA</text:p>
          </table:table-cell>
          <table:table-cell office:value-type="float" office:value="75716.56">
            <text:p>75716.56</text:p>
          </table:table-cell>
          <table:table-cell/>
          <table:table-cell table:style-name="ce7" office:value-type="float" office:value="75716.56">
            <text:p>75716.56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number-columns-repeated="2" table:style-name="ce7" office:value-type="string">
            <text:p>CAMPECHE</text:p>
          </table:table-cell>
          <table:table-cell table:style-name="ce7" office:value-type="string">
            <text:p>MIGUEL ARIAS DE LA CRUZ</text:p>
          </table:table-cell>
          <table:table-cell office:value-type="float" office:value="402006282">
            <text:p>402006282</text:p>
          </table:table-cell>
          <table:table-cell table:style-name="ce8" office:value-type="string">
            <text:p>MICHELLE M</text:p>
          </table:table-cell>
          <table:table-cell table:number-columns-repeated="2" office:value-type="float" office:value="127036.59">
            <text:p>127036.59</text:p>
          </table:table-cell>
          <table:table-cell table:style-name="ce7"/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COLIMA</text:p>
          </table:table-cell>
          <table:table-cell table:style-name="ce7" office:value-type="string">
            <text:p>MANZANILLO</text:p>
          </table:table-cell>
          <table:table-cell table:style-name="ce7" office:value-type="string">
            <text:p>SOCIEDAD COOPERATIVA DE PRODUCCION PESQUERA TIBURONEROS Y ESCAMEROS DE LAS COSTAS DE COLIMA, S.C. DE R.L.</text:p>
          </table:table-cell>
          <table:table-cell table:style-name="ce7" office:value-type="float" office:value="601002207">
            <text:p>601002207</text:p>
          </table:table-cell>
          <table:table-cell table:style-name="ce8" office:value-type="string">
            <text:p>PROVIDENCIA 1</text:p>
          </table:table-cell>
          <table:table-cell office:value-type="float" office:value="381641.92">
            <text:p>381641.92</text:p>
          </table:table-cell>
          <table:table-cell table:number-columns-repeated="2"/>
          <table:table-cell office:value-type="float" office:value="381641.92">
            <text:p>381641.92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table:style-name="ce4" office:value-type="float" office:value="2014">
            <text:p>2014</text:p>
          </table:table-cell>
          <table:table-cell table:style-name="ce9" office:value-type="string">
            <text:p>OAXACA</text:p>
          </table:table-cell>
          <table:table-cell table:style-name="ce9" office:value-type="string">
            <text:p>SALINA CRUZ</text:p>
          </table:table-cell>
          <table:table-cell table:style-name="ce9" office:value-type="string">
            <text:p>SOCIEDAD COOPERATIVA DE PRODUCCION PESQUERA GOLFO DE TEHUANTEPEC. S.C. DE R.L</text:p>
          </table:table-cell>
          <table:table-cell table:style-name="ce9" office:value-type="float" office:value="2005000282">
            <text:p>2005000282</text:p>
          </table:table-cell>
          <table:table-cell table:style-name="ce9" office:value-type="string">
            <text:p>GOLFO DE PERSICO</text:p>
          </table:table-cell>
          <table:table-cell table:style-name="ce4" office:value-type="float" office:value="190393.35">
            <text:p>190393.35</text:p>
          </table:table-cell>
          <table:table-cell table:style-name="ce4"/>
          <table:table-cell table:style-name="ce4" office:value-type="float" office:value="184564.35">
            <text:p>184564.35</text:p>
          </table:table-cell>
          <table:table-cell table:style-name="ce3"/>
          <table:table-cell table:style-name="ce4" office:value-type="float" office:value="5829">
            <text:p>5829</text:p>
          </table:table-cell>
          <table:table-cell table:style-name="ce3"/>
          <table:table-cell table:style-name="ce4"/>
          <table:table-cell table:style-name="ce37"/>
          <table:table-cell table:style-name="ce4" table:number-columns-repeated="1007"/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7" office:value-type="string">
            <text:p>SOCIEDAD COOPERATIVA DE PRODUCCIÓN PESQUERA SANTA CRUZ, S.C. DE R.L</text:p>
          </table:table-cell>
          <table:table-cell table:style-name="ce7" office:value-type="float" office:value="2005000068">
            <text:p>2005000068</text:p>
          </table:table-cell>
          <table:table-cell table:style-name="ce8" office:value-type="string">
            <text:p>SANTA CRUZ VIII</text:p>
          </table:table-cell>
          <table:table-cell office:value-type="float" office:value="187878.62">
            <text:p>187878.62</text:p>
          </table:table-cell>
          <table:table-cell table:number-columns-repeated="4"/>
          <table:table-cell office:value-type="float" office:value="187878.62">
            <text:p>187878.62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12 DE DICIEMBRE!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CHAMULA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CHONTAL1</text:p>
          </table:table-cell>
          <table:table-cell table:number-columns-repeated="2" office:value-type="float" office:value="159460">
            <text:p>15946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FIPESCO 73</text:p>
          </table:table-cell>
          <table:table-cell office:value-type="float" office:value="159460">
            <text:p>159460</text:p>
          </table:table-cell>
          <table:table-cell office:value-type="float" office:value="159460.5">
            <text:p>159460.5</text:p>
          </table:table-cell>
          <table:table-cell table:number-columns-repeated="4"/>
          <table:table-cell table:style-name="ce2"/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MARISCOS 13</text:p>
          </table:table-cell>
          <table:table-cell office:value-type="float" office:value="159460">
            <text:p>159460</text:p>
          </table:table-cell>
          <table:table-cell/>
          <table:table-cell office:value-type="float" office:value="159460.5">
            <text:p>159460.5</text:p>
          </table:table-cell>
          <table:table-cell table:number-columns-repeated="3"/>
          <table:table-cell table:style-name="ce2"/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MARISCOS 15</text:p>
          </table:table-cell>
          <table:table-cell office:value-type="float" office:value="159460.5">
            <text:p>159460.5</text:p>
          </table:table-cell>
          <table:table-cell/>
          <table:table-cell office:value-type="float" office:value="159460.5">
            <text:p>159460.5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MARISCOS 16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PERLA DE SALINA CRUZ, S.A. DE C.V.</text:p>
          </table:table-cell>
          <table:table-cell table:style-name="ce10" office:value-type="float" office:value="2005002809">
            <text:p>2005002809</text:p>
          </table:table-cell>
          <table:table-cell table:style-name="ce8" office:value-type="string">
            <text:p>VENTOSA XI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DOÑA BERTHA 1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FIPESCO 1</text:p>
          </table:table-cell>
          <table:table-cell office:value-type="float" office:value="159460.5">
            <text:p>159460.5</text:p>
          </table:table-cell>
          <table:table-cell table:number-columns-repeated="2" office:value-type="float" office:value="79730.25">
            <text:p>79730.25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FIPESCO 71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FIPESCO 72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SANTA CRUZ II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LI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PUNTA CONEJO I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VENTOSA V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VASAZARIME 1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QUERA DEL ISTMO, S.A. DE C.V.</text:p>
          </table:table-cell>
          <table:table-cell table:style-name="ce10" office:value-type="float" office:value="2005002585">
            <text:p>2005002585</text:p>
          </table:table-cell>
          <table:table-cell table:style-name="ce8" office:value-type="string">
            <text:p>11 DE JULIO 1</text:p>
          </table:table-cell>
          <table:table-cell table:number-columns-repeated="2" office:value-type="float" office:value="159460.5">
            <text:p>159460.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MARISCOS DEL PACIFICO SUR, S.A. DE C.V.</text:p>
          </table:table-cell>
          <table:table-cell table:style-name="ce10" office:value-type="float" office:value="2005000399">
            <text:p>2005000399</text:p>
          </table:table-cell>
          <table:table-cell table:style-name="ce8" office:value-type="string">
            <text:p>FIPESCO 3</text:p>
          </table:table-cell>
          <table:table-cell office:value-type="float" office:value="779641.11">
            <text:p>779641.11</text:p>
          </table:table-cell>
          <table:table-cell table:number-columns-repeated="2"/>
          <table:table-cell office:value-type="float" office:value="118087.2">
            <text:p>118087.2</text:p>
          </table:table-cell>
          <table:table-cell office:value-type="float" office:value="661553.91">
            <text:p>661553.91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MARISCOS DEL PACIFICO SUR, S.A. DE C.V.</text:p>
          </table:table-cell>
          <table:table-cell table:style-name="ce10" office:value-type="float" office:value="2005000399">
            <text:p>2005000399</text:p>
          </table:table-cell>
          <table:table-cell table:style-name="ce8" office:value-type="string">
            <text:p>FIPESCO 64</text:p>
          </table:table-cell>
          <table:table-cell office:value-type="float" office:value="132473">
            <text:p>132473</text:p>
          </table:table-cell>
          <table:table-cell table:number-columns-repeated="2"/>
          <table:table-cell office:value-type="float" office:value="19360">
            <text:p>19360</text:p>
          </table:table-cell>
          <table:table-cell office:value-type="float" office:value="113113">
            <text:p>113113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MARISCOS DEL PACIFICO SUR, S.A. DE C.V.</text:p>
          </table:table-cell>
          <table:table-cell table:style-name="ce10" office:value-type="float" office:value="2005000399">
            <text:p>2005000399</text:p>
          </table:table-cell>
          <table:table-cell table:style-name="ce8" office:value-type="string">
            <text:p>PACIFICO SUR 3</text:p>
          </table:table-cell>
          <table:table-cell office:value-type="float" office:value="151244.53">
            <text:p>151244.53</text:p>
          </table:table-cell>
          <table:table-cell table:number-columns-repeated="2"/>
          <table:table-cell office:value-type="float" office:value="62803.53">
            <text:p>62803.53</text:p>
          </table:table-cell>
          <table:table-cell office:value-type="float" office:value="88441">
            <text:p>88441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COMAR, S.A. DE C.V.</text:p>
          </table:table-cell>
          <table:table-cell table:style-name="ce10" office:value-type="float" office:value="2005000217">
            <text:p>2005000217</text:p>
          </table:table-cell>
          <table:table-cell table:style-name="ce8" office:value-type="string">
            <text:p>FIPESCO 21</text:p>
          </table:table-cell>
          <table:table-cell office:value-type="float" office:value="422483.49">
            <text:p>422483.49</text:p>
          </table:table-cell>
          <table:table-cell table:number-columns-repeated="2"/>
          <table:table-cell office:value-type="float" office:value="158352.5">
            <text:p>158352.5</text:p>
          </table:table-cell>
          <table:table-cell office:value-type="float" office:value="264130.99">
            <text:p>264130.99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COMAR, S.A. DE C.V.</text:p>
          </table:table-cell>
          <table:table-cell table:style-name="ce10" office:value-type="float" office:value="2005000217">
            <text:p>2005000217</text:p>
          </table:table-cell>
          <table:table-cell table:style-name="ce8" office:value-type="string">
            <text:p>FIPESCO 22</text:p>
          </table:table-cell>
          <table:table-cell office:value-type="float" office:value="409386.42">
            <text:p>409386.42</text:p>
          </table:table-cell>
          <table:table-cell table:number-columns-repeated="2"/>
          <table:table-cell office:value-type="float" office:value="123878.48">
            <text:p>123878.48</text:p>
          </table:table-cell>
          <table:table-cell office:value-type="float" office:value="285507.94">
            <text:p>285507.94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10" office:value-type="string">
            <text:p>PESCOMAR, S.A. DE C.V.</text:p>
          </table:table-cell>
          <table:table-cell table:style-name="ce10" office:value-type="float" office:value="2005000217">
            <text:p>2005000217</text:p>
          </table:table-cell>
          <table:table-cell table:style-name="ce8" office:value-type="string">
            <text:p>FIPESCO 70</text:p>
          </table:table-cell>
          <table:table-cell office:value-type="float" office:value="377696.13">
            <text:p>377696.13</text:p>
          </table:table-cell>
          <table:table-cell table:number-columns-repeated="2"/>
          <table:table-cell office:value-type="float" office:value="75134.15">
            <text:p>75134.15</text:p>
          </table:table-cell>
          <table:table-cell office:value-type="float" office:value="302561.98">
            <text:p>302561.98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OAXACA</text:p>
          </table:table-cell>
          <table:table-cell table:style-name="ce7" office:value-type="string">
            <text:p>SAUNA CRUZ</text:p>
          </table:table-cell>
          <table:table-cell table:style-name="ce7" office:value-type="string">
            <text:p>SCPP. PRODUCTORES Y PROCESADORES DE MARISCOS, S.C. DE R.L DE C.V</text:p>
          </table:table-cell>
          <table:table-cell table:style-name="ce7" office:value-type="float" office:value="2005004789">
            <text:p>2005004789</text:p>
          </table:table-cell>
          <table:table-cell table:style-name="ce8" office:value-type="string">
            <text:p>PROPMAR 1</text:p>
          </table:table-cell>
          <table:table-cell office:value-type="float" office:value="590507.24">
            <text:p>590507.24</text:p>
          </table:table-cell>
          <table:table-cell table:number-columns-repeated="2"/>
          <table:table-cell office:value-type="float" office:value="60529.72">
            <text:p>60529.72</text:p>
          </table:table-cell>
          <table:table-cell office:value-type="float" office:value="529977.52">
            <text:p>529977.52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QUINTANA ROO</text:p>
          </table:table-cell>
          <table:table-cell table:style-name="ce7" office:value-type="string">
            <text:p>BENITO JUAREZ</text:p>
          </table:table-cell>
          <table:table-cell table:style-name="ce10" office:value-type="string">
            <text:p>SERGIO CANDELARIO ROSADO PAT</text:p>
          </table:table-cell>
          <table:table-cell table:style-name="ce10" office:value-type="float" office:value="2306001401">
            <text:p>2306001401</text:p>
          </table:table-cell>
          <table:table-cell office:value-type="string">
            <text:p>RIO MANATI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/>
          <table:table-cell office:value-type="float" office:value="270500">
            <text:p>270500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QUINTANA ROO</text:p>
          </table:table-cell>
          <table:table-cell table:style-name="ce7" office:value-type="string">
            <text:p>BENITO JUAREZ</text:p>
          </table:table-cell>
          <table:table-cell table:style-name="ce10" office:value-type="string">
            <text:p>SERGIO CANDELARIO ROSADO PAT</text:p>
          </table:table-cell>
          <table:table-cell table:style-name="ce10" office:value-type="float" office:value="2306001401">
            <text:p>2306001401</text:p>
          </table:table-cell>
          <table:table-cell table:style-name="ce8" office:value-type="string">
            <text:p>FIPESCO 137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QUINTANA ROO</text:p>
          </table:table-cell>
          <table:table-cell table:style-name="ce7" office:value-type="string">
            <text:p>BENITO JUAREZ</text:p>
          </table:table-cell>
          <table:table-cell table:style-name="ce10" office:value-type="string">
            <text:p>SERGIO CANDELARIO ROSADO PAT</text:p>
          </table:table-cell>
          <table:table-cell table:style-name="ce10" office:value-type="float" office:value="2306001401">
            <text:p>2306001401</text:p>
          </table:table-cell>
          <table:table-cell table:style-name="ce8" office:value-type="string">
            <text:p>GUERRERO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BRISIA JANET, S.A. DE C.V.</text:p>
          </table:table-cell>
          <table:table-cell table:style-name="ce7" office:value-type="float" office:value="2508010606">
            <text:p>2508010606</text:p>
          </table:table-cell>
          <table:table-cell table:style-name="ce8" office:value-type="string">
            <text:p>PROPEMEX M-20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 table:number-columns-repeated="2"/>
          <table:table-cell office:value-type="float" office:value="455800">
            <text:p>455800</text:p>
          </table:table-cell>
          <table:table-cell office:value-type="float" office:value="44200">
            <text:p>44200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NUEL LOPEZ JIMENEZ</text:p>
          </table:table-cell>
          <table:table-cell table:style-name="ce7" office:value-type="float" office:value="2508005994">
            <text:p>2508005994</text:p>
          </table:table-cell>
          <table:table-cell table:style-name="ce8" office:value-type="string">
            <text:p>ROBALO 1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 office:value-type="float" office:value="411990.41">
            <text:p>411990.41</text:p>
          </table:table-cell>
          <table:table-cell/>
          <table:table-cell office:value-type="float" office:value="88009.59">
            <text:p>88009.59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AGGI MAGGI, S.A. DE C.V.</text:p>
          </table:table-cell>
          <table:table-cell table:style-name="ce7" office:value-type="float" office:value="2508010507">
            <text:p>2508010507</text:p>
          </table:table-cell>
          <table:table-cell table:style-name="ce8" office:value-type="string">
            <text:p>DOÑA AURORA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Y COMERCIAUZADORA DEL PACIFICO, S.A. DE C.V.</text:p>
          </table:table-cell>
          <table:table-cell table:style-name="ce10" office:value-type="float" office:value="2508009905">
            <text:p>2508009905</text:p>
          </table:table-cell>
          <table:table-cell table:style-name="ce8" office:value-type="string">
            <text:p>AKUMAL</text:p>
          </table:table-cell>
          <table:table-cell office:value-type="float" office:value="914759.88">
            <text:p>914759.88</text:p>
          </table:table-cell>
          <table:table-cell table:number-columns-repeated="3"/>
          <table:table-cell office:value-type="float" office:value="914759.88">
            <text:p>914759.88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Y COMERCIAUZADORA DEL PACIFICO, S.A. DE C.V.</text:p>
          </table:table-cell>
          <table:table-cell table:style-name="ce10" office:value-type="float" office:value="2508009905">
            <text:p>2508009905</text:p>
          </table:table-cell>
          <table:table-cell table:style-name="ce8" office:value-type="string">
            <text:p>XCARET</text:p>
          </table:table-cell>
          <table:table-cell office:value-type="float" office:value="397701">
            <text:p>397701</text:p>
          </table:table-cell>
          <table:table-cell table:number-columns-repeated="3"/>
          <table:table-cell office:value-type="float" office:value="397701">
            <text:p>397701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ON CANDE, S.A. DE C.V.</text:p>
          </table:table-cell>
          <table:table-cell table:style-name="ce7" office:value-type="float" office:value="2508014624">
            <text:p>2508014624</text:p>
          </table:table-cell>
          <table:table-cell table:style-name="ce8" office:value-type="string">
            <text:p>MANTARRAYA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293300">
            <text:p>293300</text:p>
          </table:table-cell>
          <table:table-cell office:value-type="float" office:value="706700">
            <text:p>7067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OÑA EVA, S.A. DE C.V.</text:p>
          </table:table-cell>
          <table:table-cell table:style-name="ce7" office:value-type="float" office:value="2508009368">
            <text:p>2508009368</text:p>
          </table:table-cell>
          <table:table-cell table:style-name="ce8" office:value-type="string">
            <text:p>DOÑA EVA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GAGUI, S.A. DE C.V.</text:p>
          </table:table-cell>
          <table:table-cell table:style-name="ce10" office:value-type="float" office:value="2505001798">
            <text:p>2505001798</text:p>
          </table:table-cell>
          <table:table-cell table:style-name="ce8" office:value-type="string">
            <text:p>PROPEMEX Y-5-A</text:p>
          </table:table-cell>
          <table:table-cell table:number-columns-repeated="2" office:value-type="float" office:value="500375">
            <text:p>50037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GAGUI, S.A. DE C.V.</text:p>
          </table:table-cell>
          <table:table-cell table:style-name="ce10" office:value-type="float" office:value="2505001798">
            <text:p>2505001798</text:p>
          </table:table-cell>
          <table:table-cell table:style-name="ce8" office:value-type="string">
            <text:p>PROPEMEX A-21-A</text:p>
          </table:table-cell>
          <table:table-cell table:number-columns-repeated="2" office:value-type="float" office:value="451375">
            <text:p>45137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GAGUI, S.A. DE C.V.</text:p>
          </table:table-cell>
          <table:table-cell table:style-name="ce10" office:value-type="float" office:value="2505001798">
            <text:p>2505001798</text:p>
          </table:table-cell>
          <table:table-cell table:style-name="ce8" office:value-type="string">
            <text:p>MEMILLO IV</text:p>
          </table:table-cell>
          <table:table-cell office:value-type="float" office:value="48875">
            <text:p>48875</text:p>
          </table:table-cell>
          <table:table-cell table:style-name="ce7" office:value-type="float" office:value="48875">
            <text:p>4887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GAGUI, S.A. DE C.V.</text:p>
          </table:table-cell>
          <table:table-cell table:style-name="ce10" office:value-type="float" office:value="2505001798">
            <text:p>2505001798</text:p>
          </table:table-cell>
          <table:table-cell table:style-name="ce8" office:value-type="string">
            <text:p>MEMILLO VI</text:p>
          </table:table-cell>
          <table:table-cell table:number-columns-repeated="2" office:value-type="float" office:value="315375">
            <text:p>315375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10" office:value-type="string">
            <text:p>PESCA GAGUI, S.A. DE C.V.</text:p>
          </table:table-cell>
          <table:table-cell table:style-name="ce10" office:value-type="float" office:value="2505001798">
            <text:p>2505001798</text:p>
          </table:table-cell>
          <table:table-cell table:style-name="ce8" office:value-type="string">
            <text:p>MEMILLO VII</text:p>
          </table:table-cell>
          <table:table-cell table:number-columns-repeated="2" office:value-type="float" office:value="49000">
            <text:p>49000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INALOA</text:p>
          </table:table-cell>
          <table:table-cell table:style-name="ce8" office:value-type="string">
            <text:p>TOPOLOBAMPO</text:p>
          </table:table-cell>
          <table:table-cell table:style-name="ce8" office:value-type="string">
            <text:p>JESUS ELIGIO MEZA CERVANTES</text:p>
          </table:table-cell>
          <table:table-cell table:style-name="ce8" office:value-type="float" office:value="2507002513">
            <text:p>2507002513</text:p>
          </table:table-cell>
          <table:table-cell table:style-name="ce8" office:value-type="string">
            <text:p>FIPESCO 58</text:p>
          </table:table-cell>
          <table:table-cell table:number-columns-repeated="2" table:style-name="ce3" office:value-type="float" office:value="902250">
            <text:p>902250</text:p>
          </table:table-cell>
          <table:table-cell table:style-name="ce3" table:number-columns-repeated="5"/>
          <table:table-cell table:style-name="ce32"/>
          <table:table-cell table:style-name="ce3" table:number-columns-repeated="1009"/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AUL GABRIEL DIAZ VEGA</text:p>
          </table:table-cell>
          <table:table-cell table:style-name="ce7" office:value-type="float" office:value="2511001691">
            <text:p>2511001691</text:p>
          </table:table-cell>
          <table:table-cell table:style-name="ce8" office:value-type="string">
            <text:p>COOP. GABRIEL GUTIERREZ XI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PESQUERA QUICHO SC DE RL DE CV</text:p>
          </table:table-cell>
          <table:table-cell table:style-name="ce7" office:value-type="float" office:value="2507004600">
            <text:p>2507004600</text:p>
          </table:table-cell>
          <table:table-cell table:style-name="ce8" office:value-type="string">
            <text:p>PROPEMEX M-39</text:p>
          </table:table-cell>
          <table:table-cell office:value-type="float" office:value="1000000">
            <text:p>1000000</text:p>
          </table:table-cell>
          <table:table-cell office:value-type="float" office:value="962500">
            <text:p>962500</text:p>
          </table:table-cell>
          <table:table-cell table:number-columns-repeated="2"/>
          <table:table-cell office:value-type="float" office:value="37500">
            <text:p>37500</text:p>
          </table:table-cell>
          <table:table-cell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DE PRODUCCION PESQUERA Y DE SERVICIOS DEL PACIFICO, S.C. DE R.L</text:p>
          </table:table-cell>
          <table:table-cell table:style-name="ce7" office:value-type="float" office:value="2507002703">
            <text:p>2507002703</text:p>
          </table:table-cell>
          <table:table-cell table:style-name="ce8" office:value-type="string">
            <text:p>COOPERATIVA GUTIERREZ V</text:p>
          </table:table-cell>
          <table:table-cell office:value-type="float" office:value="860640.7">
            <text:p>860640.7</text:p>
          </table:table-cell>
          <table:table-cell table:number-columns-repeated="2"/>
          <table:table-cell office:value-type="float" office:value="286547.7">
            <text:p>286547.7</text:p>
          </table:table-cell>
          <table:table-cell office:value-type="float" office:value="574093">
            <text:p>574093</text:p>
          </table:table-cell>
          <table:table-cell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GUASAVE</text:p>
          </table:table-cell>
          <table:table-cell table:style-name="ce7" office:value-type="string">
            <text:p>SOCIEDAD COOPERATIVA DE PRODUCCION DE BIENES Y SERVICIOS GUASAVE CUATROCIENTOS, S.C.L DE C.V.</text:p>
          </table:table-cell>
          <table:table-cell table:style-name="ce7" office:value-type="float" office:value="2505001798">
            <text:p>2505001798</text:p>
          </table:table-cell>
          <table:table-cell table:style-name="ce8" office:value-type="string">
            <text:p>PROPEMEX T-26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BEL NOE, S.A. DE C.V.</text:p>
          </table:table-cell>
          <table:table-cell table:style-name="ce7" office:value-type="float" office:value="2508007909">
            <text:p>2508007909</text:p>
          </table:table-cell>
          <table:table-cell table:style-name="ce8" office:value-type="string">
            <text:p>21 DE AGOSTO 1</text:p>
          </table:table-cell>
          <table:table-cell office:value-type="float" office:value="90650">
            <text:p>90650</text:p>
          </table:table-cell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2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BEL NOE, S.A. DE C.V.</text:p>
          </table:table-cell>
          <table:table-cell table:style-name="ce7" office:value-type="float" office:value="2508007909">
            <text:p>2508007909</text:p>
          </table:table-cell>
          <table:table-cell table:style-name="ce8" office:value-type="string">
            <text:p>21 DE AGOSTO IV</text:p>
          </table:table-cell>
          <table:table-cell office:value-type="float" office:value="855550">
            <text:p>855550</text:p>
          </table:table-cell>
          <table:table-cell office:value-type="float" office:value="427775">
            <text:p>427775</text:p>
          </table:table-cell>
          <table:table-cell office:value-type="float" office:value="382450">
            <text:p>382450</text:p>
          </table:table-cell>
          <table:table-cell office:value-type="float" office:value="45325">
            <text:p>45325</text:p>
          </table:table-cell>
          <table:table-cell table:number-columns-repeated="2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BEL NOE, S.A. DE C.V.</text:p>
          </table:table-cell>
          <table:table-cell table:style-name="ce7" office:value-type="float" office:value="2508007909">
            <text:p>2508007909</text:p>
          </table:table-cell>
          <table:table-cell table:style-name="ce8" office:value-type="string">
            <text:p>ABEL NOE 1</text:p>
          </table:table-cell>
          <table:table-cell office:value-type="float" office:value="164200">
            <text:p>164200</text:p>
          </table:table-cell>
          <table:table-cell table:number-columns-repeated="2" office:value-type="float" office:value="82100">
            <text:p>82100</text:p>
          </table:table-cell>
          <table:table-cell table:number-columns-repeated="3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BEL NOE, S.A. DE C.V.</text:p>
          </table:table-cell>
          <table:table-cell table:style-name="ce7" office:value-type="float" office:value="2508007909">
            <text:p>2508007909</text:p>
          </table:table-cell>
          <table:table-cell table:style-name="ce8" office:value-type="string">
            <text:p>ABEL NOE II</text:p>
          </table:table-cell>
          <table:table-cell office:value-type="float" office:value="90650">
            <text:p>90650</text:p>
          </table:table-cell>
          <table:table-cell table:number-columns-repeated="2" office:value-type="float" office:value="45325">
            <text:p>45325</text:p>
          </table:table-cell>
          <table:table-cell table:number-columns-repeated="3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BEL NOE, S.A. DE C.V.</text:p>
          </table:table-cell>
          <table:table-cell table:style-name="ce7" office:value-type="float" office:value="2508007909">
            <text:p>2508007909</text:p>
          </table:table-cell>
          <table:table-cell table:style-name="ce8" office:value-type="string">
            <text:p>ABEL NOE III</text:p>
          </table:table-cell>
          <table:table-cell office:value-type="float" office:value="90650">
            <text:p>90650</text:p>
          </table:table-cell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2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ISLA DE GUADALUPE, S.A. DE C.V.</text:p>
          </table:table-cell>
          <table:table-cell table:style-name="ce7" office:value-type="float" office:value="2508011992">
            <text:p>2508011992</text:p>
          </table:table-cell>
          <table:table-cell table:style-name="ce8" office:value-type="string">
            <text:p>MJRNA ISABEL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500000">
            <text:p>500000</text:p>
          </table:table-cell>
          <table:table-cell table:number-columns-repeated="2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LA TUNA, S.A. DE C.V.</text:p>
          </table:table-cell>
          <table:table-cell table:style-name="ce7" office:value-type="float" office:value="2508007693">
            <text:p>2508007693</text:p>
          </table:table-cell>
          <table:table-cell table:style-name="ce8" office:value-type="string">
            <text:p>FIPESCO 140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OÑA JULIA, S.A. DE C.V.</text:p>
          </table:table-cell>
          <table:table-cell table:style-name="ce7" office:value-type="float" office:value="2508010788">
            <text:p>2508010788</text:p>
          </table:table-cell>
          <table:table-cell table:style-name="ce8" office:value-type="string">
            <text:p>DOÑA JULIA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OÑA JULIA, S.A. DE C.V.</text:p>
          </table:table-cell>
          <table:table-cell table:style-name="ce7" office:value-type="float" office:value="2508010788">
            <text:p>2508010788</text:p>
          </table:table-cell>
          <table:table-cell table:style-name="ce8" office:value-type="string">
            <text:p>DON JORGE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OÑA JULIA, S.A. DE C.V.</text:p>
          </table:table-cell>
          <table:table-cell table:style-name="ce7" office:value-type="float" office:value="2508010788">
            <text:p>2508010788</text:p>
          </table:table-cell>
          <table:table-cell table:style-name="ce8" office:value-type="string">
            <text:p>DON ROBERTO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ORMAR, S.A. DE C.V.</text:p>
          </table:table-cell>
          <table:table-cell table:style-name="ce7" office:value-type="float" office:value="2508005408">
            <text:p>2508005408</text:p>
          </table:table-cell>
          <table:table-cell table:style-name="ce8" office:value-type="string">
            <text:p>PLUTON</text:p>
          </table:table-cell>
          <table:table-cell table:style-name="ce7" office:value-type="float" office:value="226625">
            <text:p>226625</text:p>
          </table:table-cell>
          <table:table-cell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ORMAR, S.A. DE C.V.</text:p>
          </table:table-cell>
          <table:table-cell table:style-name="ce7" office:value-type="float" office:value="2508005408">
            <text:p>2508005408</text:p>
          </table:table-cell>
          <table:table-cell table:style-name="ce8" office:value-type="string">
            <text:p>ANTILOPE 1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ORMAR, S.A. DE C.V.</text:p>
          </table:table-cell>
          <table:table-cell table:style-name="ce7" office:value-type="float" office:value="2508005408">
            <text:p>2508005408</text:p>
          </table:table-cell>
          <table:table-cell table:style-name="ce8" office:value-type="string">
            <text:p>MORMAR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15 DE SEPTIEMBRE, S.A. DE C.V.</text:p>
          </table:table-cell>
          <table:table-cell table:style-name="ce7" office:value-type="float" office:value="2508005846">
            <text:p>2508005846</text:p>
          </table:table-cell>
          <table:table-cell table:style-name="ce8" office:value-type="string">
            <text:p>CHUBASCO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15 DE SEPTIEMBRE, S.A. DE C.V.</text:p>
          </table:table-cell>
          <table:table-cell table:style-name="ce7" office:value-type="float" office:value="2508005846">
            <text:p>2508005846</text:p>
          </table:table-cell>
          <table:table-cell table:style-name="ce8" office:value-type="string">
            <text:p>VENTOSA IX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15 DE SEPTIEMBRE, S.A. DE C.V.</text:p>
          </table:table-cell>
          <table:table-cell table:style-name="ce7" office:value-type="float" office:value="2508005846">
            <text:p>2508005846</text:p>
          </table:table-cell>
          <table:table-cell table:style-name="ce8" office:value-type="string">
            <text:p>JORGE 1</text:p>
          </table:table-cell>
          <table:table-cell table:number-columns-repeated="2" office:value-type="float" office:value="226625">
            <text:p>22662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NAVIDAD DEL PACIFICO, S.A. DE C.V.</text:p>
          </table:table-cell>
          <table:table-cell table:style-name="ce7" office:value-type="float" office:value="2508011851">
            <text:p>2508011851</text:p>
          </table:table-cell>
          <table:table-cell table:style-name="ce8" office:value-type="string">
            <text:p>BARRA DEL PACIFICO II</text:p>
          </table:table-cell>
          <table:table-cell office:value-type="float" office:value="90650">
            <text:p>90650</text:p>
          </table:table-cell>
          <table:table-cell office:value-type="float" office:value="45325">
            <text:p>45325</text:p>
          </table:table-cell>
          <table:table-cell/>
          <table:table-cell office:value-type="float" office:value="45325">
            <text:p>45325</text:p>
          </table:table-cell>
          <table:table-cell table:number-columns-repeated="2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BEATRIZ 1</text:p>
          </table:table-cell>
          <table:table-cell table:number-columns-repeated="2" table:style-name="ce7" office:value-type="float" office:value="184572.24">
            <text:p>184572.24</text:p>
          </table:table-cell>
          <table:table-cell table:number-columns-repeated="4"/>
          <table:table-cell table:style-name="ce11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MARBEA II</text:p>
          </table:table-cell>
          <table:table-cell table:number-columns-repeated="2" office:value-type="float" office:value="184572.24">
            <text:p>184572.24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MARIANO PEREZ</text:p>
          </table:table-cell>
          <table:table-cell table:number-columns-repeated="2" office:value-type="float" office:value="992921.3">
            <text:p>992921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MARIANO PEREZ IV</text:p>
          </table:table-cell>
          <table:table-cell table:number-columns-repeated="2" office:value-type="float" office:value="999340.3">
            <text:p>999340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MARIANO PEREZ Vil</text:p>
          </table:table-cell>
          <table:table-cell table:number-columns-repeated="2" office:value-type="float" office:value="999185">
            <text:p>999185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MARIANO PEREZ VIII</text:p>
          </table:table-cell>
          <table:table-cell table:number-columns-repeated="2" office:value-type="float" office:value="991157.3">
            <text:p>991157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MARIANO PEREZ IX</text:p>
          </table:table-cell>
          <table:table-cell table:number-columns-repeated="2" office:value-type="float" office:value="997331.3">
            <text:p>997331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1</text:p>
          </table:table-cell>
          <table:table-cell table:number-columns-repeated="2" office:value-type="float" office:value="184572.24">
            <text:p>184572.24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II</text:p>
          </table:table-cell>
          <table:table-cell table:number-columns-repeated="2" office:value-type="float" office:value="997331.3">
            <text:p>997331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III</text:p>
          </table:table-cell>
          <table:table-cell table:number-columns-repeated="2" office:value-type="float" office:value="184572.24">
            <text:p>184572.24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IV</text:p>
          </table:table-cell>
          <table:table-cell table:number-columns-repeated="2" office:value-type="float" office:value="992333.3">
            <text:p>992333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VII</text:p>
          </table:table-cell>
          <table:table-cell table:number-columns-repeated="2" office:value-type="float" office:value="184572.24">
            <text:p>184572.24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VIII</text:p>
          </table:table-cell>
          <table:table-cell table:number-columns-repeated="2" office:value-type="float" office:value="184572.24">
            <text:p>184572.24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IX</text:p>
          </table:table-cell>
          <table:table-cell table:number-columns-repeated="2" office:value-type="float" office:value="992333.3">
            <text:p>992333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X</text:p>
          </table:table-cell>
          <table:table-cell table:number-columns-repeated="2" office:value-type="float" office:value="999683.3">
            <text:p>999683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XI</text:p>
          </table:table-cell>
          <table:table-cell table:number-columns-repeated="2" office:value-type="float" office:value="987041.3">
            <text:p>987041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XII</text:p>
          </table:table-cell>
          <table:table-cell table:number-columns-repeated="2" office:value-type="float" office:value="981281.3">
            <text:p>981281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TEGRA DE ALTA MAR, S.A. DE CV.</text:p>
          </table:table-cell>
          <table:table-cell office:value-type="float" office:value="2508011182">
            <text:p>2508011182</text:p>
          </table:table-cell>
          <table:table-cell table:style-name="ce8" office:value-type="string">
            <text:p>SEBASTIAN XIV</text:p>
          </table:table-cell>
          <table:table-cell table:number-columns-repeated="2" office:value-type="float" office:value="989393.3">
            <text:p>989393.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IA 15 DE SEPTIEMBRE, S.A. DE C.V.</text:p>
          </table:table-cell>
          <table:table-cell table:style-name="ce7" office:value-type="float" office:value="2508005648">
            <text:p>2508005648</text:p>
          </table:table-cell>
          <table:table-cell table:style-name="ce8" office:value-type="string">
            <text:p>DOÑA DELFINA M IV</text:p>
          </table:table-cell>
          <table:table-cell table:number-columns-repeated="2" office:value-type="float" office:value="769863">
            <text:p>76986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IA 15 DE SEPTIEMBRE, S.A. DE C.V.</text:p>
          </table:table-cell>
          <table:table-cell table:style-name="ce7" office:value-type="float" office:value="2508005648">
            <text:p>2508005648</text:p>
          </table:table-cell>
          <table:table-cell table:style-name="ce8" office:value-type="string">
            <text:p>DON RODO V</text:p>
          </table:table-cell>
          <table:table-cell table:number-columns-repeated="2" office:value-type="float" office:value="433443">
            <text:p>433443</text:p>
          </table:table-cell>
          <table:table-cell table:number-columns-repeated="4"/>
          <table:table-cell table:style-name="ce11"/>
          <table:table-cell/>
          <table:table-cell table:style-name="ce7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INALOA</text:p>
          </table:table-cell>
          <table:table-cell table:style-name="ce8" office:value-type="string">
            <text:p>MAZATLAN</text:p>
          </table:table-cell>
          <table:table-cell table:style-name="ce7" office:value-type="string">
            <text:p>PESQUERIA 15 DE SEPTIEMBRE, S.A. DE C.V.</text:p>
          </table:table-cell>
          <table:table-cell table:style-name="ce7" office:value-type="float" office:value="2508005648">
            <text:p>2508005648</text:p>
          </table:table-cell>
          <table:table-cell table:style-name="ce8" office:value-type="string">
            <text:p>PROPEMEX SC27</text:p>
          </table:table-cell>
          <table:table-cell table:number-columns-repeated="2" table:style-name="ce3" office:value-type="float" office:value="794213">
            <text:p>794213</text:p>
          </table:table-cell>
          <table:table-cell table:style-name="ce3" table:number-columns-repeated="4"/>
          <table:table-cell table:style-name="ce19"/>
          <table:table-cell table:style-name="ce32"/>
          <table:table-cell table:style-name="ce8"/>
          <table:table-cell table:style-name="ce3" table:number-columns-repeated="1008"/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PERROCA, S.A. DE C.V.</text:p>
          </table:table-cell>
          <table:table-cell table:style-name="ce7" office:value-type="float" office:value="2508005606">
            <text:p>2508005606</text:p>
          </table:table-cell>
          <table:table-cell table:style-name="ce8" office:value-type="string">
            <text:p>SAN IGNACIO</text:p>
          </table:table-cell>
          <table:table-cell office:value-type="float" office:value="986573.31">
            <text:p>986573.31</text:p>
          </table:table-cell>
          <table:table-cell office:value-type="float" office:value="986673.3">
            <text:p>986673.3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ROBERTO SANCHEZ PLAZA</text:p>
          </table:table-cell>
          <table:table-cell table:style-name="ce7" office:value-type="float" office:value="2508015118">
            <text:p>2508015118</text:p>
          </table:table-cell>
          <table:table-cell table:style-name="ce8" office:value-type="string">
            <text:p>DOÑA LUISA</text:p>
          </table:table-cell>
          <table:table-cell office:value-type="float" office:value="189685.77">
            <text:p>189685.77</text:p>
          </table:table-cell>
          <table:table-cell table:number-columns-repeated="4"/>
          <table:table-cell office:value-type="float" office:value="189685.77">
            <text:p>189685.77</text:p>
          </table:table-cell>
          <table:table-cell table:style-name="ce2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ERRO VIGIA, S.A. DE C.V.</text:p>
          </table:table-cell>
          <table:table-cell table:style-name="ce7" office:value-type="float" office:value="2508005424">
            <text:p>2508005424</text:p>
          </table:table-cell>
          <table:table-cell table:style-name="ce8" office:value-type="string">
            <text:p>NAYARIT 1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ERRO VIGIA, S.A. DE C.V.</text:p>
          </table:table-cell>
          <table:table-cell table:style-name="ce7" office:value-type="float" office:value="2508005424">
            <text:p>2508005424</text:p>
          </table:table-cell>
          <table:table-cell table:style-name="ce8" office:value-type="string">
            <text:p>PROPEMEX A-18-A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ERRO VIGIA, S.A. DE C.V.</text:p>
          </table:table-cell>
          <table:table-cell table:style-name="ce7" office:value-type="float" office:value="2508005424">
            <text:p>2508005424</text:p>
          </table:table-cell>
          <table:table-cell table:style-name="ce8" office:value-type="string">
            <text:p>PROPEMEX A-47-A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NADIA, S.A. DE C.V.</text:p>
          </table:table-cell>
          <table:table-cell table:style-name="ce7" office:value-type="float" office:value="2508006398">
            <text:p>2508006398</text:p>
          </table:table-cell>
          <table:table-cell table:style-name="ce8" office:value-type="string">
            <text:p>ISLA DE SOTO III</text:p>
          </table:table-cell>
          <table:table-cell office:value-type="float" office:value="603840.3">
            <text:p>603840.3</text:p>
          </table:table-cell>
          <table:table-cell table:number-columns-repeated="3"/>
          <table:table-cell office:value-type="float" office:value="603840.3">
            <text:p>603840.3</text:p>
          </table:table-cell>
          <table:table-cell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SOCIEDAD COOPERATIVA DE PRODUCCION PESQUERA SUCETT, S.R.L. DE C.V.</text:p>
          </table:table-cell>
          <table:table-cell table:style-name="ce7" office:value-type="float" office:value="2501101790">
            <text:p>2501101790</text:p>
          </table:table-cell>
          <table:table-cell table:style-name="ce8" office:value-type="string">
            <text:p>EL PANZAS</text:p>
          </table:table-cell>
          <table:table-cell office:value-type="float" office:value="302650">
            <text:p>302650</text:p>
          </table:table-cell>
          <table:table-cell office:value-type="float" office:value="151325">
            <text:p>151325</text:p>
          </table:table-cell>
          <table:table-cell table:number-columns-repeated="2"/>
          <table:table-cell office:value-type="float" office:value="302650">
            <text:p>302650</text:p>
          </table:table-cell>
          <table:table-cell/>
          <table:table-cell table:style-name="ce33" office:value-type="float" office:value="151325">
            <text:p>151325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SOCIEDAD COOPERATIVA DE PRODUCCION PESQUERA SUCETT, S.R.L. DE C.V.</text:p>
          </table:table-cell>
          <table:table-cell table:style-name="ce7" office:value-type="float" office:value="2501101790">
            <text:p>2501101790</text:p>
          </table:table-cell>
          <table:table-cell table:style-name="ce8" office:value-type="string">
            <text:p>SUCETT 1</text:p>
          </table:table-cell>
          <table:table-cell office:value-type="float" office:value="302650">
            <text:p>302650</text:p>
          </table:table-cell>
          <table:table-cell office:value-type="float" office:value="151325">
            <text:p>151325</text:p>
          </table:table-cell>
          <table:table-cell table:number-columns-repeated="2"/>
          <table:table-cell office:value-type="float" office:value="302650">
            <text:p>302650</text:p>
          </table:table-cell>
          <table:table-cell/>
          <table:table-cell table:style-name="ce33" office:value-type="float" office:value="151325">
            <text:p>151325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SOCIEDAD COOPERATIVA DE PRODUCCION PESQUERA SUCETT, S.R.L. DE C.V.</text:p>
          </table:table-cell>
          <table:table-cell table:style-name="ce7" office:value-type="float" office:value="2501101790">
            <text:p>2501101790</text:p>
          </table:table-cell>
          <table:table-cell table:style-name="ce8" office:value-type="string">
            <text:p>BENITO GARCIA</text:p>
          </table:table-cell>
          <table:table-cell office:value-type="float" office:value="302637.09">
            <text:p>302637.09</text:p>
          </table:table-cell>
          <table:table-cell table:style-name="ce7" office:value-type="float" office:value="151318.55">
            <text:p>151318.55</text:p>
          </table:table-cell>
          <table:table-cell/>
          <table:table-cell table:style-name="ce7" office:value-type="string">
            <text:p>$ 151,318.50</text:p>
          </table:table-cell>
          <table:table-cell table:number-columns-repeated="2"/>
          <table:table-cell table:style-name="ce2"/>
          <table:table-cell table:style-name="ce33" office:value-type="float" office:value="0.04">
            <text:p>0.04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RISTO, S.A. DE C.V.</text:p>
          </table:table-cell>
          <table:table-cell table:style-name="ce7" office:value-type="float" office:value="2508008550">
            <text:p>2508008550</text:p>
          </table:table-cell>
          <table:table-cell table:style-name="ce8" office:value-type="string">
            <text:p>CRISTO 1</text:p>
          </table:table-cell>
          <table:table-cell office:value-type="float" office:value="103284.49">
            <text:p>103284.49</text:p>
          </table:table-cell>
          <table:table-cell table:style-name="ce7" office:value-type="float" office:value="103284.49">
            <text:p>103284.49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RISTO, S.A. DE C.V.</text:p>
          </table:table-cell>
          <table:table-cell table:style-name="ce7" office:value-type="float" office:value="2508008550">
            <text:p>2508008550</text:p>
          </table:table-cell>
          <table:table-cell table:style-name="ce8" office:value-type="string">
            <text:p>CRISTO II</text:p>
          </table:table-cell>
          <table:table-cell table:number-columns-repeated="2" office:value-type="float" office:value="69934.49">
            <text:p>69934.49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RISTO, S.A. DE C.V.</text:p>
          </table:table-cell>
          <table:table-cell table:style-name="ce7" office:value-type="float" office:value="2508008550">
            <text:p>2508008550</text:p>
          </table:table-cell>
          <table:table-cell table:style-name="ce8" office:value-type="string">
            <text:p>CRISTO III</text:p>
          </table:table-cell>
          <table:table-cell table:number-columns-repeated="2" office:value-type="float" office:value="165404.49">
            <text:p>165404.49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RISTO, S.A. DE C.V.</text:p>
          </table:table-cell>
          <table:table-cell table:style-name="ce7" office:value-type="float" office:value="2508008550">
            <text:p>2508008550</text:p>
          </table:table-cell>
          <table:table-cell table:style-name="ce8" office:value-type="string">
            <text:p>CRISTO IV</text:p>
          </table:table-cell>
          <table:table-cell table:number-columns-repeated="2" office:value-type="float" office:value="102784.49">
            <text:p>102784.49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RISTO, S.A. DE C.V.</text:p>
          </table:table-cell>
          <table:table-cell table:style-name="ce7" office:value-type="float" office:value="2508008550">
            <text:p>2508008550</text:p>
          </table:table-cell>
          <table:table-cell table:style-name="ce8" office:value-type="string">
            <text:p>CRISTO V</text:p>
          </table:table-cell>
          <table:table-cell office:value-type="float" office:value="72184.49">
            <text:p>72184.49</text:p>
          </table:table-cell>
          <table:table-cell table:style-name="ce7" office:value-type="float" office:value="72184.49">
            <text:p>72184.49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III</text:p>
          </table:table-cell>
          <table:table-cell table:number-columns-repeated="2" office:value-type="float" office:value="999985">
            <text:p>999985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IV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Vil</text:p>
          </table:table-cell>
          <table:table-cell table:number-columns-repeated="2" office:value-type="float" office:value="173953.6">
            <text:p>173953.6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VIII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IX</text:p>
          </table:table-cell>
          <table:table-cell office:value-type="float" office:value="996385">
            <text:p>996385</text:p>
          </table:table-cell>
          <table:table-cell/>
          <table:table-cell table:style-name="ce7" office:value-type="float" office:value="996385">
            <text:p>996385</text:p>
          </table:table-cell>
          <table:table-cell table:number-columns-repeated="3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</text:p>
          </table:table-cell>
          <table:table-cell office:value-type="float" office:value="195777.84">
            <text:p>195777.84</text:p>
          </table:table-cell>
          <table:table-cell table:style-name="ce7" office:value-type="float" office:value="195777.84">
            <text:p>195777.84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I</text:p>
          </table:table-cell>
          <table:table-cell office:value-type="float" office:value="173953.6">
            <text:p>173953.6</text:p>
          </table:table-cell>
          <table:table-cell table:style-name="ce7" office:value-type="float" office:value="173953.6">
            <text:p>173953.6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II</text:p>
          </table:table-cell>
          <table:table-cell office:value-type="float" office:value="173976.8">
            <text:p>173976.8</text:p>
          </table:table-cell>
          <table:table-cell table:style-name="ce7" office:value-type="float" office:value="173976.8">
            <text:p>173976.8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IV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V</text:p>
          </table:table-cell>
          <table:table-cell office:value-type="float" office:value="219309.6">
            <text:p>219309.6</text:p>
          </table:table-cell>
          <table:table-cell table:style-name="ce7" office:value-type="float" office:value="219309.6">
            <text:p>219309.6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VI</text:p>
          </table:table-cell>
          <table:table-cell office:value-type="float" office:value="195777.84">
            <text:p>195777.84</text:p>
          </table:table-cell>
          <table:table-cell table:style-name="ce7" office:value-type="float" office:value="195777.84">
            <text:p>195777.84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VIII</text:p>
          </table:table-cell>
          <table:table-cell office:value-type="float" office:value="195777.84">
            <text:p>195777.84</text:p>
          </table:table-cell>
          <table:table-cell table:style-name="ce7" office:value-type="float" office:value="195777.84">
            <text:p>195777.84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IX</text:p>
          </table:table-cell>
          <table:table-cell office:value-type="float" office:value="215574.4">
            <text:p>215574.4</text:p>
          </table:table-cell>
          <table:table-cell table:style-name="ce7" office:value-type="float" office:value="215574.4">
            <text:p>215574.4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X_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/>
          <table:table-cell table:style-name="ce7" office:value-type="string">
            <text:p>5 500.000.00</text:p>
          </table:table-cell>
          <table:table-cell table:number-columns-repeated="2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XI</text:p>
          </table:table-cell>
          <table:table-cell table:number-columns-repeated="2" office:value-type="float" office:value="999085">
            <text:p>999085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XII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1000000">
            <text:p>1000000</text:p>
          </table:table-cell>
          <table:table-cell table:number-columns-repeated="2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ISLA DE VENADOS III</text:p>
          </table:table-cell>
          <table:table-cell table:number-columns-repeated="2" office:value-type="float" office:value="173953.6">
            <text:p>173953.6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XEL’S, S.A. DE C.V.</text:p>
          </table:table-cell>
          <table:table-cell table:style-name="ce7" office:value-type="float" office:value="2508009053">
            <text:p>2508009053</text:p>
          </table:table-cell>
          <table:table-cell table:style-name="ce8" office:value-type="string">
            <text:p>DON ANTONIO PEREZ XXIII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1000000">
            <text:p>1000000</text:p>
          </table:table-cell>
          <table:table-cell table:number-columns-repeated="2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AARON IGNACIO FREGOSO URIAS</text:p>
          </table:table-cell>
          <table:table-cell table:style-name="ce7" office:value-type="float" office:value="2508014533">
            <text:p>2508014533</text:p>
          </table:table-cell>
          <table:table-cell table:style-name="ce8" office:value-type="string">
            <text:p>ISLA DE SOTO</text:p>
          </table:table-cell>
          <table:table-cell office:value-type="float" office:value="613840.3">
            <text:p>613840.3</text:p>
          </table:table-cell>
          <table:table-cell table:style-name="ce7" office:value-type="float" office:value="613840.3">
            <text:p>613840.3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ONDOR, S.A. DE C.V.</text:p>
          </table:table-cell>
          <table:table-cell table:style-name="ce7" office:value-type="float" office:value="2508008428">
            <text:p>2508008428</text:p>
          </table:table-cell>
          <table:table-cell table:style-name="ce8" office:value-type="string">
            <text:p>EL CONDOR</text:p>
          </table:table-cell>
          <table:table-cell office:value-type="float" office:value="588033.79">
            <text:p>588033.79</text:p>
          </table:table-cell>
          <table:table-cell table:style-name="ce7" office:value-type="float" office:value="294016.9">
            <text:p>294016.9</text:p>
          </table:table-cell>
          <table:table-cell table:number-columns-repeated="2"/>
          <table:table-cell table:style-name="ce7" office:value-type="string">
            <text:p>$ 165,916.68</text:p>
          </table:table-cell>
          <table:table-cell table:style-name="ce7" office:value-type="string">
            <text:p>$ 128,100.21</text:p>
          </table:table-cell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ZULEMA, S.A. DE C.V.</text:p>
          </table:table-cell>
          <table:table-cell table:style-name="ce7" office:value-type="float" office:value="2508000850">
            <text:p>2508000850</text:p>
          </table:table-cell>
          <table:table-cell table:style-name="ce8" office:value-type="string">
            <text:p>LA NIÑA</text:p>
          </table:table-cell>
          <table:table-cell office:value-type="float" office:value="588033.8">
            <text:p>588033.8</text:p>
          </table:table-cell>
          <table:table-cell table:style-name="ce7" office:value-type="float" office:value="294016.9">
            <text:p>294016.9</text:p>
          </table:table-cell>
          <table:table-cell table:number-columns-repeated="2"/>
          <table:table-cell table:style-name="ce7" office:value-type="string">
            <text:p>$ 182,407.64</text:p>
          </table:table-cell>
          <table:table-cell table:style-name="ce7" office:value-type="string">
            <text:p>$ 111,609.26</text:p>
          </table:table-cell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FREDDIE AVILA, S.A. DE C.V.</text:p>
          </table:table-cell>
          <table:table-cell table:style-name="ce7" office:value-type="float" office:value="2508007073">
            <text:p>2508007073</text:p>
          </table:table-cell>
          <table:table-cell table:style-name="ce8" office:value-type="string">
            <text:p>CARMELITA G</text:p>
          </table:table-cell>
          <table:table-cell office:value-type="float" office:value="187063.4">
            <text:p>187063.4</text:p>
          </table:table-cell>
          <table:table-cell table:style-name="ce7" office:value-type="float" office:value="183966.95">
            <text:p>183966.95</text:p>
          </table:table-cell>
          <table:table-cell table:number-columns-repeated="3"/>
          <table:table-cell table:style-name="ce7" office:value-type="string">
            <text:p>$ 3,096.45</text:p>
          </table:table-cell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FREDDIE AVILA, S.A. DE C.V.</text:p>
          </table:table-cell>
          <table:table-cell table:style-name="ce7" office:value-type="float" office:value="2508007073">
            <text:p>2508007073</text:p>
          </table:table-cell>
          <table:table-cell table:style-name="ce8" office:value-type="string">
            <text:p>FREDDDIE 1</text:p>
          </table:table-cell>
          <table:table-cell office:value-type="float" office:value="1000000">
            <text:p>1000000</text:p>
          </table:table-cell>
          <table:table-cell table:style-name="ce7" office:value-type="float" office:value="998818.8">
            <text:p>998818.8</text:p>
          </table:table-cell>
          <table:table-cell table:number-columns-repeated="3"/>
          <table:table-cell table:style-name="ce7" office:value-type="string">
            <text:p>$ 1,181.20</text:p>
          </table:table-cell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FREDDIE AVILA, S.A. DE C.V.</text:p>
          </table:table-cell>
          <table:table-cell table:style-name="ce7" office:value-type="float" office:value="2508007073">
            <text:p>2508007073</text:p>
          </table:table-cell>
          <table:table-cell table:style-name="ce8" office:value-type="string">
            <text:p>SANTA CATALINA III</text:p>
          </table:table-cell>
          <table:table-cell office:value-type="float" office:value="184400">
            <text:p>184400</text:p>
          </table:table-cell>
          <table:table-cell table:style-name="ce7" office:value-type="float" office:value="184400">
            <text:p>1844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RUZ DE LORETO, S.A. DE C.V.</text:p>
          </table:table-cell>
          <table:table-cell table:style-name="ce7" office:value-type="float" office:value="2508008469">
            <text:p>2508008469</text:p>
          </table:table-cell>
          <table:table-cell table:style-name="ce8" office:value-type="string">
            <text:p>MARTE</text:p>
          </table:table-cell>
          <table:table-cell office:value-type="float" office:value="588024">
            <text:p>588024</text:p>
          </table:table-cell>
          <table:table-cell table:style-name="ce7" office:value-type="float" office:value="294012">
            <text:p>294012</text:p>
          </table:table-cell>
          <table:table-cell table:number-columns-repeated="2"/>
          <table:table-cell table:style-name="ce7" office:value-type="string">
            <text:p>$ 160,573.24</text:p>
          </table:table-cell>
          <table:table-cell table:style-name="ce7" office:value-type="string">
            <text:p>$ 133,438.76</text:p>
          </table:table-cell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LA PAPALOTA, S.A. DE C.V.</text:p>
          </table:table-cell>
          <table:table-cell table:style-name="ce7" office:value-type="float" office:value="2508015969">
            <text:p>2508015969</text:p>
          </table:table-cell>
          <table:table-cell table:style-name="ce8" office:value-type="string">
            <text:p>GABRIELA AVIGAIL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YESENIA, S.A. DE C.V.</text:p>
          </table:table-cell>
          <table:table-cell table:style-name="ce7" office:value-type="float" office:value="2508011489">
            <text:p>2508011489</text:p>
          </table:table-cell>
          <table:table-cell table:style-name="ce8" office:value-type="string">
            <text:p>REBELDE 1</text:p>
          </table:table-cell>
          <table:table-cell office:value-type="float" office:value="918556">
            <text:p>918556</text:p>
          </table:table-cell>
          <table:table-cell office:value-type="float" office:value="304165">
            <text:p>304165</text:p>
          </table:table-cell>
          <table:table-cell table:number-columns-repeated="3"/>
          <table:table-cell table:style-name="ce7" office:value-type="string">
            <text:p>$ 614,391.00</text:p>
          </table:table-cell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ALLENDE XIV</text:p>
          </table:table-cell>
          <table:table-cell office:value-type="float" office:value="648348.5">
            <text:p>648348.5</text:p>
          </table:table-cell>
          <table:table-cell table:style-name="ce7" office:value-type="float" office:value="648348.5">
            <text:p>648348.5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JUAN TORRES SANCHEZ</text:p>
          </table:table-cell>
          <table:table-cell office:value-type="float" office:value="299501">
            <text:p>299501</text:p>
          </table:table-cell>
          <table:table-cell table:style-name="ce7" office:value-type="float" office:value="299501">
            <text:p>299501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KUKULKAN II</text:p>
          </table:table-cell>
          <table:table-cell office:value-type="float" office:value="282735">
            <text:p>282735</text:p>
          </table:table-cell>
          <table:table-cell table:style-name="ce7" office:value-type="float" office:value="282735">
            <text:p>282735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KUKULKAN IV</text:p>
          </table:table-cell>
          <table:table-cell table:style-name="ce7" office:value-type="float" office:value="877813">
            <text:p>877813</text:p>
          </table:table-cell>
          <table:table-cell office:value-type="float" office:value="877813">
            <text:p>877813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PALOMA</text:p>
          </table:table-cell>
          <table:table-cell office:value-type="float" office:value="395210">
            <text:p>395210</text:p>
          </table:table-cell>
          <table:table-cell table:style-name="ce7" office:value-type="float" office:value="395210">
            <text:p>395210</text:p>
          </table:table-cell>
          <table:table-cell table:number-columns-repeated="4"/>
          <table:table-cell table:style-name="ce2"/>
          <table:table-cell/>
          <table:table-cell table:style-name="ce7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INALOA</text:p>
          </table:table-cell>
          <table:table-cell table:style-name="ce8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SAN PABLO IV</text:p>
          </table:table-cell>
          <table:table-cell table:number-columns-repeated="2" table:style-name="ce3" office:value-type="float" office:value="379110">
            <text:p>379110</text:p>
          </table:table-cell>
          <table:table-cell table:style-name="ce3" table:number-columns-repeated="5"/>
          <table:table-cell table:style-name="ce32"/>
          <table:table-cell table:style-name="ce8"/>
          <table:table-cell table:style-name="ce3" table:number-columns-repeated="1008"/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VII</text:p>
          </table:table-cell>
          <table:table-cell table:number-columns-repeated="2" office:value-type="float" office:value="373999">
            <text:p>373999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VIII</text:p>
          </table:table-cell>
          <table:table-cell table:number-columns-repeated="2" office:value-type="float" office:value="149383">
            <text:p>149383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X</text:p>
          </table:table-cell>
          <table:table-cell table:number-columns-repeated="2" office:value-type="float" office:value="257563">
            <text:p>257563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XI</text:p>
          </table:table-cell>
          <table:table-cell table:number-columns-repeated="2" office:value-type="float" office:value="170313">
            <text:p>170313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XII</text:p>
          </table:table-cell>
          <table:table-cell table:number-columns-repeated="2" office:value-type="float" office:value="37030">
            <text:p>3703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XIII</text:p>
          </table:table-cell>
          <table:table-cell table:number-columns-repeated="2" office:value-type="float" office:value="149383">
            <text:p>149383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XIV</text:p>
          </table:table-cell>
          <table:table-cell table:number-columns-repeated="2" office:value-type="float" office:value="485450">
            <text:p>48545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OPERADORA MARITIMA DEL PACIFICO, S.A. DE C.V</text:p>
          </table:table-cell>
          <table:table-cell table:style-name="ce7" office:value-type="float" office:value="2508005366">
            <text:p>2508005366</text:p>
          </table:table-cell>
          <table:table-cell table:style-name="ce8" office:value-type="string">
            <text:p>VICTORIA XX</text:p>
          </table:table-cell>
          <table:table-cell table:number-columns-repeated="2" office:value-type="float" office:value="40047">
            <text:p>40047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ARIA ROSA, S.A. DE C.V.</text:p>
          </table:table-cell>
          <table:table-cell table:style-name="ce7" office:value-type="float" office:value="2508011205">
            <text:p>2508011205</text:p>
          </table:table-cell>
          <table:table-cell table:style-name="ce8" office:value-type="string">
            <text:p>BALKA</text:p>
          </table:table-cell>
          <table:table-cell table:number-columns-repeated="2" office:value-type="float" office:value="589900">
            <text:p>5899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JOSE LERMA CASTILLO</text:p>
          </table:table-cell>
          <table:table-cell table:style-name="ce7" office:value-type="float" office:value="2508006240">
            <text:p>2508006240</text:p>
          </table:table-cell>
          <table:table-cell table:style-name="ce8" office:value-type="string">
            <text:p>ANGELILLO</text:p>
          </table:table-cell>
          <table:table-cell table:number-columns-repeated="2" office:value-type="float" office:value="881951">
            <text:p>881951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CHELELO S.C.L</text:p>
          </table:table-cell>
          <table:table-cell table:style-name="ce7" office:value-type="float" office:value="2511001345">
            <text:p>2511001345</text:p>
          </table:table-cell>
          <table:table-cell table:style-name="ce8" office:value-type="string">
            <text:p>ISLA DE VENADOS II</text:p>
          </table:table-cell>
          <table:table-cell office:value-type="float" office:value="277914.95">
            <text:p>277914.95</text:p>
          </table:table-cell>
          <table:table-cell office:value-type="float" office:value="138957.48">
            <text:p>138957.48</text:p>
          </table:table-cell>
          <table:table-cell/>
          <table:table-cell office:value-type="float" office:value="138957.48">
            <text:p>138957.48</text:p>
          </table:table-cell>
          <table:table-cell table:number-columns-repeated="2"/>
          <table:table-cell table:style-name="ce2"/>
          <table:table-cell table:style-name="ce3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CHELELO S.C.L</text:p>
          </table:table-cell>
          <table:table-cell table:style-name="ce7" office:value-type="float" office:value="2511001345">
            <text:p>2511001345</text:p>
          </table:table-cell>
          <table:table-cell table:style-name="ce8" office:value-type="string">
            <text:p>LOBOS III</text:p>
          </table:table-cell>
          <table:table-cell table:number-columns-repeated="2" office:value-type="float" office:value="87530.45">
            <text:p>87530.45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CHELELO S.C.L</text:p>
          </table:table-cell>
          <table:table-cell table:style-name="ce7" office:value-type="float" office:value="2511001345">
            <text:p>2511001345</text:p>
          </table:table-cell>
          <table:table-cell table:style-name="ce8" office:value-type="string">
            <text:p>LOBOS IV</text:p>
          </table:table-cell>
          <table:table-cell table:number-columns-repeated="2" office:value-type="float" office:value="158705.9">
            <text:p>158705.9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CHELELO S.C.L</text:p>
          </table:table-cell>
          <table:table-cell table:style-name="ce7" office:value-type="float" office:value="2511001345">
            <text:p>2511001345</text:p>
          </table:table-cell>
          <table:table-cell table:style-name="ce8" office:value-type="string">
            <text:p>REDES IV</text:p>
          </table:table-cell>
          <table:table-cell table:number-columns-repeated="2" office:value-type="float" office:value="158705.9">
            <text:p>158705.9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NACOZARI, S.A. DE C.V.</text:p>
          </table:table-cell>
          <table:table-cell table:style-name="ce7" office:value-type="float" office:value="2508007362">
            <text:p>2508007362</text:p>
          </table:table-cell>
          <table:table-cell table:style-name="ce8" office:value-type="string">
            <text:p>MORELOS II</text:p>
          </table:table-cell>
          <table:table-cell office:value-type="float" office:value="588024.98">
            <text:p>588024.98</text:p>
          </table:table-cell>
          <table:table-cell office:value-type="float" office:value="294012.34">
            <text:p>294012.34</text:p>
          </table:table-cell>
          <table:table-cell/>
          <table:table-cell office:value-type="float" office:value="162407.95">
            <text:p>162407.95</text:p>
          </table:table-cell>
          <table:table-cell office:value-type="float" office:value="131604.69">
            <text:p>131604.69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LIANA, S.A. DE C.V.</text:p>
          </table:table-cell>
          <table:table-cell table:style-name="ce7" office:value-type="float" office:value="2508015001">
            <text:p>2508015001</text:p>
          </table:table-cell>
          <table:table-cell table:style-name="ce8" office:value-type="string">
            <text:p>GERARDITO</text:p>
          </table:table-cell>
          <table:table-cell table:number-columns-repeated="2" office:value-type="float" office:value="700832.72">
            <text:p>700832.72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LIANA, S.A. DE C.V.</text:p>
          </table:table-cell>
          <table:table-cell table:style-name="ce7" office:value-type="float" office:value="2508015001">
            <text:p>2508015001</text:p>
          </table:table-cell>
          <table:table-cell table:style-name="ce8" office:value-type="string">
            <text:p>LUISITO</text:p>
          </table:table-cell>
          <table:table-cell table:number-columns-repeated="2" office:value-type="float" office:value="700832.72">
            <text:p>700832.72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ARRILLO, S.A. DE C.V.</text:p>
          </table:table-cell>
          <table:table-cell table:style-name="ce7" office:value-type="float" office:value="2508008485">
            <text:p>2508008485</text:p>
          </table:table-cell>
          <table:table-cell table:style-name="ce8" office:value-type="string">
            <text:p>ANIBAL</text:p>
          </table:table-cell>
          <table:table-cell office:value-type="float" office:value="588043.63">
            <text:p>588043.63</text:p>
          </table:table-cell>
          <table:table-cell office:value-type="float" office:value="294021.8">
            <text:p>294021.8</text:p>
          </table:table-cell>
          <table:table-cell/>
          <table:table-cell office:value-type="float" office:value="166839.88">
            <text:p>166839.88</text:p>
          </table:table-cell>
          <table:table-cell office:value-type="float" office:value="127181.95">
            <text:p>127181.95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ARRILLO, S.A. DE C.V.</text:p>
          </table:table-cell>
          <table:table-cell table:style-name="ce7" office:value-type="float" office:value="2508008485">
            <text:p>2508008485</text:p>
          </table:table-cell>
          <table:table-cell table:style-name="ce8" office:value-type="string">
            <text:p>JESUS RUBEN</text:p>
          </table:table-cell>
          <table:table-cell office:value-type="float" office:value="724660.5">
            <text:p>724660.5</text:p>
          </table:table-cell>
          <table:table-cell office:value-type="float" office:value="362330.25">
            <text:p>362330.25</text:p>
          </table:table-cell>
          <table:table-cell/>
          <table:table-cell office:value-type="float" office:value="225713.35">
            <text:p>225713.35</text:p>
          </table:table-cell>
          <table:table-cell office:value-type="float" office:value="136616.9">
            <text:p>136616.9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LESLIE, S.A. DE C.V.</text:p>
          </table:table-cell>
          <table:table-cell table:style-name="ce7" office:value-type="float" office:value="2508008493">
            <text:p>2508008493</text:p>
          </table:table-cell>
          <table:table-cell table:style-name="ce8" office:value-type="string">
            <text:p>RAFAELITO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LESLIE, S.A. DE C.V.</text:p>
          </table:table-cell>
          <table:table-cell table:style-name="ce7" office:value-type="float" office:value="2508008493">
            <text:p>2508008493</text:p>
          </table:table-cell>
          <table:table-cell table:style-name="ce8" office:value-type="string">
            <text:p>JOSE P.C.</text:p>
          </table:table-cell>
          <table:table-cell office:value-type="float" office:value="588023.51">
            <text:p>588023.51</text:p>
          </table:table-cell>
          <table:table-cell office:value-type="float" office:value="294011.76">
            <text:p>294011.76</text:p>
          </table:table-cell>
          <table:table-cell office:value-type="float" office:value="162006.75">
            <text:p>162006.75</text:p>
          </table:table-cell>
          <table:table-cell office:value-type="float" office:value="20395.74">
            <text:p>20395.74</text:p>
          </table:table-cell>
          <table:table-cell office:value-type="float" office:value="111609.26">
            <text:p>111609.26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INDY, S.A. DE C.V.</text:p>
          </table:table-cell>
          <table:table-cell table:style-name="ce7" office:value-type="float" office:value="2508008477">
            <text:p>2508008477</text:p>
          </table:table-cell>
          <table:table-cell table:style-name="ce8" office:value-type="string">
            <text:p>ANDREA'S</text:p>
          </table:table-cell>
          <table:table-cell office:value-type="float" office:value="588024">
            <text:p>588024</text:p>
          </table:table-cell>
          <table:table-cell office:value-type="float" office:value="294012">
            <text:p>294012</text:p>
          </table:table-cell>
          <table:table-cell/>
          <table:table-cell office:value-type="float" office:value="165911.79">
            <text:p>165911.79</text:p>
          </table:table-cell>
          <table:table-cell office:value-type="float" office:value="128100.21">
            <text:p>128100.21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CINDY, S.A. DE C.V.</text:p>
          </table:table-cell>
          <table:table-cell table:style-name="ce7" office:value-type="float" office:value="2508008477">
            <text:p>2508008477</text:p>
          </table:table-cell>
          <table:table-cell table:style-name="ce8" office:value-type="string">
            <text:p>PROPEMEX A-36</text:p>
          </table:table-cell>
          <table:table-cell table:number-columns-repeated="2" office:value-type="float" office:value="588024">
            <text:p>588024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AVID, S.A. DE C.V.</text:p>
          </table:table-cell>
          <table:table-cell table:style-name="ce7" office:value-type="float" office:value="2508008444">
            <text:p>2508008444</text:p>
          </table:table-cell>
          <table:table-cell table:style-name="ce8" office:value-type="string">
            <text:p>DAVIDS</text:p>
          </table:table-cell>
          <table:table-cell office:value-type="float" office:value="588024">
            <text:p>588024</text:p>
          </table:table-cell>
          <table:table-cell office:value-type="float" office:value="294012">
            <text:p>294012</text:p>
          </table:table-cell>
          <table:table-cell/>
          <table:table-cell office:value-type="float" office:value="171840.79">
            <text:p>171840.79</text:p>
          </table:table-cell>
          <table:table-cell office:value-type="float" office:value="122171.21">
            <text:p>122171.21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AVID, S.A. DE C.V.</text:p>
          </table:table-cell>
          <table:table-cell table:style-name="ce7" office:value-type="float" office:value="2508008444">
            <text:p>2508008444</text:p>
          </table:table-cell>
          <table:table-cell table:style-name="ce8" office:value-type="string">
            <text:p>SANTA MARGARITA</text:p>
          </table:table-cell>
          <table:table-cell office:value-type="float" office:value="588024">
            <text:p>588024</text:p>
          </table:table-cell>
          <table:table-cell office:value-type="float" office:value="294012">
            <text:p>294012</text:p>
          </table:table-cell>
          <table:table-cell office:value-type="float" office:value="169285.93">
            <text:p>169285.93</text:p>
          </table:table-cell>
          <table:table-cell/>
          <table:table-cell office:value-type="float" office:value="124726.07">
            <text:p>124726.07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AZATLECOS, S.A. DE C.V.</text:p>
          </table:table-cell>
          <table:table-cell table:style-name="ce7" office:value-type="float" office:value="2508009070">
            <text:p>2508009070</text:p>
          </table:table-cell>
          <table:table-cell table:style-name="ce8" office:value-type="string">
            <text:p>GRISELDA HIPOLITA</text:p>
          </table:table-cell>
          <table:table-cell office:value-type="float" office:value="986579.48">
            <text:p>986579.48</text:p>
          </table:table-cell>
          <table:table-cell office:value-type="float" office:value="493289.74">
            <text:p>493289.74</text:p>
          </table:table-cell>
          <table:table-cell/>
          <table:table-cell office:value-type="float" office:value="493289.74">
            <text:p>493289.74</text:p>
          </table:table-cell>
          <table:table-cell table:number-columns-repeated="2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AZATLECOS, S.A. DE C.V.</text:p>
          </table:table-cell>
          <table:table-cell table:style-name="ce7" office:value-type="float" office:value="2508009070">
            <text:p>2508009070</text:p>
          </table:table-cell>
          <table:table-cell table:style-name="ce8" office:value-type="string">
            <text:p>ARTURO I</text:p>
          </table:table-cell>
          <table:table-cell table:number-columns-repeated="2" office:value-type="float" office:value="585880.84">
            <text:p>585880.84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ANDRES I</text:p>
          </table:table-cell>
          <table:table-cell office:value-type="float" office:value="942289.83">
            <text:p>942289.83</text:p>
          </table:table-cell>
          <table:table-cell/>
          <table:table-cell office:value-type="float" office:value="226089.83">
            <text:p>226089.83</text:p>
          </table:table-cell>
          <table:table-cell/>
          <table:table-cell office:value-type="float" office:value="716200">
            <text:p>716200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DANIEL FRANCISCO "LITO"</text:p>
          </table:table-cell>
          <table:table-cell table:style-name="ce7" office:value-type="float" office:value="357819">
            <text:p>357819</text:p>
          </table:table-cell>
          <table:table-cell table:number-columns-repeated="3"/>
          <table:table-cell office:value-type="float" office:value="357819">
            <text:p>357819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DOÑA DELFINA 1</text:p>
          </table:table-cell>
          <table:table-cell office:value-type="float" office:value="931646.88">
            <text:p>931646.88</text:p>
          </table:table-cell>
          <table:table-cell office:value-type="float" office:value="465823.44">
            <text:p>465823.44</text:p>
          </table:table-cell>
          <table:table-cell office:value-type="float" office:value="142450">
            <text:p>142450</text:p>
          </table:table-cell>
          <table:table-cell/>
          <table:table-cell office:value-type="float" office:value="186508.01">
            <text:p>186508.01</text:p>
          </table:table-cell>
          <table:table-cell office:value-type="float" office:value="136865.43">
            <text:p>136865.43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EL GORILA 1</text:p>
          </table:table-cell>
          <table:table-cell office:value-type="float" office:value="960790">
            <text:p>960790</text:p>
          </table:table-cell>
          <table:table-cell office:value-type="float" office:value="480395">
            <text:p>480395</text:p>
          </table:table-cell>
          <table:table-cell office:value-type="float" office:value="64676.48">
            <text:p>64676.48</text:p>
          </table:table-cell>
          <table:table-cell/>
          <table:table-cell office:value-type="float" office:value="415718.52">
            <text:p>415718.52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EL GORILA II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3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EL MOFLES II</text:p>
          </table:table-cell>
          <table:table-cell office:value-type="float" office:value="51090.9">
            <text:p>51090.9</text:p>
          </table:table-cell>
          <table:table-cell office:value-type="float" office:value="25545.45">
            <text:p>25545.45</text:p>
          </table:table-cell>
          <table:table-cell table:style-name="ce7" office:value-type="float" office:value="25545.45">
            <text:p>25545.45</text:p>
          </table:table-cell>
          <table:table-cell table:style-name="ce7" table:number-columns-repeated="2"/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EL MOFLES III</text:p>
          </table:table-cell>
          <table:table-cell office:value-type="float" office:value="425400">
            <text:p>425400</text:p>
          </table:table-cell>
          <table:table-cell office:value-type="float" office:value="399854.55">
            <text:p>399854.55</text:p>
          </table:table-cell>
          <table:table-cell office:value-type="float" office:value="25545.45">
            <text:p>25545.45</text:p>
          </table:table-cell>
          <table:table-cell table:number-columns-repeated="3"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MOFLES IV</text:p>
          </table:table-cell>
          <table:table-cell table:number-columns-repeated="2" office:value-type="float" office:value="51090.9">
            <text:p>51090.9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FIPESCO 29</text:p>
          </table:table-cell>
          <table:table-cell table:number-columns-repeated="2" office:value-type="float" office:value="202580.83">
            <text:p>202580.83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GOLFO DE CALIFORNIA</text:p>
          </table:table-cell>
          <table:table-cell table:number-columns-repeated="2" office:value-type="float" office:value="232959">
            <text:p>232959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JALILI 1</text:p>
          </table:table-cell>
          <table:table-cell table:number-columns-repeated="2" office:value-type="float" office:value="334960">
            <text:p>33496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JALILI II</text:p>
          </table:table-cell>
          <table:table-cell office:value-type="float" office:value="99722.76">
            <text:p>99722.76</text:p>
          </table:table-cell>
          <table:table-cell office:value-type="float" office:value="49861.38">
            <text:p>49861.38</text:p>
          </table:table-cell>
          <table:table-cell office:value-type="float" office:value="21393.38">
            <text:p>21393.38</text:p>
          </table:table-cell>
          <table:table-cell/>
          <table:table-cell office:value-type="float" office:value="28468">
            <text:p>28468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JAVIER GALDINO</text:p>
          </table:table-cell>
          <table:table-cell office:value-type="float" office:value="330960">
            <text:p>330960</text:p>
          </table:table-cell>
          <table:table-cell table:number-columns-repeated="2" office:value-type="float" office:value="165480">
            <text:p>165480</text:p>
          </table:table-cell>
          <table:table-cell table:number-columns-repeated="3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JESUS OMAR "EL CHONCHO"</text:p>
          </table:table-cell>
          <table:table-cell table:number-columns-repeated="2" office:value-type="float" office:value="460919">
            <text:p>460919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LORENA GUADALUPE</text:p>
          </table:table-cell>
          <table:table-cell office:value-type="float" office:value="934808.8">
            <text:p>934808.8</text:p>
          </table:table-cell>
          <table:table-cell office:value-type="float" office:value="174274">
            <text:p>174274</text:p>
          </table:table-cell>
          <table:table-cell table:number-columns-repeated="2"/>
          <table:table-cell office:value-type="float" office:value="760534.8">
            <text:p>760534.8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MARUS</text:p>
          </table:table-cell>
          <table:table-cell table:number-columns-repeated="2" office:value-type="float" office:value="150600">
            <text:p>1506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MAZATLAN XVI</text:p>
          </table:table-cell>
          <table:table-cell office:value-type="float" office:value="744572.76">
            <text:p>744572.76</text:p>
          </table:table-cell>
          <table:table-cell table:number-columns-repeated="2" office:value-type="float" office:value="372286.38">
            <text:p>372286.38</text:p>
          </table:table-cell>
          <table:table-cell table:number-columns-repeated="3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MAZATLAN XVIII</text:p>
          </table:table-cell>
          <table:table-cell table:number-columns-repeated="2" office:value-type="float" office:value="936226">
            <text:p>936226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MAZATLECO</text:p>
          </table:table-cell>
          <table:table-cell table:number-columns-repeated="2" office:value-type="float" office:value="317300">
            <text:p>3173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MORELOS VI</text:p>
          </table:table-cell>
          <table:table-cell office:value-type="float" office:value="397850">
            <text:p>397850</text:p>
          </table:table-cell>
          <table:table-cell office:value-type="float" office:value="317300">
            <text:p>317300</text:p>
          </table:table-cell>
          <table:table-cell table:number-columns-repeated="2"/>
          <table:table-cell office:value-type="float" office:value="80550">
            <text:p>80550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INALOA</text:p>
          </table:table-cell>
          <table:table-cell table:style-name="ce8" office:value-type="string">
            <text:p>MAZATLAN</text:p>
          </table:table-cell>
          <table:table-cell table:style-name="ce7" office:value-type="string">
            <text:p>PESQUERA JALILI, S.A. DE C.V.</text:p>
          </table:table-cell>
          <table:table-cell table:style-name="ce7" office:value-type="float" office:value="2508005879">
            <text:p>2508005879</text:p>
          </table:table-cell>
          <table:table-cell table:style-name="ce8" office:value-type="string">
            <text:p>SANTA ROSA</text:p>
          </table:table-cell>
          <table:table-cell table:style-name="ce3" office:value-type="float" office:value="527850">
            <text:p>527850</text:p>
          </table:table-cell>
          <table:table-cell table:style-name="ce3" office:value-type="float" office:value="454300">
            <text:p>454300</text:p>
          </table:table-cell>
          <table:table-cell table:style-name="ce3" table:number-columns-repeated="2"/>
          <table:table-cell table:style-name="ce3" office:value-type="float" office:value="73550">
            <text:p>73550</text:p>
          </table:table-cell>
          <table:table-cell table:style-name="ce3" table:number-columns-repeated="2"/>
          <table:table-cell table:style-name="ce34"/>
          <table:table-cell table:style-name="ce3" table:number-columns-repeated="1009"/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SAJELI, S.A. DE C.V. </text:p>
          </table:table-cell>
          <table:table-cell table:style-name="ce7" office:value-type="float" office:value="2508006778">
            <text:p>2508006778</text:p>
          </table:table-cell>
          <table:table-cell table:style-name="ce8" office:value-type="string">
            <text:p>PEZ DE ACERO IX</text:p>
          </table:table-cell>
          <table:table-cell office:value-type="float" office:value="815948.98">
            <text:p>815948.98</text:p>
          </table:table-cell>
          <table:table-cell office:value-type="float" office:value="800904.72">
            <text:p>800904.72</text:p>
          </table:table-cell>
          <table:table-cell/>
          <table:table-cell table:style-name="ce14"/>
          <table:table-cell office:value-type="float" office:value="15044.26">
            <text:p>15044.26</text:p>
          </table:table-cell>
          <table:table-cell table:style-name="ce14"/>
          <table:table-cell table:style-name="ce2"/>
          <table:table-cell table:style-name="ce33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SAJELI, S.A. DE C.V. </text:p>
          </table:table-cell>
          <table:table-cell table:style-name="ce7" office:value-type="float" office:value="2508006778">
            <text:p>2508006778</text:p>
          </table:table-cell>
          <table:table-cell table:style-name="ce8" office:value-type="string">
            <text:p>ALMA DELIA</text:p>
          </table:table-cell>
          <table:table-cell table:number-columns-repeated="2" office:value-type="float" office:value="900533.5">
            <text:p>900533.5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SAJELI, S.A. DE C.V. </text:p>
          </table:table-cell>
          <table:table-cell table:style-name="ce7" office:value-type="float" office:value="2508006778">
            <text:p>2508006778</text:p>
          </table:table-cell>
          <table:table-cell table:style-name="ce8" office:value-type="string">
            <text:p>MARIO MORENO II</text:p>
          </table:table-cell>
          <table:table-cell table:number-columns-repeated="2" office:value-type="float" office:value="900533.5">
            <text:p>900533.5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SAJELI, S.A. DE C.V. </text:p>
          </table:table-cell>
          <table:table-cell table:style-name="ce7" office:value-type="float" office:value="2508006778">
            <text:p>2508006778</text:p>
          </table:table-cell>
          <table:table-cell table:style-name="ce8" office:value-type="string">
            <text:p>JULIO CESAR L</text:p>
          </table:table-cell>
          <table:table-cell office:value-type="float" office:value="903532.96">
            <text:p>903532.96</text:p>
          </table:table-cell>
          <table:table-cell office:value-type="float" office:value="887625.16">
            <text:p>887625.16</text:p>
          </table:table-cell>
          <table:table-cell/>
          <table:table-cell table:style-name="ce14"/>
          <table:table-cell office:value-type="float" office:value="15907.8">
            <text:p>15907.8</text:p>
          </table:table-cell>
          <table:table-cell table:style-name="ce14"/>
          <table:table-cell table:style-name="ce2"/>
          <table:table-cell table:number-columns-repeated="4"/>
          <table:table-cell table:style-name="ce14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SAJELI, S.A. DE C.V. </text:p>
          </table:table-cell>
          <table:table-cell table:style-name="ce7" office:value-type="float" office:value="2508006778">
            <text:p>2508006778</text:p>
          </table:table-cell>
          <table:table-cell table:style-name="ce8" office:value-type="string">
            <text:p>DON AGUSTIN III</text:p>
          </table:table-cell>
          <table:table-cell office:value-type="float" office:value="656432.45">
            <text:p>656432.45</text:p>
          </table:table-cell>
          <table:table-cell office:value-type="float" office:value="328216.23">
            <text:p>328216.23</text:p>
          </table:table-cell>
          <table:table-cell office:value-type="float" office:value="328216.22">
            <text:p>328216.22</text:p>
          </table:table-cell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USAJELI, S.A. DE C.V. </text:p>
          </table:table-cell>
          <table:table-cell table:style-name="ce7" office:value-type="float" office:value="2508006778">
            <text:p>2508006778</text:p>
          </table:table-cell>
          <table:table-cell table:style-name="ce8" office:value-type="string">
            <text:p>DON AGUSTIN IV</text:p>
          </table:table-cell>
          <table:table-cell table:number-columns-repeated="2" office:value-type="float" office:value="656764.28">
            <text:p>656764.28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AGUILA 1</text:p>
          </table:table-cell>
          <table:table-cell office:value-type="float" office:value="826712.65">
            <text:p>826712.65</text:p>
          </table:table-cell>
          <table:table-cell office:value-type="float" office:value="774376.65">
            <text:p>774376.65</text:p>
          </table:table-cell>
          <table:table-cell/>
          <table:table-cell table:style-name="ce30" office:value-type="float" office:value="49723.37">
            <text:p>49723.37</text:p>
          </table:table-cell>
          <table:table-cell office:value-type="float" office:value="2612.64">
            <text:p>2612.64</text:p>
          </table:table-cell>
          <table:table-cell table:style-name="ce14"/>
          <table:table-cell table:style-name="ce2"/>
          <table:table-cell table:number-columns-repeated="4"/>
          <table:table-cell table:style-name="ce14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ELDUVI</text:p>
          </table:table-cell>
          <table:table-cell office:value-type="float" office:value="203435.94">
            <text:p>203435.94</text:p>
          </table:table-cell>
          <table:table-cell office:value-type="float" office:value="148286.62">
            <text:p>148286.62</text:p>
          </table:table-cell>
          <table:table-cell office:value-type="float" office:value="52536.68">
            <text:p>52536.68</text:p>
          </table:table-cell>
          <table:table-cell table:style-name="ce7"/>
          <table:table-cell office:value-type="float" office:value="2612.64">
            <text:p>2612.64</text:p>
          </table:table-cell>
          <table:table-cell table:style-name="ce14"/>
          <table:table-cell table:style-name="ce2"/>
          <table:table-cell table:number-columns-repeated="4"/>
          <table:table-cell table:style-name="ce14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INDIO AZTECA</text:p>
          </table:table-cell>
          <table:table-cell office:value-type="float" office:value="331435.94">
            <text:p>331435.94</text:p>
          </table:table-cell>
          <table:table-cell office:value-type="float" office:value="328823.3">
            <text:p>328823.3</text:p>
          </table:table-cell>
          <table:table-cell/>
          <table:table-cell table:style-name="ce14"/>
          <table:table-cell office:value-type="float" office:value="2612.64">
            <text:p>2612.64</text:p>
          </table:table-cell>
          <table:table-cell table:style-name="ce14"/>
          <table:table-cell table:style-name="ce2"/>
          <table:table-cell table:number-columns-repeated="4"/>
          <table:table-cell table:style-name="ce14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JUAN MANUEL CARRANZA</text:p>
          </table:table-cell>
          <table:table-cell table:number-columns-repeated="2" office:value-type="float" office:value="808448.17">
            <text:p>808448.17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LEON 1</text:p>
          </table:table-cell>
          <table:table-cell office:value-type="float" office:value="331435.94">
            <text:p>331435.94</text:p>
          </table:table-cell>
          <table:table-cell office:value-type="float" office:value="277034.06">
            <text:p>277034.06</text:p>
          </table:table-cell>
          <table:table-cell/>
          <table:table-cell table:style-name="ce30" office:value-type="float" office:value="51789.24">
            <text:p>51789.24</text:p>
          </table:table-cell>
          <table:table-cell office:value-type="float" office:value="2612.64">
            <text:p>2612.64</text:p>
          </table:table-cell>
          <table:table-cell table:style-name="ce14"/>
          <table:table-cell table:style-name="ce2"/>
          <table:table-cell table:number-columns-repeated="4"/>
          <table:table-cell table:style-name="ce14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MANUEL</text:p>
          </table:table-cell>
          <table:table-cell table:number-columns-repeated="2" office:value-type="float" office:value="190933">
            <text:p>190933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MAROS 1</text:p>
          </table:table-cell>
          <table:table-cell table:number-columns-repeated="2" office:value-type="float" office:value="673657">
            <text:p>673657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MAROS VI</text:p>
          </table:table-cell>
          <table:table-cell office:value-type="float" office:value="449860">
            <text:p>449860</text:p>
          </table:table-cell>
          <table:table-cell office:value-type="float" office:value="443021.08">
            <text:p>443021.08</text:p>
          </table:table-cell>
          <table:table-cell/>
          <table:table-cell table:style-name="ce14"/>
          <table:table-cell office:value-type="float" office:value="6838.92">
            <text:p>6838.92</text:p>
          </table:table-cell>
          <table:table-cell table:style-name="ce14"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MAZATLAN XX</text:p>
          </table:table-cell>
          <table:table-cell office:value-type="float" office:value="331435.94">
            <text:p>331435.94</text:p>
          </table:table-cell>
          <table:table-cell office:value-type="float" office:value="277034.06">
            <text:p>277034.06</text:p>
          </table:table-cell>
          <table:table-cell/>
          <table:table-cell table:style-name="ce30" office:value-type="float" office:value="51789.24">
            <text:p>51789.24</text:p>
          </table:table-cell>
          <table:table-cell office:value-type="float" office:value="2612.64">
            <text:p>2612.64</text:p>
          </table:table-cell>
          <table:table-cell table:style-name="ce14"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INDUSTRIAL MAROS, S.A. DE C.V.</text:p>
          </table:table-cell>
          <table:table-cell table:style-name="ce7" office:value-type="float" office:value="2508005382">
            <text:p>2508005382</text:p>
          </table:table-cell>
          <table:table-cell table:style-name="ce8" office:value-type="string">
            <text:p>PABLO PICASO</text:p>
          </table:table-cell>
          <table:table-cell table:number-columns-repeated="2" office:value-type="float" office:value="166391.5">
            <text:p>166391.5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HAIRA S.A. DE C.V.</text:p>
          </table:table-cell>
          <table:table-cell table:style-name="ce7" office:value-type="float" office:value="2508009897">
            <text:p>2508009897</text:p>
          </table:table-cell>
          <table:table-cell table:style-name="ce8" office:value-type="string">
            <text:p>PAWLING IV</text:p>
          </table:table-cell>
          <table:table-cell table:number-columns-repeated="2" office:value-type="float" office:value="193300">
            <text:p>193300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HAIRA S.A. DE C.V.</text:p>
          </table:table-cell>
          <table:table-cell table:style-name="ce7" office:value-type="float" office:value="2508009897">
            <text:p>2508009897</text:p>
          </table:table-cell>
          <table:table-cell table:style-name="ce8" office:value-type="string">
            <text:p>MA. FRANCO</text:p>
          </table:table-cell>
          <table:table-cell table:number-columns-repeated="2" office:value-type="float" office:value="193300">
            <text:p>193300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AHAIRA S.A. DE C.V.</text:p>
          </table:table-cell>
          <table:table-cell table:style-name="ce7" office:value-type="float" office:value="2508009897">
            <text:p>2508009897</text:p>
          </table:table-cell>
          <table:table-cell table:style-name="ce8" office:value-type="string">
            <text:p>GERBACIO</text:p>
          </table:table-cell>
          <table:table-cell table:number-columns-repeated="2" office:value-type="float" office:value="141600">
            <text:p>141600</text:p>
          </table:table-cell>
          <table:table-cell/>
          <table:table-cell table:style-name="ce14"/>
          <table:table-cell/>
          <table:table-cell table:style-name="ce1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ERGIO MAR, S.A. DE C.V.</text:p>
          </table:table-cell>
          <table:table-cell table:style-name="ce7" office:value-type="float" office:value="2508006224">
            <text:p>2508006224</text:p>
          </table:table-cell>
          <table:table-cell table:style-name="ce8" office:value-type="string">
            <text:p>PRESIDENTE BENITO JUAREZ II</text:p>
          </table:table-cell>
          <table:table-cell office:value-type="float" office:value="300000">
            <text:p>300000</text:p>
          </table:table-cell>
          <table:table-cell office:value-type="float" office:value="150000">
            <text:p>150000</text:p>
          </table:table-cell>
          <table:table-cell/>
          <table:table-cell table:style-name="ce30" office:value-type="float" office:value="146762.89">
            <text:p>146762.89</text:p>
          </table:table-cell>
          <table:table-cell office:value-type="float" office:value="3237.11">
            <text:p>3237.11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UNION LIBRE, S.A. DE C.V.</text:p>
          </table:table-cell>
          <table:table-cell table:style-name="ce7" office:value-type="float" office:value="2508005937">
            <text:p>2508005937</text:p>
          </table:table-cell>
          <table:table-cell table:style-name="ce8" office:value-type="string">
            <text:p>CINTHIA NAYELI</text:p>
          </table:table-cell>
          <table:table-cell table:number-columns-repeated="2" office:value-type="float" office:value="193300">
            <text:p>193300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UNION LIBRE, S.A. DE C.V.</text:p>
          </table:table-cell>
          <table:table-cell table:style-name="ce7" office:value-type="float" office:value="2508005937">
            <text:p>2508005937</text:p>
          </table:table-cell>
          <table:table-cell table:style-name="ce8" office:value-type="string">
            <text:p>21 DE AGOSTO XI</text:p>
          </table:table-cell>
          <table:table-cell table:number-columns-repeated="2" office:value-type="float" office:value="141600">
            <text:p>141600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LMARABEL, S.A. DE C.V.</text:p>
          </table:table-cell>
          <table:table-cell table:style-name="ce7" office:value-type="float" office:value="2508009822">
            <text:p>2508009822</text:p>
          </table:table-cell>
          <table:table-cell table:style-name="ce8" office:value-type="string">
            <text:p>FIPESCO IV</text:p>
          </table:table-cell>
          <table:table-cell table:number-columns-repeated="2" office:value-type="float" office:value="151322.8">
            <text:p>151322.8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LMARABEL, S.A. DE C.V.</text:p>
          </table:table-cell>
          <table:table-cell table:style-name="ce7" office:value-type="float" office:value="2508009822">
            <text:p>2508009822</text:p>
          </table:table-cell>
          <table:table-cell table:style-name="ce8" office:value-type="string">
            <text:p>MAR DE CORTEZ II</text:p>
          </table:table-cell>
          <table:table-cell table:number-columns-repeated="2" office:value-type="float" office:value="151322.8">
            <text:p>151322.8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ESUS ALBERTO, S.A. DE C.V.</text:p>
          </table:table-cell>
          <table:table-cell table:style-name="ce7" office:value-type="float" office:value="2508010838">
            <text:p>2508010838</text:p>
          </table:table-cell>
          <table:table-cell table:style-name="ce8" office:value-type="string">
            <text:p>VAGABUNDO</text:p>
          </table:table-cell>
          <table:table-cell table:number-columns-repeated="2" office:value-type="float" office:value="151322.8">
            <text:p>151322.8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ESUS ALBERTO, S.A. DE C.V.</text:p>
          </table:table-cell>
          <table:table-cell table:style-name="ce7" office:value-type="float" office:value="2508010838">
            <text:p>2508010838</text:p>
          </table:table-cell>
          <table:table-cell table:style-name="ce8" office:value-type="string">
            <text:p>EL CUBANO</text:p>
          </table:table-cell>
          <table:table-cell table:number-columns-repeated="2" office:value-type="float" office:value="151322.8">
            <text:p>151322.8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JESUS ALBERTO, S.A. DE C.V.</text:p>
          </table:table-cell>
          <table:table-cell table:style-name="ce7" office:value-type="float" office:value="2508010838">
            <text:p>2508010838</text:p>
          </table:table-cell>
          <table:table-cell table:style-name="ce8" office:value-type="string">
            <text:p>SIERRA DE ALAMOS</text:p>
          </table:table-cell>
          <table:table-cell table:number-columns-repeated="2" office:value-type="float" office:value="151322.8">
            <text:p>151322.8</text:p>
          </table:table-cell>
          <table:table-cell/>
          <table:table-cell table:style-name="ce11" table:number-columns-spanned="2" table:number-rows-spanned="1"/>
          <table:covered-table-cell/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ISSOL, S.A. DE C.V.</text:p>
          </table:table-cell>
          <table:table-cell table:style-name="ce7" office:value-type="float" office:value="2508010614">
            <text:p>2508010614</text:p>
          </table:table-cell>
          <table:table-cell table:style-name="ce8" office:value-type="string">
            <text:p>DON EMETERIO</text:p>
          </table:table-cell>
          <table:table-cell office:value-type="float" office:value="151322.8">
            <text:p>151322.8</text:p>
          </table:table-cell>
          <table:table-cell/>
          <table:table-cell office:value-type="float" office:value="151322.8">
            <text:p>151322.8</text:p>
          </table:table-cell>
          <table:table-cell table:number-columns-repeated="3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MAZ SARDINA 1</text:p>
          </table:table-cell>
          <table:table-cell office:value-type="float" office:value="549780.25">
            <text:p>549780.25</text:p>
          </table:table-cell>
          <table:table-cell office:value-type="float" office:value="157500">
            <text:p>157500</text:p>
          </table:table-cell>
          <table:table-cell office:value-type="float" office:value="391626.31">
            <text:p>391626.31</text:p>
          </table:table-cell>
          <table:table-cell/>
          <table:table-cell office:value-type="float" office:value="653.94">
            <text:p>653.94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MAZ SARDINA II</text:p>
          </table:table-cell>
          <table:table-cell office:value-type="float" office:value="461583">
            <text:p>461583</text:p>
          </table:table-cell>
          <table:table-cell/>
          <table:table-cell office:value-type="float" office:value="448407.09">
            <text:p>448407.09</text:p>
          </table:table-cell>
          <table:table-cell/>
          <table:table-cell office:value-type="float" office:value="13175.91">
            <text:p>13175.91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MAZ SARDINA III</text:p>
          </table:table-cell>
          <table:table-cell office:value-type="float" office:value="463770.25">
            <text:p>463770.25</text:p>
          </table:table-cell>
          <table:table-cell office:value-type="float" office:value="142435">
            <text:p>142435</text:p>
          </table:table-cell>
          <table:table-cell office:value-type="float" office:value="317959.05">
            <text:p>317959.05</text:p>
          </table:table-cell>
          <table:table-cell/>
          <table:table-cell office:value-type="float" office:value="3376.2">
            <text:p>3376.2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MAZ SARDINA IV</text:p>
          </table:table-cell>
          <table:table-cell office:value-type="float" office:value="525471.75">
            <text:p>525471.75</text:p>
          </table:table-cell>
          <table:table-cell office:value-type="float" office:value="204136.5">
            <text:p>204136.5</text:p>
          </table:table-cell>
          <table:table-cell office:value-type="float" office:value="319350.73">
            <text:p>319350.73</text:p>
          </table:table-cell>
          <table:table-cell/>
          <table:table-cell office:value-type="float" office:value="1984.52">
            <text:p>1984.52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MAZ SARDINA V</text:p>
          </table:table-cell>
          <table:table-cell office:value-type="float" office:value="680035.25">
            <text:p>680035.25</text:p>
          </table:table-cell>
          <table:table-cell office:value-type="float" office:value="358700">
            <text:p>358700</text:p>
          </table:table-cell>
          <table:table-cell office:value-type="float" office:value="317959.04">
            <text:p>317959.04</text:p>
          </table:table-cell>
          <table:table-cell/>
          <table:table-cell office:value-type="float" office:value="3376.21">
            <text:p>3376.21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MAZ SARDINA VI</text:p>
          </table:table-cell>
          <table:table-cell office:value-type="float" office:value="607337.42">
            <text:p>607337.42</text:p>
          </table:table-cell>
          <table:table-cell office:value-type="float" office:value="303300">
            <text:p>303300</text:p>
          </table:table-cell>
          <table:table-cell office:value-type="float" office:value="296180.68">
            <text:p>296180.68</text:p>
          </table:table-cell>
          <table:table-cell/>
          <table:table-cell office:value-type="float" office:value="7856.74">
            <text:p>7856.74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PANCHO VILLA</text:p>
          </table:table-cell>
          <table:table-cell office:value-type="float" office:value="680035.25">
            <text:p>680035.25</text:p>
          </table:table-cell>
          <table:table-cell office:value-type="float" office:value="358700">
            <text:p>358700</text:p>
          </table:table-cell>
          <table:table-cell office:value-type="float" office:value="316301.8">
            <text:p>316301.8</text:p>
          </table:table-cell>
          <table:table-cell/>
          <table:table-cell office:value-type="float" office:value="5033.45">
            <text:p>5033.45</text:p>
          </table:table-cell>
          <table:table-cell/>
          <table:table-cell table:style-name="ce2"/>
          <table:table-cell table:number-columns-repeated="4"/>
          <table:table-cell table:style-name="ce7"/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PORTOLA 1</text:p>
          </table:table-cell>
          <table:table-cell office:value-type="float" office:value="231241.36">
            <text:p>231241.36</text:p>
          </table:table-cell>
          <table:table-cell table:number-columns-repeated="3"/>
          <table:table-cell office:value-type="float" office:value="231241.36">
            <text:p>231241.36</text:p>
          </table:table-cell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PORTOLA II</text:p>
          </table:table-cell>
          <table:table-cell office:value-type="float" office:value="477297.64">
            <text:p>477297.64</text:p>
          </table:table-cell>
          <table:table-cell table:number-columns-repeated="3"/>
          <table:table-cell office:value-type="float" office:value="477297.64">
            <text:p>477297.64</text:p>
          </table:table-cell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PORTOLA III</text:p>
          </table:table-cell>
          <table:table-cell office:value-type="float" office:value="477921.61">
            <text:p>477921.61</text:p>
          </table:table-cell>
          <table:table-cell table:number-columns-repeated="3"/>
          <table:table-cell office:value-type="float" office:value="477921.61">
            <text:p>477921.61</text:p>
          </table:table-cell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. 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PORTOLA IV</text:p>
          </table:table-cell>
          <table:table-cell office:value-type="float" office:value="145781.24">
            <text:p>145781.24</text:p>
          </table:table-cell>
          <table:table-cell office:value-type="float" office:value="145705.49">
            <text:p>145705.49</text:p>
          </table:table-cell>
          <table:table-cell table:number-columns-repeated="2"/>
          <table:table-cell office:value-type="float" office:value="75.75">
            <text:p>75.75</text:p>
          </table:table-cell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Z SARDINA, S.A. DE C.V.</text:p>
          </table:table-cell>
          <table:table-cell table:style-name="ce7" office:value-type="float" office:value="2508009525">
            <text:p>2508009525</text:p>
          </table:table-cell>
          <table:table-cell table:style-name="ce8" office:value-type="string">
            <text:p>PORTOLA V</text:p>
          </table:table-cell>
          <table:table-cell office:value-type="float" office:value="175966.24">
            <text:p>175966.24</text:p>
          </table:table-cell>
          <table:table-cell office:value-type="float" office:value="175890.49">
            <text:p>175890.49</text:p>
          </table:table-cell>
          <table:table-cell table:number-columns-repeated="2"/>
          <table:table-cell office:value-type="float" office:value="75.75">
            <text:p>75.75</text:p>
          </table:table-cell>
          <table:table-cell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FRIGORIFICOS LIZARRAGA.S.A DE C.V</text:p>
          </table:table-cell>
          <table:table-cell table:style-name="ce7" office:value-type="float" office:value="2508006234">
            <text:p>2508006234</text:p>
          </table:table-cell>
          <table:table-cell table:style-name="ce8" office:value-type="string">
            <text:p>MARISCOS 18</text:p>
          </table:table-cell>
          <table:table-cell table:number-columns-repeated="2" office:value-type="float" office:value="1000000">
            <text:p>1000000</text:p>
          </table:table-cell>
          <table:table-cell table:number-columns-repeated="4"/>
          <table:table-cell table:style-name="ce2"/>
          <table:table-cell table:number-columns-repeated="4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10" office:value-type="string">
            <text:p>SINALOA</text:p>
          </table:table-cell>
          <table:table-cell table:style-name="ce10" office:value-type="string">
            <text:p>TOPOLOBAMPO</text:p>
          </table:table-cell>
          <table:table-cell table:style-name="ce10" office:value-type="string">
            <text:p>SOCIEDAD COOPERATIVA DE PRODUCCION PESQUERA BEATRIZ AURELIA. S.C. DE R.L. DE C.V.</text:p>
          </table:table-cell>
          <table:table-cell table:style-name="ce10" office:value-type="float" office:value="2507005581">
            <text:p>2507005581</text:p>
          </table:table-cell>
          <table:table-cell table:style-name="ce17" office:value-type="string">
            <text:p>DOÑA NORBERTA</text:p>
          </table:table-cell>
          <table:table-cell table:number-columns-repeated="2" table:style-name="ce11" office:value-type="float" office:value="656462.4">
            <text:p>656462.4</text:p>
          </table:table-cell>
          <table:table-cell/>
          <table:table-cell table:style-name="ce11" table:number-columns-repeated="3"/>
          <table:table-cell table:number-columns-repeated="3"/>
          <table:table-cell table:style-name="ce11" table:number-columns-repeated="2"/>
          <table:table-cell/>
          <table:table-cell table:style-name="ce11"/>
          <table:table-cell table:number-columns-repeated="1005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ANYA, S.A. DE C.V.</text:p>
          </table:table-cell>
          <table:table-cell table:style-name="ce7" office:value-type="float" office:value="2508005374">
            <text:p>2508005374</text:p>
          </table:table-cell>
          <table:table-cell table:style-name="ce8" office:value-type="string">
            <text:p>EX MAZ I</text:p>
          </table:table-cell>
          <table:table-cell office:value-type="float" office:value="209501.46">
            <text:p>209501.46</text:p>
          </table:table-cell>
          <table:table-cell/>
          <table:table-cell table:style-name="ce11" table:number-columns-spanned="2" table:number-rows-spanned="1"/>
          <table:covered-table-cell/>
          <table:table-cell office:value-type="float" office:value="209501.46">
            <text:p>209501.46</text:p>
          </table:table-cell>
          <table:table-cell/>
          <table:table-cell table:style-name="ce2"/>
          <table:table-cell/>
          <table:table-cell table:style-name="ce33"/>
          <table:table-cell table:number-columns-repeated="3"/>
          <table:table-cell table:style-name="ce7" table:number-columns-repeated="2"/>
          <table:table-cell table:number-columns-repeated="1004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ANYA, S.A. DE C.V.</text:p>
          </table:table-cell>
          <table:table-cell table:style-name="ce7" office:value-type="float" office:value="2508005374">
            <text:p>2508005374</text:p>
          </table:table-cell>
          <table:table-cell table:style-name="ce8" office:value-type="string">
            <text:p>EXMAZ II</text:p>
          </table:table-cell>
          <table:table-cell office:value-type="float" office:value="1000000">
            <text:p>1000000</text:p>
          </table:table-cell>
          <table:table-cell/>
          <table:table-cell table:style-name="ce11" table:number-columns-spanned="2" table:number-rows-spanned="1"/>
          <table:covered-table-cell/>
          <table:table-cell office:value-type="float" office:value="1000000">
            <text:p>1000000</text:p>
          </table:table-cell>
          <table:table-cell/>
          <table:table-cell table:style-name="ce11" table:number-columns-spanned="2" table:number-rows-spanned="1"/>
          <table:covered-table-cell/>
          <table:table-cell table:style-name="ce33"/>
          <table:table-cell table:number-columns-repeated="3"/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INALOA</text:p>
          </table:table-cell>
          <table:table-cell table:style-name="ce8" office:value-type="string">
            <text:p>MAZATLAN</text:p>
          </table:table-cell>
          <table:table-cell table:style-name="ce7" office:value-type="string">
            <text:p>PESQUERA DANYA, S.A. DE C.V.</text:p>
          </table:table-cell>
          <table:table-cell table:style-name="ce7" office:value-type="float" office:value="2508005374">
            <text:p>2508005374</text:p>
          </table:table-cell>
          <table:table-cell table:style-name="ce8" office:value-type="string">
            <text:p>EXMAZ III</text:p>
          </table:table-cell>
          <table:table-cell table:style-name="ce3" office:value-type="float" office:value="345149.14">
            <text:p>345149.14</text:p>
          </table:table-cell>
          <table:table-cell table:style-name="ce3"/>
          <table:table-cell table:style-name="ce19" table:number-columns-spanned="2" table:number-rows-spanned="1"/>
          <table:covered-table-cell table:style-name="ce3"/>
          <table:table-cell table:style-name="ce3" office:value-type="float" office:value="345149.14">
            <text:p>345149.14</text:p>
          </table:table-cell>
          <table:table-cell table:style-name="ce3"/>
          <table:table-cell table:style-name="ce19" table:number-columns-spanned="2" table:number-rows-spanned="1"/>
          <table:covered-table-cell table:style-name="ce32"/>
          <table:table-cell table:style-name="ce34"/>
          <table:table-cell table:style-name="ce3" table:number-columns-repeated="3"/>
          <table:table-cell table:style-name="ce8" table:number-columns-repeated="2"/>
          <table:table-cell table:style-name="ce3" table:number-columns-repeated="1003"/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DANYA, S.A. DE C.V.</text:p>
          </table:table-cell>
          <table:table-cell table:style-name="ce7" office:value-type="float" office:value="2508005374">
            <text:p>2508005374</text:p>
          </table:table-cell>
          <table:table-cell table:style-name="ce8" office:value-type="string">
            <text:p>EXMAZ IV</text:p>
          </table:table-cell>
          <table:table-cell office:value-type="float" office:value="686092.44">
            <text:p>686092.44</text:p>
          </table:table-cell>
          <table:table-cell table:number-columns-repeated="3"/>
          <table:table-cell table:style-name="ce21" office:value-type="float" office:value="686092.44">
            <text:p>686092.44</text:p>
          </table:table-cell>
          <table:table-cell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AVANZADA, S.A. DE C.V.</text:p>
          </table:table-cell>
          <table:table-cell table:style-name="ce7" office:value-type="float" office:value="2508011547">
            <text:p>2508011547</text:p>
          </table:table-cell>
          <table:table-cell table:style-name="ce8" office:value-type="string">
            <text:p>IRMA</text:p>
          </table:table-cell>
          <table:table-cell table:number-columns-repeated="2" office:value-type="float" office:value="871342.71">
            <text:p>871342.71</text:p>
          </table:table-cell>
          <table:table-cell table:number-columns-repeated="4"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AVANZADA, S.A. DE C.V.</text:p>
          </table:table-cell>
          <table:table-cell table:style-name="ce7" office:value-type="float" office:value="2508011547">
            <text:p>2508011547</text:p>
          </table:table-cell>
          <table:table-cell table:style-name="ce8" office:value-type="string">
            <text:p>REGIOMONTANO</text:p>
          </table:table-cell>
          <table:table-cell table:number-columns-repeated="2" office:value-type="float" office:value="935168.91">
            <text:p>935168.91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RODRIGO, S.A. DE C.V.</text:p>
          </table:table-cell>
          <table:table-cell table:style-name="ce7" office:value-type="float" office:value="2508007933">
            <text:p>2508007933</text:p>
          </table:table-cell>
          <table:table-cell table:style-name="ce8" office:value-type="string">
            <text:p>RODRIGO</text:p>
          </table:table-cell>
          <table:table-cell office:value-type="float" office:value="581505.17">
            <text:p>581505.17</text:p>
          </table:table-cell>
          <table:table-cell office:value-type="float" office:value="539834.34">
            <text:p>539834.34</text:p>
          </table:table-cell>
          <table:table-cell table:number-columns-repeated="2"/>
          <table:table-cell table:style-name="ce7" office:value-type="float" office:value="41670.83">
            <text:p>41670.83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RODRIGO, S.A. DE C.V.</text:p>
          </table:table-cell>
          <table:table-cell table:style-name="ce7" office:value-type="float" office:value="2508007933">
            <text:p>2508007933</text:p>
          </table:table-cell>
          <table:table-cell table:style-name="ce8" office:value-type="string">
            <text:p>VERONICA G.</text:p>
          </table:table-cell>
          <table:table-cell office:value-type="float" office:value="469826.28">
            <text:p>469826.28</text:p>
          </table:table-cell>
          <table:table-cell table:style-name="ce21" office:value-type="float" office:value="311317.89">
            <text:p>311317.89</text:p>
          </table:table-cell>
          <table:table-cell table:number-columns-repeated="2"/>
          <table:table-cell table:style-name="ce7" office:value-type="float" office:value="158508.39">
            <text:p>158508.39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BRICEMAR, S.A. DE C.V.</text:p>
          </table:table-cell>
          <table:table-cell table:style-name="ce7" office:value-type="float" office:value="2508007941">
            <text:p>2508007941</text:p>
          </table:table-cell>
          <table:table-cell table:style-name="ce8" office:value-type="string">
            <text:p>DON GUME</text:p>
          </table:table-cell>
          <table:table-cell office:value-type="float" office:value="178787">
            <text:p>178787</text:p>
          </table:table-cell>
          <table:table-cell table:style-name="ce7" office:value-type="float" office:value="178787">
            <text:p>178787</text:p>
          </table:table-cell>
          <table:table-cell table:number-columns-repeated="2"/>
          <table:table-cell table:style-name="ce27"/>
          <table:table-cell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MIL, S.A. DE C.V.</text:p>
          </table:table-cell>
          <table:table-cell table:style-name="ce7" office:value-type="float" office:value="2508005861">
            <text:p>2508005861</text:p>
          </table:table-cell>
          <table:table-cell table:style-name="ce8" office:value-type="string">
            <text:p>ZOE</text:p>
          </table:table-cell>
          <table:table-cell office:value-type="float" office:value="218380.5">
            <text:p>218380.5</text:p>
          </table:table-cell>
          <table:table-cell/>
          <table:table-cell office:value-type="float" office:value="130675.24">
            <text:p>130675.24</text:p>
          </table:table-cell>
          <table:table-cell/>
          <table:table-cell table:style-name="ce21" office:value-type="float" office:value="87705.26">
            <text:p>87705.26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BAHIA DE SANTIAGO.S.A DE C.V</text:p>
          </table:table-cell>
          <table:table-cell table:style-name="ce7" office:value-type="float" office:value="2508010556">
            <text:p>2508010556</text:p>
          </table:table-cell>
          <table:table-cell table:style-name="ce8" office:value-type="string">
            <text:p>MARIA DEL ROSARIO</text:p>
          </table:table-cell>
          <table:table-cell table:number-columns-repeated="2" office:value-type="float" office:value="383600">
            <text:p>383600</text:p>
          </table:table-cell>
          <table:table-cell table:number-columns-repeated="2"/>
          <table:table-cell table:style-name="ce27"/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PROFESIONAL, S.A DE C.V</text:p>
          </table:table-cell>
          <table:table-cell table:style-name="ce7" office:value-type="float" office:value="2508010481">
            <text:p>2508010481</text:p>
          </table:table-cell>
          <table:table-cell table:style-name="ce8" office:value-type="string">
            <text:p>DON MAXIMINO</text:p>
          </table:table-cell>
          <table:table-cell office:value-type="float" office:value="862640.98">
            <text:p>862640.98</text:p>
          </table:table-cell>
          <table:table-cell/>
          <table:table-cell office:value-type="float" office:value="437138.1">
            <text:p>437138.1</text:p>
          </table:table-cell>
          <table:table-cell/>
          <table:table-cell table:style-name="ce21" office:value-type="float" office:value="425502.87">
            <text:p>425502.87</text:p>
          </table:table-cell>
          <table:table-cell/>
          <table:table-cell table:style-name="ce2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PROFESIONAL, S.A DE C.V</text:p>
          </table:table-cell>
          <table:table-cell table:style-name="ce7" office:value-type="float" office:value="2508010481">
            <text:p>2508010481</text:p>
          </table:table-cell>
          <table:table-cell table:style-name="ce8" office:value-type="string">
            <text:p>NABILE 1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29266.97">
            <text:p>229266.97</text:p>
          </table:table-cell>
          <table:table-cell/>
          <table:table-cell table:style-name="ce21" office:value-type="float" office:value="770733.03">
            <text:p>770733.03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PROFESIONAL, S.A DE C.V</text:p>
          </table:table-cell>
          <table:table-cell table:style-name="ce7" office:value-type="float" office:value="2508010481">
            <text:p>2508010481</text:p>
          </table:table-cell>
          <table:table-cell table:style-name="ce8" office:value-type="string">
            <text:p>NAOMI</text:p>
          </table:table-cell>
          <table:table-cell office:value-type="float" office:value="884073.77">
            <text:p>884073.77</text:p>
          </table:table-cell>
          <table:table-cell table:number-columns-repeated="3"/>
          <table:table-cell table:style-name="ce27" office:value-type="float" office:value="884073.77">
            <text:p>884073.77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DE PRODUCCION PESQUERA DE ALTAMAR RÍO PETATLÁN, S.C.L.</text:p>
          </table:table-cell>
          <table:table-cell table:style-name="ce7" office:value-type="float" office:value="2511000917">
            <text:p>2511000917</text:p>
          </table:table-cell>
          <table:table-cell table:style-name="ce8" office:value-type="string">
            <text:p>RIO SINALOA II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/>
          <table:table-cell office:value-type="float" office:value="167045.45">
            <text:p>167045.45</text:p>
          </table:table-cell>
          <table:table-cell table:style-name="ce21" office:value-type="float" office:value="332954.55">
            <text:p>332954.55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LAURAS SHRIMP, S.A. DE C.V.</text:p>
          </table:table-cell>
          <table:table-cell table:style-name="ce7" office:value-type="float" office:value="2507003958">
            <text:p>2507003958</text:p>
          </table:table-cell>
          <table:table-cell table:style-name="ce8" office:value-type="string">
            <text:p>EL PALOMITO</text:p>
          </table:table-cell>
          <table:table-cell office:value-type="float" office:value="1000000">
            <text:p>1000000</text:p>
          </table:table-cell>
          <table:table-cell table:style-name="ce7" office:value-type="float" office:value="928846.72">
            <text:p>928846.72</text:p>
          </table:table-cell>
          <table:table-cell table:style-name="ce7" office:value-type="float" office:value="23717.76">
            <text:p>23717.76</text:p>
          </table:table-cell>
          <table:table-cell/>
          <table:table-cell table:style-name="ce21" office:value-type="float" office:value="47435.52">
            <text:p>47435.52</text:p>
          </table:table-cell>
          <table:table-cell/>
          <table:table-cell table:style-name="ce2"/>
          <table:table-cell table:style-name="ce38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LAURAS SHRIMP, S.A. DE C.V.</text:p>
          </table:table-cell>
          <table:table-cell table:style-name="ce7" office:value-type="float" office:value="2507003958">
            <text:p>2507003958</text:p>
          </table:table-cell>
          <table:table-cell table:style-name="ce8" office:value-type="string">
            <text:p>KENNY</text:p>
          </table:table-cell>
          <table:table-cell office:value-type="float" office:value="1000000">
            <text:p>1000000</text:p>
          </table:table-cell>
          <table:table-cell table:style-name="ce21" office:value-type="float" office:value="500000">
            <text:p>500000</text:p>
          </table:table-cell>
          <table:table-cell/>
          <table:table-cell table:style-name="ce21" office:value-type="float" office:value="183631.2">
            <text:p>183631.2</text:p>
          </table:table-cell>
          <table:table-cell table:style-name="ce21" office:value-type="float" office:value="316368.8">
            <text:p>316368.8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LAURAS SHRIMP, S.A. DE C.V.</text:p>
          </table:table-cell>
          <table:table-cell table:style-name="ce7" office:value-type="float" office:value="2507003958">
            <text:p>2507003958</text:p>
          </table:table-cell>
          <table:table-cell table:style-name="ce8" office:value-type="string">
            <text:p>LAURITA</text:p>
          </table:table-cell>
          <table:table-cell office:value-type="float" office:value="1000000">
            <text:p>1000000</text:p>
          </table:table-cell>
          <table:table-cell table:style-name="ce7" office:value-type="float" office:value="963904.99">
            <text:p>963904.99</text:p>
          </table:table-cell>
          <table:table-cell table:number-columns-repeated="2"/>
          <table:table-cell table:style-name="ce21" office:value-type="float" office:value="36095">
            <text:p>36095</text:p>
          </table:table-cell>
          <table:table-cell/>
          <table:table-cell table:style-name="ce2"/>
          <table:table-cell table:style-name="ce39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LAURAS SHRIMP, S.A. DE C.V.</text:p>
          </table:table-cell>
          <table:table-cell table:style-name="ce7" office:value-type="float" office:value="2507003958">
            <text:p>2507003958</text:p>
          </table:table-cell>
          <table:table-cell table:style-name="ce8" office:value-type="string">
            <text:p>SOFIA</text:p>
          </table:table-cell>
          <table:table-cell office:value-type="float" office:value="1000000">
            <text:p>1000000</text:p>
          </table:table-cell>
          <table:table-cell table:style-name="ce22" office:value-type="float" office:value="500000">
            <text:p>500000</text:p>
          </table:table-cell>
          <table:table-cell table:style-name="ce7" office:value-type="float" office:value="460032.83">
            <text:p>460032.83</text:p>
          </table:table-cell>
          <table:table-cell/>
          <table:table-cell table:style-name="ce21" office:value-type="float" office:value="39967.17">
            <text:p>39967.17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LAURAS SHRIMP, S.A. DE C.V.</text:p>
          </table:table-cell>
          <table:table-cell table:style-name="ce7" office:value-type="float" office:value="2507003958">
            <text:p>2507003958</text:p>
          </table:table-cell>
          <table:table-cell table:style-name="ce8" office:value-type="string">
            <text:p>LOBOS X (LEONARDO)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 table:style-name="ce7" office:value-type="float" office:value="453533.4">
            <text:p>453533.4</text:p>
          </table:table-cell>
          <table:table-cell/>
          <table:table-cell table:style-name="ce21" office:value-type="float" office:value="46466.6">
            <text:p>46466.6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LAURAS SHRIMP, S.A. DE C.V.</text:p>
          </table:table-cell>
          <table:table-cell table:style-name="ce7" office:value-type="float" office:value="2507003958">
            <text:p>2507003958</text:p>
          </table:table-cell>
          <table:table-cell table:style-name="ce8" office:value-type="string">
            <text:p>CHAPO SOLANO</text:p>
          </table:table-cell>
          <table:table-cell office:value-type="float" office:value="1000000">
            <text:p>1000000</text:p>
          </table:table-cell>
          <table:table-cell table:style-name="ce7" office:value-type="float" office:value="699226.08">
            <text:p>699226.08</text:p>
          </table:table-cell>
          <table:table-cell table:style-name="ce21" office:value-type="float" office:value="300773.92">
            <text:p>300773.92</text:p>
          </table:table-cell>
          <table:table-cell table:number-columns-repeated="3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FATIMA, S.A. DE C.V.</text:p>
          </table:table-cell>
          <table:table-cell table:style-name="ce7" office:value-type="float" office:value="2508010887">
            <text:p>2508010887</text:p>
          </table:table-cell>
          <table:table-cell table:style-name="ce8" office:value-type="string">
            <text:p>LESLIE</text:p>
          </table:table-cell>
          <table:table-cell office:value-type="float" office:value="569180">
            <text:p>569180</text:p>
          </table:table-cell>
          <table:table-cell table:number-columns-repeated="4"/>
          <table:table-cell table:style-name="ce7" office:value-type="float" office:value="569180">
            <text:p>569180</text:p>
          </table:table-cell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FATIMA, S.A. DE C.V.</text:p>
          </table:table-cell>
          <table:table-cell table:style-name="ce7" office:value-type="float" office:value="2508010887">
            <text:p>2508010887</text:p>
          </table:table-cell>
          <table:table-cell table:style-name="ce8" office:value-type="string">
            <text:p>FRANCISCO ALEJANDRO</text:p>
          </table:table-cell>
          <table:table-cell office:value-type="float" office:value="569180">
            <text:p>569180</text:p>
          </table:table-cell>
          <table:table-cell table:number-columns-repeated="4"/>
          <table:table-cell table:style-name="ce7" office:value-type="float" office:value="569180">
            <text:p>569180</text:p>
          </table:table-cell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FATIMA, S.A. DE C.V.</text:p>
          </table:table-cell>
          <table:table-cell table:style-name="ce7" office:value-type="float" office:value="2508010887">
            <text:p>2508010887</text:p>
          </table:table-cell>
          <table:table-cell table:style-name="ce8" office:value-type="string">
            <text:p>PROPEMEX G-2-G</text:p>
          </table:table-cell>
          <table:table-cell office:value-type="float" office:value="569180">
            <text:p>569180</text:p>
          </table:table-cell>
          <table:table-cell table:number-columns-repeated="4"/>
          <table:table-cell table:style-name="ce21" office:value-type="float" office:value="569180">
            <text:p>569180</text:p>
          </table:table-cell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FATIMA, S.A. DE C.V.</text:p>
          </table:table-cell>
          <table:table-cell table:style-name="ce7" office:value-type="float" office:value="2508010887">
            <text:p>2508010887</text:p>
          </table:table-cell>
          <table:table-cell table:style-name="ce8" office:value-type="string">
            <text:p>LOS GUICOS</text:p>
          </table:table-cell>
          <table:table-cell office:value-type="float" office:value="569180">
            <text:p>569180</text:p>
          </table:table-cell>
          <table:table-cell table:number-columns-repeated="4"/>
          <table:table-cell table:style-name="ce7" office:value-type="float" office:value="569180">
            <text:p>569180</text:p>
          </table:table-cell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MEMILLO 1</text:p>
          </table:table-cell>
          <table:table-cell office:value-type="float" office:value="49000">
            <text:p>49000</text:p>
          </table:table-cell>
          <table:table-cell table:style-name="ce7" office:value-type="float" office:value="49000">
            <text:p>49000</text:p>
          </table:table-cell>
          <table:table-cell table:number-columns-repeated="4"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MEMILLO II</text:p>
          </table:table-cell>
          <table:table-cell office:value-type="float" office:value="266500">
            <text:p>266500</text:p>
          </table:table-cell>
          <table:table-cell table:style-name="ce7" office:value-type="float" office:value="266500">
            <text:p>2665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MEMILLO III</text:p>
          </table:table-cell>
          <table:table-cell office:value-type="float" office:value="48875">
            <text:p>48875</text:p>
          </table:table-cell>
          <table:table-cell table:style-name="ce7" office:value-type="float" office:value="48875">
            <text:p>48875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table:style-name="ce5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MEMILLO V</text:p>
          </table:table-cell>
          <table:table-cell office:value-type="float" office:value="48875">
            <text:p>48875</text:p>
          </table:table-cell>
          <table:table-cell table:style-name="ce7" office:value-type="float" office:value="48875">
            <text:p>48875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MEMILLO IX</text:p>
          </table:table-cell>
          <table:table-cell office:value-type="float" office:value="48875">
            <text:p>48875</text:p>
          </table:table-cell>
          <table:table-cell table:style-name="ce7" office:value-type="float" office:value="48875">
            <text:p>48875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MEMILLO XI</text:p>
          </table:table-cell>
          <table:table-cell office:value-type="float" office:value="402500">
            <text:p>402500</text:p>
          </table:table-cell>
          <table:table-cell office:value-type="float" office:value="201250">
            <text:p>201250</text:p>
          </table:table-cell>
          <table:table-cell table:number-columns-repeated="2"/>
          <table:table-cell table:style-name="ce7" table:number-columns-repeated="3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GUI, S.A. DE C.V.</text:p>
          </table:table-cell>
          <table:table-cell table:style-name="ce7" office:value-type="float" office:value="2508005523">
            <text:p>2508005523</text:p>
          </table:table-cell>
          <table:table-cell table:style-name="ce8" office:value-type="string">
            <text:p>PAULI</text:p>
          </table:table-cell>
          <table:table-cell table:number-columns-repeated="2" office:value-type="float" office:value="450000">
            <text:p>450000</text:p>
          </table:table-cell>
          <table:table-cell table:number-columns-repeated="2"/>
          <table:table-cell office:value-type="float" office:value="185000">
            <text:p>185000</text:p>
          </table:table-cell>
          <table:table-cell office:value-type="float" office:value="16250">
            <text:p>16250</text:p>
          </table:table-cell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LOMAS, S.A. DE C.V.</text:p>
          </table:table-cell>
          <table:table-cell table:style-name="ce7" office:value-type="float" office:value="2508013790">
            <text:p>2508013790</text:p>
          </table:table-cell>
          <table:table-cell table:style-name="ce8" office:value-type="string">
            <text:p>MEMILLO X</text:p>
          </table:table-cell>
          <table:table-cell office:value-type="float" office:value="266500">
            <text:p>266500</text:p>
          </table:table-cell>
          <table:table-cell table:style-name="ce7" office:value-type="float" office:value="266500">
            <text:p>2665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LOMAS, S.A. DE C.V.</text:p>
          </table:table-cell>
          <table:table-cell table:style-name="ce7" office:value-type="float" office:value="2508013790">
            <text:p>2508013790</text:p>
          </table:table-cell>
          <table:table-cell table:style-name="ce8" office:value-type="string">
            <text:p>MEMILLO XIV</text:p>
          </table:table-cell>
          <table:table-cell office:value-type="float" office:value="49000">
            <text:p>49000</text:p>
          </table:table-cell>
          <table:table-cell table:style-name="ce7" office:value-type="float" office:value="49000">
            <text:p>490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LOMAS, S.A. DE C.V.</text:p>
          </table:table-cell>
          <table:table-cell table:style-name="ce7" office:value-type="float" office:value="2508013790">
            <text:p>2508013790</text:p>
          </table:table-cell>
          <table:table-cell table:style-name="ce8" office:value-type="string">
            <text:p>MEMILLO XV</text:p>
          </table:table-cell>
          <table:table-cell office:value-type="float" office:value="266500">
            <text:p>266500</text:p>
          </table:table-cell>
          <table:table-cell table:style-name="ce7" office:value-type="float" office:value="266500">
            <text:p>2665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JACOBO MEZA DIAZ</text:p>
          </table:table-cell>
          <table:table-cell table:style-name="ce7" office:value-type="float" office:value="2511001477">
            <text:p>2511001477</text:p>
          </table:table-cell>
          <table:table-cell table:style-name="ce8" office:value-type="string">
            <text:p>FIPESCO 39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JACOBO MEZA DIAZ</text:p>
          </table:table-cell>
          <table:table-cell table:style-name="ce7" office:value-type="float" office:value="2511001477">
            <text:p>2511001477</text:p>
          </table:table-cell>
          <table:table-cell table:style-name="ce8" office:value-type="string">
            <text:p>PROPEMEX T25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2"/>
          <table:table-cell table:style-name="ce7" office:value-type="float" office:value="500000">
            <text:p>500000</text:p>
          </table:table-cell>
          <table:table-cell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JACOBO MEZA DIAZ</text:p>
          </table:table-cell>
          <table:table-cell table:style-name="ce7" office:value-type="float" office:value="2511001477">
            <text:p>2511001477</text:p>
          </table:table-cell>
          <table:table-cell table:style-name="ce8" office:value-type="string">
            <text:p>TENIENTE JUAN DE LA BARRERA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4"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JACOBO MEZA DIAZ</text:p>
          </table:table-cell>
          <table:table-cell table:style-name="ce7" office:value-type="float" office:value="2511001477">
            <text:p>2511001477</text:p>
          </table:table-cell>
          <table:table-cell table:style-name="ce8" office:value-type="string">
            <text:p>JACOBON1</text:p>
          </table:table-cell>
          <table:table-cell office:value-type="float" office:value="1000000">
            <text:p>1000000</text:p>
          </table:table-cell>
          <table:table-cell table:style-name="Default"/>
          <table:table-cell table:number-columns-repeated="4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JACOBO MEZA DIAZ</text:p>
          </table:table-cell>
          <table:table-cell table:style-name="ce7" office:value-type="float" office:value="2511001477">
            <text:p>2511001477</text:p>
          </table:table-cell>
          <table:table-cell table:style-name="ce8" office:value-type="string">
            <text:p>RIO FUERTE V</text:p>
          </table:table-cell>
          <table:table-cell office:value-type="float" office:value="1000000">
            <text:p>1000000</text:p>
          </table:table-cell>
          <table:table-cell/>
          <table:table-cell table:style-name="ce21" office:value-type="float" office:value="1000000">
            <text:p>1000000</text:p>
          </table:table-cell>
          <table:table-cell table:number-columns-repeated="3"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OCIEDAD COOPERATIVA DE PRODUCCION PESQUERA DE ALTURA ESCAMERA 12 DE DICIEMBRE, S.C.L.</text:p>
          </table:table-cell>
          <table:table-cell table:style-name="ce7" office:value-type="float" office:value="2511000065">
            <text:p>2511000065</text:p>
          </table:table-cell>
          <table:table-cell table:style-name="ce8" office:value-type="string">
            <text:p>PROPEMEX M-40</text:p>
          </table:table-cell>
          <table:table-cell office:value-type="float" office:value="865970">
            <text:p>865970</text:p>
          </table:table-cell>
          <table:table-cell table:number-columns-repeated="3"/>
          <table:table-cell table:style-name="ce7" office:value-type="float" office:value="1000000">
            <text:p>1000000</text:p>
          </table:table-cell>
          <table:table-cell/>
          <table:table-cell table:style-name="ce2"/>
          <table:table-cell table:style-name="ce35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ENSENADA DE SANTA MARIA, S.C. DE R.L. DE C.V</text:p>
          </table:table-cell>
          <table:table-cell table:style-name="ce7" office:value-type="float" office:value="2511002145">
            <text:p>2511002145</text:p>
          </table:table-cell>
          <table:table-cell table:style-name="ce8" office:value-type="string">
            <text:p>FIPESCO 27</text:p>
          </table:table-cell>
          <table:table-cell office:value-type="float" office:value="860640.7">
            <text:p>860640.7</text:p>
          </table:table-cell>
          <table:table-cell table:number-columns-repeated="2"/>
          <table:table-cell table:style-name="ce7" office:value-type="float" office:value="192250">
            <text:p>192250</text:p>
          </table:table-cell>
          <table:table-cell table:style-name="ce7" office:value-type="float" office:value="500000">
            <text:p>500000</text:p>
          </table:table-cell>
          <table:table-cell/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MARE NOSTRUM, S.A. DE C.V.</text:p>
          </table:table-cell>
          <table:table-cell table:style-name="ce7" office:value-type="float" office:value="2508016116">
            <text:p>2508016116</text:p>
          </table:table-cell>
          <table:table-cell table:style-name="ce8" office:value-type="string">
            <text:p>MARE NOSTRUM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/>
          <table:table-cell table:style-name="ce7" office:value-type="float" office:value="248965.7">
            <text:p>248965.7</text:p>
          </table:table-cell>
          <table:table-cell/>
          <table:table-cell table:style-name="ce7" office:value-type="float" office:value="611675">
            <text:p>611675</text:p>
          </table:table-cell>
          <table:table-cell table:style-name="ce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INALOA</text:p>
          </table:table-cell>
          <table:table-cell table:style-name="ce8" office:value-type="string">
            <text:p>TOPOLOBAMPO</text:p>
          </table:table-cell>
          <table:table-cell table:style-name="ce8" office:value-type="string">
            <text:p>SOCIEDAD COOPERATIVA DE PRODUCCION PESQUERA DE ALTURA RAMON ARMENTA MONTOYA. S.C.L.</text:p>
          </table:table-cell>
          <table:table-cell table:style-name="ce8" office:value-type="float" office:value="2511001972">
            <text:p>2511001972</text:p>
          </table:table-cell>
          <table:table-cell table:style-name="ce8" office:value-type="string">
            <text:p>MIGUEL HIDALGO VI</text:p>
          </table:table-cell>
          <table:table-cell table:style-name="ce3" office:value-type="float" office:value="1000000">
            <text:p>1000000</text:p>
          </table:table-cell>
          <table:table-cell table:style-name="ce8" office:value-type="float" office:value="1000000">
            <text:p>1000000</text:p>
          </table:table-cell>
          <table:table-cell table:style-name="ce3" table:number-columns-repeated="5"/>
          <table:table-cell table:style-name="ce34"/>
          <table:table-cell table:style-name="ce3" table:number-columns-repeated="1009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TOPOLOBAMPO 2004 S.C. DE RL DE C.V.</text:p>
          </table:table-cell>
          <table:table-cell table:style-name="ce7"/>
          <table:table-cell table:style-name="ce8" office:value-type="string">
            <text:p>CALIFORNIA 1</text:p>
          </table:table-cell>
          <table:table-cell office:value-type="float" office:value="5848650.6">
            <text:p>5848650.6</text:p>
          </table:table-cell>
          <table:table-cell table:number-columns-repeated="2"/>
          <table:table-cell office:value-type="float" office:value="315677.6">
            <text:p>315677.6</text:p>
          </table:table-cell>
          <table:table-cell office:value-type="float" office:value="673720">
            <text:p>67372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MAXIMINO SOBERANES CASTRO</text:p>
          </table:table-cell>
          <table:table-cell table:style-name="ce7" office:value-type="float" office:value="2511001436">
            <text:p>2511001436</text:p>
          </table:table-cell>
          <table:table-cell table:style-name="ce8" office:value-type="string">
            <text:p>FIPESCO 38</text:p>
          </table:table-cell>
          <table:table-cell office:value-type="float" office:value="911543.68">
            <text:p>911543.68</text:p>
          </table:table-cell>
          <table:table-cell/>
          <table:table-cell office:value-type="float" office:value="827743.91">
            <text:p>827743.91</text:p>
          </table:table-cell>
          <table:table-cell/>
          <table:table-cell office:value-type="float" office:value="83799.77">
            <text:p>83799.77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ARMATEL, S.A. DE C.V.</text:p>
          </table:table-cell>
          <table:table-cell table:style-name="ce7" office:value-type="float" office:value="2508010168">
            <text:p>2508010168</text:p>
          </table:table-cell>
          <table:table-cell table:style-name="ce8" office:value-type="string">
            <text:p>TITA</text:p>
          </table:table-cell>
          <table:table-cell office:value-type="float" office:value="51000000">
            <text:p>5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RIA GERANIA OROZCO CEDANO</text:p>
          </table:table-cell>
          <table:table-cell table:style-name="ce7" office:value-type="float" office:value="2508016348">
            <text:p>2508016348</text:p>
          </table:table-cell>
          <table:table-cell table:style-name="ce8" office:value-type="string">
            <text:p>BLANCA ESTHELA II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MARIA GERANIA OROZCO CEDANO</text:p>
          </table:table-cell>
          <table:table-cell table:style-name="ce7" office:value-type="float" office:value="2508016348">
            <text:p>2508016348</text:p>
          </table:table-cell>
          <table:table-cell table:style-name="ce8" office:value-type="string">
            <text:p>BLANCA ESTHELA III</text:p>
          </table:table-cell>
          <table:table-cell office:value-type="float" office:value="1000000">
            <text:p>1000000</text:p>
          </table:table-cell>
          <table:table-cell table:number-columns-repeated="3"/>
          <table:table-cell table:style-name="ce7"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BRUNO LOPEZ OROZCO</text:p>
          </table:table-cell>
          <table:table-cell table:style-name="ce7" office:value-type="float" office:value="305001562">
            <text:p>305001562</text:p>
          </table:table-cell>
          <table:table-cell table:style-name="ce8" office:value-type="string">
            <text:p>BLANCA ESTHELA 1</text:p>
          </table:table-cell>
          <table:table-cell office:value-type="float" office:value="1000000">
            <text:p>1000000</text:p>
          </table:table-cell>
          <table:table-cell table:number-columns-repeated="4"/>
          <table:table-cell table:style-name="ce7" office:value-type="float" office:value="1000000">
            <text:p>1000000</text:p>
          </table:table-cell>
          <table:table-cell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ROBERTO LOPEZ OROZCO</text:p>
          </table:table-cell>
          <table:table-cell table:style-name="ce7" office:value-type="float" office:value="305001588">
            <text:p>305001588</text:p>
          </table:table-cell>
          <table:table-cell table:style-name="ce8" office:value-type="string">
            <text:p>BLANCA ESTHELA IV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COMERCIALIZADORA DE MARISCOS</text:p>
          </table:table-cell>
          <table:table-cell table:style-name="ce7" office:value-type="float" office:value="2508016017">
            <text:p>2508016017</text:p>
          </table:table-cell>
          <table:table-cell table:style-name="ce8" office:value-type="string">
            <text:p>IVANNA</text:p>
          </table:table-cell>
          <table:table-cell office:value-type="float" office:value="997040.63">
            <text:p>997040.63</text:p>
          </table:table-cell>
          <table:table-cell table:style-name="ce7" office:value-type="float" office:value="997040.64">
            <text:p>997040.64</text:p>
          </table:table-cell>
          <table:table-cell table:number-columns-repeated="5"/>
          <table:table-cell table:style-name="ce33" office:value-type="float" office:value="0.01">
            <text:p>0.01</text:p>
          </table:table-cell>
          <table:table-cell table:style-name="ce33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COMERCIALIZADORA DE MARISCOS</text:p>
          </table:table-cell>
          <table:table-cell table:style-name="ce7" office:value-type="float" office:value="2508016017">
            <text:p>2508016017</text:p>
          </table:table-cell>
          <table:table-cell table:style-name="ce8" office:value-type="string">
            <text:p>IVANNA II</text:p>
          </table:table-cell>
          <table:table-cell office:value-type="float" office:value="999010.18">
            <text:p>999010.18</text:p>
          </table:table-cell>
          <table:table-cell table:style-name="ce7" office:value-type="float" office:value="999010.18">
            <text:p>999010.18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COMERCIALIZADORA DE MARISCOS</text:p>
          </table:table-cell>
          <table:table-cell table:style-name="ce7" office:value-type="float" office:value="2508016017">
            <text:p>2508016017</text:p>
          </table:table-cell>
          <table:table-cell table:style-name="ce8" office:value-type="string">
            <text:p>CAPITAN MARAVILLA</text:p>
          </table:table-cell>
          <table:table-cell office:value-type="float" office:value="992125.02">
            <text:p>992125.02</text:p>
          </table:table-cell>
          <table:table-cell table:style-name="ce7" office:value-type="float" office:value="992125.02">
            <text:p>992125.02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RECOLECCION DE FRUTOS DEL MAR, S.A. DE C.V.</text:p>
          </table:table-cell>
          <table:table-cell table:style-name="ce7" office:value-type="float" office:value="2508011802">
            <text:p>2508011802</text:p>
          </table:table-cell>
          <table:table-cell table:style-name="ce8" office:value-type="string">
            <text:p>NO TE RAJES JALISCO</text:p>
          </table:table-cell>
          <table:table-cell table:number-columns-repeated="2" office:value-type="float" office:value="936932.89">
            <text:p>936932.89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DIOS Y HOMBRE, S.A. DE C.V.</text:p>
          </table:table-cell>
          <table:table-cell table:style-name="ce7" office:value-type="float" office:value="2508009202">
            <text:p>2508009202</text:p>
          </table:table-cell>
          <table:table-cell table:style-name="ce8" office:value-type="string">
            <text:p>SANTA MARIA DE GUADALUPE</text:p>
          </table:table-cell>
          <table:table-cell office:value-type="float" office:value="930734.69">
            <text:p>930734.69</text:p>
          </table:table-cell>
          <table:table-cell table:style-name="ce7" office:value-type="float" office:value="930734.69">
            <text:p>930734.69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DIOS Y HOMBRE, S.A. DE C.V.</text:p>
          </table:table-cell>
          <table:table-cell table:style-name="ce7" office:value-type="float" office:value="2508009202">
            <text:p>2508009202</text:p>
          </table:table-cell>
          <table:table-cell table:style-name="ce8" office:value-type="string">
            <text:p>SANTA MARIA DE GUADALUPE II</text:p>
          </table:table-cell>
          <table:table-cell office:value-type="float" office:value="926586.7">
            <text:p>926586.7</text:p>
          </table:table-cell>
          <table:table-cell office:value-type="float" office:value="463293.35">
            <text:p>463293.35</text:p>
          </table:table-cell>
          <table:table-cell table:number-columns-repeated="2"/>
          <table:table-cell office:value-type="float" office:value="553276.95">
            <text:p>553276.95</text:p>
          </table:table-cell>
          <table:table-cell/>
          <table:table-cell table:style-name="ce33" office:value-type="float" office:value="89983.6">
            <text:p>89983.6</text:p>
          </table:table-cell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COMO VA LA PESCA, S.A. DE C.V.</text:p>
          </table:table-cell>
          <table:table-cell table:style-name="ce7" office:value-type="float" office:value="2508008733">
            <text:p>2508008733</text:p>
          </table:table-cell>
          <table:table-cell table:style-name="ce8" office:value-type="string">
            <text:p>A TODA MADRE</text:p>
          </table:table-cell>
          <table:table-cell table:number-columns-repeated="2" office:value-type="float" office:value="997519.44">
            <text:p>997519.44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COMO VA LA PESCA, S.A. DE C.V.</text:p>
          </table:table-cell>
          <table:table-cell table:style-name="ce7" office:value-type="float" office:value="2508008733">
            <text:p>2508008733</text:p>
          </table:table-cell>
          <table:table-cell table:style-name="ce8" office:value-type="string">
            <text:p>C</text:p>
          </table:table-cell>
          <table:table-cell office:value-type="float" office:value="988269.24">
            <text:p>988269.24</text:p>
          </table:table-cell>
          <table:table-cell office:value-type="float" office:value="494134.12">
            <text:p>494134.12</text:p>
          </table:table-cell>
          <table:table-cell table:number-columns-repeated="2"/>
          <table:table-cell office:value-type="float" office:value="520221.74">
            <text:p>520221.74</text:p>
          </table:table-cell>
          <table:table-cell/>
          <table:table-cell table:style-name="ce33" office:value-type="float" office:value="26086.62">
            <text:p>26086.62</text:p>
          </table:table-cell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DOS CORONAS Y CUATRO BANDERAS, S.A. DE C.V.</text:p>
          </table:table-cell>
          <table:table-cell table:style-name="ce7" office:value-type="float" office:value="2508009210">
            <text:p>2508009210</text:p>
          </table:table-cell>
          <table:table-cell table:style-name="ce8" office:value-type="string">
            <text:p>MARIA REINA</text:p>
          </table:table-cell>
          <table:table-cell office:value-type="float" office:value="931590.46">
            <text:p>931590.46</text:p>
          </table:table-cell>
          <table:table-cell office:value-type="float" office:value="465795.23">
            <text:p>465795.23</text:p>
          </table:table-cell>
          <table:table-cell table:number-columns-repeated="2"/>
          <table:table-cell table:style-name="ce7" office:value-type="float" office:value="465795.23">
            <text:p>465795.23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DOS CORONAS Y CUATRO BANDERAS, S.A. DE C.V.</text:p>
          </table:table-cell>
          <table:table-cell table:style-name="ce7" office:value-type="float" office:value="2508009210">
            <text:p>2508009210</text:p>
          </table:table-cell>
          <table:table-cell table:style-name="ce8" office:value-type="string">
            <text:p>REYNA DE LOS ANGELES</text:p>
          </table:table-cell>
          <table:table-cell office:value-type="float" office:value="942208.27">
            <text:p>942208.27</text:p>
          </table:table-cell>
          <table:table-cell table:style-name="ce7" office:value-type="float" office:value="942208.27">
            <text:p>942208.27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GENERAL DE PESCA, S.A.DE C.V.</text:p>
          </table:table-cell>
          <table:table-cell table:style-name="ce7" office:value-type="float" office:value="2508006208">
            <text:p>2508006208</text:p>
          </table:table-cell>
          <table:table-cell table:style-name="ce8" office:value-type="string">
            <text:p>SALVADOR</text:p>
          </table:table-cell>
          <table:table-cell office:value-type="float" office:value="913805.75">
            <text:p>913805.75</text:p>
          </table:table-cell>
          <table:table-cell table:style-name="ce7" office:value-type="float" office:value="456902.88">
            <text:p>456902.88</text:p>
          </table:table-cell>
          <table:table-cell/>
          <table:table-cell table:style-name="ce7" office:value-type="float" office:value="229437.59">
            <text:p>229437.59</text:p>
          </table:table-cell>
          <table:table-cell table:style-name="ce7" office:value-type="float" office:value="227465.28">
            <text:p>227465.28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CARLOS RAMON ARMENTA APODACA</text:p>
          </table:table-cell>
          <table:table-cell table:style-name="ce7" office:value-type="float" office:value="2511003028">
            <text:p>2511003028</text:p>
          </table:table-cell>
          <table:table-cell table:style-name="ce8" office:value-type="string">
            <text:p>PRESIDENTE BENITO JUAREZ V</text:p>
          </table:table-cell>
          <table:table-cell office:value-type="float" office:value="1000000">
            <text:p>1000000</text:p>
          </table:table-cell>
          <table:table-cell table:number-columns-repeated="3"/>
          <table:table-cell table:style-name="ce7"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ACUICOLA DON CHICO S.P.R. DE R.l.</text:p>
          </table:table-cell>
          <table:table-cell table:style-name="ce7" office:value-type="float" office:value="2505004263">
            <text:p>2505004263</text:p>
          </table:table-cell>
          <table:table-cell table:style-name="ce8" office:value-type="string">
            <text:p>DON CHICO 1</text:p>
          </table:table-cell>
          <table:table-cell office:value-type="float" office:value="980488.96">
            <text:p>980488.96</text:p>
          </table:table-cell>
          <table:table-cell table:number-columns-repeated="3"/>
          <table:table-cell table:style-name="ce7" office:value-type="float" office:value="980488.96">
            <text:p>980488.96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ACUICOLA DON CHICO S.P.R. DE R.l.</text:p>
          </table:table-cell>
          <table:table-cell table:style-name="ce7" office:value-type="float" office:value="2505004263">
            <text:p>2505004263</text:p>
          </table:table-cell>
          <table:table-cell table:style-name="ce8" office:value-type="string">
            <text:p>DON CHICO II</text:p>
          </table:table-cell>
          <table:table-cell office:value-type="float" office:value="980488.96">
            <text:p>980488.96</text:p>
          </table:table-cell>
          <table:table-cell table:style-name="ce7" office:value-type="float" office:value="980488.96">
            <text:p>980488.96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YOLANDA CERDA ORTIZ</text:p>
          </table:table-cell>
          <table:table-cell table:style-name="ce7" office:value-type="float" office:value="2511002079">
            <text:p>2511002079</text:p>
          </table:table-cell>
          <table:table-cell table:style-name="ce8" office:value-type="string">
            <text:p>CAMARONEROS DE LA PAZ IV</text:p>
          </table:table-cell>
          <table:table-cell office:value-type="float" office:value="1000000">
            <text:p>1000000</text:p>
          </table:table-cell>
          <table:table-cell table:number-columns-repeated="3"/>
          <table:table-cell table:style-name="ce7"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YOLANDA CERDA ORTIZ</text:p>
          </table:table-cell>
          <table:table-cell table:style-name="ce7" office:value-type="float" office:value="2511002079">
            <text:p>2511002079</text:p>
          </table:table-cell>
          <table:table-cell table:style-name="ce8" office:value-type="string">
            <text:p>COOPERATIVA GUTIERREZ VIII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10" office:value-type="string">
            <text:p>S.C.P.P. LOS TUCANES DE TOPÓLOBÁMPOTSTC. DE R.L</text:p>
          </table:table-cell>
          <table:table-cell table:style-name="ce7" office:value-type="float" office:value="2511001410">
            <text:p>2511001410</text:p>
          </table:table-cell>
          <table:table-cell office:value-type="string">
            <text:p>PROPEMEX T39</text:p>
          </table:table-cell>
          <table:table-cell table:style-name="ce7" office:value-type="float" office:value="981168.64">
            <text:p>981168.64</text:p>
          </table:table-cell>
          <table:table-cell table:number-columns-repeated="3"/>
          <table:table-cell office:value-type="float" office:value="981168.84">
            <text:p>981168.84</text:p>
          </table:table-cell>
          <table:table-cell table:number-columns-repeated="3"/>
          <table:table-cell table:style-name="ce30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.C.P.P. DE BIENES Y SERVICIOS PUNTA PERIHUETE S. DE R.L DE C.V.</text:p>
          </table:table-cell>
          <table:table-cell table:style-name="ce7" office:value-type="float" office:value="2508014632">
            <text:p>2508014632</text:p>
          </table:table-cell>
          <table:table-cell table:style-name="ce8" office:value-type="string">
            <text:p>MARIA DEL ROSARIO</text:p>
          </table:table-cell>
          <table:table-cell office:value-type="float" office:value="604950.86">
            <text:p>604950.86</text:p>
          </table:table-cell>
          <table:table-cell table:number-columns-repeated="3"/>
          <table:table-cell office:value-type="float" office:value="604950.86">
            <text:p>604950.86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S.C.P.P. DE BIENES Y SERVICIOS PUNTA PERIHUETE S. DE R.L DE C.V.</text:p>
          </table:table-cell>
          <table:table-cell table:style-name="ce7" office:value-type="float" office:value="2508014632">
            <text:p>2508014632</text:p>
          </table:table-cell>
          <table:table-cell table:style-name="ce8" office:value-type="string">
            <text:p>JOSE MARIA</text:p>
          </table:table-cell>
          <table:table-cell office:value-type="float" office:value="604950.86">
            <text:p>604950.86</text:p>
          </table:table-cell>
          <table:table-cell table:number-columns-repeated="3"/>
          <table:table-cell office:value-type="float" office:value="604950.86">
            <text:p>604950.86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TOPOLOBAMPO</text:p>
          </table:table-cell>
          <table:table-cell table:style-name="ce7" office:value-type="string">
            <text:p>JESUS ACOSTA OLSON</text:p>
          </table:table-cell>
          <table:table-cell table:style-name="ce7" office:value-type="float" office:value="2511002178">
            <text:p>2511002178</text:p>
          </table:table-cell>
          <table:table-cell table:style-name="ce8" office:value-type="string">
            <text:p>PROPEMEXT-27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ANDRA KORINA, S.A. DE C.V.</text:p>
          </table:table-cell>
          <table:table-cell table:style-name="ce7" office:value-type="float" office:value="2508010457">
            <text:p>2508010457</text:p>
          </table:table-cell>
          <table:table-cell table:style-name="ce8" office:value-type="string">
            <text:p>SANDRA KORINA 1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ANDRA KORINA, S.A. DE C.V.</text:p>
          </table:table-cell>
          <table:table-cell table:style-name="ce7" office:value-type="float" office:value="2508010457">
            <text:p>2508010457</text:p>
          </table:table-cell>
          <table:table-cell table:style-name="ce8" office:value-type="string">
            <text:p>SANDRA KORINA II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ANDRA KORINA, S.A. DE C.V.</text:p>
          </table:table-cell>
          <table:table-cell table:style-name="ce7" office:value-type="float" office:value="2508010457">
            <text:p>2508010457</text:p>
          </table:table-cell>
          <table:table-cell table:style-name="ce8" office:value-type="string">
            <text:p>SANDRA KORINA IV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ANDRA KORINA, S.A. DE C.V.</text:p>
          </table:table-cell>
          <table:table-cell table:style-name="ce7" office:value-type="float" office:value="2508010457">
            <text:p>2508010457</text:p>
          </table:table-cell>
          <table:table-cell table:style-name="ce8" office:value-type="string">
            <text:p>SANDRA KORINA III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ANDRA KORINA, S.A. DE C.V.</text:p>
          </table:table-cell>
          <table:table-cell table:style-name="ce7" office:value-type="float" office:value="2508010457">
            <text:p>2508010457</text:p>
          </table:table-cell>
          <table:table-cell table:style-name="ce8" office:value-type="string">
            <text:p>SANDRA KORINA V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SANDRA KORINA, S.A. DE C.V.</text:p>
          </table:table-cell>
          <table:table-cell table:style-name="ce7" office:value-type="float" office:value="2508010457">
            <text:p>2508010457</text:p>
          </table:table-cell>
          <table:table-cell table:style-name="ce8" office:value-type="string">
            <text:p>SANDRA KORINA VI</text:p>
          </table:table-cell>
          <table:table-cell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CA EL CENTENARIO, S.A. DE C.V.</text:p>
          </table:table-cell>
          <table:table-cell table:style-name="ce7" office:value-type="float" office:value="2508015977">
            <text:p>2508015977</text:p>
          </table:table-cell>
          <table:table-cell table:style-name="ce8" office:value-type="string">
            <text:p>PROPEMEX G-3-G</text:p>
          </table:table-cell>
          <table:table-cell table:number-columns-repeated="2" office:value-type="float" office:value="906207.18">
            <text:p>906207.18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PESQUERA MIRYAM, S.A. DE C.V.</text:p>
          </table:table-cell>
          <table:table-cell table:style-name="ce7" office:value-type="float" office:value="2508009624">
            <text:p>2508009624</text:p>
          </table:table-cell>
          <table:table-cell table:style-name="ce8" office:value-type="string">
            <text:p>SAN JOSE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INALOA</text:p>
          </table:table-cell>
          <table:table-cell table:style-name="ce7" office:value-type="string">
            <text:p>MAZATLAN</text:p>
          </table:table-cell>
          <table:table-cell table:style-name="ce7" office:value-type="string">
            <text:p>BEST TUNA, S.A. DE C.V.</text:p>
          </table:table-cell>
          <table:table-cell table:style-name="ce7" office:value-type="float" office:value="2508011562">
            <text:p>2508011562</text:p>
          </table:table-cell>
          <table:table-cell table:style-name="ce8" office:value-type="string">
            <text:p>SAN URIEL</text:p>
          </table:table-cell>
          <table:table-cell table:number-columns-repeated="2" office:value-type="float" office:value="1000000">
            <text:p>1000000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MIGUEL ANGEL ANGULO ANGULO</text:p>
          </table:table-cell>
          <table:table-cell table:style-name="ce7" office:value-type="float" office:value="2607004369">
            <text:p>2607004369</text:p>
          </table:table-cell>
          <table:table-cell table:style-name="ce8" office:value-type="string">
            <text:p>KEYKO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FRANCISCO EUGENIO AMAYA ANGULO</text:p>
          </table:table-cell>
          <table:table-cell table:style-name="ce7" office:value-type="float" office:value="2607003312">
            <text:p>2607003312</text:p>
          </table:table-cell>
          <table:table-cell table:style-name="ce8" office:value-type="string">
            <text:p>BORRASCOSA 1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/>
          <table:table-cell table:style-name="ce7" office:value-type="float" office:value="26600">
            <text:p>26600</text:p>
          </table:table-cell>
          <table:table-cell table:style-name="ce7" office:value-type="float" office:value="473400">
            <text:p>473400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ASCUAL GALVEZ MORFIN</text:p>
          </table:table-cell>
          <table:table-cell table:style-name="ce7" office:value-type="float" office:value="2607010861">
            <text:p>2607010861</text:p>
          </table:table-cell>
          <table:table-cell table:style-name="ce8" office:value-type="string">
            <text:p>BAHIA ADAIR IX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GILBERTO IGNACIO SOTELO RUIZ</text:p>
          </table:table-cell>
          <table:table-cell table:style-name="ce7" office:value-type="float" office:value="2607003452">
            <text:p>2607003452</text:p>
          </table:table-cell>
          <table:table-cell table:style-name="ce8" office:value-type="string">
            <text:p>GILIO 1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ERIKA MELODY GUTIERREZ PACHECO</text:p>
          </table:table-cell>
          <table:table-cell table:style-name="ce7" office:value-type="float" office:value="2607602931">
            <text:p>2607602931</text:p>
          </table:table-cell>
          <table:table-cell table:style-name="ce8" office:value-type="string">
            <text:p>ELYANKEE</text:p>
          </table:table-cell>
          <table:table-cell office:value-type="float" office:value="1000000">
            <text:p>1000000</text:p>
          </table:table-cell>
          <table:table-cell table:style-name="ce7" office:value-type="float" office:value="500000">
            <text:p>500000</text:p>
          </table:table-cell>
          <table:table-cell/>
          <table:table-cell table:style-name="ce7" office:value-type="float" office:value="27452">
            <text:p>27452</text:p>
          </table:table-cell>
          <table:table-cell table:style-name="ce7" office:value-type="float" office:value="472548">
            <text:p>472548</text:p>
          </table:table-cell>
          <table:table-cell table:number-columns-repeated="2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ONORA</text:p>
          </table:table-cell>
          <table:table-cell table:style-name="ce8" office:value-type="string">
            <text:p>PUERTO PEÑASCO</text:p>
          </table:table-cell>
          <table:table-cell table:style-name="ce8" office:value-type="string">
            <text:p>GABRIELA MARIA MATA CUEN</text:p>
          </table:table-cell>
          <table:table-cell table:style-name="ce8" office:value-type="float" office:value="2607004294">
            <text:p>2607004294</text:p>
          </table:table-cell>
          <table:table-cell table:style-name="ce8" office:value-type="string">
            <text:p>ALEX-E</text:p>
          </table:table-cell>
          <table:table-cell table:style-name="ce3" office:value-type="float" office:value="1000000">
            <text:p>1000000</text:p>
          </table:table-cell>
          <table:table-cell table:style-name="ce8" office:value-type="float" office:value="1000000">
            <text:p>1000000</text:p>
          </table:table-cell>
          <table:table-cell table:style-name="ce3" table:number-columns-repeated="4"/>
          <table:table-cell table:style-name="ce32"/>
          <table:table-cell table:style-name="ce34" table:number-columns-repeated="2"/>
          <table:table-cell table:style-name="ce3" table:number-columns-repeated="1008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GREGORIO HERNANDEZ JAIME</text:p>
          </table:table-cell>
          <table:table-cell table:style-name="ce7" office:value-type="float" office:value="2607004054">
            <text:p>2607004054</text:p>
          </table:table-cell>
          <table:table-cell table:style-name="ce8" office:value-type="string">
            <text:p>LUISITO 1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MONICA ANGELINA HERNANDEZ SILLAS</text:p>
          </table:table-cell>
          <table:table-cell table:style-name="ce7" office:value-type="float" office:value="2607004401">
            <text:p>2607004401</text:p>
          </table:table-cell>
          <table:table-cell table:style-name="ce8" office:value-type="string">
            <text:p>BORRASCOSA IV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PUNTA DE CASCABEL S.C. DE R.L</text:p>
          </table:table-cell>
          <table:table-cell table:style-name="ce7" office:value-type="float" office:value="2607603699">
            <text:p>2607603699</text:p>
          </table:table-cell>
          <table:table-cell table:style-name="ce8" office:value-type="string">
            <text:p>CASCABEL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13960">
            <text:p>13960</text:p>
          </table:table-cell>
          <table:table-cell office:value-type="float" office:value="486040">
            <text:p>48604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MABY CORIN SOTO MENDIVIL</text:p>
          </table:table-cell>
          <table:table-cell table:style-name="ce7" office:value-type="float" office:value="2607002678">
            <text:p>2607002678</text:p>
          </table:table-cell>
          <table:table-cell table:style-name="ce8" office:value-type="string">
            <text:p>DON LUIS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27000">
            <text:p>27000</text:p>
          </table:table-cell>
          <table:table-cell office:value-type="float" office:value="473000">
            <text:p>473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ANA LILIA IBARRA RUBIO</text:p>
          </table:table-cell>
          <table:table-cell table:style-name="ce7" office:value-type="float" office:value="2607603939">
            <text:p>2607603939</text:p>
          </table:table-cell>
          <table:table-cell table:style-name="ce8" office:value-type="string">
            <text:p>KEYKO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HAYDE JIMENEZ RAMIREZ</text:p>
          </table:table-cell>
          <table:table-cell table:style-name="ce7" office:value-type="float" office:value="2607010853">
            <text:p>2607010853</text:p>
          </table:table-cell>
          <table:table-cell table:style-name="ce8" office:value-type="string">
            <text:p>JOCELYN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ADRIANA OLIVIA GARCIA GARCIA</text:p>
          </table:table-cell>
          <table:table-cell table:style-name="ce7" office:value-type="float" office:value="2607003916">
            <text:p>2607003916</text:p>
          </table:table-cell>
          <table:table-cell table:style-name="ce8" office:value-type="string">
            <text:p>CAYIT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FRANCISCO JAIME SOTO GONZALEZ</text:p>
          </table:table-cell>
          <table:table-cell table:style-name="ce7" office:value-type="float" office:value="2607002660">
            <text:p>2607002660</text:p>
          </table:table-cell>
          <table:table-cell table:style-name="ce8" office:value-type="string">
            <text:p>JIM JIM III</text:p>
          </table:table-cell>
          <table:table-cell table:style-name="ce3" office:value-type="float" office:value="882393">
            <text:p>882393</text:p>
          </table:table-cell>
          <table:table-cell office:value-type="float" office:value="882393">
            <text:p>88239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LUNA HERMANOS, S.A. DE C.V.</text:p>
          </table:table-cell>
          <table:table-cell table:style-name="ce7" office:value-type="float" office:value="2607004088">
            <text:p>2607004088</text:p>
          </table:table-cell>
          <table:table-cell table:style-name="ce8" office:value-type="string">
            <text:p>ROMERICK</text:p>
          </table:table-cell>
          <table:table-cell table:style-name="ce3" office:value-type="float" office:value="934000">
            <text:p>934000</text:p>
          </table:table-cell>
          <table:table-cell office:value-type="float" office:value="934000">
            <text:p>934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NUEVA, S.A DE C.V.</text:p>
          </table:table-cell>
          <table:table-cell table:style-name="ce7" office:value-type="float" office:value="2604011300">
            <text:p>2604011300</text:p>
          </table:table-cell>
          <table:table-cell table:style-name="ce8" office:value-type="string">
            <text:p>CHUYITO XXV</text:p>
          </table:table-cell>
          <table:table-cell table:style-name="ce3" office:value-type="float" office:value="293527.5">
            <text:p>293527.5</text:p>
          </table:table-cell>
          <table:table-cell office:value-type="float" office:value="293527.5">
            <text:p>293527.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NUEVA, S.A DE C.V.</text:p>
          </table:table-cell>
          <table:table-cell table:style-name="ce7" office:value-type="float" office:value="2604011300">
            <text:p>2604011300</text:p>
          </table:table-cell>
          <table:table-cell table:style-name="ce8" office:value-type="string">
            <text:p>SELECTA 19</text:p>
          </table:table-cell>
          <table:table-cell table:style-name="ce3" office:value-type="float" office:value="595552.83">
            <text:p>595552.83</text:p>
          </table:table-cell>
          <table:table-cell office:value-type="float" office:value="595552.83">
            <text:p>595552.8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NUEVA, S.A DE C.V.</text:p>
          </table:table-cell>
          <table:table-cell table:style-name="ce7" office:value-type="float" office:value="2604011300">
            <text:p>2604011300</text:p>
          </table:table-cell>
          <table:table-cell table:style-name="ce8" office:value-type="string">
            <text:p>SELECTA 20</text:p>
          </table:table-cell>
          <table:table-cell table:style-name="ce3" office:value-type="float" office:value="681065.1">
            <text:p>681065.1</text:p>
          </table:table-cell>
          <table:table-cell office:value-type="float" office:value="681055.1">
            <text:p>681055.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RADO DE VILLA II</text:p>
          </table:table-cell>
          <table:table-cell table:style-name="ce3" office:value-type="float" office:value="116693.31">
            <text:p>116693.31</text:p>
          </table:table-cell>
          <table:table-cell office:value-type="float" office:value="116693.31">
            <text:p>116693.3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RADO DE VILLA V</text:p>
          </table:table-cell>
          <table:table-cell table:style-name="ce3" office:value-type="float" office:value="868836.83">
            <text:p>868836.83</text:p>
          </table:table-cell>
          <table:table-cell office:value-type="float" office:value="868836.83">
            <text:p>868836.83</text:p>
          </table:table-cell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RADO DE VILLA VI</text:p>
          </table:table-cell>
          <table:table-cell table:style-name="ce3" office:value-type="float" office:value="427088.64">
            <text:p>427088.64</text:p>
          </table:table-cell>
          <table:table-cell office:value-type="float" office:value="427088.64">
            <text:p>427088.64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RADO DE VILLA Vil</text:p>
          </table:table-cell>
          <table:table-cell table:style-name="ce3" office:value-type="float" office:value="230542.5">
            <text:p>230542.5</text:p>
          </table:table-cell>
          <table:table-cell office:value-type="float" office:value="230542.5">
            <text:p>230542.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RADO DE VILLA VIII</text:p>
          </table:table-cell>
          <table:table-cell table:style-name="ce3" office:value-type="float" office:value="259413.08">
            <text:p>259413.08</text:p>
          </table:table-cell>
          <table:table-cell office:value-type="float" office:value="259413.08">
            <text:p>259413.08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RADO DEVILLÁ IX</text:p>
          </table:table-cell>
          <table:table-cell table:style-name="ce3" office:value-type="float" office:value="575309.33">
            <text:p>575309.33</text:p>
          </table:table-cell>
          <table:table-cell office:value-type="float" office:value="575309.34">
            <text:p>575309.34</text:p>
          </table:table-cell>
          <table:table-cell table:number-columns-repeated="5"/>
          <table:table-cell table:style-name="ce3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EMANCIPACION IV</text:p>
          </table:table-cell>
          <table:table-cell table:style-name="ce3" office:value-type="float" office:value="457709.33">
            <text:p>457709.33</text:p>
          </table:table-cell>
          <table:table-cell office:value-type="float" office:value="457709.33">
            <text:p>457709.3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EMANCIPACION V</text:p>
          </table:table-cell>
          <table:table-cell table:style-name="ce3" office:value-type="float" office:value="116693.31">
            <text:p>116693.31</text:p>
          </table:table-cell>
          <table:table-cell office:value-type="float" office:value="116693.31">
            <text:p>116693.3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UNIDOS DE LA COSTA III</text:p>
          </table:table-cell>
          <table:table-cell table:style-name="ce3" office:value-type="float" office:value="482610.33">
            <text:p>482610.33</text:p>
          </table:table-cell>
          <table:table-cell office:value-type="float" office:value="482610.33">
            <text:p>482610.3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ADOLFO RUIZ CORTINEZIII</text:p>
          </table:table-cell>
          <table:table-cell table:style-name="ce3" office:value-type="float" office:value="116693.31">
            <text:p>116693.31</text:p>
          </table:table-cell>
          <table:table-cell office:value-type="float" office:value="116693.31">
            <text:p>116693.3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ADOLFO RUIZ CORTINEZ IV</text:p>
          </table:table-cell>
          <table:table-cell table:style-name="ce3" office:value-type="float" office:value="259413.08">
            <text:p>259413.08</text:p>
          </table:table-cell>
          <table:table-cell office:value-type="float" office:value="259413.08">
            <text:p>259413.08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LAZARO CARDENAS 1</text:p>
          </table:table-cell>
          <table:table-cell table:style-name="ce3" office:value-type="float" office:value="457709.33">
            <text:p>457709.33</text:p>
          </table:table-cell>
          <table:table-cell office:value-type="float" office:value="457709.34">
            <text:p>457709.34</text:p>
          </table:table-cell>
          <table:table-cell table:number-columns-repeated="5"/>
          <table:table-cell table:style-name="ce3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LAZARO CARDENAS II</text:p>
          </table:table-cell>
          <table:table-cell table:style-name="ce3" office:value-type="float" office:value="116693.31">
            <text:p>116693.31</text:p>
          </table:table-cell>
          <table:table-cell office:value-type="float" office:value="116693.31">
            <text:p>116693.3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'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DON EMILIANO</text:p>
          </table:table-cell>
          <table:table-cell table:style-name="ce8" office:value-type="float" office:value="8687836.83">
            <text:p>8687836.83</text:p>
          </table:table-cell>
          <table:table-cell table:style-name="ce7" office:value-type="float" office:value="868836.83">
            <text:p>868836.8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ON MAR DEL PACIFICO, S.A. DE C.V</text:p>
          </table:table-cell>
          <table:table-cell table:style-name="ce7" office:value-type="float" office:value="2604009171">
            <text:p>2604009171</text:p>
          </table:table-cell>
          <table:table-cell table:style-name="ce8" office:value-type="string">
            <text:p>ENRIQUE BURKE</text:p>
          </table:table-cell>
          <table:table-cell table:style-name="ce3" office:value-type="float" office:value="457709.33">
            <text:p>457709.33</text:p>
          </table:table-cell>
          <table:table-cell office:value-type="float" office:value="457709.33">
            <text:p>457709.3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ELECTA DE GUAYMAS, S.A. DE C.V.</text:p>
          </table:table-cell>
          <table:table-cell table:style-name="ce7" office:value-type="float" office:value="2604007720">
            <text:p>2604007720</text:p>
          </table:table-cell>
          <table:table-cell table:style-name="ce8" office:value-type="string">
            <text:p>CHUYITO II</text:p>
          </table:table-cell>
          <table:table-cell table:style-name="ce3" office:value-type="float" office:value="595552.83">
            <text:p>595552.83</text:p>
          </table:table-cell>
          <table:table-cell office:value-type="float" office:value="595552.83">
            <text:p>595552.8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ELECTA DE GUAYMAS, S.A. DE C.V.</text:p>
          </table:table-cell>
          <table:table-cell table:style-name="ce7" office:value-type="float" office:value="2604007720">
            <text:p>2604007720</text:p>
          </table:table-cell>
          <table:table-cell table:style-name="ce8" office:value-type="string">
            <text:p>CHUYITO VI</text:p>
          </table:table-cell>
          <table:table-cell table:style-name="ce3" office:value-type="float" office:value="260319.5">
            <text:p>260319.5</text:p>
          </table:table-cell>
          <table:table-cell office:value-type="float" office:value="260319.5">
            <text:p>260319.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ELECTA DE GUAYMAS, S.A. DE C.V.</text:p>
          </table:table-cell>
          <table:table-cell table:style-name="ce7" office:value-type="float" office:value="2604007720">
            <text:p>2604007720</text:p>
          </table:table-cell>
          <table:table-cell table:style-name="ce8" office:value-type="string">
            <text:p>L-VII</text:p>
          </table:table-cell>
          <table:table-cell table:style-name="ce3" office:value-type="float" office:value="323304.5">
            <text:p>323304.5</text:p>
          </table:table-cell>
          <table:table-cell office:value-type="float" office:value="323304.5">
            <text:p>323304.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ARDINEROS LA PITAHAYOSA, S.A. DE C.V.</text:p>
          </table:table-cell>
          <table:table-cell table:style-name="ce7" office:value-type="float" office:value="2604610010">
            <text:p>2604610010</text:p>
          </table:table-cell>
          <table:table-cell table:style-name="ce8" office:value-type="string">
            <text:p>SELECTA</text:p>
          </table:table-cell>
          <table:table-cell table:style-name="ce3" office:value-type="float" office:value="956133.33">
            <text:p>956133.33</text:p>
          </table:table-cell>
          <table:table-cell table:style-name="ce7" office:value-type="string">
            <text:p>S 956,133.33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ARDINEROS LA PITAHAYOSA, S.A. DE C.V.</text:p>
          </table:table-cell>
          <table:table-cell table:style-name="ce7" office:value-type="float" office:value="2604610010">
            <text:p>2604610010</text:p>
          </table:table-cell>
          <table:table-cell table:style-name="ce8" office:value-type="string">
            <text:p>SELECTA 1</text:p>
          </table:table-cell>
          <table:table-cell table:style-name="ce3" office:value-type="float" office:value="629663.35">
            <text:p>629663.35</text:p>
          </table:table-cell>
          <table:table-cell office:value-type="float" office:value="629663.35">
            <text:p>629663.3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ARDINEROS LA PITAHAYOSA, S.A. DE C.V.</text:p>
          </table:table-cell>
          <table:table-cell table:style-name="ce7" office:value-type="float" office:value="2604610010">
            <text:p>2604610010</text:p>
          </table:table-cell>
          <table:table-cell table:style-name="ce8" office:value-type="string">
            <text:p>SELECTA III</text:p>
          </table:table-cell>
          <table:table-cell table:style-name="ce3" office:value-type="float" office:value="800269">
            <text:p>800269</text:p>
          </table:table-cell>
          <table:table-cell office:value-type="float" office:value="800269">
            <text:p>800269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ARDINEROS LA PITAHAYOSA, S.A. DE C.V.</text:p>
          </table:table-cell>
          <table:table-cell table:style-name="ce7" office:value-type="float" office:value="2604610010">
            <text:p>2604610010</text:p>
          </table:table-cell>
          <table:table-cell table:style-name="ce8" office:value-type="string">
            <text:p>SELECTA II</text:p>
          </table:table-cell>
          <table:table-cell table:style-name="ce3" office:value-type="float" office:value="709734">
            <text:p>709734</text:p>
          </table:table-cell>
          <table:table-cell office:value-type="float" office:value="709734">
            <text:p>709734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ARDINEROS LA PITAHAYOSA, S.A. DE C.V.</text:p>
          </table:table-cell>
          <table:table-cell table:style-name="ce7" office:value-type="float" office:value="2604610010">
            <text:p>2604610010</text:p>
          </table:table-cell>
          <table:table-cell table:style-name="ce8" office:value-type="string">
            <text:p>PROPEMEX PP 1S</text:p>
          </table:table-cell>
          <table:table-cell table:style-name="ce3" office:value-type="float" office:value="687618.5">
            <text:p>687618.5</text:p>
          </table:table-cell>
          <table:table-cell office:value-type="float" office:value="687618.5">
            <text:p>687618.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ELECTA DE GUAYMAS, S.A. DE C.V.</text:p>
          </table:table-cell>
          <table:table-cell table:style-name="ce7" office:value-type="float" office:value="2604007704">
            <text:p>2604007704</text:p>
          </table:table-cell>
          <table:table-cell table:style-name="ce8" office:value-type="string">
            <text:p>SELECTA V</text:p>
          </table:table-cell>
          <table:table-cell table:style-name="ce3" office:value-type="float" office:value="818241.98">
            <text:p>818241.98</text:p>
          </table:table-cell>
          <table:table-cell office:value-type="float" office:value="818241.98">
            <text:p>818241.98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ELECTA DE GUAYMAS, S.A. DE C.V.</text:p>
          </table:table-cell>
          <table:table-cell table:style-name="ce7" office:value-type="float" office:value="2604007704">
            <text:p>2604007704</text:p>
          </table:table-cell>
          <table:table-cell table:style-name="ce8" office:value-type="string">
            <text:p>SARDINA IX</text:p>
          </table:table-cell>
          <table:table-cell table:style-name="ce3" office:value-type="float" office:value="566081.6">
            <text:p>566081.6</text:p>
          </table:table-cell>
          <table:table-cell office:value-type="float" office:value="566081.6">
            <text:p>566081.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ELECTA DE GUAYMAS, S.A. DE C.V.</text:p>
          </table:table-cell>
          <table:table-cell table:style-name="ce7" office:value-type="float" office:value="2604007704">
            <text:p>2604007704</text:p>
          </table:table-cell>
          <table:table-cell table:style-name="ce8" office:value-type="string">
            <text:p>PROPEMEX PP-2-S</text:p>
          </table:table-cell>
          <table:table-cell table:style-name="ce3" office:value-type="float" office:value="658238.5">
            <text:p>658238.5</text:p>
          </table:table-cell>
          <table:table-cell office:value-type="float" office:value="658238.5">
            <text:p>658238.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FRANCISCA ELIGIA CASTRO RUBIO</text:p>
          </table:table-cell>
          <table:table-cell table:style-name="ce7" office:value-type="float" office:value="2604008074">
            <text:p>2604008074</text:p>
          </table:table-cell>
          <table:table-cell table:style-name="ce8" office:value-type="string">
            <text:p>VELVA</text:p>
          </table:table-cell>
          <table:table-cell table:style-name="ce3" office:value-type="float" office:value="1000000">
            <text:p>1000000</text:p>
          </table:table-cell>
          <table:table-cell table:number-columns-repeated="3"/>
          <table:table-cell office:value-type="float" office:value="1000000">
            <text:p>1000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HIRAM CERVANTES SANCHEZ</text:p>
          </table:table-cell>
          <table:table-cell table:style-name="ce7" office:value-type="float" office:value="2604009049">
            <text:p>2604009049</text:p>
          </table:table-cell>
          <table:table-cell table:style-name="ce8" office:value-type="string">
            <text:p>HIRAMY</text:p>
          </table:table-cell>
          <table:table-cell table:style-name="ce3" office:value-type="float" office:value="1000000">
            <text:p>1000000</text:p>
          </table:table-cell>
          <table:table-cell table:number-columns-repeated="2" office:value-type="float" office:value="500000">
            <text:p>500000</text:p>
          </table:table-cell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MARIA DE LOURDES RODRIGUEZ ENCINAS</text:p>
          </table:table-cell>
          <table:table-cell table:style-name="ce7" office:value-type="float" office:value="2604008231">
            <text:p>2604008231</text:p>
          </table:table-cell>
          <table:table-cell table:style-name="ce8" office:value-type="string">
            <text:p>JUAN MONGE 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OFIA BENCOMO PEREZ</text:p>
          </table:table-cell>
          <table:table-cell table:style-name="ce7" office:value-type="float" office:value="2604609947">
            <text:p>2604609947</text:p>
          </table:table-cell>
          <table:table-cell table:style-name="ce8" office:value-type="string">
            <text:p>PUERTO CHALE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ONORA</text:p>
          </table:table-cell>
          <table:table-cell table:style-name="ce8" office:value-type="string">
            <text:p>GUAYMAS</text:p>
          </table:table-cell>
          <table:table-cell table:style-name="ce8" office:value-type="string">
            <text:p>MIGUEL FRANCISCO RODRIGUEZ ENCINAS</text:p>
          </table:table-cell>
          <table:table-cell table:style-name="ce8" office:value-type="float" office:value="2604006599">
            <text:p>2604006599</text:p>
          </table:table-cell>
          <table:table-cell table:style-name="ce8" office:value-type="string">
            <text:p>ABELARDO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940862.23">
            <text:p>940862.23</text:p>
          </table:table-cell>
          <table:table-cell table:style-name="ce3" table:number-columns-repeated="2"/>
          <table:table-cell table:style-name="ce3" office:value-type="float" office:value="59137.77">
            <text:p>59137.77</text:p>
          </table:table-cell>
          <table:table-cell table:style-name="ce3"/>
          <table:table-cell table:style-name="ce32" table:number-columns-repeated="2"/>
          <table:table-cell table:style-name="ce3" table:number-columns-repeated="1009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PELICANOS, S.A. DE C.V.</text:p>
          </table:table-cell>
          <table:table-cell table:style-name="ce7" office:value-type="float" office:value="2604008686">
            <text:p>2604008686</text:p>
          </table:table-cell>
          <table:table-cell table:style-name="ce8" office:value-type="string">
            <text:p>ALMA ROSA</text:p>
          </table:table-cell>
          <table:table-cell table:style-name="ce3" office:value-type="float" office:value="1000000">
            <text:p>1000000</text:p>
          </table:table-cell>
          <table:table-cell table:number-columns-repeated="4"/>
          <table:table-cell office:value-type="float" office:value="1000000">
            <text:p>1000000</text:p>
          </table:table-cell>
          <table:table-cell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MARIA NATIVIDAD INZUNZA FLORES</text:p>
          </table:table-cell>
          <table:table-cell table:style-name="ce7" office:value-type="float" office:value="2604011789">
            <text:p>2604011789</text:p>
          </table:table-cell>
          <table:table-cell table:style-name="ce8" office:value-type="string">
            <text:p>LIBERACION V</text:p>
          </table:table-cell>
          <table:table-cell table:style-name="ce3" office:value-type="float" office:value="1000000">
            <text:p>1000000</text:p>
          </table:table-cell>
          <table:table-cell office:value-type="float" office:value="946033.64">
            <text:p>946033.64</text:p>
          </table:table-cell>
          <table:table-cell table:number-columns-repeated="2"/>
          <table:table-cell office:value-type="float" office:value="53966.36">
            <text:p>53966.36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JESUS SALVADOR SOTO TAPIZ</text:p>
          </table:table-cell>
          <table:table-cell table:style-name="ce7" office:value-type="float" office:value="2604011359">
            <text:p>2604011359</text:p>
          </table:table-cell>
          <table:table-cell table:style-name="ce8" office:value-type="string">
            <text:p>JESUS ALBERTO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HUMILDE, S.A. DE C.V.</text:p>
          </table:table-cell>
          <table:table-cell table:style-name="ce7" office:value-type="float" office:value="2604011540">
            <text:p>2604011540</text:p>
          </table:table-cell>
          <table:table-cell table:style-name="ce8" office:value-type="string">
            <text:p>PROPEMEX G-8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MARIA ANTONIETA LOPEZ VETURA</text:p>
          </table:table-cell>
          <table:table-cell table:style-name="ce7" office:value-type="float" office:value="2604006664">
            <text:p>2604006664</text:p>
          </table:table-cell>
          <table:table-cell table:style-name="ce8" office:value-type="string">
            <text:p>JESUS M. ESQUER</text:p>
          </table:table-cell>
          <table:table-cell table:style-name="ce3" office:value-type="float" office:value="988381.26">
            <text:p>988381.26</text:p>
          </table:table-cell>
          <table:table-cell office:value-type="float" office:value="988381.26">
            <text:p>988381.2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DRO FRANCISCO SOBERANES LERIGETH</text:p>
          </table:table-cell>
          <table:table-cell table:style-name="ce7" office:value-type="float" office:value="2604006318">
            <text:p>2604006318</text:p>
          </table:table-cell>
          <table:table-cell table:style-name="ce8" office:value-type="string">
            <text:p>PUNTA BAJA II</text:p>
          </table:table-cell>
          <table:table-cell table:style-name="ce3" office:value-type="float" office:value="603682.51">
            <text:p>603682.51</text:p>
          </table:table-cell>
          <table:table-cell office:value-type="float" office:value="534013.44">
            <text:p>534013.44</text:p>
          </table:table-cell>
          <table:table-cell table:number-columns-repeated="2"/>
          <table:table-cell office:value-type="float" office:value="69669.07">
            <text:p>69669.07</text:p>
          </table:table-cell>
          <table:table-cell table:number-columns-repeated="1013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ALOSA, S.A. DE C.V.</text:p>
          </table:table-cell>
          <table:table-cell table:style-name="ce7" office:value-type="float" office:value="2604009999">
            <text:p>2604009999</text:p>
          </table:table-cell>
          <table:table-cell table:style-name="ce8" office:value-type="string">
            <text:p>CAROLINA</text:p>
          </table:table-cell>
          <table:table-cell table:style-name="ce3" office:value-type="float" office:value="678185">
            <text:p>678185</text:p>
          </table:table-cell>
          <table:table-cell office:value-type="float" office:value="678185">
            <text:p>67818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ALOSA, S.A. DE C.V.</text:p>
          </table:table-cell>
          <table:table-cell table:style-name="ce7" office:value-type="float" office:value="2604009999">
            <text:p>2604009999</text:p>
          </table:table-cell>
          <table:table-cell table:style-name="ce8" office:value-type="string">
            <text:p>SACNITE</text:p>
          </table:table-cell>
          <table:table-cell table:style-name="ce3" office:value-type="float" office:value="254428">
            <text:p>254428</text:p>
          </table:table-cell>
          <table:table-cell table:number-columns-repeated="3"/>
          <table:table-cell office:value-type="float" office:value="254428">
            <text:p>254428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ALOSA, S.A. DE C.V.</text:p>
          </table:table-cell>
          <table:table-cell table:style-name="ce7" office:value-type="float" office:value="2604009999">
            <text:p>2604009999</text:p>
          </table:table-cell>
          <table:table-cell table:style-name="ce8" office:value-type="string">
            <text:p>JR XXIV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RGE FRANCISCO MENDOZA RAMIREZ</text:p>
          </table:table-cell>
          <table:table-cell table:style-name="ce7" office:value-type="float" office:value="2607004104">
            <text:p>2607004104</text:p>
          </table:table-cell>
          <table:table-cell table:style-name="ce8" office:value-type="string">
            <text:p>BAHIA DE LOS ANGELES 1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RGE FRANCISCO MENDOZA RAMIREZ</text:p>
          </table:table-cell>
          <table:table-cell table:style-name="ce7" office:value-type="float" office:value="2607004104">
            <text:p>2607004104</text:p>
          </table:table-cell>
          <table:table-cell table:style-name="ce8" office:value-type="string">
            <text:p>CAPITAN SANABRI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ANGEL SALVADOR GALVEZ JIMENEZ</text:p>
          </table:table-cell>
          <table:table-cell table:style-name="ce7" office:value-type="float" office:value="2604609970">
            <text:p>2604609970</text:p>
          </table:table-cell>
          <table:table-cell table:style-name="ce8" office:value-type="string">
            <text:p>RAMSES EFREN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MARTINEZ LARA, S.A. DE C.V.</text:p>
          </table:table-cell>
          <table:table-cell table:style-name="ce7" office:value-type="float" office:value="2604007860">
            <text:p>2604007860</text:p>
          </table:table-cell>
          <table:table-cell table:style-name="ce8" office:value-type="string">
            <text:p>PUNTA BAJA IV</text:p>
          </table:table-cell>
          <table:table-cell table:style-name="ce3" office:value-type="float" office:value="909900">
            <text:p>909900</text:p>
          </table:table-cell>
          <table:table-cell office:value-type="float" office:value="909900">
            <text:p>9099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IAXTLA, S.A. DE C.V.</text:p>
          </table:table-cell>
          <table:table-cell table:style-name="ce7" office:value-type="float" office:value="2607004385">
            <text:p>2607004385</text:p>
          </table:table-cell>
          <table:table-cell table:style-name="ce8" office:value-type="string">
            <text:p>BAHIA ADAIR Vil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IAXTLA, S.A. DE C.V.</text:p>
          </table:table-cell>
          <table:table-cell table:style-name="ce7" office:value-type="float" office:value="2607004385">
            <text:p>2607004385</text:p>
          </table:table-cell>
          <table:table-cell table:style-name="ce8" office:value-type="string">
            <text:p>MISTER 1</text:p>
          </table:table-cell>
          <table:table-cell table:style-name="ce3" office:value-type="float" office:value="1000000">
            <text:p>1000000</text:p>
          </table:table-cell>
          <table:table-cell/>
          <table:table-cell office:value-type="float" office:value="533600">
            <text:p>533600</text:p>
          </table:table-cell>
          <table:table-cell/>
          <table:table-cell office:value-type="float" office:value="466400">
            <text:p>4664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IAXTLA, S.A. DE C.V.</text:p>
          </table:table-cell>
          <table:table-cell table:style-name="ce7" office:value-type="float" office:value="2607004385">
            <text:p>2607004385</text:p>
          </table:table-cell>
          <table:table-cell table:style-name="ce8" office:value-type="string">
            <text:p>PUERTO ARIST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ESCAMEROS Y CAMARONEROS DE PEÑASCO SCL</text:p>
          </table:table-cell>
          <table:table-cell table:style-name="ce7" office:value-type="float" office:value="2607002082">
            <text:p>2607002082</text:p>
          </table:table-cell>
          <table:table-cell table:style-name="ce8" office:value-type="string">
            <text:p>MARCELINA</text:p>
          </table:table-cell>
          <table:table-cell table:style-name="ce3" office:value-type="float" office:value="600180">
            <text:p>600180</text:p>
          </table:table-cell>
          <table:table-cell office:value-type="float" office:value="600180">
            <text:p>60018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ESCAMEROS Y CAMARONEROS DE PEÑASCO SCL</text:p>
          </table:table-cell>
          <table:table-cell table:style-name="ce7" office:value-type="float" office:value="2607002082">
            <text:p>2607002082</text:p>
          </table:table-cell>
          <table:table-cell table:style-name="ce8" office:value-type="string">
            <text:p>MISTER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ESCAMEROS Y CAMARONEROS DE PEÑASCO SCL</text:p>
          </table:table-cell>
          <table:table-cell table:style-name="ce7" office:value-type="float" office:value="2607002082">
            <text:p>2607002082</text:p>
          </table:table-cell>
          <table:table-cell table:style-name="ce8" office:value-type="string">
            <text:p>ERNESTINA 1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ESCAMEROS Y CAMARONEROS DE PEÑASCO SCL</text:p>
          </table:table-cell>
          <table:table-cell table:style-name="ce7" office:value-type="float" office:value="2607002082">
            <text:p>2607002082</text:p>
          </table:table-cell>
          <table:table-cell table:style-name="ce8" office:value-type="string">
            <text:p>ERNESTINA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ESCAMEROS Y CAMARONEROS DE PEÑASCO SCL</text:p>
          </table:table-cell>
          <table:table-cell table:style-name="ce7" office:value-type="float" office:value="2607002082">
            <text:p>2607002082</text:p>
          </table:table-cell>
          <table:table-cell table:style-name="ce8" office:value-type="string">
            <text:p>MISTER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DE GAVILAN, S.A. DE C.V.</text:p>
          </table:table-cell>
          <table:table-cell table:style-name="ce7" office:value-type="float" office:value="2607000430">
            <text:p>2607000430</text:p>
          </table:table-cell>
          <table:table-cell table:style-name="ce8" office:value-type="string">
            <text:p>PADRE ALFONSO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MATEO LOPEZ LEON</text:p>
          </table:table-cell>
          <table:table-cell table:style-name="ce7" office:value-type="float" office:value="2607603772">
            <text:p>2607603772</text:p>
          </table:table-cell>
          <table:table-cell table:style-name="ce8" office:value-type="string">
            <text:p>BORRASCOSA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ASUNCION MUÑOZ MACIAS</text:p>
          </table:table-cell>
          <table:table-cell table:style-name="ce7" office:value-type="float" office:value="2607004146">
            <text:p>2607004146</text:p>
          </table:table-cell>
          <table:table-cell table:style-name="ce8" office:value-type="string">
            <text:p>CABO DE HORNOS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ASUNCION MUÑOZ MACIAS</text:p>
          </table:table-cell>
          <table:table-cell table:style-name="ce7" office:value-type="float" office:value="2607004146">
            <text:p>2607004146</text:p>
          </table:table-cell>
          <table:table-cell table:style-name="ce8" office:value-type="string">
            <text:p>SAN PEDRO</text:p>
          </table:table-cell>
          <table:table-cell table:style-name="ce3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4"/>
          <table:table-cell table:style-name="ce33" table:number-columns-repeated="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PEÑASCO, S.A. DE C.V.</text:p>
          </table:table-cell>
          <table:table-cell table:style-name="ce7" office:value-type="float" office:value="2607003387">
            <text:p>2607003387</text:p>
          </table:table-cell>
          <table:table-cell table:style-name="ce8" office:value-type="string">
            <text:p>INTREPIDO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PEÑASCO, S.A. DE C.V.</text:p>
          </table:table-cell>
          <table:table-cell table:style-name="ce7" office:value-type="float" office:value="2607003387">
            <text:p>2607003387</text:p>
          </table:table-cell>
          <table:table-cell table:style-name="ce8" office:value-type="string">
            <text:p>INVENCIBL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PEÑASCO, S.A. DE C.V.</text:p>
          </table:table-cell>
          <table:table-cell table:style-name="ce7" office:value-type="float" office:value="2607003387">
            <text:p>2607003387</text:p>
          </table:table-cell>
          <table:table-cell table:style-name="ce8" office:value-type="string">
            <text:p>NAVEGANT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PEÑASCO, S.A. DE C.V.</text:p>
          </table:table-cell>
          <table:table-cell table:style-name="ce7" office:value-type="float" office:value="2607003387">
            <text:p>2607003387</text:p>
          </table:table-cell>
          <table:table-cell table:style-name="ce8" office:value-type="string">
            <text:p>TITAN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PEÑASCO, S.A. DE C.V.</text:p>
          </table:table-cell>
          <table:table-cell table:style-name="ce7" office:value-type="float" office:value="2607003387">
            <text:p>2607003387</text:p>
          </table:table-cell>
          <table:table-cell table:style-name="ce8" office:value-type="string">
            <text:p>VIKINGO 1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PUNTA PEÑASCO, S.A. DE C.V.</text:p>
          </table:table-cell>
          <table:table-cell table:style-name="ce7" office:value-type="float" office:value="2607003387">
            <text:p>2607003387</text:p>
          </table:table-cell>
          <table:table-cell table:style-name="ce8" office:value-type="string">
            <text:p>GLADIADOR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RODOLFO DEL MAR, S.A. DE C.V.</text:p>
          </table:table-cell>
          <table:table-cell table:style-name="ce7" office:value-type="float" office:value="2607004070">
            <text:p>2607004070</text:p>
          </table:table-cell>
          <table:table-cell table:style-name="ce8" office:value-type="string">
            <text:p>FELIPE ANGELES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FIDENCIO GONZALEZ MOJARRO</text:p>
          </table:table-cell>
          <table:table-cell table:style-name="ce7" office:value-type="float" office:value="2607002835">
            <text:p>2607002835</text:p>
          </table:table-cell>
          <table:table-cell table:style-name="ce8" office:value-type="string">
            <text:p>GRAL RODOLFO SANCHEZ TABOADA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15600">
            <text:p>15600</text:p>
          </table:table-cell>
          <table:table-cell office:value-type="float" office:value="484400">
            <text:p>4844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ÓN PESQUERA MAR DEL NORTE, S.C.L</text:p>
          </table:table-cell>
          <table:table-cell table:style-name="ce7" office:value-type="float" office:value="2607003569">
            <text:p>2607003569</text:p>
          </table:table-cell>
          <table:table-cell table:style-name="ce8" office:value-type="string">
            <text:p>COSACO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46000">
            <text:p>46000</text:p>
          </table:table-cell>
          <table:table-cell office:value-type="float" office:value="454000">
            <text:p>454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RGE OCTAVIO GONZALEZ MACIAS</text:p>
          </table:table-cell>
          <table:table-cell table:style-name="ce7" office:value-type="float" office:value="2607003874">
            <text:p>2607003874</text:p>
          </table:table-cell>
          <table:table-cell table:style-name="ce8" office:value-type="string">
            <text:p>JORGE OCTAVIO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HUGO ALBERTO GONZALEZ MACIAS</text:p>
          </table:table-cell>
          <table:table-cell table:style-name="ce7" office:value-type="float" office:value="2607004179">
            <text:p>2607004179</text:p>
          </table:table-cell>
          <table:table-cell table:style-name="ce8" office:value-type="string">
            <text:p>GALERN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SE ALFREDO MUNGUIA FERNANDEZ</text:p>
          </table:table-cell>
          <table:table-cell table:style-name="ce7" office:value-type="float" office:value="2607003890">
            <text:p>2607003890</text:p>
          </table:table-cell>
          <table:table-cell table:style-name="ce8" office:value-type="string">
            <text:p>MEZDE 1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SE ALFREDO MUNGUIA FERNANDEZ</text:p>
          </table:table-cell>
          <table:table-cell table:style-name="ce7" office:value-type="float" office:value="2607003890">
            <text:p>2607003890</text:p>
          </table:table-cell>
          <table:table-cell table:style-name="ce8" office:value-type="string">
            <text:p>TRANQUILO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SE ALFREDO MUNGUIA FERNANDEZ</text:p>
          </table:table-cell>
          <table:table-cell table:style-name="ce7" office:value-type="float" office:value="2607003890">
            <text:p>2607003890</text:p>
          </table:table-cell>
          <table:table-cell table:style-name="ce8" office:value-type="string">
            <text:p>GETSEMAN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DANIEL BELLOT GORTAREZ</text:p>
          </table:table-cell>
          <table:table-cell table:style-name="ce7" office:value-type="float" office:value="2607603111">
            <text:p>2607603111</text:p>
          </table:table-cell>
          <table:table-cell table:style-name="ce8" office:value-type="string">
            <text:p>SAN JOS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ONORA</text:p>
          </table:table-cell>
          <table:table-cell table:style-name="ce8" office:value-type="string">
            <text:p>PUERTO PEÑASCO</text:p>
          </table:table-cell>
          <table:table-cell table:style-name="ce8" office:value-type="string">
            <text:p>CARMEN LETICIA CRUZ GUTIERREZ</text:p>
          </table:table-cell>
          <table:table-cell table:style-name="ce8" office:value-type="float" office:value="2607004138">
            <text:p>2607004138</text:p>
          </table:table-cell>
          <table:table-cell table:style-name="ce8" office:value-type="string">
            <text:p>CARRANZA IV</text:p>
          </table:table-cell>
          <table:table-cell table:number-columns-repeated="2" table:style-name="ce3" office:value-type="float" office:value="1000000">
            <text:p>1000000</text:p>
          </table:table-cell>
          <table:table-cell table:style-name="ce3" table:number-columns-repeated="4"/>
          <table:table-cell table:style-name="ce32"/>
          <table:table-cell table:style-name="ce34"/>
          <table:table-cell table:style-name="ce3" table:number-columns-repeated="1009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GONZALO MENDEZ DE LA CRUZ</text:p>
          </table:table-cell>
          <table:table-cell table:style-name="ce7" office:value-type="float" office:value="2607003692">
            <text:p>2607003692</text:p>
          </table:table-cell>
          <table:table-cell table:style-name="ce8" office:value-type="string">
            <text:p>PUENTE TREVIÑO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47200">
            <text:p>47200</text:p>
          </table:table-cell>
          <table:table-cell office:value-type="float" office:value="452800">
            <text:p>452800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OJEDA Y PAYAN, S.A. DE C.V.</text:p>
          </table:table-cell>
          <table:table-cell table:style-name="ce7" office:value-type="float" office:value="2607003734">
            <text:p>2607003734</text:p>
          </table:table-cell>
          <table:table-cell table:style-name="ce8" office:value-type="string">
            <text:p>INDEPENDIENTE!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OJEDA Y PAYAN, S.A. DE C.V.</text:p>
          </table:table-cell>
          <table:table-cell table:style-name="ce7" office:value-type="float" office:value="2607003734">
            <text:p>2607003734</text:p>
          </table:table-cell>
          <table:table-cell table:style-name="ce8" office:value-type="string">
            <text:p>JUNIOR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LA SOCIEDAD COOPERATIVA DE PRODUCCION PESQUERA MAR Y TIERRA DEL GOLFO DE CORTEZ, S.C. DE R.L</text:p>
          </table:table-cell>
          <table:table-cell table:style-name="ce7" office:value-type="float" office:value="2607004203">
            <text:p>2607004203</text:p>
          </table:table-cell>
          <table:table-cell table:style-name="ce8" office:value-type="string">
            <text:p>MAR Y TIERR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M BARCOS CAMARONEROS, S.A. DE C.V.</text:p>
          </table:table-cell>
          <table:table-cell table:style-name="ce7" office:value-type="float" office:value="2607603707">
            <text:p>2607603707</text:p>
          </table:table-cell>
          <table:table-cell table:style-name="ce8" office:value-type="string">
            <text:p>LIND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M BARCOS CAMARONEROS, S.A. DE C.V.</text:p>
          </table:table-cell>
          <table:table-cell table:style-name="ce7" office:value-type="float" office:value="2607603707">
            <text:p>2607603707</text:p>
          </table:table-cell>
          <table:table-cell table:style-name="ce8" office:value-type="string">
            <text:p>JORGE IVAN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M BARCOS CAMARONEROS, S.A. DE C.V.</text:p>
          </table:table-cell>
          <table:table-cell table:style-name="ce7" office:value-type="float" office:value="2607603707">
            <text:p>2607603707</text:p>
          </table:table-cell>
          <table:table-cell table:style-name="ce8" office:value-type="string">
            <text:p>DON ESTEBAN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M BARCOS CAMARONEROS, S.A. DE C.V.</text:p>
          </table:table-cell>
          <table:table-cell table:style-name="ce7" office:value-type="float" office:value="2607603707">
            <text:p>2607603707</text:p>
          </table:table-cell>
          <table:table-cell table:style-name="ce8" office:value-type="string">
            <text:p>NU VILEZ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M BARCOS CAMARONEROS, S.A. DE C.V.</text:p>
          </table:table-cell>
          <table:table-cell table:style-name="ce7" office:value-type="float" office:value="2607603707">
            <text:p>2607603707</text:p>
          </table:table-cell>
          <table:table-cell table:style-name="ce8" office:value-type="string">
            <text:p>VLADIMIR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MARIA ISABEL RODRIGUEZ DIAZ</text:p>
          </table:table-cell>
          <table:table-cell table:style-name="ce7" office:value-type="float" office:value="2604009023">
            <text:p>2604009023</text:p>
          </table:table-cell>
          <table:table-cell table:style-name="ce8" office:value-type="string">
            <text:p>PAWLING II</text:p>
          </table:table-cell>
          <table:table-cell table:style-name="ce3" office:value-type="float" office:value="720025">
            <text:p>720025</text:p>
          </table:table-cell>
          <table:table-cell office:value-type="float" office:value="360012.5">
            <text:p>360012.5</text:p>
          </table:table-cell>
          <table:table-cell office:value-type="float" office:value="173012.5">
            <text:p>173012.5</text:p>
          </table:table-cell>
          <table:table-cell/>
          <table:table-cell office:value-type="float" office:value="187000">
            <text:p>187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ROSA MARIA CARREON HIGUERA</text:p>
          </table:table-cell>
          <table:table-cell table:style-name="ce7" office:value-type="float" office:value="2604006003">
            <text:p>2604006003</text:p>
          </table:table-cell>
          <table:table-cell table:style-name="ce8" office:value-type="string">
            <text:p>BACOCHIBAMPO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ASTA, S.A. DE C.V.</text:p>
          </table:table-cell>
          <table:table-cell table:style-name="ce7" office:value-type="float" office:value="2604008322">
            <text:p>2604008322</text:p>
          </table:table-cell>
          <table:table-cell table:style-name="ce8" office:value-type="string">
            <text:p>COCORIT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ASTA, S.A. DE C.V.</text:p>
          </table:table-cell>
          <table:table-cell table:style-name="ce7" office:value-type="float" office:value="2604008322">
            <text:p>2604008322</text:p>
          </table:table-cell>
          <table:table-cell table:style-name="ce8" office:value-type="string">
            <text:p>FRANCISCO JC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ASTA, S.A. DE C.V.</text:p>
          </table:table-cell>
          <table:table-cell table:style-name="ce7" office:value-type="float" office:value="2604008322">
            <text:p>2604008322</text:p>
          </table:table-cell>
          <table:table-cell table:style-name="ce8" office:value-type="string">
            <text:p>RESURRECCION 1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MARIA LETICIA RUIZ FOURCADE</text:p>
          </table:table-cell>
          <table:table-cell table:style-name="ce7" office:value-type="float" office:value="2604011532">
            <text:p>2604011532</text:p>
          </table:table-cell>
          <table:table-cell table:style-name="ce8" office:value-type="string">
            <text:p>MIGUELITO 1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 office:value-type="float" office:value="237100">
            <text:p>237100</text:p>
          </table:table-cell>
          <table:table-cell/>
          <table:table-cell office:value-type="float" office:value="262900">
            <text:p>2629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ARTURO ZARAGOZA CATALAN</text:p>
          </table:table-cell>
          <table:table-cell table:style-name="ce7" office:value-type="float" office:value="2604006268">
            <text:p>2604006268</text:p>
          </table:table-cell>
          <table:table-cell table:style-name="ce8" office:value-type="string">
            <text:p>BALAM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ULTRAMARINOS BALAM, S.A. DE C.V.</text:p>
          </table:table-cell>
          <table:table-cell table:style-name="ce7" office:value-type="float" office:value="2604010062">
            <text:p>2604010062</text:p>
          </table:table-cell>
          <table:table-cell table:style-name="ce8" office:value-type="string">
            <text:p>BALAM V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TRES MARIAS</text:p>
          </table:table-cell>
          <table:table-cell table:style-name="ce7" office:value-type="float" office:value="2604008116">
            <text:p>2604008116</text:p>
          </table:table-cell>
          <table:table-cell table:style-name="ce8" office:value-type="string">
            <text:p>RODOLFO ELIAS CALLES V</text:p>
          </table:table-cell>
          <table:table-cell table:style-name="ce3" office:value-type="float" office:value="962900">
            <text:p>962900</text:p>
          </table:table-cell>
          <table:table-cell office:value-type="float" office:value="481450">
            <text:p>481450</text:p>
          </table:table-cell>
          <table:table-cell table:number-columns-repeated="2"/>
          <table:table-cell office:value-type="float" office:value="481450">
            <text:p>48145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NAI, S.A. DE C.V.</text:p>
          </table:table-cell>
          <table:table-cell table:style-name="ce7" office:value-type="float" office:value="2604006342">
            <text:p>2604006342</text:p>
          </table:table-cell>
          <table:table-cell table:style-name="ce8" office:value-type="string">
            <text:p>CORTY</text:p>
          </table:table-cell>
          <table:table-cell table:style-name="ce3" office:value-type="float" office:value="905375.05">
            <text:p>905375.05</text:p>
          </table:table-cell>
          <table:table-cell table:number-columns-repeated="3"/>
          <table:table-cell office:value-type="float" office:value="905375.05">
            <text:p>905375.05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NAI, S.A. DE C.V.</text:p>
          </table:table-cell>
          <table:table-cell table:style-name="ce7" office:value-type="float" office:value="2604006342">
            <text:p>2604006342</text:p>
          </table:table-cell>
          <table:table-cell table:style-name="ce8" office:value-type="string">
            <text:p>PEDRO</text:p>
          </table:table-cell>
          <table:table-cell table:style-name="ce3" office:value-type="float" office:value="790576.49">
            <text:p>790576.49</text:p>
          </table:table-cell>
          <table:table-cell table:number-columns-repeated="3"/>
          <table:table-cell office:value-type="float" office:value="790576.49">
            <text:p>790576.49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NAI, S.A. DE C.V.</text:p>
          </table:table-cell>
          <table:table-cell table:style-name="ce7" office:value-type="float" office:value="2604006342">
            <text:p>2604006342</text:p>
          </table:table-cell>
          <table:table-cell table:style-name="ce8" office:value-type="string">
            <text:p>MARIA MELANEA</text:p>
          </table:table-cell>
          <table:table-cell table:style-name="ce3" office:value-type="float" office:value="702059.56">
            <text:p>702059.56</text:p>
          </table:table-cell>
          <table:table-cell table:number-columns-repeated="3"/>
          <table:table-cell office:value-type="float" office:value="702059.56">
            <text:p>702059.56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NAI, S.A. DE C.V.</text:p>
          </table:table-cell>
          <table:table-cell table:style-name="ce7" office:value-type="float" office:value="2604006342">
            <text:p>2604006342</text:p>
          </table:table-cell>
          <table:table-cell table:style-name="ce8" office:value-type="string">
            <text:p>ESPERANZA II</text:p>
          </table:table-cell>
          <table:table-cell table:style-name="ce3" office:value-type="float" office:value="908376.71">
            <text:p>908376.71</text:p>
          </table:table-cell>
          <table:table-cell office:value-type="float" office:value="908376.71">
            <text:p>908376.7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MANOLO</text:p>
          </table:table-cell>
          <table:table-cell table:style-name="ce3" office:value-type="float" office:value="909360.53">
            <text:p>909360.53</text:p>
          </table:table-cell>
          <table:table-cell office:value-type="float" office:value="909360.54">
            <text:p>909360.54</text:p>
          </table:table-cell>
          <table:table-cell table:number-columns-repeated="5"/>
          <table:table-cell table:style-name="ce3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KOR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-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COZAR III</text:p>
          </table:table-cell>
          <table:table-cell table:number-columns-repeated="2" table:style-name="ce8" office:value-type="float" office:value="816286.89">
            <text:p>816286.89</text:p>
          </table:table-cell>
          <table:table-cell table:style-name="ce7" table:number-columns-repeated="4"/>
          <table:table-cell table:style-name="ce33"/>
          <table:table-cell table:style-name="ce3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JUAN PABLO 1</text:p>
          </table:table-cell>
          <table:table-cell table:style-name="ce3" office:value-type="float" office:value="984143.69">
            <text:p>984143.69</text:p>
          </table:table-cell>
          <table:table-cell office:value-type="float" office:value="984143.69">
            <text:p>984143.69</text:p>
          </table:table-cell>
          <table:table-cell table:number-columns-repeated="101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CHUYITO XXX</text:p>
          </table:table-cell>
          <table:table-cell table:style-name="ce3" office:value-type="float" office:value="928787.76">
            <text:p>928787.76</text:p>
          </table:table-cell>
          <table:table-cell office:value-type="float" office:value="928787.76">
            <text:p>928787.7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COZAR XI</text:p>
          </table:table-cell>
          <table:table-cell table:style-name="ce3" office:value-type="float" office:value="672400">
            <text:p>672400</text:p>
          </table:table-cell>
          <table:table-cell office:value-type="float" office:value="672400">
            <text:p>6724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SIGLO, S.A. DE C.V.</text:p>
          </table:table-cell>
          <table:table-cell table:style-name="ce7" office:value-type="float" office:value="2604009452">
            <text:p>2604009452</text:p>
          </table:table-cell>
          <table:table-cell table:style-name="ce8" office:value-type="string">
            <text:p>ISMAR II</text:p>
          </table:table-cell>
          <table:table-cell table:style-name="ce3" office:value-type="float" office:value="877764.89">
            <text:p>877764.89</text:p>
          </table:table-cell>
          <table:table-cell office:value-type="float" office:value="877764.89">
            <text:p>877764.89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LORENZO DE CIMA DWORAK</text:p>
          </table:table-cell>
          <table:table-cell table:style-name="ce7" office:value-type="float" office:value="2604006458">
            <text:p>2604006458</text:p>
          </table:table-cell>
          <table:table-cell table:style-name="ce8" office:value-type="string">
            <text:p>VAGABUNDO</text:p>
          </table:table-cell>
          <table:table-cell table:style-name="ce3" office:value-type="float" office:value="1000000">
            <text:p>1000000</text:p>
          </table:table-cell>
          <table:table-cell table:number-columns-repeated="2" office:value-type="float" office:value="500000">
            <text:p>500000</text:p>
          </table:table-cell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LORENZO DE CIMA DWORAK</text:p>
          </table:table-cell>
          <table:table-cell table:style-name="ce7" office:value-type="float" office:value="2604006458">
            <text:p>2604006458</text:p>
          </table:table-cell>
          <table:table-cell table:style-name="ce8" office:value-type="string">
            <text:p>PEGASO</text:p>
          </table:table-cell>
          <table:table-cell table:style-name="ce3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EMBARCACIONES GOLFO DE CALIFORNIA, S.A. DE C.V.</text:p>
          </table:table-cell>
          <table:table-cell table:style-name="ce7" office:value-type="float" office:value="2604008165">
            <text:p>2604008165</text:p>
          </table:table-cell>
          <table:table-cell table:style-name="ce8" office:value-type="string">
            <text:p>GOLFO DE CALIFORNIA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EMBARCACIONES GOLFO DE CALIFORNIA, S.A. DE C.V.</text:p>
          </table:table-cell>
          <table:table-cell table:style-name="ce7" office:value-type="float" office:value="2604008165">
            <text:p>2604008165</text:p>
          </table:table-cell>
          <table:table-cell table:style-name="ce8" office:value-type="string">
            <text:p>BAHÍA GUAYMAS EMPALME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EMBARCACIONES GOLFO DE CALIFORNIA, S.A. DE C.V.</text:p>
          </table:table-cell>
          <table:table-cell table:style-name="ce7" office:value-type="float" office:value="2604008165">
            <text:p>2604008165</text:p>
          </table:table-cell>
          <table:table-cell table:style-name="ce8" office:value-type="string">
            <text:p>EL NEN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MORROÑO, S.A. DE C.V.</text:p>
          </table:table-cell>
          <table:table-cell table:style-name="ce7" office:value-type="float" office:value="2604010641">
            <text:p>2604010641</text:p>
          </table:table-cell>
          <table:table-cell table:style-name="ce8" office:value-type="string">
            <text:p>RESURRECCION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MORROÑO, S.A. DE C.V.</text:p>
          </table:table-cell>
          <table:table-cell table:style-name="ce7" office:value-type="float" office:value="2604010641">
            <text:p>2604010641</text:p>
          </table:table-cell>
          <table:table-cell table:style-name="ce8" office:value-type="string">
            <text:p>MINERVA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MORROÑO, S.A. DE C.V.</text:p>
          </table:table-cell>
          <table:table-cell table:style-name="ce7" office:value-type="float" office:value="2604010641">
            <text:p>2604010641</text:p>
          </table:table-cell>
          <table:table-cell table:style-name="ce8" office:value-type="string">
            <text:p>PADRE AUSEBIO KINO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438875.31">
            <text:p>438875.31</text:p>
          </table:table-cell>
          <table:table-cell office:value-type="float" office:value="61124.69">
            <text:p>61124.69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MORROÑO, S.A. DE C.V.</text:p>
          </table:table-cell>
          <table:table-cell table:style-name="ce7" office:value-type="float" office:value="2604010641">
            <text:p>2604010641</text:p>
          </table:table-cell>
          <table:table-cell table:style-name="ce8" office:value-type="string">
            <text:p>INDIO CAJEME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354713.94">
            <text:p>354713.94</text:p>
          </table:table-cell>
          <table:table-cell office:value-type="float" office:value="145286.06">
            <text:p>145286.06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MORROÑO, S.A. DE C.V.</text:p>
          </table:table-cell>
          <table:table-cell table:style-name="ce7" office:value-type="float" office:value="2604010641">
            <text:p>2604010641</text:p>
          </table:table-cell>
          <table:table-cell table:style-name="ce8" office:value-type="string">
            <text:p>SAN VICENTE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353821.39">
            <text:p>353821.39</text:p>
          </table:table-cell>
          <table:table-cell office:value-type="float" office:value="146178.61">
            <text:p>146178.61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COZAR Vil</text:p>
          </table:table-cell>
          <table:table-cell table:style-name="ce3" office:value-type="float" office:value="889750">
            <text:p>889750</text:p>
          </table:table-cell>
          <table:table-cell office:value-type="float" office:value="889750">
            <text:p>88975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CHUYITO XXIX</text:p>
          </table:table-cell>
          <table:table-cell table:style-name="ce3" office:value-type="float" office:value="853920.06">
            <text:p>853920.06</text:p>
          </table:table-cell>
          <table:table-cell office:value-type="float" office:value="853920.06">
            <text:p>853920.0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ARSENIO VICENTE RODRIGUEZ RIVERA</text:p>
          </table:table-cell>
          <table:table-cell table:style-name="ce3" office:value-type="float" office:value="937761.41">
            <text:p>937761.41</text:p>
          </table:table-cell>
          <table:table-cell office:value-type="float" office:value="937761.41">
            <text:p>937761.41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ONORA</text:p>
          </table:table-cell>
          <table:table-cell table:style-name="ce8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NAUTICO 4</text:p>
          </table:table-cell>
          <table:table-cell table:number-columns-repeated="2" table:style-name="ce3" office:value-type="float" office:value="947636.41">
            <text:p>947636.41</text:p>
          </table:table-cell>
          <table:table-cell table:style-name="ce3" table:number-columns-repeated="4"/>
          <table:table-cell table:style-name="ce32"/>
          <table:table-cell table:style-name="ce34"/>
          <table:table-cell table:style-name="ce3" table:number-columns-repeated="1009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COZAR 1</text:p>
          </table:table-cell>
          <table:table-cell table:number-columns-repeated="2" office:value-type="float" office:value="958745.06">
            <text:p>958745.06</text:p>
          </table:table-cell>
          <table:table-cell table:number-columns-repeated="5"/>
          <table:table-cell table:style-name="ce41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NAUTICO 5</text:p>
          </table:table-cell>
          <table:table-cell table:number-columns-repeated="2" office:value-type="float" office:value="967880.71">
            <text:p>967880.71</text:p>
          </table:table-cell>
          <table:table-cell table:number-columns-repeated="5"/>
          <table:table-cell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ANGEL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MANTITO 1</text:p>
          </table:table-cell>
          <table:table-cell table:number-columns-repeated="2" office:value-type="float" office:value="929055">
            <text:p>929055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 ..</text:p>
          </table:table-cell>
          <table:table-cell table:style-name="ce7" office:value-type="string">
            <text:p>INVERSIONES BACOCHIBAMPO, S.A. DE C.V.</text:p>
          </table:table-cell>
          <table:table-cell table:style-name="ce7" office:value-type="float" office:value="2604006110">
            <text:p>2604006110</text:p>
          </table:table-cell>
          <table:table-cell table:style-name="ce8" office:value-type="string">
            <text:p>DAGIO 1</text:p>
          </table:table-cell>
          <table:table-cell office:value-type="float" office:value="871128.2">
            <text:p>871128.2</text:p>
          </table:table-cell>
          <table:table-cell table:style-name="ce7" office:value-type="float" office:value="871128.2">
            <text:p>871128.2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ON RAUL, S.A. DE C.V.</text:p>
          </table:table-cell>
          <table:table-cell table:style-name="ce7" office:value-type="float" office:value="2604011573">
            <text:p>2604011573</text:p>
          </table:table-cell>
          <table:table-cell table:style-name="ce8" office:value-type="string">
            <text:p>DON RAUL</text:p>
          </table:table-cell>
          <table:table-cell office:value-type="float" office:value="874922.5">
            <text:p>874922.5</text:p>
          </table:table-cell>
          <table:table-cell table:number-columns-repeated="3"/>
          <table:table-cell office:value-type="float" office:value="874922.5">
            <text:p>874922.5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ON RAUL, S.A. DE C.V.</text:p>
          </table:table-cell>
          <table:table-cell table:style-name="ce7" office:value-type="float" office:value="2604011573">
            <text:p>2604011573</text:p>
          </table:table-cell>
          <table:table-cell table:style-name="ce8" office:value-type="string">
            <text:p>DON RAUL III</text:p>
          </table:table-cell>
          <table:table-cell office:value-type="float" office:value="707500">
            <text:p>707500</text:p>
          </table:table-cell>
          <table:table-cell table:number-columns-repeated="2"/>
          <table:table-cell office:value-type="float" office:value="357500">
            <text:p>357500</text:p>
          </table:table-cell>
          <table:table-cell table:style-name="ce7" office:value-type="float" office:value="350000">
            <text:p>350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ON RAUL, S.A. DE C.V.</text:p>
          </table:table-cell>
          <table:table-cell table:style-name="ce7" office:value-type="float" office:value="2604011573">
            <text:p>2604011573</text:p>
          </table:table-cell>
          <table:table-cell table:style-name="ce8" office:value-type="string">
            <text:p>DON ANTONIO</text:p>
          </table:table-cell>
          <table:table-cell office:value-type="float" office:value="707500">
            <text:p>707500</text:p>
          </table:table-cell>
          <table:table-cell table:number-columns-repeated="2"/>
          <table:table-cell table:style-name="ce7" office:value-type="float" office:value="357500">
            <text:p>357500</text:p>
          </table:table-cell>
          <table:table-cell table:style-name="ce7" office:value-type="float" office:value="350000">
            <text:p>350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AGUA AZUL, S.A. DE C.V.</text:p>
          </table:table-cell>
          <table:table-cell table:style-name="ce7" office:value-type="float" office:value="2604006433">
            <text:p>2604006433</text:p>
          </table:table-cell>
          <table:table-cell table:style-name="ce8" office:value-type="string">
            <text:p>DAVID</text:p>
          </table:table-cell>
          <table:table-cell office:value-type="float" office:value="1000000">
            <text:p>1000000</text:p>
          </table:table-cell>
          <table:table-cell table:number-columns-repeated="2" table:style-name="ce7" office:value-type="float" office:value="500000">
            <text:p>500000</text:p>
          </table:table-cell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JULIETA LUNA SEVILLA</text:p>
          </table:table-cell>
          <table:table-cell table:style-name="ce7" office:value-type="float" office:value="2604006839">
            <text:p>2604006839</text:p>
          </table:table-cell>
          <table:table-cell table:style-name="ce8" office:value-type="string">
            <text:p>CALO</text:p>
          </table:table-cell>
          <table:table-cell office:value-type="float" office:value="940450">
            <text:p>940450</text:p>
          </table:table-cell>
          <table:table-cell office:value-type="float" office:value="470225">
            <text:p>470225</text:p>
          </table:table-cell>
          <table:table-cell table:number-columns-repeated="2"/>
          <table:table-cell table:style-name="ce7" office:value-type="float" office:value="508650">
            <text:p>508650</text:p>
          </table:table-cell>
          <table:table-cell/>
          <table:table-cell table:style-name="ce33" office:value-type="float" office:value="38425">
            <text:p>38425</text:p>
          </table:table-cell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OMCO, S.A. DE C.V.</text:p>
          </table:table-cell>
          <table:table-cell table:style-name="ce7" office:value-type="float" office:value="2604011664">
            <text:p>2604011664</text:p>
          </table:table-cell>
          <table:table-cell table:style-name="ce8" office:value-type="string">
            <text:p>PESCO 1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 table:number-columns-repeated="2"/>
          <table:table-cell office:value-type="float" office:value="534000">
            <text:p>534000</text:p>
          </table:table-cell>
          <table:table-cell/>
          <table:table-cell table:style-name="ce33" office:value-type="float" office:value="34000">
            <text:p>34000</text:p>
          </table:table-cell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OMCO, S.A. DE C.V.</text:p>
          </table:table-cell>
          <table:table-cell table:style-name="ce7" office:value-type="float" office:value="2604011664">
            <text:p>2604011664</text:p>
          </table:table-cell>
          <table:table-cell table:style-name="ce8" office:value-type="string">
            <text:p>PESCO II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 table:number-columns-repeated="2"/>
          <table:table-cell office:value-type="float" office:value="682000">
            <text:p>682000</text:p>
          </table:table-cell>
          <table:table-cell/>
          <table:table-cell table:style-name="ce33" office:value-type="float" office:value="182000">
            <text:p>182000</text:p>
          </table:table-cell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OMCO, S.A. DE C.V.</text:p>
          </table:table-cell>
          <table:table-cell table:style-name="ce7" office:value-type="float" office:value="2604011664">
            <text:p>2604011664</text:p>
          </table:table-cell>
          <table:table-cell table:style-name="ce8" office:value-type="string">
            <text:p>PESCO III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 table:number-columns-repeated="2"/>
          <table:table-cell office:value-type="float" office:value="516000">
            <text:p>516000</text:p>
          </table:table-cell>
          <table:table-cell/>
          <table:table-cell table:style-name="ce33" office:value-type="float" office:value="16000">
            <text:p>16000</text:p>
          </table:table-cell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OMCO, S.A. DE C.V.</text:p>
          </table:table-cell>
          <table:table-cell table:style-name="ce7" office:value-type="float" office:value="2604011664">
            <text:p>2604011664</text:p>
          </table:table-cell>
          <table:table-cell table:style-name="ce8" office:value-type="string">
            <text:p>PESCO IV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130000">
            <text:p>130000</text:p>
          </table:table-cell>
          <table:table-cell office:value-type="float" office:value="370000">
            <text:p>370000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ENNY, S.A. DE C.V.</text:p>
          </table:table-cell>
          <table:table-cell table:style-name="ce7" office:value-type="float" office:value="2604007803">
            <text:p>2604007803</text:p>
          </table:table-cell>
          <table:table-cell table:style-name="ce8" office:value-type="string">
            <text:p>BACOCHIBAMPO XI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RIO SINALOA, S.A. DE C.V.</text:p>
          </table:table-cell>
          <table:table-cell table:style-name="ce7" office:value-type="float" office:value="2607003726">
            <text:p>2607003726</text:p>
          </table:table-cell>
          <table:table-cell table:style-name="ce8" office:value-type="string">
            <text:p>RAMON ML</text:p>
          </table:table-cell>
          <table:table-cell office:value-type="float" office:value="938880.3">
            <text:p>938880.3</text:p>
          </table:table-cell>
          <table:table-cell office:value-type="float" office:value="938880.45">
            <text:p>938880.45</text:p>
          </table:table-cell>
          <table:table-cell table:number-columns-repeated="5"/>
          <table:table-cell table:style-name="ce33" office:value-type="float" office:value="0.15">
            <text:p>0.15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EL ALMEJON AUSTRAL SC DE RL DE CV</text:p>
          </table:table-cell>
          <table:table-cell table:style-name="ce7" office:value-type="float" office:value="2607100043">
            <text:p>2607100043</text:p>
          </table:table-cell>
          <table:table-cell table:style-name="ce8" office:value-type="string">
            <text:p>KENNETH</text:p>
          </table:table-cell>
          <table:table-cell table:number-columns-repeated="2" office:value-type="float" office:value="862787.2">
            <text:p>862787.2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IGNACIO SOTO MENDIVIL</text:p>
          </table:table-cell>
          <table:table-cell table:style-name="ce7" office:value-type="float" office:value="2607004351">
            <text:p>2607004351</text:p>
          </table:table-cell>
          <table:table-cell table:style-name="ce8" office:value-type="string">
            <text:p>CASAMAR</text:p>
          </table:table-cell>
          <table:table-cell office:value-type="float" office:value="997400">
            <text:p>997400</text:p>
          </table:table-cell>
          <table:table-cell table:number-columns-repeated="2" office:value-type="float" office:value="498700">
            <text:p>498700</text:p>
          </table:table-cell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DE ALTURA PESCADORES DE PEÑASCO S.C.L</text:p>
          </table:table-cell>
          <table:table-cell table:style-name="ce7" office:value-type="float" office:value="2607002198">
            <text:p>2607002198</text:p>
          </table:table-cell>
          <table:table-cell table:style-name="ce8" office:value-type="string">
            <text:p>MARIA 1</text:p>
          </table:table-cell>
          <table:table-cell table:number-columns-repeated="2" office:value-type="float" office:value="951995.52">
            <text:p>951995.52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JESPA, S.A. DE C.V.</text:p>
          </table:table-cell>
          <table:table-cell table:style-name="ce7" office:value-type="float" office:value="2604007514">
            <text:p>2604007514</text:p>
          </table:table-cell>
          <table:table-cell table:style-name="ce8" office:value-type="string">
            <text:p>ADRY</text:p>
          </table:table-cell>
          <table:table-cell table:number-columns-repeated="2" office:value-type="float" office:value="902942.6">
            <text:p>902942.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JESPA, S.A. DE C.V.</text:p>
          </table:table-cell>
          <table:table-cell table:style-name="ce7" office:value-type="float" office:value="2604007514">
            <text:p>2604007514</text:p>
          </table:table-cell>
          <table:table-cell table:style-name="ce8" office:value-type="string">
            <text:p>ANILU</text:p>
          </table:table-cell>
          <table:table-cell table:number-columns-repeated="2" office:value-type="float" office:value="902942.6">
            <text:p>902942.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JESPA, S.A. DE C.V.</text:p>
          </table:table-cell>
          <table:table-cell table:style-name="ce7" office:value-type="float" office:value="2604007514">
            <text:p>2604007514</text:p>
          </table:table-cell>
          <table:table-cell table:style-name="ce8" office:value-type="string">
            <text:p>EL ALMA</text:p>
          </table:table-cell>
          <table:table-cell table:number-columns-repeated="2" office:value-type="float" office:value="902942.6">
            <text:p>902942.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JESPA, S.A. DE C.V.</text:p>
          </table:table-cell>
          <table:table-cell table:style-name="ce7" office:value-type="float" office:value="2604007514">
            <text:p>2604007514</text:p>
          </table:table-cell>
          <table:table-cell table:style-name="ce8" office:value-type="string">
            <text:p>KARLITA</text:p>
          </table:table-cell>
          <table:table-cell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KUKULKAN, S.A. DE C.V.</text:p>
          </table:table-cell>
          <table:table-cell table:style-name="ce7" office:value-type="float" office:value="2604010476">
            <text:p>2604010476</text:p>
          </table:table-cell>
          <table:table-cell table:style-name="ce8" office:value-type="string">
            <text:p>DON VICTOR V-l</text:p>
          </table:table-cell>
          <table:table-cell table:number-columns-repeated="2" office:value-type="float" office:value="902942.6">
            <text:p>902942.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KUKULKAN, S.A. DE C.V.</text:p>
          </table:table-cell>
          <table:table-cell table:style-name="ce7" office:value-type="float" office:value="2604010476">
            <text:p>2604010476</text:p>
          </table:table-cell>
          <table:table-cell table:style-name="ce8" office:value-type="string">
            <text:p>APACHE III</text:p>
          </table:table-cell>
          <table:table-cell table:number-columns-repeated="2" office:value-type="float" office:value="902942.6">
            <text:p>902942.6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ORFESA DEL MAR DE CORTEZ, S.A. DE C.V.</text:p>
          </table:table-cell>
          <table:table-cell table:style-name="ce7" office:value-type="float" office:value="2607003700">
            <text:p>2607003700</text:p>
          </table:table-cell>
          <table:table-cell table:style-name="ce8" office:value-type="string">
            <text:p>PAPA NENE</text:p>
          </table:table-cell>
          <table:table-cell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500000">
            <text:p>500000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ORFESA DEL MAR DE CORTEZ, S.A. DE C.V.</text:p>
          </table:table-cell>
          <table:table-cell table:style-name="ce7" office:value-type="float" office:value="2607003700">
            <text:p>2607003700</text:p>
          </table:table-cell>
          <table:table-cell table:style-name="ce8" office:value-type="string">
            <text:p>CHINO ORTEGA</text:p>
          </table:table-cell>
          <table:table-cell table:style-name="ce3" office:value-type="float" office:value="647500">
            <text:p>647500</text:p>
          </table:table-cell>
          <table:table-cell office:value-type="float" office:value="323750">
            <text:p>323750</text:p>
          </table:table-cell>
          <table:table-cell/>
          <table:table-cell office:value-type="float" office:value="323750">
            <text:p>323750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2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ORFESA DEL MAR DE CORTEZ, S.A. DE C.V.</text:p>
          </table:table-cell>
          <table:table-cell table:style-name="ce7" office:value-type="float" office:value="2607003700">
            <text:p>2607003700</text:p>
          </table:table-cell>
          <table:table-cell table:style-name="ce8" office:value-type="string">
            <text:p>DOÑA MATILDE</text:p>
          </table:table-cell>
          <table:table-cell table:style-name="ce3" office:value-type="float" office:value="602500">
            <text:p>602500</text:p>
          </table:table-cell>
          <table:table-cell table:style-name="ce7" office:value-type="float" office:value="301250">
            <text:p>301250</text:p>
          </table:table-cell>
          <table:table-cell/>
          <table:table-cell table:style-name="ce7" office:value-type="string">
            <text:p><text:span text:style-name="T1">$ </text:span><text:span text:style-name="T2">301,250.00</text:span>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EAN AB SC DE RL DE CV</text:p>
          </table:table-cell>
          <table:table-cell table:style-name="ce7" office:value-type="float" office:value="2607603012">
            <text:p>2607603012</text:p>
          </table:table-cell>
          <table:table-cell table:style-name="ce8" office:value-type="string">
            <text:p>DOÑA RAFAELA CO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EAN AB SC DE RL DE CV</text:p>
          </table:table-cell>
          <table:table-cell table:style-name="ce7" office:value-type="float" office:value="2607603012">
            <text:p>2607603012</text:p>
          </table:table-cell>
          <table:table-cell table:style-name="ce8" office:value-type="string">
            <text:p>BENY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EAN AB SC DE RL DE CV</text:p>
          </table:table-cell>
          <table:table-cell table:style-name="ce7" office:value-type="float" office:value="2607603012">
            <text:p>2607603012</text:p>
          </table:table-cell>
          <table:table-cell table:style-name="ce8" office:value-type="string">
            <text:p>MARILI NATALY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EAN AB SC DE RL DE CV</text:p>
          </table:table-cell>
          <table:table-cell table:style-name="ce7" office:value-type="float" office:value="2607603012">
            <text:p>2607603012</text:p>
          </table:table-cell>
          <table:table-cell table:style-name="ce8" office:value-type="string">
            <text:p>BLANCA ROSA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BEAN AB SC DE RL DE CV</text:p>
          </table:table-cell>
          <table:table-cell table:style-name="ce7" office:value-type="float" office:value="2607603012">
            <text:p>2607603012</text:p>
          </table:table-cell>
          <table:table-cell table:style-name="ce8" office:value-type="string">
            <text:p>ULISES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DORADO DE VILLA III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POZA 1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MANUELITA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CHAVITO II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CHAVITO III</text:p>
          </table:table-cell>
          <table:table-cell table:style-name="ce3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CHAVITO IV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Y PROCESADORA MAR DE CORTEZ, S.A. DE C.V.</text:p>
          </table:table-cell>
          <table:table-cell table:style-name="ce7" office:value-type="float" office:value="2607003460">
            <text:p>2607003460</text:p>
          </table:table-cell>
          <table:table-cell table:style-name="ce8" office:value-type="string">
            <text:p>CHAVITO V</text:p>
          </table:table-cell>
          <table:table-cell table:style-name="ce8" office:value-type="float" office:value="1000000">
            <text:p>1000000</text:p>
          </table:table-cell>
          <table:table-cell table:style-name="ce7" office:value-type="float" office:value="1000000">
            <text:p>1000000</text:p>
          </table:table-cell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HUATABAMPO</text:p>
          </table:table-cell>
          <table:table-cell table:style-name="ce7" office:value-type="string">
            <text:p>LUIS ARTURO BARNETCHE VALDEZ</text:p>
          </table:table-cell>
          <table:table-cell table:style-name="ce7" office:value-type="float" office:value="2609000845">
            <text:p>2609000845</text:p>
          </table:table-cell>
          <table:table-cell table:style-name="ce8" office:value-type="string">
            <text:p>ZENITH</text:p>
          </table:table-cell>
          <table:table-cell table:style-name="ce3" office:value-type="float" office:value="599381.7">
            <text:p>599381.7</text:p>
          </table:table-cell>
          <table:table-cell table:number-columns-repeated="2" office:value-type="float" office:value="299690.85">
            <text:p>299690.85</text:p>
          </table:table-cell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HUATABAMPO</text:p>
          </table:table-cell>
          <table:table-cell table:style-name="ce7" office:value-type="string">
            <text:p>NAVIERA Y PESQUERA DEL PACIFICO, S.A. DE C.V.</text:p>
          </table:table-cell>
          <table:table-cell table:style-name="ce7" office:value-type="float" office:value="311000293">
            <text:p>311000293</text:p>
          </table:table-cell>
          <table:table-cell table:style-name="ce8" office:value-type="string">
            <text:p>DON ELIAS</text:p>
          </table:table-cell>
          <table:table-cell table:style-name="ce3" office:value-type="float" office:value="739141.5">
            <text:p>739141.5</text:p>
          </table:table-cell>
          <table:table-cell office:value-type="float" office:value="369570.75">
            <text:p>369570.75</text:p>
          </table:table-cell>
          <table:table-cell/>
          <table:table-cell office:value-type="float" office:value="369570.75">
            <text:p>369570.75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HUATABAMPO</text:p>
          </table:table-cell>
          <table:table-cell table:style-name="ce7" office:value-type="string">
            <text:p>NAVIERA Y PESQUERA DEL PACIFICO, S.A. DE C.V.</text:p>
          </table:table-cell>
          <table:table-cell table:style-name="ce7" office:value-type="float" office:value="311000293">
            <text:p>311000293</text:p>
          </table:table-cell>
          <table:table-cell table:style-name="ce8" office:value-type="string">
            <text:p>PESCADOR IV</text:p>
          </table:table-cell>
          <table:table-cell table:style-name="ce3" office:value-type="float" office:value="863071">
            <text:p>863071</text:p>
          </table:table-cell>
          <table:table-cell office:value-type="float" office:value="431535.5">
            <text:p>431535.5</text:p>
          </table:table-cell>
          <table:table-cell/>
          <table:table-cell office:value-type="float" office:value="431535.5">
            <text:p>431535.5</text:p>
          </table:table-cell>
          <table:table-cell table:number-columns-repeated="3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HUATABAMPO</text:p>
          </table:table-cell>
          <table:table-cell table:style-name="ce7" office:value-type="string">
            <text:p>NAVIERA Y PESQUERA DEL PACIFICO, S.A. DE C.V.</text:p>
          </table:table-cell>
          <table:table-cell table:style-name="ce7" office:value-type="float" office:value="311000293">
            <text:p>311000293</text:p>
          </table:table-cell>
          <table:table-cell table:style-name="ce8" office:value-type="string">
            <text:p>PESCADOR V</text:p>
          </table:table-cell>
          <table:table-cell table:style-name="ce8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office:value-type="float" office:value="499560.64">
            <text:p>499560.64</text:p>
          </table:table-cell>
          <table:table-cell office:value-type="float" office:value="439.36">
            <text:p>439.36</text:p>
          </table:table-cell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SONORA</text:p>
          </table:table-cell>
          <table:table-cell table:style-name="ce8" office:value-type="string">
            <text:p>PUERTO PEÑASCO</text:p>
          </table:table-cell>
          <table:table-cell table:style-name="ce8" office:value-type="string">
            <text:p>GREGORIO ESCOBEDO MONTAÑO</text:p>
          </table:table-cell>
          <table:table-cell table:style-name="ce8" office:value-type="float" office:value="2607004393">
            <text:p>2607004393</text:p>
          </table:table-cell>
          <table:table-cell table:style-name="ce8" office:value-type="string">
            <text:p>CAROEL</text:p>
          </table:table-cell>
          <table:table-cell table:style-name="ce8" office:value-type="float" office:value="1000000">
            <text:p>1000000</text:p>
          </table:table-cell>
          <table:table-cell table:style-name="ce3" office:value-type="float" office:value="500000">
            <text:p>500000</text:p>
          </table:table-cell>
          <table:table-cell table:style-name="ce3"/>
          <table:table-cell table:style-name="ce3" office:value-type="float" office:value="367500">
            <text:p>367500</text:p>
          </table:table-cell>
          <table:table-cell table:style-name="ce3" office:value-type="float" office:value="132500">
            <text:p>132500</text:p>
          </table:table-cell>
          <table:table-cell table:style-name="ce3"/>
          <table:table-cell table:style-name="ce32"/>
          <table:table-cell table:style-name="ce34"/>
          <table:table-cell table:style-name="ce3" table:number-columns-repeated="1009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OCIEDAD COOPERATIVA DE PRODUCCION PESQUERA Y ACUICOLA DE RIBERA Y ALTAMAR PESQUERA MAR DEL PACIFICO. S.C.L.</text:p>
          </table:table-cell>
          <table:table-cell table:style-name="ce7" office:value-type="float" office:value="2607003676">
            <text:p>2607003676</text:p>
          </table:table-cell>
          <table:table-cell table:style-name="ce8" office:value-type="string">
            <text:p>PUNTA ESTRELLA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HUATABAMPO</text:p>
          </table:table-cell>
          <table:table-cell table:style-name="ce7" office:value-type="string">
            <text:p>GERARDO BARNETCHE VALDEZ</text:p>
          </table:table-cell>
          <table:table-cell table:style-name="ce7" office:value-type="float" office:value="2609003526">
            <text:p>2609003526</text:p>
          </table:table-cell>
          <table:table-cell table:style-name="ce8" office:value-type="string">
            <text:p>BARDA 1</text:p>
          </table:table-cell>
          <table:table-cell table:style-name="ce3" office:value-type="float" office:value="930318">
            <text:p>930318</text:p>
          </table:table-cell>
          <table:table-cell table:style-name="Default" office:value-type="float" office:value="930318">
            <text:p>930318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HUATABAMPO</text:p>
          </table:table-cell>
          <table:table-cell table:style-name="ce7" office:value-type="string">
            <text:p>HECTOR JAVIER BARNETCHE VALDEZ</text:p>
          </table:table-cell>
          <table:table-cell table:style-name="ce7" office:value-type="float" office:value="2609000753">
            <text:p>2609000753</text:p>
          </table:table-cell>
          <table:table-cell table:style-name="ce8" office:value-type="string">
            <text:p>ISLA DE CEDROS</text:p>
          </table:table-cell>
          <table:table-cell table:style-name="ce3" office:value-type="float" office:value="615729.5">
            <text:p>615729.5</text:p>
          </table:table-cell>
          <table:table-cell table:number-columns-repeated="2" table:style-name="Default" office:value-type="float" office:value="307864.75">
            <text:p>307864.75</text:p>
          </table:table-cell>
          <table:table-cell table:style-name="Default" table:number-columns-repeated="4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RAMON HERNANDEZ FELIX</text:p>
          </table:table-cell>
          <table:table-cell table:style-name="ce7" office:value-type="float" office:value="2607002389">
            <text:p>2607002389</text:p>
          </table:table-cell>
          <table:table-cell table:style-name="ce8" office:value-type="string">
            <text:p>CONRADO V</text:p>
          </table:table-cell>
          <table:table-cell table:style-name="ce3" office:value-type="float" office:value="877500">
            <text:p>877500</text:p>
          </table:table-cell>
          <table:table-cell table:style-name="Default" office:value-type="float" office:value="877500">
            <text:p>877500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JOSE L MONTIJO DOMINGUEZ</text:p>
          </table:table-cell>
          <table:table-cell table:style-name="ce7" office:value-type="float" office:value="2607003130">
            <text:p>2607003130</text:p>
          </table:table-cell>
          <table:table-cell table:style-name="ce8" office:value-type="string">
            <text:p>BORRASCOSO II</text:p>
          </table:table-cell>
          <table:table-cell table:style-name="ce3" office:value-type="float" office:value="759030.41">
            <text:p>759030.41</text:p>
          </table:table-cell>
          <table:table-cell table:style-name="Default" office:value-type="float" office:value="379515.2">
            <text:p>379515.2</text:p>
          </table:table-cell>
          <table:table-cell table:style-name="Default"/>
          <table:table-cell table:style-name="Default" office:value-type="float" office:value="227899.25">
            <text:p>227899.25</text:p>
          </table:table-cell>
          <table:table-cell table:style-name="Default" office:value-type="float" office:value="151615.96">
            <text:p>151615.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BACOCHIBAMPO, S.A. DE c.v.</text:p>
          </table:table-cell>
          <table:table-cell table:style-name="ce7" office:value-type="float" office:value="2604009775">
            <text:p>2604009775</text:p>
          </table:table-cell>
          <table:table-cell table:style-name="ce8" office:value-type="string">
            <text:p>MONTE PIO 1</text:p>
          </table:table-cell>
          <table:table-cell table:style-name="ce3" office:value-type="float" office:value="1000000">
            <text:p>1000000</text:p>
          </table:table-cell>
          <table:table-cell table:style-name="Default" table:number-columns-repeated="4"/>
          <table:table-cell table:style-name="Default" office:value-type="float" office:value="1000000">
            <text:p>1000000</text:p>
          </table:table-cell>
          <table:table-cell table:style-name="Default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BACOCHIBAMPO, S.A. DE c.v.</text:p>
          </table:table-cell>
          <table:table-cell table:style-name="ce7" office:value-type="float" office:value="2604009775">
            <text:p>2604009775</text:p>
          </table:table-cell>
          <table:table-cell table:style-name="ce8" office:value-type="string">
            <text:p>RICKY</text:p>
          </table:table-cell>
          <table:table-cell table:style-name="ce3" office:value-type="float" office:value="1000000">
            <text:p>1000000</text:p>
          </table:table-cell>
          <table:table-cell table:style-name="Default" table:number-columns-repeated="4"/>
          <table:table-cell table:style-name="Default" office:value-type="float" office:value="1000000">
            <text:p>1000000</text:p>
          </table:table-cell>
          <table:table-cell table:style-name="Default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ELLY,S.A DE C.V</text:p>
          </table:table-cell>
          <table:table-cell table:style-name="ce7" office:value-type="float" office:value="2604007811">
            <text:p>2604007811</text:p>
          </table:table-cell>
          <table:table-cell table:style-name="ce8" office:value-type="string">
            <text:p>DELLY IV</text:p>
          </table:table-cell>
          <table:table-cell table:style-name="ce3" office:value-type="float" office:value="659677.58">
            <text:p>659677.58</text:p>
          </table:table-cell>
          <table:table-cell table:style-name="Default" office:value-type="float" office:value="658684.96">
            <text:p>658684.96</text:p>
          </table:table-cell>
          <table:table-cell table:style-name="Default" table:number-columns-repeated="2"/>
          <table:table-cell table:style-name="Default" office:value-type="float" office:value="992.62">
            <text:p>992.62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ELLY,S.A DE C.V</text:p>
          </table:table-cell>
          <table:table-cell table:style-name="ce7" office:value-type="float" office:value="2604007811">
            <text:p>2604007811</text:p>
          </table:table-cell>
          <table:table-cell table:style-name="ce8" office:value-type="string">
            <text:p>DELLYV</text:p>
          </table:table-cell>
          <table:table-cell table:style-name="ce3" office:value-type="float" office:value="659677.58">
            <text:p>659677.58</text:p>
          </table:table-cell>
          <table:table-cell table:style-name="Default" office:value-type="float" office:value="658684.96">
            <text:p>658684.96</text:p>
          </table:table-cell>
          <table:table-cell table:style-name="Default" table:number-columns-repeated="2"/>
          <table:table-cell table:style-name="Default" office:value-type="float" office:value="992.62">
            <text:p>992.62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ELLY,S.A DE C.V</text:p>
          </table:table-cell>
          <table:table-cell table:style-name="ce7" office:value-type="float" office:value="2604007811">
            <text:p>2604007811</text:p>
          </table:table-cell>
          <table:table-cell table:style-name="ce8" office:value-type="string">
            <text:p>NETO</text:p>
          </table:table-cell>
          <table:table-cell table:style-name="ce3" office:value-type="float" office:value="779277.58">
            <text:p>779277.58</text:p>
          </table:table-cell>
          <table:table-cell table:style-name="Default" office:value-type="float" office:value="777723.76">
            <text:p>777723.76</text:p>
          </table:table-cell>
          <table:table-cell table:style-name="Default" table:number-columns-repeated="2"/>
          <table:table-cell table:style-name="Default" office:value-type="float" office:value="1553.82">
            <text:p>1553.82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ADRIAN ALBERTO ELLIS ESPINOZA</text:p>
          </table:table-cell>
          <table:table-cell table:style-name="ce7" office:value-type="float" office:value="2609002015">
            <text:p>2609002015</text:p>
          </table:table-cell>
          <table:table-cell table:style-name="ce8" office:value-type="string">
            <text:p>ADRIAN IV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Default" office:value-type="float" office:value="1000000">
            <text:p>1000000</text:p>
          </table:table-cell>
          <table:table-cell table:style-name="Default" table:number-columns-repeated="4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ASTORGA.S.A DE C.V</text:p>
          </table:table-cell>
          <table:table-cell table:style-name="ce7" office:value-type="float" office:value="2603007507">
            <text:p>2603007507</text:p>
          </table:table-cell>
          <table:table-cell table:style-name="ce8" office:value-type="string">
            <text:p>LUZMERAZ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Default" office:value-type="float" office:value="1000000">
            <text:p>1000000</text:p>
          </table:table-cell>
          <table:table-cell table:style-name="Default" table:number-columns-repeated="4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ASTORGA.S.A DE C.V</text:p>
          </table:table-cell>
          <table:table-cell table:style-name="ce7" office:value-type="float" office:value="2603007507">
            <text:p>2603007507</text:p>
          </table:table-cell>
          <table:table-cell table:style-name="ce8" office:value-type="string">
            <text:p>RICARDO ASTORGA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Default" office:value-type="float" office:value="1000000">
            <text:p>1000000</text:p>
          </table:table-cell>
          <table:table-cell table:style-name="Default" table:number-columns-repeated="4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MERAZ,S.A DE C.V</text:p>
          </table:table-cell>
          <table:table-cell table:style-name="ce7" office:value-type="float" office:value="2603007499">
            <text:p>2603007499</text:p>
          </table:table-cell>
          <table:table-cell table:style-name="ce8" office:value-type="string">
            <text:p>JUANITA ENRIQUEZ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Default" office:value-type="float" office:value="1000000">
            <text:p>1000000</text:p>
          </table:table-cell>
          <table:table-cell table:style-name="Default" table:number-columns-repeated="4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PESQUERA MERAZ,S.A DE C.V</text:p>
          </table:table-cell>
          <table:table-cell table:style-name="ce7" office:value-type="float" office:value="2603007499">
            <text:p>2603007499</text:p>
          </table:table-cell>
          <table:table-cell table:style-name="ce8" office:value-type="string">
            <text:p>TIBURON MACO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Default" office:value-type="float" office:value="1000000">
            <text:p>1000000</text:p>
          </table:table-cell>
          <table:table-cell table:style-name="Default" table:number-columns-repeated="4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PUERTO PEÑASCO</text:p>
          </table:table-cell>
          <table:table-cell table:style-name="ce7" office:value-type="string">
            <text:p>SAUL CARRILLO GUZMAN</text:p>
          </table:table-cell>
          <table:table-cell table:style-name="ce7" office:value-type="float" office:value="2607100100">
            <text:p>2607100100</text:p>
          </table:table-cell>
          <table:table-cell table:style-name="ce8" office:value-type="string">
            <text:p>UN NUEVO SONORA</text:p>
          </table:table-cell>
          <table:table-cell table:style-name="ce3" office:value-type="float" office:value="580646.53">
            <text:p>580646.53</text:p>
          </table:table-cell>
          <table:table-cell table:style-name="Default"/>
          <table:table-cell table:style-name="Default" office:value-type="float" office:value="580646.53">
            <text:p>580646.53</text:p>
          </table:table-cell>
          <table:table-cell table:style-name="Default" table:number-columns-repeated="4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DALIA EUGENIA MENDEZ MARCIAL ‘</text:p>
          </table:table-cell>
          <table:table-cell table:style-name="ce7" office:value-type="float" office:value="2607003304">
            <text:p>2607003304</text:p>
          </table:table-cell>
          <table:table-cell table:style-name="ce8" office:value-type="string">
            <text:p>CARRANZA 1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ce26" office:value-type="float" office:value="689400">
            <text:p>689400</text:p>
          </table:table-cell>
          <table:table-cell table:style-name="Default"/>
          <table:table-cell table:style-name="Default" office:value-type="float" office:value="310600">
            <text:p>310600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HIPON, S.A DE C.V</text:p>
          </table:table-cell>
          <table:table-cell table:style-name="ce7" office:value-type="float" office:value="2604011458">
            <text:p>2604011458</text:p>
          </table:table-cell>
          <table:table-cell table:style-name="ce8" office:value-type="string">
            <text:p>EL PONCHO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ce27" office:value-type="float" office:value="990500">
            <text:p>990500</text:p>
          </table:table-cell>
          <table:table-cell table:style-name="Default"/>
          <table:table-cell table:style-name="Default" office:value-type="float" office:value="9500">
            <text:p>9500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HIPON, S.A DE C.V</text:p>
          </table:table-cell>
          <table:table-cell table:style-name="ce7" office:value-type="float" office:value="2604011458">
            <text:p>2604011458</text:p>
          </table:table-cell>
          <table:table-cell table:style-name="ce8" office:value-type="string">
            <text:p>EL PONCHO 1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ce26" office:value-type="float" office:value="990825">
            <text:p>990825</text:p>
          </table:table-cell>
          <table:table-cell table:style-name="Default"/>
          <table:table-cell table:style-name="ce26" office:value-type="float" office:value="9175">
            <text:p>9175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SILVIA LILLIAN PEREZ ESQUIVEL</text:p>
          </table:table-cell>
          <table:table-cell table:style-name="ce7" office:value-type="float" office:value="2604011133">
            <text:p>2604011133</text:p>
          </table:table-cell>
          <table:table-cell table:style-name="ce8" office:value-type="string">
            <text:p>DON SIXTO 1</text:p>
          </table:table-cell>
          <table:table-cell table:style-name="ce3" office:value-type="float" office:value="860354">
            <text:p>860354</text:p>
          </table:table-cell>
          <table:table-cell table:style-name="Default"/>
          <table:table-cell table:style-name="ce26" office:value-type="float" office:value="634522.13">
            <text:p>634522.13</text:p>
          </table:table-cell>
          <table:table-cell table:style-name="Default"/>
          <table:table-cell table:style-name="ce26" office:value-type="float" office:value="225831.88">
            <text:p>225831.88</text:p>
          </table:table-cell>
          <table:table-cell table:style-name="Default" table:number-columns-repeated="2"/>
          <table:table-cell table:style-name="ce23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ANA CECILIA HERRMANN RIVERA</text:p>
          </table:table-cell>
          <table:table-cell table:style-name="ce7" office:value-type="float" office:value="2604007027">
            <text:p>2604007027</text:p>
          </table:table-cell>
          <table:table-cell table:style-name="ce8" office:value-type="string">
            <text:p>BALAM II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ce26" office:value-type="float" office:value="879639.4">
            <text:p>879639.4</text:p>
          </table:table-cell>
          <table:table-cell table:style-name="Default"/>
          <table:table-cell table:style-name="ce26" office:value-type="float" office:value="120360.6">
            <text:p>120360.6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ANA CECILIA HERRMANN RIVERA</text:p>
          </table:table-cell>
          <table:table-cell table:style-name="ce7" office:value-type="float" office:value="2604007027">
            <text:p>2604007027</text:p>
          </table:table-cell>
          <table:table-cell table:style-name="ce8" office:value-type="string">
            <text:p>BALAM VI</text:p>
          </table:table-cell>
          <table:table-cell table:style-name="ce3" office:value-type="float" office:value="812643.39">
            <text:p>812643.39</text:p>
          </table:table-cell>
          <table:table-cell table:style-name="Default"/>
          <table:table-cell table:style-name="ce27"/>
          <table:table-cell table:style-name="Default"/>
          <table:table-cell table:style-name="ce26" office:value-type="float" office:value="812643.39">
            <text:p>812643.39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EL MAREÑO,S.A DE C.V</text:p>
          </table:table-cell>
          <table:table-cell table:style-name="ce7" office:value-type="float" office:value="2604001616">
            <text:p>2604001616</text:p>
          </table:table-cell>
          <table:table-cell table:style-name="ce8" office:value-type="string">
            <text:p>ELMAREÑO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ce26" office:value-type="float" office:value="842500">
            <text:p>842500</text:p>
          </table:table-cell>
          <table:table-cell table:style-name="Default"/>
          <table:table-cell table:style-name="ce26" office:value-type="float" office:value="157500">
            <text:p>157500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-SONORA</text:p>
          </table:table-cell>
          <table:table-cell table:style-name="ce7" office:value-type="string">
            <text:p>GUAYMAS-</text:p>
          </table:table-cell>
          <table:table-cell table:style-name="ce7" office:value-type="string">
            <text:p>S.C.P.P DE ALTA MAR DE LAS 200 MILtAS DE MAR PATRIMONIAL,LEA;--- S.C.L</text:p>
          </table:table-cell>
          <table:table-cell table:style-name="ce7" office:value-type="float" office:value="305000242">
            <text:p>305000242</text:p>
          </table:table-cell>
          <table:table-cell table:style-name="ce8" office:value-type="string">
            <text:p>200 MILLAS</text:p>
          </table:table-cell>
          <table:table-cell table:style-name="ce8" office:value-type="float" office:value="915500">
            <text:p>915500</text:p>
          </table:table-cell>
          <table:table-cell table:style-name="Default" table:number-columns-repeated="3"/>
          <table:table-cell table:style-name="ce31" office:value-type="float" office:value="915500">
            <text:p>915500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DAERM,S.A DE C.V</text:p>
          </table:table-cell>
          <table:table-cell table:style-name="ce7" office:value-type="float" office:value="2604609541">
            <text:p>2604609541</text:p>
          </table:table-cell>
          <table:table-cell table:style-name="ce8" office:value-type="string">
            <text:p>COMPA CHICHO</text:p>
          </table:table-cell>
          <table:table-cell table:style-name="ce3" office:value-type="float" office:value="1000000">
            <text:p>1000000</text:p>
          </table:table-cell>
          <table:table-cell table:style-name="Default"/>
          <table:table-cell table:style-name="Default" office:value-type="float" office:value="488050">
            <text:p>488050</text:p>
          </table:table-cell>
          <table:table-cell table:style-name="Default"/>
          <table:table-cell table:style-name="ce27" office:value-type="float" office:value="511950">
            <text:p>511950</text:p>
          </table:table-cell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JOSE ENRRIQUE ANGULO GUTIERREZ</text:p>
          </table:table-cell>
          <table:table-cell table:style-name="ce7" office:value-type="float" office:value="2505002721">
            <text:p>2505002721</text:p>
          </table:table-cell>
          <table:table-cell table:style-name="ce8" office:value-type="string">
            <text:p>MARCO ANTONIO</text:p>
          </table:table-cell>
          <table:table-cell table:style-name="ce3" office:value-type="float" office:value="1000000">
            <text:p>1000000</text:p>
          </table:table-cell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JOSE ENRRIQUE ANGULO GUTIERREZ</text:p>
          </table:table-cell>
          <table:table-cell table:style-name="ce7" office:value-type="float" office:value="2505002721">
            <text:p>2505002721</text:p>
          </table:table-cell>
          <table:table-cell table:style-name="ce8" office:value-type="string">
            <text:p>CLAUDIA</text:p>
          </table:table-cell>
          <table:table-cell table:style-name="ce3" office:value-type="float" office:value="1000000">
            <text:p>1000000</text:p>
          </table:table-cell>
          <table:table-cell table:style-name="Default" table:number-columns-repeated="3"/>
          <table:table-cell table:style-name="ce27"/>
          <table:table-cell table:style-name="Default" office:value-type="float" office:value="1000000">
            <text:p>1000000</text:p>
          </table:table-cell>
          <table:table-cell table:style-name="Default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CONCOR,S.A DE C.V</text:p>
          </table:table-cell>
          <table:table-cell table:style-name="ce7" office:value-type="float" office:value="2604010781">
            <text:p>2604010781</text:p>
          </table:table-cell>
          <table:table-cell table:style-name="ce8" office:value-type="string">
            <text:p>EL ERMITAÑO</text:p>
          </table:table-cell>
          <table:table-cell table:style-name="ce3" office:value-type="float" office:value="990774.71">
            <text:p>990774.71</text:p>
          </table:table-cell>
          <table:table-cell table:style-name="Default"/>
          <table:table-cell table:style-name="Default" office:value-type="float" office:value="990774.71">
            <text:p>990774.71</text:p>
          </table:table-cell>
          <table:table-cell table:style-name="Default"/>
          <table:table-cell table:style-name="ce27"/>
          <table:table-cell table:style-name="Default" office:value-type="float" office:value="1000000">
            <text:p>1000000</text:p>
          </table:table-cell>
          <table:table-cell table:style-name="Default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SONORA</text:p>
          </table:table-cell>
          <table:table-cell table:style-name="ce7" office:value-type="string">
            <text:p>GUAYMAS</text:p>
          </table:table-cell>
          <table:table-cell table:style-name="ce7" office:value-type="string">
            <text:p>PESQUERA WENDY.S.A DE C.V</text:p>
          </table:table-cell>
          <table:table-cell table:style-name="ce7" office:value-type="float" office:value="2604001392">
            <text:p>2604001392</text:p>
          </table:table-cell>
          <table:table-cell table:style-name="ce8" office:value-type="string">
            <text:p>PROPEMEX G-25</text:p>
          </table:table-cell>
          <table:table-cell table:style-name="ce3" office:value-type="float" office:value="814922">
            <text:p>814922</text:p>
          </table:table-cell>
          <table:table-cell table:style-name="Default"/>
          <table:table-cell table:style-name="Default" office:value-type="float" office:value="413672">
            <text:p>413672</text:p>
          </table:table-cell>
          <table:table-cell table:style-name="Default"/>
          <table:table-cell table:style-name="ce26" office:value-type="float" office:value="401250">
            <text:p>401250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ASTUR NAVIERA, S.A. DE C.V.</text:p>
          </table:table-cell>
          <table:table-cell table:style-name="ce7" office:value-type="float" office:value="2808002758">
            <text:p>2808002758</text:p>
          </table:table-cell>
          <table:table-cell table:style-name="ce8" office:value-type="string">
            <text:p>ASTUR I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ASTUR NAVIERA, S.A. DE C.V.</text:p>
          </table:table-cell>
          <table:table-cell table:style-name="ce7" office:value-type="float" office:value="2808002758">
            <text:p>2808002758</text:p>
          </table:table-cell>
          <table:table-cell table:style-name="ce8" office:value-type="string">
            <text:p>ASTUR II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ORTO JAIBO, S.A. DE C.V.</text:p>
          </table:table-cell>
          <table:table-cell table:style-name="ce7" office:value-type="float" office:value="2808007690">
            <text:p>2808007690</text:p>
          </table:table-cell>
          <table:table-cell table:style-name="ce8" office:value-type="string">
            <text:p>BUCANERO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ORTO JAIBO, S.A. DE C.V.</text:p>
          </table:table-cell>
          <table:table-cell table:style-name="ce7" office:value-type="float" office:value="2808007690">
            <text:p>2808007690</text:p>
          </table:table-cell>
          <table:table-cell table:style-name="ce8" office:value-type="string">
            <text:p>LADY NORMA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FEREY, S.A. DE C.V.</text:p>
          </table:table-cell>
          <table:table-cell table:style-name="ce7" office:value-type="float" office:value="2808005876">
            <text:p>2808005876</text:p>
          </table:table-cell>
          <table:table-cell table:style-name="ce8" office:value-type="string">
            <text:p>GIJON IX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FEREY, S.A. DE C.V.</text:p>
          </table:table-cell>
          <table:table-cell table:style-name="ce7" office:value-type="float" office:value="2808005876">
            <text:p>2808005876</text:p>
          </table:table-cell>
          <table:table-cell table:style-name="ce8" office:value-type="string">
            <text:p>RASTREADOR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NARDA ROSA CECILIA REYNAGA PEÑA</text:p>
          </table:table-cell>
          <table:table-cell table:style-name="ce7" office:value-type="float" office:value="2808006668">
            <text:p>2808006668</text:p>
          </table:table-cell>
          <table:table-cell table:style-name="ce8" office:value-type="string">
            <text:p>RIVERA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CONCEPCION GUTIERREZ YERBES</text:p>
          </table:table-cell>
          <table:table-cell table:style-name="ce7" office:value-type="float" office:value="2808006619">
            <text:p>2808006619</text:p>
          </table:table-cell>
          <table:table-cell table:style-name="ce8" office:value-type="string">
            <text:p>CEFERINO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CONCEPCION GUTIERREZ YERBES</text:p>
          </table:table-cell>
          <table:table-cell table:style-name="ce7" office:value-type="float" office:value="2808006619">
            <text:p>2808006619</text:p>
          </table:table-cell>
          <table:table-cell table:style-name="ce8" office:value-type="string">
            <text:p>FIPESCO 96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4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TIN GUADALUPE REYNAGA PEÑA</text:p>
          </table:table-cell>
          <table:table-cell table:style-name="ce7" office:value-type="float" office:value="2808006676">
            <text:p>2808006676</text:p>
          </table:table-cell>
          <table:table-cell table:style-name="ce8" office:value-type="string">
            <text:p>ESPERANZA XI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TIN GUADALUPE REYNAGA PEÑA</text:p>
          </table:table-cell>
          <table:table-cell table:style-name="ce7" office:value-type="float" office:value="2808006676">
            <text:p>2808006676</text:p>
          </table:table-cell>
          <table:table-cell table:style-name="ce8" office:value-type="string">
            <text:p>FIPESCO 79</text:p>
          </table:table-cell>
          <table:table-cell table:style-name="ce8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3"/>
          <table:table-cell table:number-columns-repeated="1010"/>
        </table:table-row>
        <table:table-row table:style-name="ro3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ONICA ALICIA REYNAGA PEÑA</text:p>
          </table:table-cell>
          <table:table-cell table:style-name="ce7" office:value-type="float" office:value="2808006452">
            <text:p>2808006452</text:p>
          </table:table-cell>
          <table:table-cell table:style-name="ce8" office:value-type="string">
            <text:p>ESPERANZA III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TAMAULIPAS</text:p>
          </table:table-cell>
          <table:table-cell table:style-name="ce8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REYNAGA II</text:p>
          </table:table-cell>
          <table:table-cell table:style-name="ce3" office:value-type="float" office:value="1000000">
            <text:p>1000000</text:p>
          </table:table-cell>
          <table:table-cell table:style-name="ce24" office:value-type="float" office:value="1000000">
            <text:p>1000000</text:p>
          </table:table-cell>
          <table:table-cell table:style-name="ce24" table:number-columns-repeated="5"/>
          <table:table-cell table:style-name="ce45"/>
          <table:table-cell table:style-name="ce3" table:number-columns-repeated="1009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REYNAGA I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REYNAGA IV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REYNAGA V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REYNAGA V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DON BACHO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JOE KING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BASILIO REYNAGA MARTINEZ</text:p>
          </table:table-cell>
          <table:table-cell table:style-name="ce8" office:value-type="float" office:value="2808002543">
            <text:p>2808002543</text:p>
          </table:table-cell>
          <table:table-cell table:style-name="ce8" office:value-type="string">
            <text:p>JOE KING II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NICANOR FERNANDEZ CABRERA</text:p>
          </table:table-cell>
          <table:table-cell table:style-name="ce7" office:value-type="float" office:value="2808000885">
            <text:p>2808000885</text:p>
          </table:table-cell>
          <table:table-cell table:style-name="ce8" office:value-type="string">
            <text:p>DOÑA ROSA</text:p>
          </table:table-cell>
          <table:table-cell table:style-name="ce3" office:value-type="float" office:value="710330.33">
            <text:p>710330.33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33" office:value-type="string">
            <text:p>S</text:p>
          </table:table-cell>
          <table:table-cell office:value-type="float" office:value="710330.33">
            <text:p>710330.33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NICANOR FERNANDEZ CABRERA</text:p>
          </table:table-cell>
          <table:table-cell table:style-name="ce7" office:value-type="float" office:value="2808000885">
            <text:p>2808000885</text:p>
          </table:table-cell>
          <table:table-cell table:style-name="ce8" office:value-type="string">
            <text:p>DOÑA REGINA</text:p>
          </table:table-cell>
          <table:table-cell table:style-name="ce3" office:value-type="float" office:value="203900">
            <text:p>203900</text:p>
          </table:table-cell>
          <table:table-cell office:value-type="float" office:value="203855">
            <text:p>203855</text:p>
          </table:table-cell>
          <table:table-cell table:style-name="Default"/>
          <table:table-cell/>
          <table:table-cell table:style-name="Default" table:number-columns-repeated="2"/>
          <table:table-cell table:style-name="ce33" office:value-type="string">
            <text:p>$</text:p>
          </table:table-cell>
          <table:table-cell office:value-type="float" office:value="45">
            <text:p>45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BELLO DE TAMPICO, S.A. DE C.V.</text:p>
          </table:table-cell>
          <table:table-cell table:style-name="ce7" office:value-type="float" office:value="2808004226">
            <text:p>2808004226</text:p>
          </table:table-cell>
          <table:table-cell table:style-name="ce8" office:value-type="string">
            <text:p>DON HABACUC</text:p>
          </table:table-cell>
          <table:table-cell table:style-name="ce3" office:value-type="float" office:value="249608.67">
            <text:p>249608.67</text:p>
          </table:table-cell>
          <table:table-cell office:value-type="float" office:value="103711.17">
            <text:p>103711.17</text:p>
          </table:table-cell>
          <table:table-cell table:style-name="Default"/>
          <table:table-cell/>
          <table:table-cell table:style-name="Default" table:number-columns-repeated="2"/>
          <table:table-cell table:style-name="ce33" office:value-type="string">
            <text:p>S</text:p>
          </table:table-cell>
          <table:table-cell office:value-type="float" office:value="145897.5">
            <text:p>145897.5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BELLO DE TAMPICO, S.A. DE C.V.</text:p>
          </table:table-cell>
          <table:table-cell table:style-name="ce7" office:value-type="float" office:value="2808004226">
            <text:p>2808004226</text:p>
          </table:table-cell>
          <table:table-cell table:style-name="ce8" office:value-type="string">
            <text:p>SANTA CECILIA</text:p>
          </table:table-cell>
          <table:table-cell table:style-name="ce3" office:value-type="float" office:value="267567.17">
            <text:p>267567.17</text:p>
          </table:table-cell>
          <table:table-cell office:value-type="float" office:value="103711.17">
            <text:p>103711.17</text:p>
          </table:table-cell>
          <table:table-cell table:style-name="Default"/>
          <table:table-cell/>
          <table:table-cell table:style-name="Default" table:number-columns-repeated="2"/>
          <table:table-cell table:style-name="ce33" office:value-type="string">
            <text:p>s</text:p>
          </table:table-cell>
          <table:table-cell office:value-type="float" office:value="163856">
            <text:p>163856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TIN HERNANDEZ HERNANDEZ</text:p>
          </table:table-cell>
          <table:table-cell table:style-name="ce7" office:value-type="float" office:value="2808007542">
            <text:p>2808007542</text:p>
          </table:table-cell>
          <table:table-cell table:style-name="ce8" office:value-type="string">
            <text:p>CABOS BLANCOS</text:p>
          </table:table-cell>
          <table:table-cell table:style-name="ce3" office:value-type="float" office:value="769607.47">
            <text:p>769607.47</text:p>
          </table:table-cell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float" office:value="769607.47">
            <text:p>769607.47</text:p>
          </table:table-cell>
          <table:table-cell table:style-name="Default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TIN HERNANDEZ HERNANDEZ</text:p>
          </table:table-cell>
          <table:table-cell table:style-name="ce7" office:value-type="float" office:value="2808007542">
            <text:p>2808007542</text:p>
          </table:table-cell>
          <table:table-cell table:style-name="ce8" office:value-type="string">
            <text:p>CABOS BLANCOS II</text:p>
          </table:table-cell>
          <table:table-cell table:style-name="ce3" office:value-type="float" office:value="769607.47">
            <text:p>769607.47</text:p>
          </table:table-cell>
          <table:table-cell office:value-type="float" office:value="323449">
            <text:p>323449</text:p>
          </table:table-cell>
          <table:table-cell table:style-name="Default"/>
          <table:table-cell/>
          <table:table-cell table:style-name="Default" table:number-columns-repeated="2"/>
          <table:table-cell table:style-name="ce33" office:value-type="string">
            <text:p>$</text:p>
          </table:table-cell>
          <table:table-cell office:value-type="float" office:value="446158.47">
            <text:p>446158.47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TIN HERNANDEZ HERNANDEZ</text:p>
          </table:table-cell>
          <table:table-cell table:style-name="ce7" office:value-type="float" office:value="2808007542">
            <text:p>2808007542</text:p>
          </table:table-cell>
          <table:table-cell table:style-name="ce8" office:value-type="string">
            <text:p>CABOS BLANCOS III</text:p>
          </table:table-cell>
          <table:table-cell table:style-name="ce3" office:value-type="float" office:value="323449">
            <text:p>323449</text:p>
          </table:table-cell>
          <table:table-cell office:value-type="float" office:value="323449">
            <text:p>323449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LA MESA CENTRAL, S.A. DE C.V.</text:p>
          </table:table-cell>
          <table:table-cell table:style-name="ce7" office:value-type="float" office:value="2808007005">
            <text:p>2808007005</text:p>
          </table:table-cell>
          <table:table-cell table:style-name="ce8" office:value-type="string">
            <text:p>ARIES</text:p>
          </table:table-cell>
          <table:table-cell table:style-name="ce3" office:value-type="float" office:value="105827.72">
            <text:p>105827.72</text:p>
          </table:table-cell>
          <table:table-cell office:value-type="float" office:value="105827.72">
            <text:p>105827.72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LA MESA CENTRAL, S.A. DE C.V.</text:p>
          </table:table-cell>
          <table:table-cell table:style-name="ce7" office:value-type="float" office:value="2808007005">
            <text:p>2808007005</text:p>
          </table:table-cell>
          <table:table-cell table:style-name="ce8" office:value-type="string">
            <text:p>NIÑO GABRIEL</text:p>
          </table:table-cell>
          <table:table-cell table:style-name="ce3" office:value-type="float" office:value="105827.72">
            <text:p>105827.72</text:p>
          </table:table-cell>
          <table:table-cell office:value-type="float" office:value="105827.72">
            <text:p>105827.72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ORALES TAMEZ, S.A. DE C.V.</text:p>
          </table:table-cell>
          <table:table-cell table:style-name="ce7" office:value-type="float" office:value="2808005546">
            <text:p>2808005546</text:p>
          </table:table-cell>
          <table:table-cell table:style-name="ce8" office:value-type="string">
            <text:p>BANPESCA 70</text:p>
          </table:table-cell>
          <table:table-cell table:style-name="ce3" office:value-type="float" office:value="105827.72">
            <text:p>105827.72</text:p>
          </table:table-cell>
          <table:table-cell office:value-type="float" office:value="105827.73">
            <text:p>105827.73</text:p>
          </table:table-cell>
          <table:table-cell table:style-name="Default"/>
          <table:table-cell/>
          <table:table-cell table:style-name="Default" table:number-columns-repeated="5"/>
          <table:table-cell office:value-type="float" office:value="0.01">
            <text:p>0.01</text:p>
          </table:table-cell>
          <table:table-cell/>
          <table:table-cell table:style-name="ce7"/>
          <table:table-cell table:style-name="Default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ORALES TAMEZ, S.A. DE C.V.</text:p>
          </table:table-cell>
          <table:table-cell table:style-name="ce7" office:value-type="float" office:value="2808005546">
            <text:p>2808005546</text:p>
          </table:table-cell>
          <table:table-cell table:style-name="ce8" office:value-type="string">
            <text:p>PAMPANO III</text:p>
          </table:table-cell>
          <table:table-cell table:style-name="ce3" office:value-type="float" office:value="105827.72">
            <text:p>105827.72</text:p>
          </table:table-cell>
          <table:table-cell office:value-type="float" office:value="105827.73">
            <text:p>105827.73</text:p>
          </table:table-cell>
          <table:table-cell table:style-name="Default"/>
          <table:table-cell/>
          <table:table-cell table:style-name="Default" table:number-columns-repeated="5"/>
          <table:table-cell office:value-type="float" office:value="0.01">
            <text:p>0.01</text:p>
          </table:table-cell>
          <table:table-cell/>
          <table:table-cell table:style-name="ce7"/>
          <table:table-cell table:style-name="Default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ORALES TAMEZ, S.A. DE C.V.</text:p>
          </table:table-cell>
          <table:table-cell table:style-name="ce7" office:value-type="float" office:value="2808005546">
            <text:p>2808005546</text:p>
          </table:table-cell>
          <table:table-cell table:style-name="ce8" office:value-type="string">
            <text:p>SAN JOSE II</text:p>
          </table:table-cell>
          <table:table-cell table:style-name="ce3" office:value-type="float" office:value="105827.72">
            <text:p>105827.72</text:p>
          </table:table-cell>
          <table:table-cell office:value-type="float" office:value="105827.72">
            <text:p>105827.72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RODUCTOS PESQUEROS DE TAMPICO, S.A. DE C.V.</text:p>
          </table:table-cell>
          <table:table-cell table:style-name="ce7" office:value-type="float" office:value="2808005553">
            <text:p>2808005553</text:p>
          </table:table-cell>
          <table:table-cell table:style-name="ce8" office:value-type="string">
            <text:p>DOÑA LOLA</text:p>
          </table:table-cell>
          <table:table-cell table:style-name="ce3" office:value-type="float" office:value="105827.73">
            <text:p>105827.73</text:p>
          </table:table-cell>
          <table:table-cell/>
          <table:table-cell table:style-name="ce7" office:value-type="float" office:value="105827.73">
            <text:p>105827.73</text:p>
          </table:table-cell>
          <table:table-cell table:style-name="Default" table:number-columns-repeated="7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RODUCTOS PESQUEROS DE TAMPICO, S.A. DE C.V.</text:p>
          </table:table-cell>
          <table:table-cell table:style-name="ce7" office:value-type="float" office:value="2808005553">
            <text:p>2808005553</text:p>
          </table:table-cell>
          <table:table-cell table:style-name="ce8" office:value-type="string">
            <text:p>LA PIMIENTA</text:p>
          </table:table-cell>
          <table:table-cell table:style-name="ce3" office:value-type="float" office:value="584307.51">
            <text:p>584307.5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33"/>
          <table:table-cell office:value-type="float" office:value="584307.51">
            <text:p>584307.51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RODUCTOS PESQUEROS DE TAMPICO, S.A. DE C.V.</text:p>
          </table:table-cell>
          <table:table-cell table:style-name="ce7" office:value-type="float" office:value="2808005553">
            <text:p>2808005553</text:p>
          </table:table-cell>
          <table:table-cell table:style-name="ce8" office:value-type="string">
            <text:p>WILDERNESS</text:p>
          </table:table-cell>
          <table:table-cell table:style-name="ce3" office:value-type="float" office:value="584307.51">
            <text:p>584307.51</text:p>
          </table:table-cell>
          <table:table-cell office:value-type="float" office:value="105827.73">
            <text:p>105827.73</text:p>
          </table:table-cell>
          <table:table-cell table:style-name="Default"/>
          <table:table-cell/>
          <table:table-cell table:style-name="Default" table:number-columns-repeated="2"/>
          <table:table-cell table:style-name="ce33"/>
          <table:table-cell office:value-type="float" office:value="478479.78">
            <text:p>478479.78</text:p>
          </table:table-cell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ONATHAN PIMIENTA MONTIEL</text:p>
          </table:table-cell>
          <table:table-cell table:style-name="ce7" office:value-type="float" office:value="2808006726">
            <text:p>2808006726</text:p>
          </table:table-cell>
          <table:table-cell table:style-name="ce8" office:value-type="string">
            <text:p>BANPESCA 67</text:p>
          </table:table-cell>
          <table:table-cell table:style-name="ce3" office:value-type="float" office:value="105827.73">
            <text:p>105827.73</text:p>
          </table:table-cell>
          <table:table-cell office:value-type="float" office:value="105827.73">
            <text:p>105827.73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IA DELIA BELLO ARELLANO</text:p>
          </table:table-cell>
          <table:table-cell table:style-name="ce7" office:value-type="float" office:value="2808006551">
            <text:p>2808006551</text:p>
          </table:table-cell>
          <table:table-cell table:style-name="ce8" office:value-type="string">
            <text:p>ANDARIEGO</text:p>
          </table:table-cell>
          <table:table-cell table:style-name="ce3" office:value-type="float" office:value="830336.07">
            <text:p>830336.07</text:p>
          </table:table-cell>
          <table:table-cell office:value-type="float" office:value="352572.33">
            <text:p>352572.33</text:p>
          </table:table-cell>
          <table:table-cell table:style-name="Default"/>
          <table:table-cell/>
          <table:table-cell table:style-name="Default" table:number-columns-repeated="2"/>
          <table:table-cell table:style-name="ce33"/>
          <table:table-cell office:value-type="float" office:value="477763.74">
            <text:p>477763.74</text:p>
          </table:table-cell>
          <table:table-cell table:style-name="Default" table:number-columns-repeated="2"/>
          <table:table-cell/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EDGAR ESTUARDO REYES GARCIA</text:p>
          </table:table-cell>
          <table:table-cell table:style-name="ce7" office:value-type="float" office:value="2808007708">
            <text:p>2808007708</text:p>
          </table:table-cell>
          <table:table-cell table:style-name="ce8" office:value-type="string">
            <text:p>EL GALILEO III</text:p>
          </table:table-cell>
          <table:table-cell table:style-name="ce3" office:value-type="float" office:value="164064.83">
            <text:p>164064.83</text:p>
          </table:table-cell>
          <table:table-cell office:value-type="float" office:value="164064.83">
            <text:p>164064.83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CELA RUIZ VILLEGAS</text:p>
          </table:table-cell>
          <table:table-cell table:style-name="ce7" office:value-type="float" office:value="2808004622">
            <text:p>2808004622</text:p>
          </table:table-cell>
          <table:table-cell table:style-name="ce8" office:value-type="string">
            <text:p>CARBAYON 1</text:p>
          </table:table-cell>
          <table:table-cell table:style-name="ce3" office:value-type="float" office:value="279866.75">
            <text:p>279866.75</text:p>
          </table:table-cell>
          <table:table-cell/>
          <table:table-cell table:style-name="Default"/>
          <table:table-cell office:value-type="float" office:value="279866.75">
            <text:p>279866.75</text:p>
          </table:table-cell>
          <table:table-cell table:style-name="ce7" office:value-type="string">
            <text:p>$</text:p>
          </table:table-cell>
          <table:table-cell table:style-name="Default" table:number-columns-repeated="5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CELA RUIZ VILLEGAS</text:p>
          </table:table-cell>
          <table:table-cell table:style-name="ce7" office:value-type="float" office:value="2808004622">
            <text:p>2808004622</text:p>
          </table:table-cell>
          <table:table-cell table:style-name="ce8" office:value-type="string">
            <text:p>CARBAYON II</text:p>
          </table:table-cell>
          <table:table-cell table:style-name="ce3" office:value-type="float" office:value="281326.5">
            <text:p>281326.5</text:p>
          </table:table-cell>
          <table:table-cell/>
          <table:table-cell table:style-name="Default"/>
          <table:table-cell office:value-type="float" office:value="281326.5">
            <text:p>281326.5</text:p>
          </table:table-cell>
          <table:table-cell table:style-name="ce7" office:value-type="string">
            <text:p>$</text:p>
          </table:table-cell>
          <table:table-cell table:style-name="Default" table:number-columns-repeated="5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MARCELA RUIZ VILLEGAS</text:p>
          </table:table-cell>
          <table:table-cell table:style-name="ce7" office:value-type="float" office:value="2808004622">
            <text:p>2808004622</text:p>
          </table:table-cell>
          <table:table-cell table:style-name="ce8" office:value-type="string">
            <text:p>CARBAYON III</text:p>
          </table:table-cell>
          <table:table-cell table:style-name="ce3" office:value-type="float" office:value="259575.52">
            <text:p>259575.52</text:p>
          </table:table-cell>
          <table:table-cell office:value-type="float" office:value="259575.52">
            <text:p>259575.52</text:p>
          </table:table-cell>
          <table:table-cell table:style-name="Default"/>
          <table:table-cell/>
          <table:table-cell table:style-name="Default" table:number-columns-repeated="6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UAN JOSE RAMIREZ JUAREZ</text:p>
          </table:table-cell>
          <table:table-cell table:style-name="ce7" office:value-type="float" office:value="2808007518">
            <text:p>2808007518</text:p>
          </table:table-cell>
          <table:table-cell table:style-name="ce8" office:value-type="string">
            <text:p>AMALIA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2" office:value-type="float" office:value="77592.6">
            <text:p>77592.6</text:p>
          </table:table-cell>
          <table:table-cell table:style-name="Default"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UAN JOSE RAMIREZ JUAREZ</text:p>
          </table:table-cell>
          <table:table-cell table:style-name="ce7" office:value-type="float" office:value="2808007518">
            <text:p>2808007518</text:p>
          </table:table-cell>
          <table:table-cell table:style-name="ce8" office:value-type="string">
            <text:p>BUENAVENTURA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OLGA BERTHA GUEVARA RUIZ</text:p>
          </table:table-cell>
          <table:table-cell table:style-name="ce7" office:value-type="float" office:value="2808006833">
            <text:p>2808006833</text:p>
          </table:table-cell>
          <table:table-cell table:style-name="ce8" office:value-type="string">
            <text:p>OUESVA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OLGA BERTHA GUEVARA RUIZ</text:p>
          </table:table-cell>
          <table:table-cell table:style-name="ce7" office:value-type="float" office:value="2808006833">
            <text:p>2808006833</text:p>
          </table:table-cell>
          <table:table-cell table:style-name="ce8" office:value-type="string">
            <text:p>OUESVA 1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OLGA BERTHA GUEVARA RUIZ</text:p>
          </table:table-cell>
          <table:table-cell table:style-name="ce7" office:value-type="float" office:value="2808006833">
            <text:p>2808006833</text:p>
          </table:table-cell>
          <table:table-cell table:style-name="ce8" office:value-type="string">
            <text:p>OUESVA II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7</text:p>
          </table:table-cell>
          <table:table-cell table:style-name="ce3" office:value-type="float" office:value="271946.99">
            <text:p>271946.99</text:p>
          </table:table-cell>
          <table:table-cell/>
          <table:table-cell table:style-name="Default"/>
          <table:table-cell office:value-type="float" office:value="158767.47">
            <text:p>158767.47</text:p>
          </table:table-cell>
          <table:table-cell table:style-name="ce7"/>
          <table:table-cell table:style-name="ce30" office:value-type="float" office:value="113179.52">
            <text:p>113179.52</text:p>
          </table:table-cell>
          <table:table-cell table:style-name="Default" table:number-columns-repeated="4"/>
          <table:table-cell/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8</text:p>
          </table:table-cell>
          <table:table-cell table:style-name="ce3" office:value-type="float" office:value="581440.77">
            <text:p>581440.77</text:p>
          </table:table-cell>
          <table:table-cell/>
          <table:table-cell table:style-name="Default"/>
          <table:table-cell office:value-type="float" office:value="179964.27">
            <text:p>179964.27</text:p>
          </table:table-cell>
          <table:table-cell table:style-name="ce7"/>
          <table:table-cell table:style-name="ce30" office:value-type="float" office:value="401476.5">
            <text:p>401476.5</text:p>
          </table:table-cell>
          <table:table-cell table:style-name="Default" table:number-columns-repeated="4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10</text:p>
          </table:table-cell>
          <table:table-cell table:style-name="ce3" office:value-type="float" office:value="239312.97">
            <text:p>239312.97</text:p>
          </table:table-cell>
          <table:table-cell/>
          <table:table-cell table:style-name="Default"/>
          <table:table-cell office:value-type="float" office:value="239312.97">
            <text:p>239312.97</text:p>
          </table:table-cell>
          <table:table-cell table:style-name="ce7"/>
          <table:table-cell table:style-name="ce30"/>
          <table:table-cell table:style-name="Default" table:number-columns-repeated="4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11</text:p>
          </table:table-cell>
          <table:table-cell table:style-name="ce3" office:value-type="float" office:value="308405.71">
            <text:p>308405.71</text:p>
          </table:table-cell>
          <table:table-cell/>
          <table:table-cell table:style-name="Default"/>
          <table:table-cell office:value-type="float" office:value="195226.19">
            <text:p>195226.19</text:p>
          </table:table-cell>
          <table:table-cell table:style-name="ce7"/>
          <table:table-cell table:style-name="ce30" office:value-type="float" office:value="113179.52">
            <text:p>113179.52</text:p>
          </table:table-cell>
          <table:table-cell table:style-name="Default" table:number-columns-repeated="4"/>
          <table:table-cell/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13</text:p>
          </table:table-cell>
          <table:table-cell table:style-name="ce3" office:value-type="float" office:value="239312.97">
            <text:p>239312.97</text:p>
          </table:table-cell>
          <table:table-cell/>
          <table:table-cell table:style-name="Default"/>
          <table:table-cell office:value-type="float" office:value="239312.97">
            <text:p>239312.97</text:p>
          </table:table-cell>
          <table:table-cell table:style-name="ce7"/>
          <table:table-cell table:style-name="ce30"/>
          <table:table-cell table:style-name="Default" table:number-columns-repeated="4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14</text:p>
          </table:table-cell>
          <table:table-cell table:style-name="ce3" office:value-type="float" office:value="308405.71">
            <text:p>308405.71</text:p>
          </table:table-cell>
          <table:table-cell/>
          <table:table-cell table:style-name="Default"/>
          <table:table-cell/>
          <table:table-cell table:style-name="Default"/>
          <table:table-cell table:style-name="ce30" office:value-type="float" office:value="308405.71">
            <text:p>308405.71</text:p>
          </table:table-cell>
          <table:table-cell table:style-name="Default" table:number-columns-repeated="4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15</text:p>
          </table:table-cell>
          <table:table-cell table:style-name="ce3" office:value-type="float" office:value="239312.97">
            <text:p>239312.97</text:p>
          </table:table-cell>
          <table:table-cell/>
          <table:table-cell table:style-name="Default"/>
          <table:table-cell office:value-type="float" office:value="217978.47">
            <text:p>217978.47</text:p>
          </table:table-cell>
          <table:table-cell table:style-name="ce7"/>
          <table:table-cell table:style-name="ce30" office:value-type="float" office:value="21334.5">
            <text:p>21334.5</text:p>
          </table:table-cell>
          <table:table-cell table:style-name="Default" table:number-columns-repeated="4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GRUPO INDUSTRIAL ASOCIADO S.A. DE C.V.</text:p>
          </table:table-cell>
          <table:table-cell table:style-name="ce7" office:value-type="float" office:value="2808006866">
            <text:p>2808006866</text:p>
          </table:table-cell>
          <table:table-cell table:style-name="ce8" office:value-type="string">
            <text:p>TAMPICO STAR 22</text:p>
          </table:table-cell>
          <table:table-cell table:style-name="ce3" office:value-type="float" office:value="239312.97">
            <text:p>239312.97</text:p>
          </table:table-cell>
          <table:table-cell/>
          <table:table-cell table:style-name="Default"/>
          <table:table-cell office:value-type="float" office:value="239312.97">
            <text:p>239312.97</text:p>
          </table:table-cell>
          <table:table-cell table:style-name="ce7"/>
          <table:table-cell table:style-name="Default" table:number-columns-repeated="5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ALEJANDRO EDUARDO HAMELIUS DOMINGUEZ</text:p>
          </table:table-cell>
          <table:table-cell table:style-name="ce7" office:value-type="float" office:value="2808006049">
            <text:p>2808006049</text:p>
          </table:table-cell>
          <table:table-cell table:style-name="ce8" office:value-type="string">
            <text:p>WIND 84</text:p>
          </table:table-cell>
          <table:table-cell table:style-name="ce3" office:value-type="float" office:value="667159.5">
            <text:p>667159.5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667159.5">
            <text:p>667159.5</text:p>
          </table:table-cell>
          <table:table-cell table:style-name="Default" table:number-columns-repeated="3"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ALEJANDRO EDUARDO HAMELIUS DOMINGUEZ</text:p>
          </table:table-cell>
          <table:table-cell table:style-name="ce7" office:value-type="float" office:value="2808006049">
            <text:p>2808006049</text:p>
          </table:table-cell>
          <table:table-cell table:style-name="ce8" office:value-type="string">
            <text:p>SEA RIDER II</text:p>
          </table:table-cell>
          <table:table-cell table:style-name="ce3" office:value-type="float" office:value="863778">
            <text:p>863778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863778">
            <text:p>863778</text:p>
          </table:table-cell>
          <table:table-cell table:style-name="Default"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ARMADORA RODRIGUEZ, S.A. DE C.V.</text:p>
          </table:table-cell>
          <table:table-cell table:style-name="ce7" office:value-type="float" office:value="2508007492">
            <text:p>2508007492</text:p>
          </table:table-cell>
          <table:table-cell table:style-name="ce8" office:value-type="string">
            <text:p>ALIMAR II</text:p>
          </table:table-cell>
          <table:table-cell table:style-name="ce3" office:value-type="float" office:value="889167">
            <text:p>889167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889167">
            <text:p>889167</text:p>
          </table:table-cell>
          <table:table-cell table:style-name="Default"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ARMADORA RODRIGUEZ, S.A. DE C.V.</text:p>
          </table:table-cell>
          <table:table-cell table:style-name="ce7" office:value-type="float" office:value="2508007492">
            <text:p>2508007492</text:p>
          </table:table-cell>
          <table:table-cell table:style-name="ce8" office:value-type="string">
            <text:p>ALIMAR III</text:p>
          </table:table-cell>
          <table:table-cell table:style-name="ce3" office:value-type="float" office:value="891530.94">
            <text:p>891530.94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891530.94">
            <text:p>891530.94</text:p>
          </table:table-cell>
          <table:table-cell table:style-name="Default"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BERA, S.A. DE C.V.</text:p>
          </table:table-cell>
          <table:table-cell table:style-name="ce7" office:value-type="float" office:value="2808006189">
            <text:p>2808006189</text:p>
          </table:table-cell>
          <table:table-cell table:style-name="ce8" office:value-type="string">
            <text:p>REBELDE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BERA, S.A. DE C.V.</text:p>
          </table:table-cell>
          <table:table-cell table:style-name="ce7" office:value-type="float" office:value="2808006189">
            <text:p>2808006189</text:p>
          </table:table-cell>
          <table:table-cell table:style-name="ce8" office:value-type="string">
            <text:p>REBELDE II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BERA, S.A. DE C.V.</text:p>
          </table:table-cell>
          <table:table-cell table:style-name="ce7" office:value-type="float" office:value="2808006189">
            <text:p>2808006189</text:p>
          </table:table-cell>
          <table:table-cell table:style-name="ce8" office:value-type="string">
            <text:p>REBELDE II</text:p>
          </table:table-cell>
          <table:table-cell table:style-name="ce3" office:value-type="float" office:value="77592.6">
            <text:p>77592.6</text:p>
          </table:table-cell>
          <table:table-cell/>
          <table:table-cell table:style-name="Default"/>
          <table:table-cell/>
          <table:table-cell table:style-name="ce11" table:number-columns-spanned="2" table:number-rows-spanned="1"/>
          <table:covered-table-cell/>
          <table:table-cell table:style-name="ce2" office:value-type="float" office:value="77592.6">
            <text:p>77592.6</text:p>
          </table:table-cell>
          <table:table-cell table:style-name="Default"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TAMAULIPAS</text:p>
          </table:table-cell>
          <table:table-cell table:style-name="ce8" office:value-type="string">
            <text:p>TAMPICO</text:p>
          </table:table-cell>
          <table:table-cell table:style-name="ce7" office:value-type="string">
            <text:p>PESQUERA BERA, S.A. DE C.V.</text:p>
          </table:table-cell>
          <table:table-cell table:style-name="ce7" office:value-type="float" office:value="2808006189">
            <text:p>2808006189</text:p>
          </table:table-cell>
          <table:table-cell table:style-name="ce8" office:value-type="string">
            <text:p>REBELDE III</text:p>
          </table:table-cell>
          <table:table-cell table:style-name="ce3" office:value-type="float" office:value="77592.6">
            <text:p>77592.6</text:p>
          </table:table-cell>
          <table:table-cell table:style-name="ce8"/>
          <table:table-cell table:style-name="ce3" table:number-columns-repeated="2"/>
          <table:table-cell table:style-name="ce19" table:number-columns-spanned="2" table:number-rows-spanned="1"/>
          <table:covered-table-cell table:style-name="ce3"/>
          <table:table-cell table:style-name="ce32" table:number-columns-spanned="2" table:number-rows-spanned="1"/>
          <table:covered-table-cell table:style-name="ce3" office:value-type="float" office:value="77592.6">
            <text:p>77592.6</text:p>
          </table:covered-table-cell>
          <table:table-cell table:style-name="ce8"/>
          <table:table-cell table:style-name="ce3" table:number-columns-repeated="2"/>
          <table:table-cell table:style-name="ce8" table:number-columns-repeated="2"/>
          <table:table-cell table:style-name="ce3" table:number-columns-repeated="1004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PESQUERA BERA, S.A. DE C.V.</text:p>
          </table:table-cell>
          <table:table-cell table:style-name="ce7" office:value-type="float" office:value="2808006189">
            <text:p>2808006189</text:p>
          </table:table-cell>
          <table:table-cell table:style-name="ce8" office:value-type="string">
            <text:p>TRIUNFADOR</text:p>
          </table:table-cell>
          <table:table-cell table:style-name="ce3" office:value-type="float" office:value="77592.5">
            <text:p>77592.5</text:p>
          </table:table-cell>
          <table:table-cell table:style-name="ce7" table:number-columns-repeated="4"/>
          <table:table-cell office:value-type="float" office:value="77592.6">
            <text:p>77592.6</text:p>
          </table:table-cell>
          <table:table-cell table:style-name="ce33"/>
          <table:table-cell/>
          <table:table-cell table:style-name="Default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GRUPO PESQUERO R&amp;A, S.A. DE C.V.</text:p>
          </table:table-cell>
          <table:table-cell table:style-name="ce7" office:value-type="float" office:value="2808006858">
            <text:p>2808006858</text:p>
          </table:table-cell>
          <table:table-cell table:style-name="ce8" office:value-type="string">
            <text:p>TAMPICO STAR 9</text:p>
          </table:table-cell>
          <table:table-cell table:style-name="ce8" office:value-type="float" office:value="271946.99">
            <text:p>271946.99</text:p>
          </table:table-cell>
          <table:table-cell table:style-name="ce7" table:number-columns-repeated="2"/>
          <table:table-cell office:value-type="float" office:value="158767.47">
            <text:p>158767.47</text:p>
          </table:table-cell>
          <table:table-cell table:style-name="ce30" office:value-type="float" office:value="113179.52">
            <text:p>113179.52</text:p>
          </table:table-cell>
          <table:table-cell/>
          <table:table-cell table:style-name="ce33"/>
          <table:table-cell table:style-name="Default" table:number-columns-repeated="2"/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GRUPO PESQUERO R&amp;A, S.A. DE C.V.</text:p>
          </table:table-cell>
          <table:table-cell table:style-name="ce7" office:value-type="float" office:value="2808006858">
            <text:p>2808006858</text:p>
          </table:table-cell>
          <table:table-cell table:style-name="ce8" office:value-type="string">
            <text:p>TAMPICO STAR 17</text:p>
          </table:table-cell>
          <table:table-cell table:style-name="ce3" office:value-type="float" office:value="271946.99">
            <text:p>271946.99</text:p>
          </table:table-cell>
          <table:table-cell table:style-name="ce7" table:number-columns-repeated="2"/>
          <table:table-cell office:value-type="float" office:value="158767.47">
            <text:p>158767.47</text:p>
          </table:table-cell>
          <table:table-cell table:style-name="ce30" office:value-type="float" office:value="113179.52">
            <text:p>113179.52</text:p>
          </table:table-cell>
          <table:table-cell/>
          <table:table-cell table:style-name="ce33"/>
          <table:table-cell table:style-name="Default" table:number-columns-repeated="2"/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GRUPO PESQUERO R&amp;A, S.A. DE C.V.</text:p>
          </table:table-cell>
          <table:table-cell table:style-name="ce7" office:value-type="float" office:value="2808006858">
            <text:p>2808006858</text:p>
          </table:table-cell>
          <table:table-cell table:style-name="ce8" office:value-type="string">
            <text:p>TAMPICO STAR 18</text:p>
          </table:table-cell>
          <table:table-cell table:style-name="ce3" office:value-type="float" office:value="366594.46">
            <text:p>366594.46</text:p>
          </table:table-cell>
          <table:table-cell table:style-name="ce7" table:number-columns-repeated="2"/>
          <table:table-cell office:value-type="float" office:value="345259.96">
            <text:p>345259.96</text:p>
          </table:table-cell>
          <table:table-cell table:style-name="ce30" office:value-type="float" office:value="21334.5">
            <text:p>21334.5</text:p>
          </table:table-cell>
          <table:table-cell/>
          <table:table-cell table:style-name="ce33"/>
          <table:table-cell table:style-name="Default" table:number-columns-repeated="2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GRUPO PESQUERO R&amp;A, S.A. DE C.V.</text:p>
          </table:table-cell>
          <table:table-cell table:style-name="ce7" office:value-type="float" office:value="2808006858">
            <text:p>2808006858</text:p>
          </table:table-cell>
          <table:table-cell table:style-name="ce8" office:value-type="string">
            <text:p>TAMPICO STAR 19</text:p>
          </table:table-cell>
          <table:table-cell table:style-name="ce3" office:value-type="float" office:value="195226.19">
            <text:p>195226.19</text:p>
          </table:table-cell>
          <table:table-cell table:style-name="ce7" table:number-columns-repeated="2"/>
          <table:table-cell office:value-type="float" office:value="195226.19">
            <text:p>195226.19</text:p>
          </table:table-cell>
          <table:table-cell table:style-name="ce30"/>
          <table:table-cell/>
          <table:table-cell table:style-name="ce33"/>
          <table:table-cell table:style-name="Default" table:number-columns-repeated="2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GRUPO PESQUERO R&amp;A, S.A. DE C.V.</text:p>
          </table:table-cell>
          <table:table-cell table:style-name="ce7" office:value-type="float" office:value="2808006858">
            <text:p>2808006858</text:p>
          </table:table-cell>
          <table:table-cell table:style-name="ce8" office:value-type="string">
            <text:p>TAMPICO STAR 20</text:p>
          </table:table-cell>
          <table:table-cell table:style-name="ce3" office:value-type="float" office:value="239312.97">
            <text:p>239312.97</text:p>
          </table:table-cell>
          <table:table-cell table:style-name="ce7" table:number-columns-repeated="2"/>
          <table:table-cell office:value-type="float" office:value="217978.47">
            <text:p>217978.47</text:p>
          </table:table-cell>
          <table:table-cell table:style-name="ce30" office:value-type="float" office:value="21334.5">
            <text:p>21334.5</text:p>
          </table:table-cell>
          <table:table-cell/>
          <table:table-cell table:style-name="ce33"/>
          <table:table-cell table:style-name="Default" table:number-columns-repeated="2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GRUPO PESQUERO R&amp;A, S.A. DE C.V.</text:p>
          </table:table-cell>
          <table:table-cell table:style-name="ce7" office:value-type="float" office:value="2808006858">
            <text:p>2808006858</text:p>
          </table:table-cell>
          <table:table-cell table:style-name="ce8" office:value-type="string">
            <text:p>TAMPICO STAR 23</text:p>
          </table:table-cell>
          <table:table-cell table:style-name="ce3" office:value-type="float" office:value="195226.19">
            <text:p>195226.19</text:p>
          </table:table-cell>
          <table:table-cell table:style-name="ce7" table:number-columns-repeated="2"/>
          <table:table-cell/>
          <table:table-cell table:style-name="ce30" office:value-type="float" office:value="195226.19">
            <text:p>195226.19</text:p>
          </table:table-cell>
          <table:table-cell/>
          <table:table-cell table:style-name="ce33"/>
          <table:table-cell table:style-name="Default" table:number-columns-repeated="2"/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CARLOS JESUS BELLO ARELLANO</text:p>
          </table:table-cell>
          <table:table-cell table:style-name="ce7" office:value-type="float" office:value="2808005058">
            <text:p>2808005058</text:p>
          </table:table-cell>
          <table:table-cell table:style-name="ce8" office:value-type="string">
            <text:p>TWINS 1</text:p>
          </table:table-cell>
          <table:table-cell table:style-name="ce3" office:value-type="float" office:value="77592.6">
            <text:p>77592.6</text:p>
          </table:table-cell>
          <table:table-cell table:style-name="ce7" table:number-columns-repeated="2"/>
          <table:table-cell/>
          <table:table-cell table:style-name="ce30"/>
          <table:table-cell office:value-type="float" office:value="77592.6">
            <text:p>77592.6</text:p>
          </table:table-cell>
          <table:table-cell table:style-name="ce33"/>
          <table:table-cell table:style-name="Default" table:number-columns-repeated="2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CARLOS JESUS BELLO ARELLANO</text:p>
          </table:table-cell>
          <table:table-cell table:style-name="ce7" office:value-type="float" office:value="2808005058">
            <text:p>2808005058</text:p>
          </table:table-cell>
          <table:table-cell table:style-name="ce8" office:value-type="string">
            <text:p>TWINS II</text:p>
          </table:table-cell>
          <table:table-cell table:style-name="ce3" office:value-type="float" office:value="77592.6">
            <text:p>77592.6</text:p>
          </table:table-cell>
          <table:table-cell table:style-name="ce7" table:number-columns-repeated="2"/>
          <table:table-cell/>
          <table:table-cell table:style-name="ce30"/>
          <table:table-cell office:value-type="float" office:value="77592.6">
            <text:p>77592.6</text:p>
          </table:table-cell>
          <table:table-cell table:style-name="ce33"/>
          <table:table-cell table:style-name="Default" table:number-columns-repeated="2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CD. MADERO</text:p>
          </table:table-cell>
          <table:table-cell table:style-name="ce7" office:value-type="string">
            <text:p>IRMA YOLANDA LONGORIA TREVIÑO</text:p>
          </table:table-cell>
          <table:table-cell table:style-name="ce7" office:value-type="float" office:value="2808000679">
            <text:p>2808000679</text:p>
          </table:table-cell>
          <table:table-cell table:style-name="ce8" office:value-type="string">
            <text:p>TAMPICO STAR 21</text:p>
          </table:table-cell>
          <table:table-cell table:style-name="ce3" office:value-type="float" office:value="341113.69">
            <text:p>341113.69</text:p>
          </table:table-cell>
          <table:table-cell table:style-name="ce7" table:number-columns-repeated="2"/>
          <table:table-cell office:value-type="float" office:value="195226.19">
            <text:p>195226.19</text:p>
          </table:table-cell>
          <table:table-cell table:style-name="ce30" office:value-type="float" office:value="145887.5">
            <text:p>145887.5</text:p>
          </table:table-cell>
          <table:table-cell/>
          <table:table-cell table:style-name="ce33"/>
          <table:table-cell table:style-name="Default" table:number-columns-repeated="2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LI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ESUS BELLO AGUILAR</text:p>
          </table:table-cell>
          <table:table-cell table:style-name="ce7" office:value-type="float" office:value="2808004895">
            <text:p>2808004895</text:p>
          </table:table-cell>
          <table:table-cell table:style-name="ce8" office:value-type="string">
            <text:p>CIMARRON</text:p>
          </table:table-cell>
          <table:table-cell table:style-name="ce3" office:value-type="float" office:value="271125">
            <text:p>271125</text:p>
          </table:table-cell>
          <table:table-cell table:style-name="ce7" table:number-columns-repeated="4"/>
          <table:table-cell office:value-type="float" office:value="271125">
            <text:p>271125</text:p>
          </table:table-cell>
          <table:table-cell table:style-name="ce7" table:number-columns-repeated="2"/>
          <table:table-cell table:style-name="Default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ESUS BELLO AGUILAR</text:p>
          </table:table-cell>
          <table:table-cell table:style-name="ce7" office:value-type="float" office:value="2808004895">
            <text:p>2808004895</text:p>
          </table:table-cell>
          <table:table-cell table:style-name="ce8" office:value-type="string">
            <text:p>MARIA GUADALUPE</text:p>
          </table:table-cell>
          <table:table-cell table:style-name="ce3" office:value-type="float" office:value="105827.73">
            <text:p>105827.73</text:p>
          </table:table-cell>
          <table:table-cell office:value-type="float" office:value="105827.73">
            <text:p>105827.73</text:p>
          </table:table-cell>
          <table:table-cell/>
          <table:table-cell table:style-name="ce7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LILIA TERAN MARTINEZ</text:p>
          </table:table-cell>
          <table:table-cell table:style-name="ce7" office:value-type="float" office:value="2808005454">
            <text:p>2808005454</text:p>
          </table:table-cell>
          <table:table-cell table:style-name="ce8" office:value-type="string">
            <text:p>ESPERANZA VI</text:p>
          </table:table-cell>
          <table:table-cell table:style-name="ce3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OSE ISMAEL FERNANDEZ MORALES</text:p>
          </table:table-cell>
          <table:table-cell table:style-name="ce7" office:value-type="float" office:value="2808004283">
            <text:p>2808004283</text:p>
          </table:table-cell>
          <table:table-cell table:style-name="ce8" office:value-type="string">
            <text:p>REGIO</text:p>
          </table:table-cell>
          <table:table-cell table:style-name="ce3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TAMAUUPAS</text:p>
          </table:table-cell>
          <table:table-cell table:style-name="ce7" office:value-type="string">
            <text:p>TAMPICO</text:p>
          </table:table-cell>
          <table:table-cell table:style-name="ce7" office:value-type="string">
            <text:p>JOSE ISMAEL FERNANDEZ MORALES</text:p>
          </table:table-cell>
          <table:table-cell table:style-name="ce7" office:value-type="float" office:value="2808004283">
            <text:p>2808004283</text:p>
          </table:table-cell>
          <table:table-cell table:style-name="ce8" office:value-type="string">
            <text:p>JAIBO</text:p>
          </table:table-cell>
          <table:table-cell table:style-name="ce3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table:style-name="ce13"/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JUAN RAMON GANEM VARGAS</text:p>
          </table:table-cell>
          <table:table-cell table:style-name="ce7" office:value-type="float" office:value="3010002313">
            <text:p>3010002313</text:p>
          </table:table-cell>
          <table:table-cell table:style-name="ce8" office:value-type="string">
            <text:p>PAMPANO VIII</text:p>
          </table:table-cell>
          <table:table-cell table:style-name="ce3" office:value-type="float" office:value="838362.07">
            <text:p>838362.07</text:p>
          </table:table-cell>
          <table:table-cell office:value-type="float" office:value="838362.07">
            <text:p>838362.07</text:p>
          </table:table-cell>
          <table:table-cell/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JUAN RAMON GANEM VARGAS</text:p>
          </table:table-cell>
          <table:table-cell table:style-name="ce7" office:value-type="float" office:value="3010002313">
            <text:p>3010002313</text:p>
          </table:table-cell>
          <table:table-cell table:style-name="ce8" office:value-type="string">
            <text:p>PAMPANO X</text:p>
          </table:table-cell>
          <table:table-cell table:style-name="ce3" office:value-type="float" office:value="713362.07">
            <text:p>713362.07</text:p>
          </table:table-cell>
          <table:table-cell office:value-type="float" office:value="713362.07">
            <text:p>713362.07</text:p>
          </table:table-cell>
          <table:table-cell/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PESCADOS Y MARISCOS MORA, S.A DE C.V.</text:p>
          </table:table-cell>
          <table:table-cell table:style-name="ce7" office:value-type="float" office:value="3010002933">
            <text:p>3010002933</text:p>
          </table:table-cell>
          <table:table-cell table:style-name="ce8" office:value-type="string">
            <text:p>BLANCA Y ELIA 1</text:p>
          </table:table-cell>
          <table:table-cell table:style-name="ce3" office:value-type="float" office:value="659399.83">
            <text:p>659399.83</text:p>
          </table:table-cell>
          <table:table-cell table:number-columns-repeated="2" office:value-type="float" office:value="329699.92">
            <text:p>329699.92</text:p>
          </table:table-cell>
          <table:table-cell table:style-name="ce7"/>
          <table:table-cell table:style-name="Default"/>
          <table:table-cell/>
          <table:table-cell table:style-name="ce7"/>
          <table:table-cell table:style-name="ce2" office:value-type="float" office:value="0.01">
            <text:p>0.01</text:p>
          </table:table-cell>
          <table:table-cell table:number-columns-repeated="2"/>
          <table:table-cell table:style-name="ce7"/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PESCADOS Y MARISCOS MORA, S.A DE C.V.</text:p>
          </table:table-cell>
          <table:table-cell table:style-name="ce7" office:value-type="float" office:value="3010002933">
            <text:p>3010002933</text:p>
          </table:table-cell>
          <table:table-cell table:style-name="ce8" office:value-type="string">
            <text:p>FIPESCO 105</text:p>
          </table:table-cell>
          <table:table-cell table:style-name="ce3" office:value-type="float" office:value="851469.16">
            <text:p>851469.16</text:p>
          </table:table-cell>
          <table:table-cell table:number-columns-repeated="2" office:value-type="float" office:value="425734.58">
            <text:p>425734.58</text:p>
          </table:table-cell>
          <table:table-cell table:style-name="ce7"/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JORGE MATA SOSA</text:p>
          </table:table-cell>
          <table:table-cell table:style-name="ce7" office:value-type="float" office:value="3001000581">
            <text:p>3001000581</text:p>
          </table:table-cell>
          <table:table-cell table:style-name="ce8" office:value-type="string">
            <text:p>FIPESCO 86</text:p>
          </table:table-cell>
          <table:table-cell table:style-name="ce3" office:value-type="float" office:value="853425">
            <text:p>853425</text:p>
          </table:table-cell>
          <table:table-cell office:value-type="float" office:value="853425">
            <text:p>853425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ÉRACRUZ"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HEXIQUIO OROPEZA ZAMUDIO</text:p>
          </table:table-cell>
          <table:table-cell table:style-name="ce7" office:value-type="float" office:value="3001009384">
            <text:p>3001009384</text:p>
          </table:table-cell>
          <table:table-cell table:style-name="ce8" office:value-type="string">
            <text:p>CAMARONES DEL GOLFO XV</text:p>
          </table:table-cell>
          <table:table-cell table:style-name="ce3" office:value-type="float" office:value="851075.05">
            <text:p>851075.05</text:p>
          </table:table-cell>
          <table:table-cell office:value-type="float" office:value="851075.05">
            <text:p>851075.05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BIG EY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YELLOWFIN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table:style-name="Default"/>
          <table:table-cell table:style-name="ce30" office:value-type="float" office:value="634144">
            <text:p>634144</text:p>
          </table:table-cell>
          <table:table-cell table:style-name="Default"/>
          <table:table-cell table:style-name="ce7" office:value-type="float" office:value="134144">
            <text:p>134144</text:p>
          </table:table-cell>
          <table:table-cell table:style-name="Default"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ALLISON</text:p>
          </table:table-cell>
          <table:table-cell table:style-name="ce3" office:value-type="float" office:value="987426.17">
            <text:p>987426.17</text:p>
          </table:table-cell>
          <table:table-cell office:value-type="float" office:value="987426.18">
            <text:p>987426.18</text:p>
          </table:table-cell>
          <table:table-cell/>
          <table:table-cell table:style-name="ce7" table:number-columns-repeated="2"/>
          <table:table-cell/>
          <table:table-cell table:style-name="ce7"/>
          <table:table-cell table:style-name="ce2" office:value-type="float" office:value="0.01">
            <text:p>0.01</text:p>
          </table:table-cell>
          <table:table-cell table:number-columns-repeated="2"/>
          <table:table-cell table:style-name="ce7"/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BLUEFIN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ALBACORE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SKIPJACK</text:p>
          </table:table-cell>
          <table:table-cell table:style-name="ce3" office:value-type="float" office:value="993030.28">
            <text:p>993030.28</text:p>
          </table:table-cell>
          <table:table-cell office:value-type="float" office:value="993030.28">
            <text:p>993030.28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LOGNTAIL</text:p>
          </table:table-cell>
          <table:table-cell table:style-name="ce3" office:value-type="float" office:value="993030.28">
            <text:p>993030.28</text:p>
          </table:table-cell>
          <table:table-cell office:value-type="float" office:value="993030.28">
            <text:p>993030.28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TUXPAN</text:p>
          </table:table-cell>
          <table:table-cell table:style-name="ce7" office:value-type="string">
            <text:p>K &amp; B TUNA, S.A. DE C.V.</text:p>
          </table:table-cell>
          <table:table-cell table:style-name="ce7" office:value-type="float" office:value="3010002669">
            <text:p>3010002669</text:p>
          </table:table-cell>
          <table:table-cell table:style-name="ce8" office:value-type="string">
            <text:p>OTORO</text:p>
          </table:table-cell>
          <table:table-cell table:style-name="ce3" office:value-type="float" office:value="992856.49">
            <text:p>992856.49</text:p>
          </table:table-cell>
          <table:table-cell office:value-type="float" office:value="992856.5">
            <text:p>992856.5</text:p>
          </table:table-cell>
          <table:table-cell/>
          <table:table-cell table:style-name="ce7" table:number-columns-repeated="2"/>
          <table:table-cell/>
          <table:table-cell table:style-name="ce7"/>
          <table:table-cell table:style-name="ce2" office:value-type="float" office:value="0.01">
            <text:p>0.01</text:p>
          </table:table-cell>
          <table:table-cell table:number-columns-repeated="2"/>
          <table:table-cell table:style-name="ce7"/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COMPAÑÍA PESQUERA MEXICANA, S.A. DE C.V.</text:p>
          </table:table-cell>
          <table:table-cell table:style-name="ce7" office:value-type="float" office:value="3011012345">
            <text:p>3011012345</text:p>
          </table:table-cell>
          <table:table-cell table:style-name="ce8" office:value-type="string">
            <text:p>TABASCO 593</text:p>
          </table:table-cell>
          <table:table-cell table:style-name="ce3" office:value-type="float" office:value="783189.66">
            <text:p>783189.66</text:p>
          </table:table-cell>
          <table:table-cell office:value-type="float" office:value="783189.66">
            <text:p>783189.66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PESCA INDUSTRIAL MAREMAGNUM, S.A. DE C.V.</text:p>
          </table:table-cell>
          <table:table-cell table:style-name="ce7" office:value-type="float" office:value="2508010366">
            <text:p>2508010366</text:p>
          </table:table-cell>
          <table:table-cell table:style-name="ce8" office:value-type="string">
            <text:p>JULISSA IV</text:p>
          </table:table-cell>
          <table:table-cell table:style-name="ce3" office:value-type="float" office:value="998016">
            <text:p>998016</text:p>
          </table:table-cell>
          <table:table-cell table:number-columns-repeated="2"/>
          <table:table-cell table:style-name="ce7" table:number-columns-repeated="2"/>
          <table:table-cell office:value-type="float" office:value="998016">
            <text:p>998016</text:p>
          </table:table-cell>
          <table:table-cell table:style-name="ce7" table:number-columns-repeated="2"/>
          <table:table-cell table:style-name="Default"/>
          <table:table-cell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ADOLFO RUIZ GARCIA</text:p>
          </table:table-cell>
          <table:table-cell table:style-name="ce7" office:value-type="float" office:value="3001009889">
            <text:p>3001009889</text:p>
          </table:table-cell>
          <table:table-cell table:style-name="ce8" office:value-type="string">
            <text:p>DON ADOLFO</text:p>
          </table:table-cell>
          <table:table-cell table:style-name="ce3" office:value-type="float" office:value="760963.48">
            <text:p>760963.48</text:p>
          </table:table-cell>
          <table:table-cell office:value-type="float" office:value="760963.48">
            <text:p>760963.48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ADOLFO RUIZ GARCIA</text:p>
          </table:table-cell>
          <table:table-cell table:style-name="ce7" office:value-type="float" office:value="3001009889">
            <text:p>3001009889</text:p>
          </table:table-cell>
          <table:table-cell table:style-name="ce8" office:value-type="string">
            <text:p>EL MUÑECO</text:p>
          </table:table-cell>
          <table:table-cell table:style-name="ce3" office:value-type="float" office:value="760963.48">
            <text:p>760963.48</text:p>
          </table:table-cell>
          <table:table-cell office:value-type="float" office:value="760963.48">
            <text:p>760963.48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JUVENTINO GARCIA HERNANDEZ</text:p>
          </table:table-cell>
          <table:table-cell table:style-name="ce7" office:value-type="float" office:value="3001009434">
            <text:p>3001009434</text:p>
          </table:table-cell>
          <table:table-cell table:style-name="ce8" office:value-type="string">
            <text:p>INCA V</text:p>
          </table:table-cell>
          <table:table-cell table:style-name="ce3" office:value-type="float" office:value="783189.67">
            <text:p>783189.67</text:p>
          </table:table-cell>
          <table:table-cell office:value-type="float" office:value="783189.67">
            <text:p>783189.67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MARIANO TORRES HERRERA</text:p>
          </table:table-cell>
          <table:table-cell table:style-name="ce7" office:value-type="float" office:value="3001007958">
            <text:p>3001007958</text:p>
          </table:table-cell>
          <table:table-cell table:style-name="ce8" office:value-type="string">
            <text:p>LA TEMPESTAD</text:p>
          </table:table-cell>
          <table:table-cell table:style-name="ce3" office:value-type="float" office:value="783189.67">
            <text:p>783189.67</text:p>
          </table:table-cell>
          <table:table-cell office:value-type="float" office:value="783189.67">
            <text:p>783189.67</text:p>
          </table:table-cell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ARMANDO PALACIOS SANTIAGO</text:p>
          </table:table-cell>
          <table:table-cell table:style-name="ce7" office:value-type="float" office:value="3001008709">
            <text:p>3001008709</text:p>
          </table:table-cell>
          <table:table-cell table:style-name="ce8" office:value-type="string">
            <text:p>DON JULIO'S</text:p>
          </table:table-cell>
          <table:table-cell table:style-name="ce3" office:value-type="float" office:value="783189.67">
            <text:p>783189.67</text:p>
          </table:table-cell>
          <table:table-cell office:value-type="float" office:value="783189.66">
            <text:p>783189.66</text:p>
          </table:table-cell>
          <table:table-cell/>
          <table:table-cell table:style-name="ce7" table:number-columns-repeated="2"/>
          <table:table-cell/>
          <table:table-cell table:style-name="ce7"/>
          <table:table-cell table:style-name="ce2" office:value-type="float" office:value="0.01">
            <text:p>0.01</text:p>
          </table:table-cell>
          <table:table-cell table:number-columns-repeated="2"/>
          <table:table-cell table:style-name="ce7"/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PEDRO JOSE OCHOA HERNANDEZ</text:p>
          </table:table-cell>
          <table:table-cell table:style-name="ce7" office:value-type="float" office:value="3001008709">
            <text:p>3001008709</text:p>
          </table:table-cell>
          <table:table-cell table:style-name="ce8" office:value-type="string">
            <text:p>ALESS</text:p>
          </table:table-cell>
          <table:table-cell table:style-name="ce3" office:value-type="float" office:value="862068.2">
            <text:p>862068.2</text:p>
          </table:table-cell>
          <table:table-cell/>
          <table:table-cell office:value-type="float" office:value="411310.9">
            <text:p>411310.9</text:p>
          </table:table-cell>
          <table:table-cell table:style-name="Default"/>
          <table:table-cell table:style-name="ce30" office:value-type="float" office:value="450757.3">
            <text:p>450757.3</text:p>
          </table:table-cell>
          <table:table-cell/>
          <table:table-cell table:style-name="ce33"/>
          <table:table-cell table:style-name="Default"/>
          <table:table-cell table:number-columns-repeated="2"/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GERARDO CRUZ GARCIA</text:p>
          </table:table-cell>
          <table:table-cell table:style-name="ce7" office:value-type="float" office:value="3001007941">
            <text:p>3001007941</text:p>
          </table:table-cell>
          <table:table-cell table:style-name="ce8" office:value-type="string">
            <text:p>LETICIA 1</text:p>
          </table:table-cell>
          <table:table-cell table:style-name="ce3" office:value-type="float" office:value="834044.58">
            <text:p>834044.58</text:p>
          </table:table-cell>
          <table:table-cell office:value-type="float" office:value="834044.58">
            <text:p>834044.58</text:p>
          </table:table-cell>
          <table:table-cell/>
          <table:table-cell table:style-name="ce7"/>
          <table:table-cell table:style-name="Default"/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GERARDO CRUZ GARCIA</text:p>
          </table:table-cell>
          <table:table-cell table:style-name="ce7" office:value-type="float" office:value="3001007941">
            <text:p>3001007941</text:p>
          </table:table-cell>
          <table:table-cell table:style-name="ce8" office:value-type="string">
            <text:p>JUNIOR</text:p>
          </table:table-cell>
          <table:table-cell table:style-name="ce3" office:value-type="float" office:value="834044.58">
            <text:p>834044.58</text:p>
          </table:table-cell>
          <table:table-cell office:value-type="float" office:value="834044.58">
            <text:p>834044.58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ANGEL AGUIRRE SOLANO</text:p>
          </table:table-cell>
          <table:table-cell table:style-name="ce7" office:value-type="float" office:value="3001008816">
            <text:p>3001008816</text:p>
          </table:table-cell>
          <table:table-cell table:style-name="ce8" office:value-type="string">
            <text:p>ANGELI</text:p>
          </table:table-cell>
          <table:table-cell table:style-name="ce3" office:value-type="float" office:value="783189.67">
            <text:p>783189.67</text:p>
          </table:table-cell>
          <table:table-cell office:value-type="float" office:value="783189.66">
            <text:p>783189.66</text:p>
          </table:table-cell>
          <table:table-cell/>
          <table:table-cell table:style-name="ce7"/>
          <table:table-cell table:number-columns-repeated="2"/>
          <table:table-cell table:style-name="ce7"/>
          <table:table-cell table:style-name="ce2" office:value-type="float" office:value="0.01">
            <text:p>0.01</text:p>
          </table:table-cell>
          <table:table-cell table:number-columns-repeated="2"/>
          <table:table-cell table:style-name="ce7"/>
          <table:table-cell table:style-name="Default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JAIME SANTIAGO ROJAS</text:p>
          </table:table-cell>
          <table:table-cell table:style-name="ce7" office:value-type="float" office:value="3001009723">
            <text:p>3001009723</text:p>
          </table:table-cell>
          <table:table-cell table:style-name="ce8" office:value-type="string">
            <text:p>DON RAFA 1</text:p>
          </table:table-cell>
          <table:table-cell table:style-name="ce3" office:value-type="float" office:value="861454.14">
            <text:p>861454.14</text:p>
          </table:table-cell>
          <table:table-cell office:value-type="float" office:value="861454.14">
            <text:p>861454.14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JUAN JAVIER GUTIERREZ SOSA</text:p>
          </table:table-cell>
          <table:table-cell table:style-name="ce7" office:value-type="float" office:value="2808007500">
            <text:p>2808007500</text:p>
          </table:table-cell>
          <table:table-cell table:style-name="ce8" office:value-type="string">
            <text:p>ALEXIA RUBI</text:p>
          </table:table-cell>
          <table:table-cell table:style-name="ce3" office:value-type="float" office:value="682675.91">
            <text:p>682675.91</text:p>
          </table:table-cell>
          <table:table-cell office:value-type="float" office:value="682675.91">
            <text:p>682675.91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VERACRUZ</text:p>
          </table:table-cell>
          <table:table-cell table:style-name="ce7" office:value-type="string">
            <text:p>ALVARADO</text:p>
          </table:table-cell>
          <table:table-cell table:style-name="ce7" office:value-type="string">
            <text:p>JAIME FERNANDO JEREZ GARCIA</text:p>
          </table:table-cell>
          <table:table-cell table:style-name="ce7" office:value-type="float" office:value="2808007526">
            <text:p>2808007526</text:p>
          </table:table-cell>
          <table:table-cell table:style-name="ce8" office:value-type="string">
            <text:p>JAIME 1</text:p>
          </table:table-cell>
          <table:table-cell table:style-name="ce3" office:value-type="float" office:value="851551.85">
            <text:p>851551.85</text:p>
          </table:table-cell>
          <table:table-cell office:value-type="float" office:value="851551.85">
            <text:p>851551.85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OSWALDO GABRIEL ESQUIVEL TZEC</text:p>
          </table:table-cell>
          <table:table-cell table:style-name="ce7" office:value-type="float" office:value="3105008308">
            <text:p>3105008308</text:p>
          </table:table-cell>
          <table:table-cell table:style-name="ce8" office:value-type="string">
            <text:p>CAPITAN CROCKETT</text:p>
          </table:table-cell>
          <table:table-cell table:style-name="ce3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OSWALDO GABRIEL ESQUIVEL TZEC</text:p>
          </table:table-cell>
          <table:table-cell table:style-name="ce7" office:value-type="float" office:value="3105008308">
            <text:p>3105008308</text:p>
          </table:table-cell>
          <table:table-cell table:style-name="ce8" office:value-type="string">
            <text:p>MARIA CRISTINA</text:p>
          </table:table-cell>
          <table:table-cell table:style-name="ce3" office:value-type="float" office:value="1000000">
            <text:p>1000000</text:p>
          </table:table-cell>
          <table:table-cell office:value-type="float" office:value="754000">
            <text:p>754000</text:p>
          </table:table-cell>
          <table:table-cell/>
          <table:table-cell table:style-name="ce7"/>
          <table:table-cell table:style-name="ce30" office:value-type="float" office:value="246000">
            <text:p>246000</text:p>
          </table:table-cell>
          <table:table-cell/>
          <table:table-cell table:style-name="ce7"/>
          <table:table-cell table:style-name="Default"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ASTRID CANULJIMENEZ</text:p>
          </table:table-cell>
          <table:table-cell table:style-name="ce7" office:value-type="float" office:value="3105008167">
            <text:p>3105008167</text:p>
          </table:table-cell>
          <table:table-cell table:style-name="ce8" office:value-type="string">
            <text:p>MARINERO VI</text:p>
          </table:table-cell>
          <table:table-cell table:style-name="ce3" office:value-type="float" office:value="1000000">
            <text:p>1000000</text:p>
          </table:table-cell>
          <table:table-cell office:value-type="float" office:value="500000">
            <text:p>500000</text:p>
          </table:table-cell>
          <table:table-cell/>
          <table:table-cell table:style-name="ce7"/>
          <table:table-cell table:style-name="ce30" office:value-type="float" office:value="316205.53">
            <text:p>316205.53</text:p>
          </table:table-cell>
          <table:table-cell office:value-type="float" office:value="183794.47">
            <text:p>183794.47</text:p>
          </table:table-cell>
          <table:table-cell table:style-name="ce33"/>
          <table:table-cell table:style-name="Default" table:number-columns-repeated="2"/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YUCATAN</text:p>
          </table:table-cell>
          <table:table-cell table:style-name="ce8" office:value-type="string">
            <text:p>PROGRESO</text:p>
          </table:table-cell>
          <table:table-cell table:style-name="ce7" office:value-type="string">
            <text:p>JOSE AURELIO OSORNO LIRA</text:p>
          </table:table-cell>
          <table:table-cell table:style-name="ce7" office:value-type="float" office:value="3105004794">
            <text:p>3105004794</text:p>
          </table:table-cell>
          <table:table-cell table:style-name="ce8" office:value-type="string">
            <text:p>CELESTUN 1</text:p>
          </table:table-cell>
          <table:table-cell table:style-name="ce3" office:value-type="float" office:value="1000000">
            <text:p>1000000</text:p>
          </table:table-cell>
          <table:table-cell table:style-name="ce3" office:value-type="float" office:value="722000">
            <text:p>722000</text:p>
          </table:table-cell>
          <table:table-cell table:style-name="ce3"/>
          <table:table-cell table:style-name="ce8"/>
          <table:table-cell table:style-name="ce32" office:value-type="float" office:value="278000">
            <text:p>278000</text:p>
          </table:table-cell>
          <table:table-cell table:style-name="ce3"/>
          <table:table-cell table:style-name="ce34"/>
          <table:table-cell table:style-name="ce24"/>
          <table:table-cell table:style-name="ce3" table:number-columns-repeated="2"/>
          <table:table-cell table:style-name="ce8" table:number-columns-repeated="2"/>
          <table:table-cell table:style-name="ce3" table:number-columns-repeated="1005"/>
          <table:table-cell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AURELIO OSORNO LIRA</text:p>
          </table:table-cell>
          <table:table-cell table:style-name="ce7" office:value-type="float" office:value="3105004794">
            <text:p>3105004794</text:p>
          </table:table-cell>
          <table:table-cell table:style-name="ce8" office:value-type="string">
            <text:p>MARIA DEL CARMEN C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680000">
            <text:p>680000</text:p>
          </table:table-cell>
          <table:table-cell table:style-name="Default" table:number-columns-repeated="2"/>
          <table:table-cell table:style-name="Default" office:value-type="float" office:value="320000">
            <text:p>320000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AURELIO OSORNO LIRA</text:p>
          </table:table-cell>
          <table:table-cell table:style-name="ce7" office:value-type="float" office:value="3105004794">
            <text:p>3105004794</text:p>
          </table:table-cell>
          <table:table-cell table:style-name="ce8" office:value-type="string">
            <text:p>FRANCISCO VILLA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796000">
            <text:p>796000</text:p>
          </table:table-cell>
          <table:table-cell table:style-name="Default" table:number-columns-repeated="2"/>
          <table:table-cell table:style-name="Default" office:value-type="float" office:value="204000">
            <text:p>204000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AURELIO OSORNO LIRA</text:p>
          </table:table-cell>
          <table:table-cell table:style-name="ce7" office:value-type="float" office:value="3105004794">
            <text:p>3105004794</text:p>
          </table:table-cell>
          <table:table-cell table:style-name="ce8" office:value-type="string">
            <text:p>GENOVEVA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754000">
            <text:p>754000</text:p>
          </table:table-cell>
          <table:table-cell table:style-name="Default" table:number-columns-repeated="2"/>
          <table:table-cell table:style-name="Default" office:value-type="float" office:value="246000">
            <text:p>246000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FRANCISCO MIGUEL RAVELO MARTINEZ</text:p>
          </table:table-cell>
          <table:table-cell table:style-name="ce7" office:value-type="float" office:value="3105008274">
            <text:p>3105008274</text:p>
          </table:table-cell>
          <table:table-cell table:style-name="ce8" office:value-type="string">
            <text:p>ELENA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SANTOS JACOBO MADERA GIL</text:p>
          </table:table-cell>
          <table:table-cell table:style-name="ce7" office:value-type="float" office:value="3105007904">
            <text:p>3105007904</text:p>
          </table:table-cell>
          <table:table-cell table:style-name="ce8" office:value-type="string">
            <text:p>NICTE HA IV</text:p>
          </table:table-cell>
          <table:table-cell table:style-name="ce3" office:value-type="float" office:value="468217.89">
            <text:p>468217.89</text:p>
          </table:table-cell>
          <table:table-cell table:style-name="Default" office:value-type="float" office:value="468217.9">
            <text:p>468217.9</text:p>
          </table:table-cell>
          <table:table-cell table:style-name="Default" table:number-columns-repeated="5"/>
          <table:table-cell table:style-name="ce46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SANTOS JACOBO MADERA GIL</text:p>
          </table:table-cell>
          <table:table-cell table:style-name="ce7" office:value-type="float" office:value="3105007904">
            <text:p>3105007904</text:p>
          </table:table-cell>
          <table:table-cell table:style-name="ce8" office:value-type="string">
            <text:p>HERBERT RENE</text:p>
          </table:table-cell>
          <table:table-cell table:style-name="ce3" office:value-type="float" office:value="498300.89">
            <text:p>498300.89</text:p>
          </table:table-cell>
          <table:table-cell table:style-name="ce23" office:value-type="float" office:value="498300.9">
            <text:p>498300.9</text:p>
          </table:table-cell>
          <table:table-cell table:style-name="Default" table:number-columns-repeated="5"/>
          <table:table-cell table:style-name="ce46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SANTOS JACOBO MADERA GIL</text:p>
          </table:table-cell>
          <table:table-cell table:style-name="ce7" office:value-type="float" office:value="3105007904">
            <text:p>3105007904</text:p>
          </table:table-cell>
          <table:table-cell table:style-name="ce8" office:value-type="string">
            <text:p>COMANDANTE</text:p>
          </table:table-cell>
          <table:table-cell table:style-name="ce3" office:value-type="float" office:value="392459.27">
            <text:p>392459.27</text:p>
          </table:table-cell>
          <table:table-cell table:style-name="ce23" office:value-type="float" office:value="392459.28">
            <text:p>392459.28</text:p>
          </table:table-cell>
          <table:table-cell table:style-name="Default" table:number-columns-repeated="5"/>
          <table:table-cell table:style-name="ce46" office:value-type="float" office:value="0.01">
            <text:p>0.0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RICARDO AUGUSTO KANTUN CANO</text:p>
          </table:table-cell>
          <table:table-cell table:style-name="ce7" office:value-type="float" office:value="3105005825">
            <text:p>3105005825</text:p>
          </table:table-cell>
          <table:table-cell table:style-name="ce8" office:value-type="string">
            <text:p>PROPEMEX A 50 G</text:p>
          </table:table-cell>
          <table:table-cell table:style-name="ce3" office:value-type="float" office:value="242543.02">
            <text:p>242543.02</text:p>
          </table:table-cell>
          <table:table-cell table:style-name="ce23" office:value-type="float" office:value="242543.02">
            <text:p>242543.02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NAVEGANTES DEL GOLFO S.A. DE C.V.</text:p>
          </table:table-cell>
          <table:table-cell table:style-name="ce7" office:value-type="float" office:value="3105006914">
            <text:p>3105006914</text:p>
          </table:table-cell>
          <table:table-cell table:style-name="ce8" office:value-type="string">
            <text:p>NAVEGANTE 1</text:p>
          </table:table-cell>
          <table:table-cell table:style-name="ce3" office:value-type="float" office:value="508930.52">
            <text:p>508930.52</text:p>
          </table:table-cell>
          <table:table-cell table:style-name="Default" office:value-type="float" office:value="508930.52">
            <text:p>508930.52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NAVEGANTES DEL GOLFO S.A. DE C.V.</text:p>
          </table:table-cell>
          <table:table-cell table:style-name="ce7" office:value-type="float" office:value="3105006914">
            <text:p>3105006914</text:p>
          </table:table-cell>
          <table:table-cell table:style-name="ce8" office:value-type="string">
            <text:p>NAVEGANTE 2</text:p>
          </table:table-cell>
          <table:table-cell table:style-name="ce3" office:value-type="float" office:value="507330.52">
            <text:p>507330.52</text:p>
          </table:table-cell>
          <table:table-cell table:style-name="Default"/>
          <table:table-cell table:style-name="Default" office:value-type="float" office:value="507330.52">
            <text:p>507330.52</text:p>
          </table:table-cell>
          <table:table-cell table:style-name="Default" table:number-columns-repeated="4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NAVEGANTES DEL GOLFO S.A. DE C.V.</text:p>
          </table:table-cell>
          <table:table-cell table:style-name="ce7" office:value-type="float" office:value="3105006914">
            <text:p>3105006914</text:p>
          </table:table-cell>
          <table:table-cell table:style-name="ce8" office:value-type="string">
            <text:p>NAVEGANTE 3</text:p>
          </table:table-cell>
          <table:table-cell table:style-name="ce3" office:value-type="float" office:value="498738.02">
            <text:p>498738.02</text:p>
          </table:table-cell>
          <table:table-cell table:style-name="Default" office:value-type="float" office:value="498738.02">
            <text:p>498738.02</text:p>
          </table:table-cell>
          <table:table-cell table:style-name="Default" table:number-columns-repeated="5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NAVEGANTES DEL GOLFO S.A. DE C.V.</text:p>
          </table:table-cell>
          <table:table-cell table:style-name="ce7" office:value-type="float" office:value="3105006914">
            <text:p>3105006914</text:p>
          </table:table-cell>
          <table:table-cell table:style-name="ce8" office:value-type="string">
            <text:p>NAVEGANTE 8</text:p>
          </table:table-cell>
          <table:table-cell table:style-name="ce3" office:value-type="float" office:value="484730.52">
            <text:p>484730.52</text:p>
          </table:table-cell>
          <table:table-cell table:style-name="Default" office:value-type="float" office:value="484730.52">
            <text:p>484730.52</text:p>
          </table:table-cell>
          <table:table-cell table:style-name="Default" table:number-columns-repeated="5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AVIER MARTIN VELASQUEZ BLEE</text:p>
          </table:table-cell>
          <table:table-cell table:style-name="ce7" office:value-type="float" office:value="3105006914">
            <text:p>3105006914</text:p>
          </table:table-cell>
          <table:table-cell table:style-name="ce8" office:value-type="string">
            <text:p>PROPEMEX Y 24 G</text:p>
          </table:table-cell>
          <table:table-cell table:style-name="ce3" office:value-type="float" office:value="370516.85">
            <text:p>370516.85</text:p>
          </table:table-cell>
          <table:table-cell table:style-name="Default" office:value-type="float" office:value="185258.43">
            <text:p>185258.43</text:p>
          </table:table-cell>
          <table:table-cell table:style-name="Default" table:number-columns-repeated="2"/>
          <table:table-cell table:style-name="Default" office:value-type="float" office:value="185258.42">
            <text:p>185258.42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ALFONSO HUBERTO ZABALETA LAVIADA</text:p>
          </table:table-cell>
          <table:table-cell table:style-name="ce7" office:value-type="float" office:value="3105005106">
            <text:p>3105005106</text:p>
          </table:table-cell>
          <table:table-cell table:style-name="ce8" office:value-type="string">
            <text:p>MAGURO</text:p>
          </table:table-cell>
          <table:table-cell table:style-name="ce3" office:value-type="float" office:value="615640">
            <text:p>615640</text:p>
          </table:table-cell>
          <table:table-cell table:style-name="Default" office:value-type="float" office:value="221640">
            <text:p>221640</text:p>
          </table:table-cell>
          <table:table-cell table:style-name="Default" table:number-columns-repeated="2"/>
          <table:table-cell table:style-name="Default" office:value-type="float" office:value="394000">
            <text:p>394000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SOCIEDAD COOPERATIVA DE PRODUCCION PESQUERA PESCADORES DE SISAL, S.C. DER.L</text:p>
          </table:table-cell>
          <table:table-cell table:style-name="ce7" office:value-type="float" office:value="3108000096">
            <text:p>3108000096</text:p>
          </table:table-cell>
          <table:table-cell table:style-name="ce8" office:value-type="string">
            <text:p>PROPEMEX A -34- G</text:p>
          </table:table-cell>
          <table:table-cell table:style-name="ce3" office:value-type="float" office:value="471742.12">
            <text:p>471742.12</text:p>
          </table:table-cell>
          <table:table-cell table:style-name="Default" office:value-type="float" office:value="416742.12">
            <text:p>416742.12</text:p>
          </table:table-cell>
          <table:table-cell table:style-name="ce26" office:value-type="float" office:value="55000">
            <text:p>55000</text:p>
          </table:table-cell>
          <table:table-cell table:style-name="Default" table:number-columns-repeated="4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SOCIEDAD COOPERATIVA DE PRODUCCION PESQUERA LANGOSTEROS DE PROGRESO, S.C. DE R.L.</text:p>
          </table:table-cell>
          <table:table-cell table:style-name="ce7" office:value-type="float" office:value="3105004364">
            <text:p>3105004364</text:p>
          </table:table-cell>
          <table:table-cell table:style-name="ce8" office:value-type="string">
            <text:p>CEPSA II</text:p>
          </table:table-cell>
          <table:table-cell table:style-name="ce3" office:value-type="float" office:value="1000000">
            <text:p>1000000</text:p>
          </table:table-cell>
          <table:table-cell table:style-name="Default" office:value-type="float" office:value="1000000">
            <text:p>1000000</text:p>
          </table:table-cell>
          <table:table-cell table:style-name="Default" table:number-columns-repeated="5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SOCIEDAD COOPERATIVA DE PRODUCCION PESQUERA LANGOSTEROS DE PROGRESO, S.C. DE R.L.</text:p>
          </table:table-cell>
          <table:table-cell table:style-name="ce7" office:value-type="float" office:value="3105004364">
            <text:p>3105004364</text:p>
          </table:table-cell>
          <table:table-cell table:style-name="ce8" office:value-type="string">
            <text:p>PRACTICA DE PESCA V</text:p>
          </table:table-cell>
          <table:table-cell table:style-name="ce3" office:value-type="float" office:value="1000000">
            <text:p>1000000</text:p>
          </table:table-cell>
          <table:table-cell table:style-name="ce23" office:value-type="float" office:value="1000000">
            <text:p>1000000</text:p>
          </table:table-cell>
          <table:table-cell table:style-name="Default" table:number-columns-repeated="5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GUADALUPE VILLEGAS ACOSTA</text:p>
          </table:table-cell>
          <table:table-cell table:style-name="ce7" office:value-type="float" office:value="3105005445">
            <text:p>3105005445</text:p>
          </table:table-cell>
          <table:table-cell table:style-name="ce8" office:value-type="string">
            <text:p>JUANA BAUTISTA 1</text:p>
          </table:table-cell>
          <table:table-cell table:style-name="ce3" office:value-type="float" office:value="485022.12">
            <text:p>485022.12</text:p>
          </table:table-cell>
          <table:table-cell table:style-name="ce23" office:value-type="float" office:value="485022.12">
            <text:p>485022.12</text:p>
          </table:table-cell>
          <table:table-cell table:style-name="Default" table:number-columns-repeated="5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ANGEL FRANCISCO DE LA CRUZ MEDINA NAH</text:p>
          </table:table-cell>
          <table:table-cell table:style-name="ce7" office:value-type="float" office:value="3105008282">
            <text:p>3105008282</text:p>
          </table:table-cell>
          <table:table-cell table:style-name="ce8" office:value-type="string">
            <text:p>JOSE GUILLERMO</text:p>
          </table:table-cell>
          <table:table-cell table:style-name="ce3" office:value-type="float" office:value="355527.5">
            <text:p>355527.5</text:p>
          </table:table-cell>
          <table:table-cell table:style-name="ce23" office:value-type="float" office:value="355527.6">
            <text:p>355527.6</text:p>
          </table:table-cell>
          <table:table-cell table:style-name="Default" table:number-columns-repeated="5"/>
          <table:table-cell table:style-name="ce46" office:value-type="float" office:value="0.1">
            <text:p>0.1</text:p>
          </table:table-cell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MARIO DE ATOCHA PECH CHACON</text:p>
          </table:table-cell>
          <table:table-cell table:style-name="ce7" office:value-type="float" office:value="3105003648">
            <text:p>3105003648</text:p>
          </table:table-cell>
          <table:table-cell table:style-name="ce8" office:value-type="string">
            <text:p>DON PASCUAL</text:p>
          </table:table-cell>
          <table:table-cell table:style-name="ce3" office:value-type="float" office:value="448452.12">
            <text:p>448452.12</text:p>
          </table:table-cell>
          <table:table-cell table:style-name="Default" table:number-columns-repeated="4"/>
          <table:table-cell table:style-name="Default" office:value-type="float" office:value="448452.12">
            <text:p>448452.12</text:p>
          </table:table-cell>
          <table:table-cell table:style-name="Default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MARIO DE ATOCHA PECH CHACON</text:p>
          </table:table-cell>
          <table:table-cell table:style-name="ce7" office:value-type="float" office:value="3105003648">
            <text:p>3105003648</text:p>
          </table:table-cell>
          <table:table-cell table:style-name="ce8" office:value-type="string">
            <text:p>CHERNAI</text:p>
          </table:table-cell>
          <table:table-cell table:style-name="ce3" office:value-type="float" office:value="443592.12">
            <text:p>443592.12</text:p>
          </table:table-cell>
          <table:table-cell table:style-name="Default" table:number-columns-repeated="4"/>
          <table:table-cell table:style-name="Default" office:value-type="float" office:value="443592.12">
            <text:p>443592.12</text:p>
          </table:table-cell>
          <table:table-cell table:style-name="Default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DE JESUS ALONZO MORALES</text:p>
          </table:table-cell>
          <table:table-cell table:style-name="ce7" office:value-type="float" office:value="3105002384">
            <text:p>3105002384</text:p>
          </table:table-cell>
          <table:table-cell table:style-name="ce8" office:value-type="string">
            <text:p>VIKINGO</text:p>
          </table:table-cell>
          <table:table-cell table:style-name="ce3" office:value-type="float" office:value="389109.72">
            <text:p>389109.72</text:p>
          </table:table-cell>
          <table:table-cell table:style-name="Default" table:number-columns-repeated="3"/>
          <table:table-cell table:style-name="ce23" office:value-type="float" office:value="389109.72">
            <text:p>389109.72</text:p>
          </table:table-cell>
          <table:table-cell table:style-name="Default" table:number-columns-repeated="2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DE JESUS ALONZO MORALES</text:p>
          </table:table-cell>
          <table:table-cell table:style-name="ce7" office:value-type="float" office:value="3105002384">
            <text:p>3105002384</text:p>
          </table:table-cell>
          <table:table-cell table:style-name="ce8" office:value-type="string">
            <text:p>VIKINGO II</text:p>
          </table:table-cell>
          <table:table-cell table:style-name="ce3" office:value-type="float" office:value="381835.77">
            <text:p>381835.77</text:p>
          </table:table-cell>
          <table:table-cell table:style-name="Default" table:number-columns-repeated="3"/>
          <table:table-cell table:style-name="ce23" office:value-type="float" office:value="381835.77">
            <text:p>381835.77</text:p>
          </table:table-cell>
          <table:table-cell table:style-name="Default" table:number-columns-repeated="2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Ó</text:p>
          </table:table-cell>
          <table:table-cell table:style-name="ce7" office:value-type="string">
            <text:p>JOSE DE JESUS ALONZO MORALES</text:p>
          </table:table-cell>
          <table:table-cell table:style-name="ce7" office:value-type="float" office:value="3105002384">
            <text:p>3105002384</text:p>
          </table:table-cell>
          <table:table-cell table:style-name="ce8" office:value-type="string">
            <text:p>PESQUERA Vil</text:p>
          </table:table-cell>
          <table:table-cell table:style-name="ce3" office:value-type="float" office:value="389209.72">
            <text:p>389209.72</text:p>
          </table:table-cell>
          <table:table-cell table:style-name="Default" table:number-columns-repeated="3"/>
          <table:table-cell table:style-name="ce23" office:value-type="float" office:value="389209.72">
            <text:p>389209.72</text:p>
          </table:table-cell>
          <table:table-cell table:style-name="Default" table:number-columns-repeated="2"/>
          <table:table-cell table:style-name="ce46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DE JESUS ALONZO MORALES</text:p>
          </table:table-cell>
          <table:table-cell table:style-name="ce7" office:value-type="float" office:value="3105002384">
            <text:p>3105002384</text:p>
          </table:table-cell>
          <table:table-cell table:style-name="ce8" office:value-type="string">
            <text:p>JORGE CARLOS</text:p>
          </table:table-cell>
          <table:table-cell table:style-name="ce3" office:value-type="float" office:value="385509.72">
            <text:p>385509.72</text:p>
          </table:table-cell>
          <table:table-cell table:style-name="Default" table:number-columns-repeated="3"/>
          <table:table-cell table:style-name="Default" office:value-type="float" office:value="385509.72">
            <text:p>385509.72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7" office:value-type="string">
            <text:p>YUCATAN</text:p>
          </table:table-cell>
          <table:table-cell table:style-name="ce7" office:value-type="string">
            <text:p>PROGRESO</text:p>
          </table:table-cell>
          <table:table-cell table:style-name="ce7" office:value-type="string">
            <text:p>JOSE DE JESUS ALONZO MORALES</text:p>
          </table:table-cell>
          <table:table-cell table:style-name="ce7" office:value-type="float" office:value="3105002384">
            <text:p>3105002384</text:p>
          </table:table-cell>
          <table:table-cell table:style-name="ce8" office:value-type="string">
            <text:p>DON PEPE J</text:p>
          </table:table-cell>
          <table:table-cell table:style-name="ce3" office:value-type="float" office:value="399709.72">
            <text:p>399709.72</text:p>
          </table:table-cell>
          <table:table-cell table:style-name="Default" table:number-columns-repeated="3"/>
          <table:table-cell table:style-name="Default" office:value-type="float" office:value="399709.72">
            <text:p>399709.72</text:p>
          </table:table-cell>
          <table:table-cell table:style-name="Default"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3" office:value-type="float" office:value="2014">
            <text:p>2014</text:p>
          </table:table-cell>
          <table:table-cell table:style-name="ce8" office:value-type="string">
            <text:p>YUCATAN</text:p>
          </table:table-cell>
          <table:table-cell table:style-name="ce8" office:value-type="string">
            <text:p>PROGRESO</text:p>
          </table:table-cell>
          <table:table-cell table:style-name="ce8" office:value-type="string">
            <text:p>JOSE DE JESUS ALONZO MORALES</text:p>
          </table:table-cell>
          <table:table-cell table:style-name="ce8" office:value-type="float" office:value="3105002384">
            <text:p>3105002384</text:p>
          </table:table-cell>
          <table:table-cell table:style-name="ce8" office:value-type="string">
            <text:p>GENOVEVA B</text:p>
          </table:table-cell>
          <table:table-cell table:style-name="ce3" office:value-type="float" office:value="396109.72">
            <text:p>396109.72</text:p>
          </table:table-cell>
          <table:table-cell table:style-name="ce24" table:number-columns-repeated="3"/>
          <table:table-cell table:style-name="ce24" office:value-type="float" office:value="396109.72">
            <text:p>396109.72</text:p>
          </table:table-cell>
          <table:table-cell table:style-name="ce24" table:number-columns-repeated="2"/>
          <table:table-cell table:style-name="ce47"/>
          <table:table-cell table:style-name="ce3" table:number-columns-repeated="1009"/>
          <table:table-cell table:style-name="ce24"/>
        </table:table-row>
        <table:table-row table:style-name="ro1" table:number-rows-repeated="3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table:number-columns-repeated="4"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3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12"/>
          <table:table-cell/>
          <table:table-cell table:style-name="ce7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 table:number-columns-repeated="3"/>
          <table:table-cell table:style-name="ce7" table:number-columns-repeated="2"/>
          <table:table-cell table:number-columns-repeated="1013"/>
        </table:table-row>
        <table:table-row table:style-name="ro1" table:number-rows-repeated="2"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/>
          <table:table-cell table:style-name="ce7" table:number-columns-repeated="4"/>
          <table:table-cell table:style-name="ce19" table:number-columns-spanned="2" table:number-rows-spanned="1"/>
          <table:covered-table-cell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 table:number-rows-repeated="3">
          <table:table-cell/>
          <table:table-cell table:style-name="ce7"/>
          <table:table-cell table:number-columns-repeated="3"/>
          <table:table-cell table:style-name="ce8"/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 table:number-columns-repeated="3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 table:number-columns-repeated="3"/>
          <table:table-cell table:style-name="ce7"/>
          <table:table-cell table:number-columns-repeated="1014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 table:number-columns-repeated="3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11" table:number-columns-spanned="1" table:number-rows-spanned="27"/>
          <table:table-cell/>
          <table:table-cell table:style-name="ce7" table:number-columns-repeated="4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4"/>
          <table:table-cell table:style-name="ce7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4"/>
          <table:table-cell table:style-name="ce7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3"/>
          <table:table-cell table:style-name="ce7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 table:number-columns-repeated="2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10" table:number-columns-spanned="1" table:number-rows-spanned="2"/>
          <table:table-cell table:number-columns-repeated="3"/>
          <table:table-cell table:style-name="ce8"/>
          <table:covered-table-cell/>
          <table:table-cell table:number-columns-repeated="4"/>
          <table:table-cell table:style-name="ce10" table:number-columns-spanned="1" table:number-rows-spanned="2"/>
          <table:table-cell table:number-columns-repeated="1012"/>
        </table:table-row>
        <table:table-row table:style-name="ro1">
          <table:table-cell/>
          <table:covered-table-cell/>
          <table:table-cell table:style-name="ce7" table:number-columns-repeated="3"/>
          <table:table-cell/>
          <table:table-cell table:style-name="ce11" table:number-columns-spanned="1" table:number-rows-spanned="15"/>
          <table:table-cell table:number-columns-repeated="4"/>
          <table:covered-table-cell/>
          <table:table-cell/>
          <table:table-cell table:style-name="ce41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 table:number-columns-repeated="2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 table:number-columns-repeated="2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/>
          <table:table-cell table:style-name="ce7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/>
          <table:table-cell table:style-name="ce7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/>
          <table:table-cell table:number-columns-repeated="5"/>
          <table:table-cell table:style-name="ce11" table:number-columns-spanned="3" table:number-rows-spanned="1"/>
          <table:covered-table-cell table:number-columns-repeated="2"/>
          <table:table-cell table:style-name="ce11" table:number-columns-spanned="1" table:number-rows-spanned="2"/>
          <table:table-cell table:style-name="ce10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 table:style-name="ce11" table:number-columns-spanned="1" table:number-rows-spanned="31"/>
          <table:table-cell table:style-name="ce7" table:number-columns-repeated="3"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/>
          <table:table-cell table:style-name="ce10" table:number-columns-spanned="1" table:number-rows-spanned="2"/>
          <table:table-cell table:style-name="ce10" table:number-columns-repeated="2"/>
          <table:table-cell table:style-name="ce17" table:number-columns-spanned="1" table:number-rows-spanned="2"/>
          <table:covered-table-cell/>
          <table:table-cell table:number-columns-repeated="2"/>
          <table:table-cell table:style-name="ce11" table:number-columns-spanned="1" table:number-rows-spanned="2"/>
          <table:table-cell table:style-name="ce10" table:number-columns-spanned="1" table:number-rows-spanned="2"/>
          <table:table-cell/>
          <table:table-cell table:number-columns-spanned="1" table:number-rows-spanned="2"/>
          <table:table-cell table:number-columns-repeated="1011"/>
        </table:table-row>
        <table:table-row table:style-name="ro1">
          <table:table-cell/>
          <table:table-cell table:style-name="ce7"/>
          <table:covered-table-cell/>
          <table:table-cell table:number-columns-repeated="2"/>
          <table:covered-table-cell table:number-columns-repeated="2"/>
          <table:table-cell table:style-name="ce7"/>
          <table:table-cell/>
          <table:covered-table-cell table:number-columns-repeated="2"/>
          <table:table-cell/>
          <table:covered-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11">
          <table:table-cell/>
          <table:table-cell table:style-name="ce7" table:number-columns-repeated="4"/>
          <table:table-cell table:number-columns-repeated="8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/>
          <table:table-cell/>
          <table:table-cell table:style-name="ce11" table:number-columns-spanned="1" table:number-rows-spanned="44"/>
          <table:table-cell table:number-columns-repeated="2"/>
          <table:table-cell table:style-name="ce7"/>
          <table:table-cell/>
          <table:table-cell table:style-name="ce33"/>
          <table:table-cell table:number-columns-repeated="1011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 table:style-name="ce7"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 table:number-columns-repeated="5"/>
          <table:table-cell table:style-name="ce8"/>
          <table:table-cell table:style-name="ce7"/>
          <table:covered-table-cell/>
          <table:table-cell table:style-name="ce10" table:number-columns-spanned="1" table:number-rows-spanned="2"/>
          <table:table-cell table:number-columns-repeated="5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covered-table-cell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covered-table-cell/>
          <table:table-cell table:number-columns-repeated="6"/>
          <table:table-cell table:style-name="ce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table:number-columns-spanned="1" table:number-rows-spanned="2"/>
          <table:table-cell table:style-name="ce11" table:number-columns-spanned="1" table:number-rows-spanned="2"/>
          <table:table-cell table:style-name="ce11" table:number-columns-repeated="2"/>
          <table:table-cell table:style-name="ce17" table:number-columns-spanned="1" table:number-rows-spanned="2"/>
          <table:table-cell table:style-name="ce11" table:number-columns-spanned="1" table:number-rows-spanned="50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spanned="2" table:number-rows-spanned="1"/>
          <table:covered-table-cell/>
          <table:table-cell table:number-columns-repeated="1010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7"/>
          <table:table-cell table:number-columns-repeated="1012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5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5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/>
          <table:table-cell table:style-name="ce7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 table:number-rows-repeated="28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9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 table:number-rows-repeated="17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0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0" table:number-columns-spanned="1" table:number-rows-spanned="2"/>
          <table:table-cell table:style-name="ce7"/>
          <table:table-cell/>
          <table:table-cell table:style-name="ce10" table:number-columns-spanned="1" table:number-rows-spanned="2"/>
          <table:table-cell table:number-columns-repeated="1005"/>
        </table:table-row>
        <table:table-row table:style-name="ro1">
          <table:table-cell table:number-columns-repeated="7"/>
          <table:table-cell table:style-name="ce7"/>
          <table:table-cell table:number-columns-repeated="3"/>
          <table:table-cell table:style-name="ce7"/>
          <table:table-cell table:style-name="ce33" table:number-columns-repeated="2"/>
          <table:table-cell/>
          <table:covered-table-cell/>
          <table:table-cell table:style-name="ce7"/>
          <table:table-cell/>
          <table:covered-table-cell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3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7"/>
          <table:table-cell/>
          <table:table-cell table:style-name="ce33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33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7"/>
          <table:table-cell/>
          <table:table-cell table:style-name="ce33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4"/>
          <table:table-cell/>
          <table:table-cell table:style-name="ce33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4"/>
          <table: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3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 table:number-columns-repeated="17"/>
          <table:table-cell table:style-name="ce25" table:number-columns-spanned="1" table:number-rows-spanned="2"/>
          <table:table-cell table:number-columns-repeated="1006"/>
        </table:table-row>
        <table:table-row table:style-name="ro1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repeated="2"/>
          <table:table-cell table:style-name="ce19" table:number-columns-spanned="1" table:number-rows-spanned="2"/>
          <table:table-cell table:style-name="ce11" table:number-columns-spanned="1" table:number-rows-spanned="2"/>
          <table:table-cell table:style-name="ce25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covered-table-cell/>
          <table:table-cell table:style-name="ce11" table:number-columns-spanned="1" table:number-rows-spanned="2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12"/>
          <table:table-cell/>
          <table:covered-table-cell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3"/>
          <table:table-cell table:number-columns-repeated="3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5"/>
          <table:table-cell table:number-columns-repeated="3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4"/>
          <table:table-cell table:style-name="ce10" table:number-columns-spanned="2" table:number-rows-spanned="1"/>
          <table:covered-table-cell/>
          <table:table-cell/>
          <table:table-cell table:style-name="ce10" table:number-columns-spanned="2" table:number-rows-spanned="1"/>
          <table:covered-table-cell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13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8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13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table-cell table:style-name="ce10" table:number-columns-spanned="2" table:number-rows-spanned="1"/>
          <table:covered-table-cell/>
          <table:table-cell table:style-name="ce7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3"/>
          <table:table-cell table:style-name="ce20"/>
          <table:table-cell/>
          <table:table-cell table:style-name="ce13"/>
          <table:table-cell table:number-columns-repeated="2"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13"/>
          <table:table-cell table:style-name="ce7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20"/>
          <table:table-cell/>
          <table:table-cell table:style-name="ce11" table:number-columns-spanned="2" table:number-rows-spanned="1"/>
          <table:covered-table-cell/>
          <table:table-cell/>
          <table:table-cell table:style-name="ce13" table:number-columns-repeated="2"/>
          <table:table-cell table:number-columns-repeated="101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2"/>
          <table:table-cell table:style-name="ce19" table:number-columns-spanned="2" table:number-rows-spanned="1"/>
          <table:covered-table-cell/>
          <table:table-cell table:style-name="ce13"/>
          <table:table-cell table:number-columns-repeated="2"/>
          <table:table-cell table:style-name="ce13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 table:number-columns-repeated="2"/>
          <table:table-cell table:number-columns-repeated="1012"/>
        </table:table-row>
        <table:table-row table:style-name="ro1">
          <table:table-cell/>
          <table:table-cell table:style-name="ce13"/>
          <table:table-cell table:number-columns-repeated="3"/>
          <table:table-cell table:style-name="ce19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3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number-columns-repeated="3"/>
          <table:table-cell table:style-name="ce8"/>
          <table:table-cell table:number-columns-repeated="1018"/>
        </table:table-row>
        <table:table-row table:style-name="ro1" table:number-rows-repeated="26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 table:number-rows-repeated="14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1" table:number-columns-spanned="1" table:number-rows-spanned="25"/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4"/>
          <table:table-cell table:style-name="ce7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5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5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style-name="ce10" table:number-columns-repeated="2"/>
          <table:table-cell table:style-name="ce8"/>
          <table:covered-table-cell/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number-columns-repeated="3"/>
          <table:table-cell table:style-name="ce11" table:number-columns-spanned="1" table:number-rows-spanned="19"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4"/>
          <table:table-cell table:style-name="ce10" table:number-columns-spanned="1" table:number-rows-spanned="44"/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 table:number-columns-repeated="2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3"/>
          <table:table-cell table:style-name="ce18"/>
          <table:table-cell table:style-name="ce11" table:number-columns-spanned="1" table:number-rows-spanned="26"/>
          <table:table-cell/>
          <table:table-cell table:style-name="ce7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40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4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table-cell table:style-name="ce11" table:number-columns-spanned="1" table:number-rows-spanned="16"/>
          <table:table-cell table:number-columns-repeated="6"/>
          <table:table-cell table:style-name="ce40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40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1" table:number-columns-spanned="1" table:number-rows-spanned="44"/>
          <table:table-cell/>
          <table:table-cell table:style-name="ce7"/>
          <table:table-cell table:style-name="ce12"/>
          <table:table-cell table:style-name="ce7" table:number-columns-repeated="2"/>
          <table:table-cell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 table:number-columns-repeated="5"/>
          <table:table-cell table:style-name="ce3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table:number-columns-repeated="4"/>
          <table:table-cell/>
          <table:table-cell table:style-name="ce11" table:number-columns-spanned="1" table:number-rows-spanned="27"/>
          <table:table-cell/>
          <table:table-cell table:style-name="ce12"/>
          <table:table-cell table:style-name="ce7" table:number-columns-repeated="2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41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1017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2"/>
          <table:table-cell table:style-name="ce7" table:number-columns-repeated="2"/>
          <table:table-cell table:number-columns-repeated="2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 table:number-columns-repeated="2"/>
          <table:table-cell table:number-columns-repeated="4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3"/>
          <table:table-cell table:style-name="ce7"/>
          <table:table-cell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5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5"/>
          <table:table-cell table:style-name="ce33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5"/>
          <table:table-cell table:style-name="ce33" table:number-columns-repeated="2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table-cell table:style-name="ce11" table:number-columns-spanned="1" table:number-rows-spanned="19"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14"/>
          <table:table-cell/>
          <table:table-cell table:style-name="ce14"/>
          <table:table-cell table:number-columns-repeated="3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14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style-name="ce7"/>
          <table:table-cell table:number-columns-repeated="5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/>
          <table:covered-table-cell/>
          <table:table-cell table:number-columns-repeated="6"/>
          <table:table-cell table:style-name="ce35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/>
          <table:table-cell table:style-name="ce7" table:number-columns-repeated="4"/>
          <table:table-cell table:style-name="ce8"/>
          <table:covered-table-cell/>
          <table:table-cell table:number-columns-repeated="6"/>
          <table:table-cell table:style-name="ce3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4"/>
          <table:table-cell table:style-name="ce7"/>
          <table:table-cell table:number-columns-repeated="1017"/>
        </table:table-row>
        <table:table-row table:style-name="ro1" table:number-rows-repeated="5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7" table:number-columns-repeated="3"/>
          <table:table-cell/>
          <table:table-cell table:style-name="ce7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4"/>
          <table:table-cell table:style-name="ce7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4"/>
          <table:table-cell table:style-name="ce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3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5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5"/>
          <table:table-cell table:style-name="ce11" table:number-columns-spanned="2" table:number-rows-spanned="1"/>
          <table:covered-table-cell/>
          <table:table-cell table:style-name="ce14"/>
          <table:table-cell table:style-name="ce25" table:number-columns-spanned="2" table:number-rows-spanned="1"/>
          <table:covered-table-cell/>
          <table:table-cell table:number-columns-repeated="2"/>
          <table:table-cell table:style-name="ce11" table:number-columns-spanned="2" table:number-rows-spanned="1"/>
          <table:covered-table-cell/>
          <table:table-cell table:style-name="ce14"/>
          <table:table-cell table:style-name="ce25" table:number-columns-spanned="2" table:number-rows-spanned="1"/>
          <table:covered-table-cell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style-name="ce35"/>
          <table: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style-name="ce35"/>
          <table: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style-name="ce35"/>
          <table: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4"/>
          <table:table-cell table:number-columns-repeated="2"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4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style-name="ce35"/>
          <table: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style-name="ce35"/>
          <table: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 table:number-columns-repeated="2"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4"/>
          <table:table-cell table:style-name="ce7"/>
          <table:table-cell table:number-columns-repeated="1008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4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style-name="ce35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style-name="ce33"/>
          <table:table-cell/>
          <table:table-cell table:style-name="ce11" table:number-columns-spanned="2" table:number-rows-spanned="1"/>
          <table:covered-table-cell/>
          <table:table-cell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7"/>
          <table:table-cell/>
          <table:table-cell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4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7"/>
          <table:table-cell table:number-columns-repeated="2"/>
          <table:table-cell table:style-name="ce14"/>
          <table:table-cell table:style-name="ce7"/>
          <table:table-cell table:number-columns-repeated="1005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/>
          <table:table-cell table:style-name="ce1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4"/>
          <table:table-cell table:number-columns-repeated="2"/>
          <table:table-cell table:style-name="ce7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1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7"/>
          <table:table-cell/>
          <table:table-cell table:style-name="ce33"/>
          <table:table-cell table:style-name="ce7"/>
          <table:table-cell/>
          <table:table-cell table:style-name="ce10" table:number-columns-spanned="2" table:number-rows-spanned="1"/>
          <table:covered-table-cell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style-name="ce8"/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13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7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33"/>
          <table:table-cell table:number-columns-repeated="3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3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33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33"/>
          <table:table-cell table:number-columns-repeated="3"/>
          <table:table-cell table:style-name="ce7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style-name="ce33"/>
          <table:table-cell table:number-columns-repeated="3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4"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7"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7"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style-name="ce35"/>
          <table:table-cell table:number-columns-repeated="2"/>
          <table:table-cell table:style-name="ce14" table:number-columns-repeated="3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style-name="ce14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7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1" table:number-columns-spanned="2" table:number-rows-spanned="1"/>
          <table:covered-table-cell/>
          <table:table-cell table:style-name="ce7"/>
          <table:table-cell table:number-columns-repeated="2"/>
          <table:table-cell table:style-name="ce33"/>
          <table:table-cell table:number-columns-repeated="3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6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14"/>
          <table:table-cell/>
          <table:table-cell table:style-name="ce11" table:number-columns-spanned="2" table:number-rows-spanned="1"/>
          <table:covered-table-cell/>
          <table:table-cell/>
          <table:table-cell table:style-name="ce35"/>
          <table:table-cell/>
          <table:table-cell table:style-name="ce14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table:style-name="ce7" table:number-columns-repeated="4"/>
          <table:table-cell table:number-columns-repeated="2"/>
          <table:table-cell table:style-name="ce7"/>
          <table:table-cell/>
          <table:table-cell table:style-name="ce11" table:number-columns-spanned="2" table:number-rows-spanned="1"/>
          <table:covered-table-cell/>
          <table:table-cell/>
          <table:table-cell table:style-name="ce35"/>
          <table:table-cell table:number-columns-repeated="3"/>
          <table:table-cell table:style-name="ce14" table:number-columns-repeated="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7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1" table:number-columns-spanned="2" table:number-rows-spanned="1"/>
          <table:covered-table-cell/>
          <table:table-cell table:number-columns-repeated="1021"/>
        </table:table-row>
        <table:table-row table:style-name="ro1" table:number-rows-repeated="10469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0"/>
    </number:number-style>
    <number:currency-style style:name="N118P0" style:volatile="true">
      <number:currency-symbol number:language="en" number:country="NZ">$</number:currency-symbol>
      <number:number number:decimal-places="2" number:min-integer-digits="1" number:grouping="true"/>
      <number:text> </number:text>
    </number:currency-style>
    <number:currency-style style:name="N118">
      <number:text>(</number:text>
      <number:currency-symbol number:language="en" number:country="NZ">$</number:currency-symbol>
      <number:number number: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 number:language="en" number:country="NZ">$</number:currency-symbol>
      <number:number number:decimal-places="2" number:min-integer-digits="1" number:grouping="true"/>
      <number:text> </number:text>
    </number:currency-style>
    <number:currency-style style:name="N119">
      <number:text>(</number:text>
      <number:currency-symbol number:language="en" number:country="NZ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4/11/2017</text:date>, <text:time>20:4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1T20:40:34</dc:date>
    <dc:creator>Gabriela Rodriguez Beron</dc:creator>
    <meta:generator>OpenOffice/4.1.1$Unix OpenOffice.org_project/411m6$Build-9775</meta:generator>
    <meta:editing-duration>PT23H31M4S</meta:editing-duration>
    <meta:editing-cycles>29</meta:editing-cycles>
    <meta:document-statistic meta:table-count="1" meta:cell-count="6003" meta:object-count="0"/>
  </office:meta>
</office:document-meta>
</file>